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13cm"/>
    </style:style>
    <style:style style:name="co2" style:family="table-column">
      <style:table-column-properties fo:break-before="auto" style:column-width="1.829cm"/>
    </style:style>
    <style:style style:name="co3" style:family="table-column">
      <style:table-column-properties fo:break-before="auto" style:column-width="2.134cm"/>
    </style:style>
    <style:style style:name="co4" style:family="table-column">
      <style:table-column-properties fo:break-before="auto" style:column-width="2.161cm"/>
    </style:style>
    <style:style style:name="co5" style:family="table-column">
      <style:table-column-properties fo:break-before="auto" style:column-width="2.40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1018" table:default-cell-style-name="ce1"/>
        <table:table-row table:style-name="ro1">
          <table:table-cell table:number-columns-repeated="1024"/>
        </table:table-row>
        <table:table-row table:style-name="ro2">
          <table:table-cell office:value-type="string">
            <text:p>Mesure effectuee le 24/03/2014 a 14:46</text:p>
          </table:table-cell>
          <table:table-cell table:number-columns-repeated="1023"/>
        </table:table-row>
        <table:table-row table:style-name="ro1">
          <table:table-cell office:value-type="string">
            <text:p>section 0,9mm2</text:p>
          </table:table-cell>
          <table:table-cell table:number-columns-repeated="1023"/>
        </table:table-row>
        <table:table-row table:style-name="ro2">
          <table:table-cell office:value-type="string">
            <text:p>corde 6 exl 120</text:p>
          </table:table-cell>
          <table:table-cell table:number-columns-repeated="1023"/>
        </table:table-row>
        <table:table-row table:style-name="ro2">
          <table:table-cell office:value-type="string">
            <text:p>frequence 100 millisecond multiple</text:p>
          </table:table-cell>
          <table:table-cell table:number-columns-repeated="1023"/>
        </table:table-row>
        <table:table-row table:style-name="ro1">
          <table:table-cell office:value-type="string">
            <text:p>vitesse 0,1mm/s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OPERATEUR: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gain force</text:p>
          </table:table-cell>
          <table:table-cell office:value-type="string">
            <text:p>gain longi</text:p>
          </table:table-cell>
          <table:table-cell office:value-type="string">
            <text:p>fact <text:s/>J longi</text:p>
          </table:table-cell>
          <table:table-cell office:value-type="string">
            <text:p>gain J trans</text:p>
          </table:table-cell>
          <table:table-cell office:value-type="string">
            <text:p>fact <text:s/>J trans <text:s/></text:p>
          </table:table-cell>
          <table:table-cell office:value-type="string">
            <text:p>section mm² </text:p>
          </table:table-cell>
          <table:table-cell table:number-columns-repeated="1018"/>
        </table:table-row>
        <table:table-row table:style-name="ro1">
          <table:table-cell office:value-type="float" office:value="0.058">
            <text:p>0,058</text:p>
          </table:table-cell>
          <table:table-cell office:value-type="float" office:value="0.1">
            <text:p>0,1</text:p>
          </table:table-cell>
          <table:table-cell office:value-type="float" office:value="2.09">
            <text:p>2,09</text:p>
          </table:table-cell>
          <table:table-cell office:value-type="float" office:value="0.1">
            <text:p>0,1</text:p>
          </table:table-cell>
          <table:table-cell office:value-type="float" office:value="2.09">
            <text:p>2,09</text:p>
          </table:table-cell>
          <table:table-cell office:value-type="float" office:value="0.9">
            <text:p>0,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contrainte MPa <text:s/></text:p>
          </table:table-cell>
          <table:table-cell office:value-type="string">
            <text:p>def longi</text:p>
          </table:table-cell>
          <table:table-cell office:value-type="string">
            <text:p>def trans </text:p>
          </table:table-cell>
          <table:table-cell office:value-type="string">
            <text:p>Force en kN</text:p>
          </table:table-cell>
          <table:table-cell office:value-type="string">
            <text:p>Position</text:p>
          </table:table-cell>
          <table:table-cell table:number-columns-repeated="1019"/>
        </table:table-row>
        <table:table-row table:style-name="ro1">
          <table:table-cell office:value-type="float" office:value="79.382828">
            <text:p>79,382828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0.071445">
            <text:p>0,071445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79.382828">
            <text:p>79,382828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0.071445">
            <text:p>0,071445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80.073112">
            <text:p>80,073112</text:p>
          </table:table-cell>
          <table:table-cell office:value-type="float" office:value="-0.003259">
            <text:p>-0,003259</text:p>
          </table:table-cell>
          <table:table-cell office:value-type="float" office:value="-0.003232">
            <text:p>-0,003232</text:p>
          </table:table-cell>
          <table:table-cell office:value-type="float" office:value="0.072066">
            <text:p>0,072066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80.073112">
            <text:p>80,073112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072066">
            <text:p>0,072066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80.763397">
            <text:p>80,763397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072687">
            <text:p>0,072687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80.763397">
            <text:p>80,763397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072687">
            <text:p>0,072687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79.382828">
            <text:p>79,382828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071445">
            <text:p>0,071445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79.382828">
            <text:p>79,382828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071445">
            <text:p>0,071445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80.073112">
            <text:p>80,073112</text:p>
          </table:table-cell>
          <table:table-cell office:value-type="float" office:value="-0.003264">
            <text:p>-0,003264</text:p>
          </table:table-cell>
          <table:table-cell office:value-type="float" office:value="-0.00323">
            <text:p>-0,00323</text:p>
          </table:table-cell>
          <table:table-cell office:value-type="float" office:value="0.072066">
            <text:p>0,072066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80.073112">
            <text:p>80,073112</text:p>
          </table:table-cell>
          <table:table-cell office:value-type="float" office:value="-0.003264">
            <text:p>-0,003264</text:p>
          </table:table-cell>
          <table:table-cell office:value-type="float" office:value="-0.00323">
            <text:p>-0,00323</text:p>
          </table:table-cell>
          <table:table-cell office:value-type="float" office:value="0.072066">
            <text:p>0,072066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79.382828">
            <text:p>79,382828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071445">
            <text:p>0,071445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80.073112">
            <text:p>80,073112</text:p>
          </table:table-cell>
          <table:table-cell office:value-type="float" office:value="-0.003263">
            <text:p>-0,003263</text:p>
          </table:table-cell>
          <table:table-cell office:value-type="float" office:value="-0.003226">
            <text:p>-0,003226</text:p>
          </table:table-cell>
          <table:table-cell office:value-type="float" office:value="0.072066">
            <text:p>0,072066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80.073112">
            <text:p>80,073112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072066">
            <text:p>0,072066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80.763397">
            <text:p>80,763397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072687">
            <text:p>0,072687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80.763397">
            <text:p>80,763397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072687">
            <text:p>0,072687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79.382828">
            <text:p>79,382828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071445">
            <text:p>0,071445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79.382828">
            <text:p>79,382828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071445">
            <text:p>0,071445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80.073112">
            <text:p>80,073112</text:p>
          </table:table-cell>
          <table:table-cell office:value-type="float" office:value="-0.003264">
            <text:p>-0,003264</text:p>
          </table:table-cell>
          <table:table-cell office:value-type="float" office:value="-0.003228">
            <text:p>-0,003228</text:p>
          </table:table-cell>
          <table:table-cell office:value-type="float" office:value="0.072066">
            <text:p>0,072066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80.073112">
            <text:p>80,073112</text:p>
          </table:table-cell>
          <table:table-cell office:value-type="float" office:value="-0.003265">
            <text:p>-0,003265</text:p>
          </table:table-cell>
          <table:table-cell office:value-type="float" office:value="-0.003231">
            <text:p>-0,003231</text:p>
          </table:table-cell>
          <table:table-cell office:value-type="float" office:value="0.072066">
            <text:p>0,072066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80.073112">
            <text:p>80,073112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072066">
            <text:p>0,072066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80.073112">
            <text:p>80,073112</text:p>
          </table:table-cell>
          <table:table-cell office:value-type="float" office:value="-0.003263">
            <text:p>-0,003263</text:p>
          </table:table-cell>
          <table:table-cell office:value-type="float" office:value="-0.003231">
            <text:p>-0,003231</text:p>
          </table:table-cell>
          <table:table-cell office:value-type="float" office:value="0.072066">
            <text:p>0,072066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78.692543">
            <text:p>78,692543</text:p>
          </table:table-cell>
          <table:table-cell office:value-type="float" office:value="-0.003263">
            <text:p>-0,003263</text:p>
          </table:table-cell>
          <table:table-cell office:value-type="float" office:value="-0.003231">
            <text:p>-0,003231</text:p>
          </table:table-cell>
          <table:table-cell office:value-type="float" office:value="0.070823">
            <text:p>0,070823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78.692543">
            <text:p>78,692543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070823">
            <text:p>0,070823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80.763397">
            <text:p>80,763397</text:p>
          </table:table-cell>
          <table:table-cell office:value-type="float" office:value="-0.003259">
            <text:p>-0,003259</text:p>
          </table:table-cell>
          <table:table-cell office:value-type="float" office:value="-0.003231">
            <text:p>-0,003231</text:p>
          </table:table-cell>
          <table:table-cell office:value-type="float" office:value="0.072687">
            <text:p>0,072687</text:p>
          </table:table-cell>
          <table:table-cell office:value-type="float" office:value="-0.015588">
            <text:p>-0,015588</text:p>
          </table:table-cell>
          <table:table-cell table:number-columns-repeated="1019"/>
        </table:table-row>
        <table:table-row table:style-name="ro1">
          <table:table-cell office:value-type="float" office:value="80.763397">
            <text:p>80,763397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072687">
            <text:p>0,072687</text:p>
          </table:table-cell>
          <table:table-cell office:value-type="float" office:value="-0.015588">
            <text:p>-0,015588</text:p>
          </table:table-cell>
          <table:table-cell table:number-columns-repeated="1019"/>
        </table:table-row>
        <table:table-row table:style-name="ro1">
          <table:table-cell office:value-type="float" office:value="82.143974">
            <text:p>82,143974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07393">
            <text:p>0,07393</text:p>
          </table:table-cell>
          <table:table-cell office:value-type="float" office:value="-0.039706">
            <text:p>-0,039706</text:p>
          </table:table-cell>
          <table:table-cell table:number-columns-repeated="1019"/>
        </table:table-row>
        <table:table-row table:style-name="ro1">
          <table:table-cell office:value-type="float" office:value="82.143974">
            <text:p>82,143974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07393">
            <text:p>0,07393</text:p>
          </table:table-cell>
          <table:table-cell office:value-type="float" office:value="-0.039706">
            <text:p>-0,039706</text:p>
          </table:table-cell>
          <table:table-cell table:number-columns-repeated="1019"/>
        </table:table-row>
        <table:table-row table:style-name="ro1">
          <table:table-cell office:value-type="float" office:value="84.214828">
            <text:p>84,214828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075793">
            <text:p>0,075793</text:p>
          </table:table-cell>
          <table:table-cell office:value-type="float" office:value="-0.061765">
            <text:p>-0,061765</text:p>
          </table:table-cell>
          <table:table-cell table:number-columns-repeated="1019"/>
        </table:table-row>
        <table:table-row table:style-name="ro1">
          <table:table-cell office:value-type="float" office:value="84.214828">
            <text:p>84,214828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075793">
            <text:p>0,075793</text:p>
          </table:table-cell>
          <table:table-cell office:value-type="float" office:value="-0.061765">
            <text:p>-0,061765</text:p>
          </table:table-cell>
          <table:table-cell table:number-columns-repeated="1019"/>
        </table:table-row>
        <table:table-row table:style-name="ro1">
          <table:table-cell office:value-type="float" office:value="82.834259">
            <text:p>82,834259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074551">
            <text:p>0,074551</text:p>
          </table:table-cell>
          <table:table-cell office:value-type="float" office:value="-0.082353">
            <text:p>-0,082353</text:p>
          </table:table-cell>
          <table:table-cell table:number-columns-repeated="1019"/>
        </table:table-row>
        <table:table-row table:style-name="ro1">
          <table:table-cell office:value-type="float" office:value="82.834259">
            <text:p>82,834259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074551">
            <text:p>0,074551</text:p>
          </table:table-cell>
          <table:table-cell office:value-type="float" office:value="-0.082353">
            <text:p>-0,082353</text:p>
          </table:table-cell>
          <table:table-cell table:number-columns-repeated="1019"/>
        </table:table-row>
        <table:table-row table:style-name="ro1">
          <table:table-cell office:value-type="float" office:value="86.975967">
            <text:p>86,975967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078278">
            <text:p>0,078278</text:p>
          </table:table-cell>
          <table:table-cell office:value-type="float" office:value="-0.102353">
            <text:p>-0,102353</text:p>
          </table:table-cell>
          <table:table-cell table:number-columns-repeated="1019"/>
        </table:table-row>
        <table:table-row table:style-name="ro1">
          <table:table-cell office:value-type="float" office:value="86.975967">
            <text:p>86,975967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078278">
            <text:p>0,078278</text:p>
          </table:table-cell>
          <table:table-cell office:value-type="float" office:value="-0.102353">
            <text:p>-0,102353</text:p>
          </table:table-cell>
          <table:table-cell table:number-columns-repeated="1019"/>
        </table:table-row>
        <table:table-row table:style-name="ro1">
          <table:table-cell office:value-type="float" office:value="88.356544">
            <text:p>88,356544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079521">
            <text:p>0,079521</text:p>
          </table:table-cell>
          <table:table-cell office:value-type="float" office:value="-0.122941">
            <text:p>-0,122941</text:p>
          </table:table-cell>
          <table:table-cell table:number-columns-repeated="1019"/>
        </table:table-row>
        <table:table-row table:style-name="ro1">
          <table:table-cell office:value-type="float" office:value="88.356544">
            <text:p>88,356544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079521">
            <text:p>0,079521</text:p>
          </table:table-cell>
          <table:table-cell office:value-type="float" office:value="-0.122941">
            <text:p>-0,122941</text:p>
          </table:table-cell>
          <table:table-cell table:number-columns-repeated="1019"/>
        </table:table-row>
        <table:table-row table:style-name="ro1">
          <table:table-cell office:value-type="float" office:value="91.807968">
            <text:p>91,807968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082627">
            <text:p>0,082627</text:p>
          </table:table-cell>
          <table:table-cell office:value-type="float" office:value="-0.142941">
            <text:p>-0,142941</text:p>
          </table:table-cell>
          <table:table-cell table:number-columns-repeated="1019"/>
        </table:table-row>
        <table:table-row table:style-name="ro1">
          <table:table-cell office:value-type="float" office:value="91.807968">
            <text:p>91,807968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082627">
            <text:p>0,082627</text:p>
          </table:table-cell>
          <table:table-cell office:value-type="float" office:value="-0.142941">
            <text:p>-0,142941</text:p>
          </table:table-cell>
          <table:table-cell table:number-columns-repeated="1019"/>
        </table:table-row>
        <table:table-row table:style-name="ro1">
          <table:table-cell office:value-type="float" office:value="93.188538">
            <text:p>93,188538</text:p>
          </table:table-cell>
          <table:table-cell office:value-type="float" office:value="-0.003261">
            <text:p>-0,003261</text:p>
          </table:table-cell>
          <table:table-cell office:value-type="float" office:value="-0.003225">
            <text:p>-0,003225</text:p>
          </table:table-cell>
          <table:table-cell office:value-type="float" office:value="0.08387">
            <text:p>0,08387</text:p>
          </table:table-cell>
          <table:table-cell office:value-type="float" office:value="-0.162059">
            <text:p>-0,162059</text:p>
          </table:table-cell>
          <table:table-cell table:number-columns-repeated="1019"/>
        </table:table-row>
        <table:table-row table:style-name="ro1">
          <table:table-cell office:value-type="float" office:value="93.188538">
            <text:p>93,188538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08387">
            <text:p>0,08387</text:p>
          </table:table-cell>
          <table:table-cell office:value-type="float" office:value="-0.162059">
            <text:p>-0,162059</text:p>
          </table:table-cell>
          <table:table-cell table:number-columns-repeated="1019"/>
        </table:table-row>
        <table:table-row table:style-name="ro1">
          <table:table-cell office:value-type="float" office:value="95.949684">
            <text:p>95,949684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086355">
            <text:p>0,086355</text:p>
          </table:table-cell>
          <table:table-cell office:value-type="float" office:value="-0.182059">
            <text:p>-0,182059</text:p>
          </table:table-cell>
          <table:table-cell table:number-columns-repeated="1019"/>
        </table:table-row>
        <table:table-row table:style-name="ro1">
          <table:table-cell office:value-type="float" office:value="95.949684">
            <text:p>95,949684</text:p>
          </table:table-cell>
          <table:table-cell office:value-type="float" office:value="-0.003264">
            <text:p>-0,003264</text:p>
          </table:table-cell>
          <table:table-cell office:value-type="float" office:value="-0.003229">
            <text:p>-0,003229</text:p>
          </table:table-cell>
          <table:table-cell office:value-type="float" office:value="0.086355">
            <text:p>0,086355</text:p>
          </table:table-cell>
          <table:table-cell office:value-type="float" office:value="-0.182059">
            <text:p>-0,182059</text:p>
          </table:table-cell>
          <table:table-cell table:number-columns-repeated="1019"/>
        </table:table-row>
        <table:table-row table:style-name="ro1">
          <table:table-cell office:value-type="float" office:value="97.330254">
            <text:p>97,330254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087597">
            <text:p>0,087597</text:p>
          </table:table-cell>
          <table:table-cell office:value-type="float" office:value="-0.204118">
            <text:p>-0,204118</text:p>
          </table:table-cell>
          <table:table-cell table:number-columns-repeated="1019"/>
        </table:table-row>
        <table:table-row table:style-name="ro1">
          <table:table-cell office:value-type="float" office:value="97.330254">
            <text:p>97,330254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087597">
            <text:p>0,087597</text:p>
          </table:table-cell>
          <table:table-cell office:value-type="float" office:value="-0.204118">
            <text:p>-0,204118</text:p>
          </table:table-cell>
          <table:table-cell table:number-columns-repeated="1019"/>
        </table:table-row>
        <table:table-row table:style-name="ro1">
          <table:table-cell office:value-type="float" office:value="100.781677">
            <text:p>100,781677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090704">
            <text:p>0,090704</text:p>
          </table:table-cell>
          <table:table-cell office:value-type="float" office:value="-0.223824">
            <text:p>-0,223824</text:p>
          </table:table-cell>
          <table:table-cell table:number-columns-repeated="1019"/>
        </table:table-row>
        <table:table-row table:style-name="ro1">
          <table:table-cell office:value-type="float" office:value="100.781677">
            <text:p>100,781677</text:p>
          </table:table-cell>
          <table:table-cell office:value-type="float" office:value="-0.00326">
            <text:p>-0,00326</text:p>
          </table:table-cell>
          <table:table-cell office:value-type="float" office:value="-0.003232">
            <text:p>-0,003232</text:p>
          </table:table-cell>
          <table:table-cell office:value-type="float" office:value="0.090704">
            <text:p>0,090704</text:p>
          </table:table-cell>
          <table:table-cell office:value-type="float" office:value="-0.223824">
            <text:p>-0,223824</text:p>
          </table:table-cell>
          <table:table-cell table:number-columns-repeated="1019"/>
        </table:table-row>
        <table:table-row table:style-name="ro1">
          <table:table-cell office:value-type="float" office:value="101.471962">
            <text:p>101,471962</text:p>
          </table:table-cell>
          <table:table-cell office:value-type="float" office:value="-0.00326">
            <text:p>-0,00326</text:p>
          </table:table-cell>
          <table:table-cell office:value-type="float" office:value="-0.003232">
            <text:p>-0,003232</text:p>
          </table:table-cell>
          <table:table-cell office:value-type="float" office:value="0.091325">
            <text:p>0,091325</text:p>
          </table:table-cell>
          <table:table-cell office:value-type="float" office:value="-0.245882">
            <text:p>-0,245882</text:p>
          </table:table-cell>
          <table:table-cell table:number-columns-repeated="1019"/>
        </table:table-row>
        <table:table-row table:style-name="ro1">
          <table:table-cell office:value-type="float" office:value="101.471962">
            <text:p>101,471962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091325">
            <text:p>0,091325</text:p>
          </table:table-cell>
          <table:table-cell office:value-type="float" office:value="-0.245882">
            <text:p>-0,245882</text:p>
          </table:table-cell>
          <table:table-cell table:number-columns-repeated="1019"/>
        </table:table-row>
        <table:table-row table:style-name="ro1">
          <table:table-cell office:value-type="float" office:value="102.852539">
            <text:p>102,852539</text:p>
          </table:table-cell>
          <table:table-cell office:value-type="float" office:value="-0.003261">
            <text:p>-0,003261</text:p>
          </table:table-cell>
          <table:table-cell office:value-type="float" office:value="-0.003224">
            <text:p>-0,003224</text:p>
          </table:table-cell>
          <table:table-cell office:value-type="float" office:value="0.092567">
            <text:p>0,092567</text:p>
          </table:table-cell>
          <table:table-cell office:value-type="float" office:value="-0.265882">
            <text:p>-0,265882</text:p>
          </table:table-cell>
          <table:table-cell table:number-columns-repeated="1019"/>
        </table:table-row>
        <table:table-row table:style-name="ro1">
          <table:table-cell office:value-type="float" office:value="102.852539">
            <text:p>102,852539</text:p>
          </table:table-cell>
          <table:table-cell office:value-type="float" office:value="-0.003261">
            <text:p>-0,003261</text:p>
          </table:table-cell>
          <table:table-cell office:value-type="float" office:value="-0.003224">
            <text:p>-0,003224</text:p>
          </table:table-cell>
          <table:table-cell office:value-type="float" office:value="0.092567">
            <text:p>0,092567</text:p>
          </table:table-cell>
          <table:table-cell office:value-type="float" office:value="-0.265882">
            <text:p>-0,265882</text:p>
          </table:table-cell>
          <table:table-cell table:number-columns-repeated="1019"/>
        </table:table-row>
        <table:table-row table:style-name="ro1">
          <table:table-cell office:value-type="float" office:value="105.613678">
            <text:p>105,613678</text:p>
          </table:table-cell>
          <table:table-cell office:value-type="float" office:value="-0.003261">
            <text:p>-0,003261</text:p>
          </table:table-cell>
          <table:table-cell office:value-type="float" office:value="-0.003224">
            <text:p>-0,003224</text:p>
          </table:table-cell>
          <table:table-cell office:value-type="float" office:value="0.095052">
            <text:p>0,095052</text:p>
          </table:table-cell>
          <table:table-cell office:value-type="float" office:value="-0.285882">
            <text:p>-0,285882</text:p>
          </table:table-cell>
          <table:table-cell table:number-columns-repeated="1019"/>
        </table:table-row>
        <table:table-row table:style-name="ro1">
          <table:table-cell office:value-type="float" office:value="105.613678">
            <text:p>105,613678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095052">
            <text:p>0,095052</text:p>
          </table:table-cell>
          <table:table-cell office:value-type="float" office:value="-0.285882">
            <text:p>-0,285882</text:p>
          </table:table-cell>
          <table:table-cell table:number-columns-repeated="1019"/>
        </table:table-row>
        <table:table-row table:style-name="ro1">
          <table:table-cell office:value-type="float" office:value="107.684532">
            <text:p>107,684532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096916">
            <text:p>0,096916</text:p>
          </table:table-cell>
          <table:table-cell office:value-type="float" office:value="-0.305">
            <text:p>-0,305</text:p>
          </table:table-cell>
          <table:table-cell table:number-columns-repeated="1019"/>
        </table:table-row>
        <table:table-row table:style-name="ro1">
          <table:table-cell office:value-type="float" office:value="107.684532">
            <text:p>107,684532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096916">
            <text:p>0,096916</text:p>
          </table:table-cell>
          <table:table-cell office:value-type="float" office:value="-0.305">
            <text:p>-0,305</text:p>
          </table:table-cell>
          <table:table-cell table:number-columns-repeated="1019"/>
        </table:table-row>
        <table:table-row table:style-name="ro1">
          <table:table-cell office:value-type="float" office:value="109.065102">
            <text:p>109,065102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098159">
            <text:p>0,098159</text:p>
          </table:table-cell>
          <table:table-cell office:value-type="float" office:value="-0.325">
            <text:p>-0,325</text:p>
          </table:table-cell>
          <table:table-cell table:number-columns-repeated="1019"/>
        </table:table-row>
        <table:table-row table:style-name="ro1">
          <table:table-cell office:value-type="float" office:value="109.065102">
            <text:p>109,065102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098159">
            <text:p>0,098159</text:p>
          </table:table-cell>
          <table:table-cell office:value-type="float" office:value="-0.325">
            <text:p>-0,325</text:p>
          </table:table-cell>
          <table:table-cell table:number-columns-repeated="1019"/>
        </table:table-row>
        <table:table-row table:style-name="ro1">
          <table:table-cell office:value-type="float" office:value="112.516533">
            <text:p>112,516533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101265">
            <text:p>0,101265</text:p>
          </table:table-cell>
          <table:table-cell office:value-type="float" office:value="-0.343824">
            <text:p>-0,343824</text:p>
          </table:table-cell>
          <table:table-cell table:number-columns-repeated="1019"/>
        </table:table-row>
        <table:table-row table:style-name="ro1">
          <table:table-cell office:value-type="float" office:value="112.516533">
            <text:p>112,516533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101265">
            <text:p>0,101265</text:p>
          </table:table-cell>
          <table:table-cell office:value-type="float" office:value="-0.343824">
            <text:p>-0,343824</text:p>
          </table:table-cell>
          <table:table-cell table:number-columns-repeated="1019"/>
        </table:table-row>
        <table:table-row table:style-name="ro1">
          <table:table-cell office:value-type="float" office:value="113.897102">
            <text:p>113,897102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102507">
            <text:p>0,102507</text:p>
          </table:table-cell>
          <table:table-cell office:value-type="float" office:value="-0.362941">
            <text:p>-0,362941</text:p>
          </table:table-cell>
          <table:table-cell table:number-columns-repeated="1019"/>
        </table:table-row>
        <table:table-row table:style-name="ro1">
          <table:table-cell office:value-type="float" office:value="113.897102">
            <text:p>113,897102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102507">
            <text:p>0,102507</text:p>
          </table:table-cell>
          <table:table-cell office:value-type="float" office:value="-0.362941">
            <text:p>-0,362941</text:p>
          </table:table-cell>
          <table:table-cell table:number-columns-repeated="1019"/>
        </table:table-row>
        <table:table-row table:style-name="ro1">
          <table:table-cell office:value-type="float" office:value="116.658249">
            <text:p>116,658249</text:p>
          </table:table-cell>
          <table:table-cell office:value-type="float" office:value="-0.003263">
            <text:p>-0,003263</text:p>
          </table:table-cell>
          <table:table-cell office:value-type="float" office:value="-0.003231">
            <text:p>-0,003231</text:p>
          </table:table-cell>
          <table:table-cell office:value-type="float" office:value="0.104992">
            <text:p>0,104992</text:p>
          </table:table-cell>
          <table:table-cell office:value-type="float" office:value="-0.382353">
            <text:p>-0,382353</text:p>
          </table:table-cell>
          <table:table-cell table:number-columns-repeated="1019"/>
        </table:table-row>
        <table:table-row table:style-name="ro1">
          <table:table-cell office:value-type="float" office:value="116.658249">
            <text:p>116,658249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104992">
            <text:p>0,104992</text:p>
          </table:table-cell>
          <table:table-cell office:value-type="float" office:value="-0.382353">
            <text:p>-0,382353</text:p>
          </table:table-cell>
          <table:table-cell table:number-columns-repeated="1019"/>
        </table:table-row>
        <table:table-row table:style-name="ro1">
          <table:table-cell office:value-type="float" office:value="118.038818">
            <text:p>118,038818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106235">
            <text:p>0,106235</text:p>
          </table:table-cell>
          <table:table-cell office:value-type="float" office:value="-0.402353">
            <text:p>-0,402353</text:p>
          </table:table-cell>
          <table:table-cell table:number-columns-repeated="1019"/>
        </table:table-row>
        <table:table-row table:style-name="ro1">
          <table:table-cell office:value-type="float" office:value="118.038818">
            <text:p>118,038818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.106235">
            <text:p>0,106235</text:p>
          </table:table-cell>
          <table:table-cell office:value-type="float" office:value="-0.402353">
            <text:p>-0,402353</text:p>
          </table:table-cell>
          <table:table-cell table:number-columns-repeated="1019"/>
        </table:table-row>
        <table:table-row table:style-name="ro1">
          <table:table-cell office:value-type="float" office:value="121.490242">
            <text:p>121,490242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109341">
            <text:p>0,109341</text:p>
          </table:table-cell>
          <table:table-cell office:value-type="float" office:value="-0.422353">
            <text:p>-0,422353</text:p>
          </table:table-cell>
          <table:table-cell table:number-columns-repeated="1019"/>
        </table:table-row>
        <table:table-row table:style-name="ro1">
          <table:table-cell office:value-type="float" office:value="121.490242">
            <text:p>121,490242</text:p>
          </table:table-cell>
          <table:table-cell office:value-type="float" office:value="-0.003264">
            <text:p>-0,003264</text:p>
          </table:table-cell>
          <table:table-cell office:value-type="float" office:value="-0.003228">
            <text:p>-0,003228</text:p>
          </table:table-cell>
          <table:table-cell office:value-type="float" office:value="0.109341">
            <text:p>0,109341</text:p>
          </table:table-cell>
          <table:table-cell office:value-type="float" office:value="-0.422353">
            <text:p>-0,422353</text:p>
          </table:table-cell>
          <table:table-cell table:number-columns-repeated="1019"/>
        </table:table-row>
        <table:table-row table:style-name="ro1">
          <table:table-cell office:value-type="float" office:value="123.561096">
            <text:p>123,561096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111205">
            <text:p>0,111205</text:p>
          </table:table-cell>
          <table:table-cell office:value-type="float" office:value="-0.443529">
            <text:p>-0,443529</text:p>
          </table:table-cell>
          <table:table-cell table:number-columns-repeated="1019"/>
        </table:table-row>
        <table:table-row table:style-name="ro1">
          <table:table-cell office:value-type="float" office:value="123.561096">
            <text:p>123,561096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111205">
            <text:p>0,111205</text:p>
          </table:table-cell>
          <table:table-cell office:value-type="float" office:value="-0.443529">
            <text:p>-0,443529</text:p>
          </table:table-cell>
          <table:table-cell table:number-columns-repeated="1019"/>
        </table:table-row>
        <table:table-row table:style-name="ro1">
          <table:table-cell office:value-type="float" office:value="125.631958">
            <text:p>125,631958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113069">
            <text:p>0,113069</text:p>
          </table:table-cell>
          <table:table-cell office:value-type="float" office:value="-0.462941">
            <text:p>-0,462941</text:p>
          </table:table-cell>
          <table:table-cell table:number-columns-repeated="1019"/>
        </table:table-row>
        <table:table-row table:style-name="ro1">
          <table:table-cell office:value-type="float" office:value="125.631958">
            <text:p>125,631958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113069">
            <text:p>0,113069</text:p>
          </table:table-cell>
          <table:table-cell office:value-type="float" office:value="-0.462941">
            <text:p>-0,462941</text:p>
          </table:table-cell>
          <table:table-cell table:number-columns-repeated="1019"/>
        </table:table-row>
        <table:table-row table:style-name="ro1">
          <table:table-cell office:value-type="float" office:value="127.012527">
            <text:p>127,012527</text:p>
          </table:table-cell>
          <table:table-cell office:value-type="float" office:value="-0.003264">
            <text:p>-0,003264</text:p>
          </table:table-cell>
          <table:table-cell office:value-type="float" office:value="-0.003229">
            <text:p>-0,003229</text:p>
          </table:table-cell>
          <table:table-cell office:value-type="float" office:value="0.114311">
            <text:p>0,114311</text:p>
          </table:table-cell>
          <table:table-cell office:value-type="float" office:value="-0.482059">
            <text:p>-0,482059</text:p>
          </table:table-cell>
          <table:table-cell table:number-columns-repeated="1019"/>
        </table:table-row>
        <table:table-row table:style-name="ro1">
          <table:table-cell office:value-type="float" office:value="127.012527">
            <text:p>127,012527</text:p>
          </table:table-cell>
          <table:table-cell office:value-type="float" office:value="-0.003263">
            <text:p>-0,003263</text:p>
          </table:table-cell>
          <table:table-cell office:value-type="float" office:value="-0.003226">
            <text:p>-0,003226</text:p>
          </table:table-cell>
          <table:table-cell office:value-type="float" office:value="0.114311">
            <text:p>0,114311</text:p>
          </table:table-cell>
          <table:table-cell office:value-type="float" office:value="-0.482059">
            <text:p>-0,482059</text:p>
          </table:table-cell>
          <table:table-cell table:number-columns-repeated="1019"/>
        </table:table-row>
        <table:table-row table:style-name="ro1">
          <table:table-cell office:value-type="float" office:value="129.773666">
            <text:p>129,773666</text:p>
          </table:table-cell>
          <table:table-cell office:value-type="float" office:value="-0.003257">
            <text:p>-0,003257</text:p>
          </table:table-cell>
          <table:table-cell office:value-type="float" office:value="-0.00323">
            <text:p>-0,00323</text:p>
          </table:table-cell>
          <table:table-cell office:value-type="float" office:value="0.116796">
            <text:p>0,116796</text:p>
          </table:table-cell>
          <table:table-cell office:value-type="float" office:value="-0.501765">
            <text:p>-0,501765</text:p>
          </table:table-cell>
          <table:table-cell table:number-columns-repeated="1019"/>
        </table:table-row>
        <table:table-row table:style-name="ro1">
          <table:table-cell office:value-type="float" office:value="129.773666">
            <text:p>129,773666</text:p>
          </table:table-cell>
          <table:table-cell office:value-type="float" office:value="-0.003261">
            <text:p>-0,003261</text:p>
          </table:table-cell>
          <table:table-cell office:value-type="float" office:value="-0.003231">
            <text:p>-0,003231</text:p>
          </table:table-cell>
          <table:table-cell office:value-type="float" office:value="0.116796">
            <text:p>0,116796</text:p>
          </table:table-cell>
          <table:table-cell office:value-type="float" office:value="-0.501765">
            <text:p>-0,501765</text:p>
          </table:table-cell>
          <table:table-cell table:number-columns-repeated="1019"/>
        </table:table-row>
        <table:table-row table:style-name="ro1">
          <table:table-cell office:value-type="float" office:value="131.154236">
            <text:p>131,154236</text:p>
          </table:table-cell>
          <table:table-cell office:value-type="float" office:value="-0.003263">
            <text:p>-0,003263</text:p>
          </table:table-cell>
          <table:table-cell office:value-type="float" office:value="-0.003225">
            <text:p>-0,003225</text:p>
          </table:table-cell>
          <table:table-cell office:value-type="float" office:value="0.118039">
            <text:p>0,118039</text:p>
          </table:table-cell>
          <table:table-cell office:value-type="float" office:value="-0.521176">
            <text:p>-0,521176</text:p>
          </table:table-cell>
          <table:table-cell table:number-columns-repeated="1019"/>
        </table:table-row>
        <table:table-row table:style-name="ro1">
          <table:table-cell office:value-type="float" office:value="131.154236">
            <text:p>131,154236</text:p>
          </table:table-cell>
          <table:table-cell office:value-type="float" office:value="-0.003264">
            <text:p>-0,003264</text:p>
          </table:table-cell>
          <table:table-cell office:value-type="float" office:value="-0.003225">
            <text:p>-0,003225</text:p>
          </table:table-cell>
          <table:table-cell office:value-type="float" office:value="0.118039">
            <text:p>0,118039</text:p>
          </table:table-cell>
          <table:table-cell office:value-type="float" office:value="-0.521176">
            <text:p>-0,521176</text:p>
          </table:table-cell>
          <table:table-cell table:number-columns-repeated="1019"/>
        </table:table-row>
        <table:table-row table:style-name="ro1">
          <table:table-cell office:value-type="float" office:value="133.915375">
            <text:p>133,915375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120524">
            <text:p>0,120524</text:p>
          </table:table-cell>
          <table:table-cell office:value-type="float" office:value="-0.542941">
            <text:p>-0,542941</text:p>
          </table:table-cell>
          <table:table-cell table:number-columns-repeated="1019"/>
        </table:table-row>
        <table:table-row table:style-name="ro1">
          <table:table-cell office:value-type="float" office:value="133.915375">
            <text:p>133,915375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120524">
            <text:p>0,120524</text:p>
          </table:table-cell>
          <table:table-cell office:value-type="float" office:value="-0.542941">
            <text:p>-0,542941</text:p>
          </table:table-cell>
          <table:table-cell table:number-columns-repeated="1019"/>
        </table:table-row>
        <table:table-row table:style-name="ro1">
          <table:table-cell office:value-type="float" office:value="135.295959">
            <text:p>135,295959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121766">
            <text:p>0,121766</text:p>
          </table:table-cell>
          <table:table-cell office:value-type="float" office:value="-0.561471">
            <text:p>-0,561471</text:p>
          </table:table-cell>
          <table:table-cell table:number-columns-repeated="1019"/>
        </table:table-row>
        <table:table-row table:style-name="ro1">
          <table:table-cell office:value-type="float" office:value="135.295959">
            <text:p>135,295959</text:p>
          </table:table-cell>
          <table:table-cell office:value-type="float" office:value="-0.003265">
            <text:p>-0,003265</text:p>
          </table:table-cell>
          <table:table-cell office:value-type="float" office:value="-0.003229">
            <text:p>-0,003229</text:p>
          </table:table-cell>
          <table:table-cell office:value-type="float" office:value="0.121766">
            <text:p>0,121766</text:p>
          </table:table-cell>
          <table:table-cell office:value-type="float" office:value="-0.561471">
            <text:p>-0,561471</text:p>
          </table:table-cell>
          <table:table-cell table:number-columns-repeated="1019"/>
        </table:table-row>
        <table:table-row table:style-name="ro1">
          <table:table-cell office:value-type="float" office:value="136.676529">
            <text:p>136,676529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123009">
            <text:p>0,123009</text:p>
          </table:table-cell>
          <table:table-cell office:value-type="float" office:value="-0.582647">
            <text:p>-0,582647</text:p>
          </table:table-cell>
          <table:table-cell table:number-columns-repeated="1019"/>
        </table:table-row>
        <table:table-row table:style-name="ro1">
          <table:table-cell office:value-type="float" office:value="136.676529">
            <text:p>136,676529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123009">
            <text:p>0,123009</text:p>
          </table:table-cell>
          <table:table-cell office:value-type="float" office:value="-0.582647">
            <text:p>-0,582647</text:p>
          </table:table-cell>
          <table:table-cell table:number-columns-repeated="1019"/>
        </table:table-row>
        <table:table-row table:style-name="ro1">
          <table:table-cell office:value-type="float" office:value="139.437668">
            <text:p>139,437668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.125494">
            <text:p>0,125494</text:p>
          </table:table-cell>
          <table:table-cell office:value-type="float" office:value="-0.602353">
            <text:p>-0,602353</text:p>
          </table:table-cell>
          <table:table-cell table:number-columns-repeated="1019"/>
        </table:table-row>
        <table:table-row table:style-name="ro1">
          <table:table-cell office:value-type="float" office:value="139.437668">
            <text:p>139,437668</text:p>
          </table:table-cell>
          <table:table-cell office:value-type="float" office:value="-0.003265">
            <text:p>-0,003265</text:p>
          </table:table-cell>
          <table:table-cell office:value-type="float" office:value="-0.00323">
            <text:p>-0,00323</text:p>
          </table:table-cell>
          <table:table-cell office:value-type="float" office:value="0.125494">
            <text:p>0,125494</text:p>
          </table:table-cell>
          <table:table-cell office:value-type="float" office:value="-0.602353">
            <text:p>-0,602353</text:p>
          </table:table-cell>
          <table:table-cell table:number-columns-repeated="1019"/>
        </table:table-row>
        <table:table-row table:style-name="ro1">
          <table:table-cell office:value-type="float" office:value="142.889099">
            <text:p>142,889099</text:p>
          </table:table-cell>
          <table:table-cell office:value-type="float" office:value="-0.003261">
            <text:p>-0,003261</text:p>
          </table:table-cell>
          <table:table-cell office:value-type="float" office:value="-0.003231">
            <text:p>-0,003231</text:p>
          </table:table-cell>
          <table:table-cell office:value-type="float" office:value="0.1286">
            <text:p>0,1286</text:p>
          </table:table-cell>
          <table:table-cell office:value-type="float" office:value="-0.621471">
            <text:p>-0,621471</text:p>
          </table:table-cell>
          <table:table-cell table:number-columns-repeated="1019"/>
        </table:table-row>
        <table:table-row table:style-name="ro1">
          <table:table-cell office:value-type="float" office:value="142.889099">
            <text:p>142,889099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1286">
            <text:p>0,1286</text:p>
          </table:table-cell>
          <table:table-cell office:value-type="float" office:value="-0.621471">
            <text:p>-0,621471</text:p>
          </table:table-cell>
          <table:table-cell table:number-columns-repeated="1019"/>
        </table:table-row>
        <table:table-row table:style-name="ro1">
          <table:table-cell office:value-type="float" office:value="144.269669">
            <text:p>144,269669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129843">
            <text:p>0,129843</text:p>
          </table:table-cell>
          <table:table-cell office:value-type="float" office:value="-0.642353">
            <text:p>-0,642353</text:p>
          </table:table-cell>
          <table:table-cell table:number-columns-repeated="1019"/>
        </table:table-row>
        <table:table-row table:style-name="ro1">
          <table:table-cell office:value-type="float" office:value="144.269669">
            <text:p>144,269669</text:p>
          </table:table-cell>
          <table:table-cell office:value-type="float" office:value="-0.00326">
            <text:p>-0,00326</text:p>
          </table:table-cell>
          <table:table-cell office:value-type="float" office:value="-0.003231">
            <text:p>-0,003231</text:p>
          </table:table-cell>
          <table:table-cell office:value-type="float" office:value="0.129843">
            <text:p>0,129843</text:p>
          </table:table-cell>
          <table:table-cell office:value-type="float" office:value="-0.642353">
            <text:p>-0,642353</text:p>
          </table:table-cell>
          <table:table-cell table:number-columns-repeated="1019"/>
        </table:table-row>
        <table:table-row table:style-name="ro1">
          <table:table-cell office:value-type="float" office:value="145.650238">
            <text:p>145,650238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131085">
            <text:p>0,131085</text:p>
          </table:table-cell>
          <table:table-cell office:value-type="float" office:value="-0.662059">
            <text:p>-0,662059</text:p>
          </table:table-cell>
          <table:table-cell table:number-columns-repeated="1019"/>
        </table:table-row>
        <table:table-row table:style-name="ro1">
          <table:table-cell office:value-type="float" office:value="145.650238">
            <text:p>145,650238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131085">
            <text:p>0,131085</text:p>
          </table:table-cell>
          <table:table-cell office:value-type="float" office:value="-0.662059">
            <text:p>-0,662059</text:p>
          </table:table-cell>
          <table:table-cell table:number-columns-repeated="1019"/>
        </table:table-row>
        <table:table-row table:style-name="ro1">
          <table:table-cell office:value-type="float" office:value="149.101669">
            <text:p>149,101669</text:p>
          </table:table-cell>
          <table:table-cell office:value-type="float" office:value="-0.00326">
            <text:p>-0,00326</text:p>
          </table:table-cell>
          <table:table-cell office:value-type="float" office:value="-0.003231">
            <text:p>-0,003231</text:p>
          </table:table-cell>
          <table:table-cell office:value-type="float" office:value="0.134191">
            <text:p>0,134191</text:p>
          </table:table-cell>
          <table:table-cell office:value-type="float" office:value="-0.681471">
            <text:p>-0,681471</text:p>
          </table:table-cell>
          <table:table-cell table:number-columns-repeated="1019"/>
        </table:table-row>
        <table:table-row table:style-name="ro1">
          <table:table-cell office:value-type="float" office:value="149.101669">
            <text:p>149,101669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134191">
            <text:p>0,134191</text:p>
          </table:table-cell>
          <table:table-cell office:value-type="float" office:value="-0.681471">
            <text:p>-0,681471</text:p>
          </table:table-cell>
          <table:table-cell table:number-columns-repeated="1019"/>
        </table:table-row>
        <table:table-row table:style-name="ro1">
          <table:table-cell office:value-type="float" office:value="150.482239">
            <text:p>150,482239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135434">
            <text:p>0,135434</text:p>
          </table:table-cell>
          <table:table-cell office:value-type="float" office:value="-0.701176">
            <text:p>-0,701176</text:p>
          </table:table-cell>
          <table:table-cell table:number-columns-repeated="1019"/>
        </table:table-row>
        <table:table-row table:style-name="ro1">
          <table:table-cell office:value-type="float" office:value="150.482239">
            <text:p>150,482239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135434">
            <text:p>0,135434</text:p>
          </table:table-cell>
          <table:table-cell office:value-type="float" office:value="-0.701176">
            <text:p>-0,701176</text:p>
          </table:table-cell>
          <table:table-cell table:number-columns-repeated="1019"/>
        </table:table-row>
        <table:table-row table:style-name="ro1">
          <table:table-cell office:value-type="float" office:value="153.933655">
            <text:p>153,933655</text:p>
          </table:table-cell>
          <table:table-cell office:value-type="float" office:value="-0.003264">
            <text:p>-0,003264</text:p>
          </table:table-cell>
          <table:table-cell office:value-type="float" office:value="-0.00323">
            <text:p>-0,00323</text:p>
          </table:table-cell>
          <table:table-cell office:value-type="float" office:value="0.13854">
            <text:p>0,13854</text:p>
          </table:table-cell>
          <table:table-cell office:value-type="float" office:value="-0.722941">
            <text:p>-0,722941</text:p>
          </table:table-cell>
          <table:table-cell table:number-columns-repeated="1019"/>
        </table:table-row>
        <table:table-row table:style-name="ro1">
          <table:table-cell office:value-type="float" office:value="153.933655">
            <text:p>153,933655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13854">
            <text:p>0,13854</text:p>
          </table:table-cell>
          <table:table-cell office:value-type="float" office:value="-0.722941">
            <text:p>-0,722941</text:p>
          </table:table-cell>
          <table:table-cell table:number-columns-repeated="1019"/>
        </table:table-row>
        <table:table-row table:style-name="ro1">
          <table:table-cell office:value-type="float" office:value="153.933655">
            <text:p>153,933655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13854">
            <text:p>0,13854</text:p>
          </table:table-cell>
          <table:table-cell office:value-type="float" office:value="-0.742647">
            <text:p>-0,742647</text:p>
          </table:table-cell>
          <table:table-cell table:number-columns-repeated="1019"/>
        </table:table-row>
        <table:table-row table:style-name="ro1">
          <table:table-cell office:value-type="float" office:value="153.933655">
            <text:p>153,933655</text:p>
          </table:table-cell>
          <table:table-cell office:value-type="float" office:value="-0.00326">
            <text:p>-0,00326</text:p>
          </table:table-cell>
          <table:table-cell office:value-type="float" office:value="-0.003231">
            <text:p>-0,003231</text:p>
          </table:table-cell>
          <table:table-cell office:value-type="float" office:value="0.13854">
            <text:p>0,13854</text:p>
          </table:table-cell>
          <table:table-cell office:value-type="float" office:value="-0.742647">
            <text:p>-0,742647</text:p>
          </table:table-cell>
          <table:table-cell table:number-columns-repeated="1019"/>
        </table:table-row>
        <table:table-row table:style-name="ro1">
          <table:table-cell office:value-type="float" office:value="155.314224">
            <text:p>155,314224</text:p>
          </table:table-cell>
          <table:table-cell office:value-type="float" office:value="-0.003264">
            <text:p>-0,003264</text:p>
          </table:table-cell>
          <table:table-cell office:value-type="float" office:value="-0.003229">
            <text:p>-0,003229</text:p>
          </table:table-cell>
          <table:table-cell office:value-type="float" office:value="0.139783">
            <text:p>0,139783</text:p>
          </table:table-cell>
          <table:table-cell office:value-type="float" office:value="-0.762059">
            <text:p>-0,762059</text:p>
          </table:table-cell>
          <table:table-cell table:number-columns-repeated="1019"/>
        </table:table-row>
        <table:table-row table:style-name="ro1">
          <table:table-cell office:value-type="float" office:value="155.314224">
            <text:p>155,314224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139783">
            <text:p>0,139783</text:p>
          </table:table-cell>
          <table:table-cell office:value-type="float" office:value="-0.762059">
            <text:p>-0,762059</text:p>
          </table:table-cell>
          <table:table-cell table:number-columns-repeated="1019"/>
        </table:table-row>
        <table:table-row table:style-name="ro1">
          <table:table-cell office:value-type="float" office:value="156.694809">
            <text:p>156,694809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141025">
            <text:p>0,141025</text:p>
          </table:table-cell>
          <table:table-cell office:value-type="float" office:value="-0.781176">
            <text:p>-0,781176</text:p>
          </table:table-cell>
          <table:table-cell table:number-columns-repeated="1019"/>
        </table:table-row>
        <table:table-row table:style-name="ro1">
          <table:table-cell office:value-type="float" office:value="156.694809">
            <text:p>156,694809</text:p>
          </table:table-cell>
          <table:table-cell office:value-type="float" office:value="-0.003259">
            <text:p>-0,003259</text:p>
          </table:table-cell>
          <table:table-cell office:value-type="float" office:value="-0.003231">
            <text:p>-0,003231</text:p>
          </table:table-cell>
          <table:table-cell office:value-type="float" office:value="0.141025">
            <text:p>0,141025</text:p>
          </table:table-cell>
          <table:table-cell office:value-type="float" office:value="-0.781176">
            <text:p>-0,781176</text:p>
          </table:table-cell>
          <table:table-cell table:number-columns-repeated="1019"/>
        </table:table-row>
        <table:table-row table:style-name="ro1">
          <table:table-cell office:value-type="float" office:value="157.385086">
            <text:p>157,385086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141647">
            <text:p>0,141647</text:p>
          </table:table-cell>
          <table:table-cell office:value-type="float" office:value="-0.800882">
            <text:p>-0,800882</text:p>
          </table:table-cell>
          <table:table-cell table:number-columns-repeated="1019"/>
        </table:table-row>
        <table:table-row table:style-name="ro1">
          <table:table-cell office:value-type="float" office:value="157.385086">
            <text:p>157,385086</text:p>
          </table:table-cell>
          <table:table-cell office:value-type="float" office:value="-0.003263">
            <text:p>-0,003263</text:p>
          </table:table-cell>
          <table:table-cell office:value-type="float" office:value="-0.003226">
            <text:p>-0,003226</text:p>
          </table:table-cell>
          <table:table-cell office:value-type="float" office:value="0.141647">
            <text:p>0,141647</text:p>
          </table:table-cell>
          <table:table-cell office:value-type="float" office:value="-0.800882">
            <text:p>-0,800882</text:p>
          </table:table-cell>
          <table:table-cell table:number-columns-repeated="1019"/>
        </table:table-row>
        <table:table-row table:style-name="ro1">
          <table:table-cell office:value-type="float" office:value="160.146225">
            <text:p>160,146225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144132">
            <text:p>0,144132</text:p>
          </table:table-cell>
          <table:table-cell office:value-type="float" office:value="-0.821765">
            <text:p>-0,821765</text:p>
          </table:table-cell>
          <table:table-cell table:number-columns-repeated="1019"/>
        </table:table-row>
        <table:table-row table:style-name="ro1">
          <table:table-cell office:value-type="float" office:value="160.146225">
            <text:p>160,146225</text:p>
          </table:table-cell>
          <table:table-cell office:value-type="float" office:value="-0.00326">
            <text:p>-0,00326</text:p>
          </table:table-cell>
          <table:table-cell office:value-type="float" office:value="-0.003231">
            <text:p>-0,003231</text:p>
          </table:table-cell>
          <table:table-cell office:value-type="float" office:value="0.144132">
            <text:p>0,144132</text:p>
          </table:table-cell>
          <table:table-cell office:value-type="float" office:value="-0.821765">
            <text:p>-0,821765</text:p>
          </table:table-cell>
          <table:table-cell table:number-columns-repeated="1019"/>
        </table:table-row>
        <table:table-row table:style-name="ro1">
          <table:table-cell office:value-type="float" office:value="163.597656">
            <text:p>163,597656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147238">
            <text:p>0,147238</text:p>
          </table:table-cell>
          <table:table-cell office:value-type="float" office:value="-0.842353">
            <text:p>-0,842353</text:p>
          </table:table-cell>
          <table:table-cell table:number-columns-repeated="1019"/>
        </table:table-row>
        <table:table-row table:style-name="ro1">
          <table:table-cell office:value-type="float" office:value="163.597656">
            <text:p>163,597656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147238">
            <text:p>0,147238</text:p>
          </table:table-cell>
          <table:table-cell office:value-type="float" office:value="-0.842353">
            <text:p>-0,842353</text:p>
          </table:table-cell>
          <table:table-cell table:number-columns-repeated="1019"/>
        </table:table-row>
        <table:table-row table:style-name="ro1">
          <table:table-cell office:value-type="float" office:value="163.597656">
            <text:p>163,597656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147238">
            <text:p>0,147238</text:p>
          </table:table-cell>
          <table:table-cell office:value-type="float" office:value="-0.859412">
            <text:p>-0,859412</text:p>
          </table:table-cell>
          <table:table-cell table:number-columns-repeated="1019"/>
        </table:table-row>
        <table:table-row table:style-name="ro1">
          <table:table-cell office:value-type="float" office:value="163.597656">
            <text:p>163,597656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147238">
            <text:p>0,147238</text:p>
          </table:table-cell>
          <table:table-cell office:value-type="float" office:value="-0.859412">
            <text:p>-0,859412</text:p>
          </table:table-cell>
          <table:table-cell table:number-columns-repeated="1019"/>
        </table:table-row>
        <table:table-row table:style-name="ro1">
          <table:table-cell office:value-type="float" office:value="166.358795">
            <text:p>166,358795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149723">
            <text:p>0,149723</text:p>
          </table:table-cell>
          <table:table-cell office:value-type="float" office:value="-0.879118">
            <text:p>-0,879118</text:p>
          </table:table-cell>
          <table:table-cell table:number-columns-repeated="1019"/>
        </table:table-row>
        <table:table-row table:style-name="ro1">
          <table:table-cell office:value-type="float" office:value="166.358795">
            <text:p>166,358795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149723">
            <text:p>0,149723</text:p>
          </table:table-cell>
          <table:table-cell office:value-type="float" office:value="-0.898235">
            <text:p>-0,898235</text:p>
          </table:table-cell>
          <table:table-cell table:number-columns-repeated="1019"/>
        </table:table-row>
        <table:table-row table:style-name="ro1">
          <table:table-cell office:value-type="float" office:value="169.810226">
            <text:p>169,810226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152829">
            <text:p>0,152829</text:p>
          </table:table-cell>
          <table:table-cell office:value-type="float" office:value="-0.898235">
            <text:p>-0,898235</text:p>
          </table:table-cell>
          <table:table-cell table:number-columns-repeated="1019"/>
        </table:table-row>
        <table:table-row table:style-name="ro1">
          <table:table-cell office:value-type="float" office:value="169.810226">
            <text:p>169,810226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152829">
            <text:p>0,152829</text:p>
          </table:table-cell>
          <table:table-cell office:value-type="float" office:value="-0.917647">
            <text:p>-0,917647</text:p>
          </table:table-cell>
          <table:table-cell table:number-columns-repeated="1019"/>
        </table:table-row>
        <table:table-row table:style-name="ro1">
          <table:table-cell office:value-type="float" office:value="169.810226">
            <text:p>169,810226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152829">
            <text:p>0,152829</text:p>
          </table:table-cell>
          <table:table-cell office:value-type="float" office:value="-0.917647">
            <text:p>-0,917647</text:p>
          </table:table-cell>
          <table:table-cell table:number-columns-repeated="1019"/>
        </table:table-row>
        <table:table-row table:style-name="ro1">
          <table:table-cell office:value-type="float" office:value="169.810226">
            <text:p>169,810226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152829">
            <text:p>0,152829</text:p>
          </table:table-cell>
          <table:table-cell office:value-type="float" office:value="-0.936765">
            <text:p>-0,936765</text:p>
          </table:table-cell>
          <table:table-cell table:number-columns-repeated="1019"/>
        </table:table-row>
        <table:table-row table:style-name="ro1">
          <table:table-cell office:value-type="float" office:value="173.261658">
            <text:p>173,261658</text:p>
          </table:table-cell>
          <table:table-cell office:value-type="float" office:value="-0.003265">
            <text:p>-0,003265</text:p>
          </table:table-cell>
          <table:table-cell office:value-type="float" office:value="-0.003229">
            <text:p>-0,003229</text:p>
          </table:table-cell>
          <table:table-cell office:value-type="float" office:value="0.155935">
            <text:p>0,155935</text:p>
          </table:table-cell>
          <table:table-cell office:value-type="float" office:value="-0.936765">
            <text:p>-0,936765</text:p>
          </table:table-cell>
          <table:table-cell table:number-columns-repeated="1019"/>
        </table:table-row>
        <table:table-row table:style-name="ro1">
          <table:table-cell office:value-type="float" office:value="174.642227">
            <text:p>174,642227</text:p>
          </table:table-cell>
          <table:table-cell office:value-type="float" office:value="-0.003264">
            <text:p>-0,003264</text:p>
          </table:table-cell>
          <table:table-cell office:value-type="float" office:value="-0.00323">
            <text:p>-0,00323</text:p>
          </table:table-cell>
          <table:table-cell office:value-type="float" office:value="0.157178">
            <text:p>0,157178</text:p>
          </table:table-cell>
          <table:table-cell office:value-type="float" office:value="-0.955882">
            <text:p>-0,955882</text:p>
          </table:table-cell>
          <table:table-cell table:number-columns-repeated="1019"/>
        </table:table-row>
        <table:table-row table:style-name="ro1">
          <table:table-cell office:value-type="float" office:value="174.642227">
            <text:p>174,642227</text:p>
          </table:table-cell>
          <table:table-cell office:value-type="float" office:value="-0.003263">
            <text:p>-0,003263</text:p>
          </table:table-cell>
          <table:table-cell office:value-type="float" office:value="-0.003231">
            <text:p>-0,003231</text:p>
          </table:table-cell>
          <table:table-cell office:value-type="float" office:value="0.157178">
            <text:p>0,157178</text:p>
          </table:table-cell>
          <table:table-cell office:value-type="float" office:value="-0.955882">
            <text:p>-0,955882</text:p>
          </table:table-cell>
          <table:table-cell table:number-columns-repeated="1019"/>
        </table:table-row>
        <table:table-row table:style-name="ro1">
          <table:table-cell office:value-type="float" office:value="177.403366">
            <text:p>177,403366</text:p>
          </table:table-cell>
          <table:table-cell office:value-type="float" office:value="-0.003263">
            <text:p>-0,003263</text:p>
          </table:table-cell>
          <table:table-cell office:value-type="float" office:value="-0.003224">
            <text:p>-0,003224</text:p>
          </table:table-cell>
          <table:table-cell office:value-type="float" office:value="0.159663">
            <text:p>0,159663</text:p>
          </table:table-cell>
          <table:table-cell office:value-type="float" office:value="-0.974706">
            <text:p>-0,974706</text:p>
          </table:table-cell>
          <table:table-cell table:number-columns-repeated="1019"/>
        </table:table-row>
        <table:table-row table:style-name="ro1">
          <table:table-cell office:value-type="float" office:value="177.403366">
            <text:p>177,403366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159663">
            <text:p>0,159663</text:p>
          </table:table-cell>
          <table:table-cell office:value-type="float" office:value="-0.974706">
            <text:p>-0,974706</text:p>
          </table:table-cell>
          <table:table-cell table:number-columns-repeated="1019"/>
        </table:table-row>
        <table:table-row table:style-name="ro1">
          <table:table-cell office:value-type="float" office:value="176.713089">
            <text:p>176,713089</text:p>
          </table:table-cell>
          <table:table-cell office:value-type="float" office:value="-0.003261">
            <text:p>-0,003261</text:p>
          </table:table-cell>
          <table:table-cell office:value-type="float" office:value="-0.003226">
            <text:p>-0,003226</text:p>
          </table:table-cell>
          <table:table-cell office:value-type="float" office:value="0.159042">
            <text:p>0,159042</text:p>
          </table:table-cell>
          <table:table-cell office:value-type="float" office:value="-0.993824">
            <text:p>-0,993824</text:p>
          </table:table-cell>
          <table:table-cell table:number-columns-repeated="1019"/>
        </table:table-row>
        <table:table-row table:style-name="ro1">
          <table:table-cell office:value-type="float" office:value="176.713089">
            <text:p>176,713089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159042">
            <text:p>0,159042</text:p>
          </table:table-cell>
          <table:table-cell office:value-type="float" office:value="-0.993824">
            <text:p>-0,993824</text:p>
          </table:table-cell>
          <table:table-cell table:number-columns-repeated="1019"/>
        </table:table-row>
        <table:table-row table:style-name="ro1">
          <table:table-cell office:value-type="float" office:value="180.164505">
            <text:p>180,164505</text:p>
          </table:table-cell>
          <table:table-cell office:value-type="float" office:value="-0.003264">
            <text:p>-0,003264</text:p>
          </table:table-cell>
          <table:table-cell office:value-type="float" office:value="-0.003226">
            <text:p>-0,003226</text:p>
          </table:table-cell>
          <table:table-cell office:value-type="float" office:value="0.162148">
            <text:p>0,162148</text:p>
          </table:table-cell>
          <table:table-cell office:value-type="float" office:value="-1.012941">
            <text:p>-1,012941</text:p>
          </table:table-cell>
          <table:table-cell table:number-columns-repeated="1019"/>
        </table:table-row>
        <table:table-row table:style-name="ro1">
          <table:table-cell office:value-type="float" office:value="180.164505">
            <text:p>180,164505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162148">
            <text:p>0,162148</text:p>
          </table:table-cell>
          <table:table-cell office:value-type="float" office:value="-1.012941">
            <text:p>-1,012941</text:p>
          </table:table-cell>
          <table:table-cell table:number-columns-repeated="1019"/>
        </table:table-row>
        <table:table-row table:style-name="ro1">
          <table:table-cell office:value-type="float" office:value="181.545074">
            <text:p>181,545074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163391">
            <text:p>0,163391</text:p>
          </table:table-cell>
          <table:table-cell office:value-type="float" office:value="-1.034118">
            <text:p>-1,034118</text:p>
          </table:table-cell>
          <table:table-cell table:number-columns-repeated="1019"/>
        </table:table-row>
        <table:table-row table:style-name="ro1">
          <table:table-cell office:value-type="float" office:value="181.545074">
            <text:p>181,545074</text:p>
          </table:table-cell>
          <table:table-cell office:value-type="float" office:value="-0.003263">
            <text:p>-0,003263</text:p>
          </table:table-cell>
          <table:table-cell office:value-type="float" office:value="-0.003225">
            <text:p>-0,003225</text:p>
          </table:table-cell>
          <table:table-cell office:value-type="float" office:value="0.163391">
            <text:p>0,163391</text:p>
          </table:table-cell>
          <table:table-cell office:value-type="float" office:value="-1.034118">
            <text:p>-1,034118</text:p>
          </table:table-cell>
          <table:table-cell table:number-columns-repeated="1019"/>
        </table:table-row>
        <table:table-row table:style-name="ro1">
          <table:table-cell office:value-type="float" office:value="183.615936">
            <text:p>183,615936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165254">
            <text:p>0,165254</text:p>
          </table:table-cell>
          <table:table-cell office:value-type="float" office:value="-1.052647">
            <text:p>-1,052647</text:p>
          </table:table-cell>
          <table:table-cell table:number-columns-repeated="1019"/>
        </table:table-row>
        <table:table-row table:style-name="ro1">
          <table:table-cell office:value-type="float" office:value="183.615936">
            <text:p>183,615936</text:p>
          </table:table-cell>
          <table:table-cell office:value-type="float" office:value="-0.003261">
            <text:p>-0,003261</text:p>
          </table:table-cell>
          <table:table-cell office:value-type="float" office:value="-0.003226">
            <text:p>-0,003226</text:p>
          </table:table-cell>
          <table:table-cell office:value-type="float" office:value="0.165254">
            <text:p>0,165254</text:p>
          </table:table-cell>
          <table:table-cell office:value-type="float" office:value="-1.052647">
            <text:p>-1,052647</text:p>
          </table:table-cell>
          <table:table-cell table:number-columns-repeated="1019"/>
        </table:table-row>
        <table:table-row table:style-name="ro1">
          <table:table-cell office:value-type="float" office:value="186.377075">
            <text:p>186,377075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167739">
            <text:p>0,167739</text:p>
          </table:table-cell>
          <table:table-cell office:value-type="float" office:value="-1.072059">
            <text:p>-1,072059</text:p>
          </table:table-cell>
          <table:table-cell table:number-columns-repeated="1019"/>
        </table:table-row>
        <table:table-row table:style-name="ro1">
          <table:table-cell office:value-type="float" office:value="186.377075">
            <text:p>186,377075</text:p>
          </table:table-cell>
          <table:table-cell office:value-type="float" office:value="-0.003264">
            <text:p>-0,003264</text:p>
          </table:table-cell>
          <table:table-cell office:value-type="float" office:value="-0.003229">
            <text:p>-0,003229</text:p>
          </table:table-cell>
          <table:table-cell office:value-type="float" office:value="0.167739">
            <text:p>0,167739</text:p>
          </table:table-cell>
          <table:table-cell office:value-type="float" office:value="-1.072059">
            <text:p>-1,072059</text:p>
          </table:table-cell>
          <table:table-cell table:number-columns-repeated="1019"/>
        </table:table-row>
        <table:table-row table:style-name="ro1">
          <table:table-cell office:value-type="float" office:value="187.067368">
            <text:p>187,067368</text:p>
          </table:table-cell>
          <table:table-cell office:value-type="float" office:value="-0.003259">
            <text:p>-0,003259</text:p>
          </table:table-cell>
          <table:table-cell office:value-type="float" office:value="-0.00323">
            <text:p>-0,00323</text:p>
          </table:table-cell>
          <table:table-cell office:value-type="float" office:value="0.168361">
            <text:p>0,168361</text:p>
          </table:table-cell>
          <table:table-cell office:value-type="float" office:value="-1.091177">
            <text:p>-1,091177</text:p>
          </table:table-cell>
          <table:table-cell table:number-columns-repeated="1019"/>
        </table:table-row>
        <table:table-row table:style-name="ro1">
          <table:table-cell office:value-type="float" office:value="187.067368">
            <text:p>187,067368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168361">
            <text:p>0,168361</text:p>
          </table:table-cell>
          <table:table-cell office:value-type="float" office:value="-1.091177">
            <text:p>-1,091177</text:p>
          </table:table-cell>
          <table:table-cell table:number-columns-repeated="1019"/>
        </table:table-row>
        <table:table-row table:style-name="ro1">
          <table:table-cell office:value-type="float" office:value="188.447937">
            <text:p>188,447937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169603">
            <text:p>0,169603</text:p>
          </table:table-cell>
          <table:table-cell office:value-type="float" office:value="-1.110882">
            <text:p>-1,110882</text:p>
          </table:table-cell>
          <table:table-cell table:number-columns-repeated="1019"/>
        </table:table-row>
        <table:table-row table:style-name="ro1">
          <table:table-cell office:value-type="float" office:value="188.447937">
            <text:p>188,447937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169603">
            <text:p>0,169603</text:p>
          </table:table-cell>
          <table:table-cell office:value-type="float" office:value="-1.110882">
            <text:p>-1,110882</text:p>
          </table:table-cell>
          <table:table-cell table:number-columns-repeated="1019"/>
        </table:table-row>
        <table:table-row table:style-name="ro1">
          <table:table-cell office:value-type="float" office:value="191.209076">
            <text:p>191,209076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172088">
            <text:p>0,172088</text:p>
          </table:table-cell>
          <table:table-cell office:value-type="float" office:value="-1.131176">
            <text:p>-1,131176</text:p>
          </table:table-cell>
          <table:table-cell table:number-columns-repeated="1019"/>
        </table:table-row>
        <table:table-row table:style-name="ro1">
          <table:table-cell office:value-type="float" office:value="191.209076">
            <text:p>191,209076</text:p>
          </table:table-cell>
          <table:table-cell office:value-type="float" office:value="-0.003264">
            <text:p>-0,003264</text:p>
          </table:table-cell>
          <table:table-cell office:value-type="float" office:value="-0.00323">
            <text:p>-0,00323</text:p>
          </table:table-cell>
          <table:table-cell office:value-type="float" office:value="0.172088">
            <text:p>0,172088</text:p>
          </table:table-cell>
          <table:table-cell office:value-type="float" office:value="-1.131176">
            <text:p>-1,131176</text:p>
          </table:table-cell>
          <table:table-cell table:number-columns-repeated="1019"/>
        </table:table-row>
        <table:table-row table:style-name="ro1">
          <table:table-cell office:value-type="float" office:value="192.589645">
            <text:p>192,589645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173331">
            <text:p>0,173331</text:p>
          </table:table-cell>
          <table:table-cell office:value-type="float" office:value="-1.151765">
            <text:p>-1,151765</text:p>
          </table:table-cell>
          <table:table-cell table:number-columns-repeated="1019"/>
        </table:table-row>
        <table:table-row table:style-name="ro1">
          <table:table-cell office:value-type="float" office:value="192.589645">
            <text:p>192,589645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173331">
            <text:p>0,173331</text:p>
          </table:table-cell>
          <table:table-cell office:value-type="float" office:value="-1.151765">
            <text:p>-1,151765</text:p>
          </table:table-cell>
          <table:table-cell table:number-columns-repeated="1019"/>
        </table:table-row>
        <table:table-row table:style-name="ro1">
          <table:table-cell office:value-type="float" office:value="193.970215">
            <text:p>193,970215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174573">
            <text:p>0,174573</text:p>
          </table:table-cell>
          <table:table-cell office:value-type="float" office:value="-1.170882">
            <text:p>-1,170882</text:p>
          </table:table-cell>
          <table:table-cell table:number-columns-repeated="1019"/>
        </table:table-row>
        <table:table-row table:style-name="ro1">
          <table:table-cell office:value-type="float" office:value="193.970215">
            <text:p>193,970215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174573">
            <text:p>0,174573</text:p>
          </table:table-cell>
          <table:table-cell office:value-type="float" office:value="-1.170882">
            <text:p>-1,170882</text:p>
          </table:table-cell>
          <table:table-cell table:number-columns-repeated="1019"/>
        </table:table-row>
        <table:table-row table:style-name="ro1">
          <table:table-cell office:value-type="float" office:value="198.111938">
            <text:p>198,111938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178301">
            <text:p>0,178301</text:p>
          </table:table-cell>
          <table:table-cell office:value-type="float" office:value="-1.190588">
            <text:p>-1,190588</text:p>
          </table:table-cell>
          <table:table-cell table:number-columns-repeated="1019"/>
        </table:table-row>
        <table:table-row table:style-name="ro1">
          <table:table-cell office:value-type="float" office:value="198.111938">
            <text:p>198,111938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178301">
            <text:p>0,178301</text:p>
          </table:table-cell>
          <table:table-cell office:value-type="float" office:value="-1.190588">
            <text:p>-1,190588</text:p>
          </table:table-cell>
          <table:table-cell table:number-columns-repeated="1019"/>
        </table:table-row>
        <table:table-row table:style-name="ro1">
          <table:table-cell office:value-type="float" office:value="199.492508">
            <text:p>199,492508</text:p>
          </table:table-cell>
          <table:table-cell office:value-type="float" office:value="-0.003261">
            <text:p>-0,003261</text:p>
          </table:table-cell>
          <table:table-cell office:value-type="float" office:value="-0.003226">
            <text:p>-0,003226</text:p>
          </table:table-cell>
          <table:table-cell office:value-type="float" office:value="0.179543">
            <text:p>0,179543</text:p>
          </table:table-cell>
          <table:table-cell office:value-type="float" office:value="-1.209118">
            <text:p>-1,209118</text:p>
          </table:table-cell>
          <table:table-cell table:number-columns-repeated="1019"/>
        </table:table-row>
        <table:table-row table:style-name="ro1">
          <table:table-cell office:value-type="float" office:value="199.492508">
            <text:p>199,492508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179543">
            <text:p>0,179543</text:p>
          </table:table-cell>
          <table:table-cell office:value-type="float" office:value="-1.209118">
            <text:p>-1,209118</text:p>
          </table:table-cell>
          <table:table-cell table:number-columns-repeated="1019"/>
        </table:table-row>
        <table:table-row table:style-name="ro1">
          <table:table-cell office:value-type="float" office:value="200.182785">
            <text:p>200,182785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180165">
            <text:p>0,180165</text:p>
          </table:table-cell>
          <table:table-cell office:value-type="float" office:value="-1.228529">
            <text:p>-1,228529</text:p>
          </table:table-cell>
          <table:table-cell table:number-columns-repeated="1019"/>
        </table:table-row>
        <table:table-row table:style-name="ro1">
          <table:table-cell office:value-type="float" office:value="200.182785">
            <text:p>200,182785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180165">
            <text:p>0,180165</text:p>
          </table:table-cell>
          <table:table-cell office:value-type="float" office:value="-1.247941">
            <text:p>-1,247941</text:p>
          </table:table-cell>
          <table:table-cell table:number-columns-repeated="1019"/>
        </table:table-row>
        <table:table-row table:style-name="ro1">
          <table:table-cell office:value-type="float" office:value="202.943924">
            <text:p>202,943924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18265">
            <text:p>0,18265</text:p>
          </table:table-cell>
          <table:table-cell office:value-type="float" office:value="-1.247941">
            <text:p>-1,247941</text:p>
          </table:table-cell>
          <table:table-cell table:number-columns-repeated="1019"/>
        </table:table-row>
        <table:table-row table:style-name="ro1">
          <table:table-cell office:value-type="float" office:value="202.943924">
            <text:p>202,943924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18265">
            <text:p>0,18265</text:p>
          </table:table-cell>
          <table:table-cell office:value-type="float" office:value="-1.267059">
            <text:p>-1,267059</text:p>
          </table:table-cell>
          <table:table-cell table:number-columns-repeated="1019"/>
        </table:table-row>
        <table:table-row table:style-name="ro1">
          <table:table-cell office:value-type="float" office:value="204.324493">
            <text:p>204,324493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183892">
            <text:p>0,183892</text:p>
          </table:table-cell>
          <table:table-cell office:value-type="float" office:value="-1.267059">
            <text:p>-1,267059</text:p>
          </table:table-cell>
          <table:table-cell table:number-columns-repeated="1019"/>
        </table:table-row>
        <table:table-row table:style-name="ro1">
          <table:table-cell office:value-type="float" office:value="205.705078">
            <text:p>205,705078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185135">
            <text:p>0,185135</text:p>
          </table:table-cell>
          <table:table-cell office:value-type="float" office:value="-1.285882">
            <text:p>-1,285882</text:p>
          </table:table-cell>
          <table:table-cell table:number-columns-repeated="1019"/>
        </table:table-row>
        <table:table-row table:style-name="ro1">
          <table:table-cell office:value-type="float" office:value="205.705078">
            <text:p>205,705078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185135">
            <text:p>0,185135</text:p>
          </table:table-cell>
          <table:table-cell office:value-type="float" office:value="-1.285882">
            <text:p>-1,285882</text:p>
          </table:table-cell>
          <table:table-cell table:number-columns-repeated="1019"/>
        </table:table-row>
        <table:table-row table:style-name="ro1">
          <table:table-cell office:value-type="float" office:value="206.395355">
            <text:p>206,395355</text:p>
          </table:table-cell>
          <table:table-cell office:value-type="float" office:value="-0.003261">
            <text:p>-0,003261</text:p>
          </table:table-cell>
          <table:table-cell office:value-type="float" office:value="-0.003225">
            <text:p>-0,003225</text:p>
          </table:table-cell>
          <table:table-cell office:value-type="float" office:value="0.185756">
            <text:p>0,185756</text:p>
          </table:table-cell>
          <table:table-cell office:value-type="float" office:value="-1.305294">
            <text:p>-1,305294</text:p>
          </table:table-cell>
          <table:table-cell table:number-columns-repeated="1019"/>
        </table:table-row>
        <table:table-row table:style-name="ro1">
          <table:table-cell office:value-type="float" office:value="206.395355">
            <text:p>206,395355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185756">
            <text:p>0,185756</text:p>
          </table:table-cell>
          <table:table-cell office:value-type="float" office:value="-1.305294">
            <text:p>-1,305294</text:p>
          </table:table-cell>
          <table:table-cell table:number-columns-repeated="1019"/>
        </table:table-row>
        <table:table-row table:style-name="ro1">
          <table:table-cell office:value-type="float" office:value="208.466217">
            <text:p>208,466217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18762">
            <text:p>0,18762</text:p>
          </table:table-cell>
          <table:table-cell office:value-type="float" office:value="-1.324412">
            <text:p>-1,324412</text:p>
          </table:table-cell>
          <table:table-cell table:number-columns-repeated="1019"/>
        </table:table-row>
        <table:table-row table:style-name="ro1">
          <table:table-cell office:value-type="float" office:value="208.466217">
            <text:p>208,466217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18762">
            <text:p>0,18762</text:p>
          </table:table-cell>
          <table:table-cell office:value-type="float" office:value="-1.324412">
            <text:p>-1,324412</text:p>
          </table:table-cell>
          <table:table-cell table:number-columns-repeated="1019"/>
        </table:table-row>
        <table:table-row table:style-name="ro1">
          <table:table-cell office:value-type="float" office:value="210.537064">
            <text:p>210,537064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189483">
            <text:p>0,189483</text:p>
          </table:table-cell>
          <table:table-cell office:value-type="float" office:value="-1.343235">
            <text:p>-1,343235</text:p>
          </table:table-cell>
          <table:table-cell table:number-columns-repeated="1019"/>
        </table:table-row>
        <table:table-row table:style-name="ro1">
          <table:table-cell office:value-type="float" office:value="210.537064">
            <text:p>210,537064</text:p>
          </table:table-cell>
          <table:table-cell office:value-type="float" office:value="-0.003259">
            <text:p>-0,003259</text:p>
          </table:table-cell>
          <table:table-cell office:value-type="float" office:value="-0.00323">
            <text:p>-0,00323</text:p>
          </table:table-cell>
          <table:table-cell office:value-type="float" office:value="0.189483">
            <text:p>0,189483</text:p>
          </table:table-cell>
          <table:table-cell office:value-type="float" office:value="-1.343235">
            <text:p>-1,343235</text:p>
          </table:table-cell>
          <table:table-cell table:number-columns-repeated="1019"/>
        </table:table-row>
        <table:table-row table:style-name="ro1">
          <table:table-cell office:value-type="float" office:value="213.298218">
            <text:p>213,298218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.191968">
            <text:p>0,191968</text:p>
          </table:table-cell>
          <table:table-cell office:value-type="float" office:value="-1.362647">
            <text:p>-1,362647</text:p>
          </table:table-cell>
          <table:table-cell table:number-columns-repeated="1019"/>
        </table:table-row>
        <table:table-row table:style-name="ro1">
          <table:table-cell office:value-type="float" office:value="213.298218">
            <text:p>213,298218</text:p>
          </table:table-cell>
          <table:table-cell office:value-type="float" office:value="-0.003261">
            <text:p>-0,003261</text:p>
          </table:table-cell>
          <table:table-cell office:value-type="float" office:value="-0.003225">
            <text:p>-0,003225</text:p>
          </table:table-cell>
          <table:table-cell office:value-type="float" office:value="0.191968">
            <text:p>0,191968</text:p>
          </table:table-cell>
          <table:table-cell office:value-type="float" office:value="-1.362647">
            <text:p>-1,362647</text:p>
          </table:table-cell>
          <table:table-cell table:number-columns-repeated="1019"/>
        </table:table-row>
        <table:table-row table:style-name="ro1">
          <table:table-cell office:value-type="float" office:value="216.059357">
            <text:p>216,059357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194453">
            <text:p>0,194453</text:p>
          </table:table-cell>
          <table:table-cell office:value-type="float" office:value="-1.381765">
            <text:p>-1,381765</text:p>
          </table:table-cell>
          <table:table-cell table:number-columns-repeated="1019"/>
        </table:table-row>
        <table:table-row table:style-name="ro1">
          <table:table-cell office:value-type="float" office:value="216.059357">
            <text:p>216,059357</text:p>
          </table:table-cell>
          <table:table-cell office:value-type="float" office:value="-0.003261">
            <text:p>-0,003261</text:p>
          </table:table-cell>
          <table:table-cell office:value-type="float" office:value="-0.003226">
            <text:p>-0,003226</text:p>
          </table:table-cell>
          <table:table-cell office:value-type="float" office:value="0.194453">
            <text:p>0,194453</text:p>
          </table:table-cell>
          <table:table-cell office:value-type="float" office:value="-1.381765">
            <text:p>-1,381765</text:p>
          </table:table-cell>
          <table:table-cell table:number-columns-repeated="1019"/>
        </table:table-row>
        <table:table-row table:style-name="ro1">
          <table:table-cell office:value-type="float" office:value="218.130203">
            <text:p>218,130203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196317">
            <text:p>0,196317</text:p>
          </table:table-cell>
          <table:table-cell office:value-type="float" office:value="-1.400882">
            <text:p>-1,400882</text:p>
          </table:table-cell>
          <table:table-cell table:number-columns-repeated="1019"/>
        </table:table-row>
        <table:table-row table:style-name="ro1">
          <table:table-cell office:value-type="float" office:value="218.130203">
            <text:p>218,130203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196317">
            <text:p>0,196317</text:p>
          </table:table-cell>
          <table:table-cell office:value-type="float" office:value="-1.400882">
            <text:p>-1,400882</text:p>
          </table:table-cell>
          <table:table-cell table:number-columns-repeated="1019"/>
        </table:table-row>
        <table:table-row table:style-name="ro1">
          <table:table-cell office:value-type="float" office:value="219.510788">
            <text:p>219,510788</text:p>
          </table:table-cell>
          <table:table-cell office:value-type="float" office:value="-0.00326">
            <text:p>-0,00326</text:p>
          </table:table-cell>
          <table:table-cell office:value-type="float" office:value="-0.003231">
            <text:p>-0,003231</text:p>
          </table:table-cell>
          <table:table-cell office:value-type="float" office:value="0.19756">
            <text:p>0,19756</text:p>
          </table:table-cell>
          <table:table-cell office:value-type="float" office:value="-1.422059">
            <text:p>-1,422059</text:p>
          </table:table-cell>
          <table:table-cell table:number-columns-repeated="1019"/>
        </table:table-row>
        <table:table-row table:style-name="ro1">
          <table:table-cell office:value-type="float" office:value="219.510788">
            <text:p>219,510788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19756">
            <text:p>0,19756</text:p>
          </table:table-cell>
          <table:table-cell office:value-type="float" office:value="-1.422059">
            <text:p>-1,422059</text:p>
          </table:table-cell>
          <table:table-cell table:number-columns-repeated="1019"/>
        </table:table-row>
        <table:table-row table:style-name="ro1">
          <table:table-cell office:value-type="float" office:value="221.581635">
            <text:p>221,581635</text:p>
          </table:table-cell>
          <table:table-cell office:value-type="float" office:value="-0.003259">
            <text:p>-0,003259</text:p>
          </table:table-cell>
          <table:table-cell office:value-type="float" office:value="-0.00323">
            <text:p>-0,00323</text:p>
          </table:table-cell>
          <table:table-cell office:value-type="float" office:value="0.199423">
            <text:p>0,199423</text:p>
          </table:table-cell>
          <table:table-cell office:value-type="float" office:value="-1.441176">
            <text:p>-1,441176</text:p>
          </table:table-cell>
          <table:table-cell table:number-columns-repeated="1019"/>
        </table:table-row>
        <table:table-row table:style-name="ro1">
          <table:table-cell office:value-type="float" office:value="221.581635">
            <text:p>221,581635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199423">
            <text:p>0,199423</text:p>
          </table:table-cell>
          <table:table-cell office:value-type="float" office:value="-1.441176">
            <text:p>-1,441176</text:p>
          </table:table-cell>
          <table:table-cell table:number-columns-repeated="1019"/>
        </table:table-row>
        <table:table-row table:style-name="ro1">
          <table:table-cell office:value-type="float" office:value="222.271927">
            <text:p>222,271927</text:p>
          </table:table-cell>
          <table:table-cell office:value-type="float" office:value="-0.003258">
            <text:p>-0,003258</text:p>
          </table:table-cell>
          <table:table-cell office:value-type="float" office:value="-0.00323">
            <text:p>-0,00323</text:p>
          </table:table-cell>
          <table:table-cell office:value-type="float" office:value="0.200045">
            <text:p>0,200045</text:p>
          </table:table-cell>
          <table:table-cell office:value-type="float" office:value="-1.462647">
            <text:p>-1,462647</text:p>
          </table:table-cell>
          <table:table-cell table:number-columns-repeated="1019"/>
        </table:table-row>
        <table:table-row table:style-name="ro1">
          <table:table-cell office:value-type="float" office:value="222.271927">
            <text:p>222,271927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200045">
            <text:p>0,200045</text:p>
          </table:table-cell>
          <table:table-cell office:value-type="float" office:value="-1.462647">
            <text:p>-1,462647</text:p>
          </table:table-cell>
          <table:table-cell table:number-columns-repeated="1019"/>
        </table:table-row>
        <table:table-row table:style-name="ro1">
          <table:table-cell office:value-type="float" office:value="225.033066">
            <text:p>225,033066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20253">
            <text:p>0,20253</text:p>
          </table:table-cell>
          <table:table-cell office:value-type="float" office:value="-1.481176">
            <text:p>-1,481176</text:p>
          </table:table-cell>
          <table:table-cell table:number-columns-repeated="1019"/>
        </table:table-row>
        <table:table-row table:style-name="ro1">
          <table:table-cell office:value-type="float" office:value="225.033066">
            <text:p>225,033066</text:p>
          </table:table-cell>
          <table:table-cell office:value-type="float" office:value="-0.003264">
            <text:p>-0,003264</text:p>
          </table:table-cell>
          <table:table-cell office:value-type="float" office:value="-0.003228">
            <text:p>-0,003228</text:p>
          </table:table-cell>
          <table:table-cell office:value-type="float" office:value="0.20253">
            <text:p>0,20253</text:p>
          </table:table-cell>
          <table:table-cell office:value-type="float" office:value="-1.481176">
            <text:p>-1,481176</text:p>
          </table:table-cell>
          <table:table-cell table:number-columns-repeated="1019"/>
        </table:table-row>
        <table:table-row table:style-name="ro1">
          <table:table-cell office:value-type="float" office:value="227.103928">
            <text:p>227,103928</text:p>
          </table:table-cell>
          <table:table-cell office:value-type="float" office:value="-0.003264">
            <text:p>-0,003264</text:p>
          </table:table-cell>
          <table:table-cell office:value-type="float" office:value="-0.003228">
            <text:p>-0,003228</text:p>
          </table:table-cell>
          <table:table-cell office:value-type="float" office:value="0.204394">
            <text:p>0,204394</text:p>
          </table:table-cell>
          <table:table-cell office:value-type="float" office:value="-1.501471">
            <text:p>-1,501471</text:p>
          </table:table-cell>
          <table:table-cell table:number-columns-repeated="1019"/>
        </table:table-row>
        <table:table-row table:style-name="ro1">
          <table:table-cell office:value-type="float" office:value="227.103928">
            <text:p>227,103928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204394">
            <text:p>0,204394</text:p>
          </table:table-cell>
          <table:table-cell office:value-type="float" office:value="-1.501471">
            <text:p>-1,501471</text:p>
          </table:table-cell>
          <table:table-cell table:number-columns-repeated="1019"/>
        </table:table-row>
        <table:table-row table:style-name="ro1">
          <table:table-cell office:value-type="float" office:value="228.484497">
            <text:p>228,484497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205636">
            <text:p>0,205636</text:p>
          </table:table-cell>
          <table:table-cell office:value-type="float" office:value="-1.520588">
            <text:p>-1,520588</text:p>
          </table:table-cell>
          <table:table-cell table:number-columns-repeated="1019"/>
        </table:table-row>
        <table:table-row table:style-name="ro1">
          <table:table-cell office:value-type="float" office:value="228.484497">
            <text:p>228,484497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.205636">
            <text:p>0,205636</text:p>
          </table:table-cell>
          <table:table-cell office:value-type="float" office:value="-1.520588">
            <text:p>-1,520588</text:p>
          </table:table-cell>
          <table:table-cell table:number-columns-repeated="1019"/>
        </table:table-row>
        <table:table-row table:style-name="ro1">
          <table:table-cell office:value-type="float" office:value="229.865067">
            <text:p>229,865067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206879">
            <text:p>0,206879</text:p>
          </table:table-cell>
          <table:table-cell office:value-type="float" office:value="-1.540588">
            <text:p>-1,540588</text:p>
          </table:table-cell>
          <table:table-cell table:number-columns-repeated="1019"/>
        </table:table-row>
        <table:table-row table:style-name="ro1">
          <table:table-cell office:value-type="float" office:value="229.865067">
            <text:p>229,865067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206879">
            <text:p>0,206879</text:p>
          </table:table-cell>
          <table:table-cell office:value-type="float" office:value="-1.540588">
            <text:p>-1,540588</text:p>
          </table:table-cell>
          <table:table-cell table:number-columns-repeated="1019"/>
        </table:table-row>
        <table:table-row table:style-name="ro1">
          <table:table-cell office:value-type="float" office:value="234.697067">
            <text:p>234,697067</text:p>
          </table:table-cell>
          <table:table-cell office:value-type="float" office:value="-0.003256">
            <text:p>-0,003256</text:p>
          </table:table-cell>
          <table:table-cell office:value-type="float" office:value="-0.003229">
            <text:p>-0,003229</text:p>
          </table:table-cell>
          <table:table-cell office:value-type="float" office:value="0.211227">
            <text:p>0,211227</text:p>
          </table:table-cell>
          <table:table-cell office:value-type="float" office:value="-1.560294">
            <text:p>-1,560294</text:p>
          </table:table-cell>
          <table:table-cell table:number-columns-repeated="1019"/>
        </table:table-row>
        <table:table-row table:style-name="ro1">
          <table:table-cell office:value-type="float" office:value="234.697067">
            <text:p>234,697067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211227">
            <text:p>0,211227</text:p>
          </table:table-cell>
          <table:table-cell office:value-type="float" office:value="-1.560294">
            <text:p>-1,560294</text:p>
          </table:table-cell>
          <table:table-cell table:number-columns-repeated="1019"/>
        </table:table-row>
        <table:table-row table:style-name="ro1">
          <table:table-cell office:value-type="float" office:value="234.006775">
            <text:p>234,006775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210606">
            <text:p>0,210606</text:p>
          </table:table-cell>
          <table:table-cell office:value-type="float" office:value="-1.579412">
            <text:p>-1,579412</text:p>
          </table:table-cell>
          <table:table-cell table:number-columns-repeated="1019"/>
        </table:table-row>
        <table:table-row table:style-name="ro1">
          <table:table-cell office:value-type="float" office:value="234.006775">
            <text:p>234,006775</text:p>
          </table:table-cell>
          <table:table-cell office:value-type="float" office:value="-0.003264">
            <text:p>-0,003264</text:p>
          </table:table-cell>
          <table:table-cell office:value-type="float" office:value="-0.00323">
            <text:p>-0,00323</text:p>
          </table:table-cell>
          <table:table-cell office:value-type="float" office:value="0.210606">
            <text:p>0,210606</text:p>
          </table:table-cell>
          <table:table-cell office:value-type="float" office:value="-1.579412">
            <text:p>-1,579412</text:p>
          </table:table-cell>
          <table:table-cell table:number-columns-repeated="1019"/>
        </table:table-row>
        <table:table-row table:style-name="ro1">
          <table:table-cell office:value-type="float" office:value="236.767914">
            <text:p>236,767914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213091">
            <text:p>0,213091</text:p>
          </table:table-cell>
          <table:table-cell office:value-type="float" office:value="-1.599412">
            <text:p>-1,599412</text:p>
          </table:table-cell>
          <table:table-cell table:number-columns-repeated="1019"/>
        </table:table-row>
        <table:table-row table:style-name="ro1">
          <table:table-cell office:value-type="float" office:value="236.767914">
            <text:p>236,767914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213091">
            <text:p>0,213091</text:p>
          </table:table-cell>
          <table:table-cell office:value-type="float" office:value="-1.618235">
            <text:p>-1,618235</text:p>
          </table:table-cell>
          <table:table-cell table:number-columns-repeated="1019"/>
        </table:table-row>
        <table:table-row table:style-name="ro1">
          <table:table-cell office:value-type="float" office:value="240.219345">
            <text:p>240,219345</text:p>
          </table:table-cell>
          <table:table-cell office:value-type="float" office:value="-0.003264">
            <text:p>-0,003264</text:p>
          </table:table-cell>
          <table:table-cell office:value-type="float" office:value="-0.003232">
            <text:p>-0,003232</text:p>
          </table:table-cell>
          <table:table-cell office:value-type="float" office:value="0.216197">
            <text:p>0,216197</text:p>
          </table:table-cell>
          <table:table-cell office:value-type="float" office:value="-1.618235">
            <text:p>-1,618235</text:p>
          </table:table-cell>
          <table:table-cell table:number-columns-repeated="1019"/>
        </table:table-row>
        <table:table-row table:style-name="ro1">
          <table:table-cell office:value-type="float" office:value="240.219345">
            <text:p>240,219345</text:p>
          </table:table-cell>
          <table:table-cell office:value-type="float" office:value="-0.003264">
            <text:p>-0,003264</text:p>
          </table:table-cell>
          <table:table-cell office:value-type="float" office:value="-0.003232">
            <text:p>-0,003232</text:p>
          </table:table-cell>
          <table:table-cell office:value-type="float" office:value="0.216197">
            <text:p>0,216197</text:p>
          </table:table-cell>
          <table:table-cell office:value-type="float" office:value="-1.637353">
            <text:p>-1,637353</text:p>
          </table:table-cell>
          <table:table-cell table:number-columns-repeated="1019"/>
        </table:table-row>
        <table:table-row table:style-name="ro1">
          <table:table-cell office:value-type="float" office:value="240.909637">
            <text:p>240,909637</text:p>
          </table:table-cell>
          <table:table-cell office:value-type="float" office:value="-0.003259">
            <text:p>-0,003259</text:p>
          </table:table-cell>
          <table:table-cell office:value-type="float" office:value="-0.00323">
            <text:p>-0,00323</text:p>
          </table:table-cell>
          <table:table-cell office:value-type="float" office:value="0.216819">
            <text:p>0,216819</text:p>
          </table:table-cell>
          <table:table-cell office:value-type="float" office:value="-1.637353">
            <text:p>-1,637353</text:p>
          </table:table-cell>
          <table:table-cell table:number-columns-repeated="1019"/>
        </table:table-row>
        <table:table-row table:style-name="ro1">
          <table:table-cell office:value-type="float" office:value="243.670776">
            <text:p>243,670776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0.219304">
            <text:p>0,219304</text:p>
          </table:table-cell>
          <table:table-cell office:value-type="float" office:value="-1.655588">
            <text:p>-1,655588</text:p>
          </table:table-cell>
          <table:table-cell table:number-columns-repeated="1019"/>
        </table:table-row>
        <table:table-row table:style-name="ro1">
          <table:table-cell office:value-type="float" office:value="243.670776">
            <text:p>243,670776</text:p>
          </table:table-cell>
          <table:table-cell office:value-type="float" office:value="-0.003261">
            <text:p>-0,003261</text:p>
          </table:table-cell>
          <table:table-cell office:value-type="float" office:value="-0.003226">
            <text:p>-0,003226</text:p>
          </table:table-cell>
          <table:table-cell office:value-type="float" office:value="0.219304">
            <text:p>0,219304</text:p>
          </table:table-cell>
          <table:table-cell office:value-type="float" office:value="-1.655588">
            <text:p>-1,655588</text:p>
          </table:table-cell>
          <table:table-cell table:number-columns-repeated="1019"/>
        </table:table-row>
        <table:table-row table:style-name="ro1">
          <table:table-cell office:value-type="float" office:value="242.980484">
            <text:p>242,980484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218682">
            <text:p>0,218682</text:p>
          </table:table-cell>
          <table:table-cell office:value-type="float" office:value="-1.675">
            <text:p>-1,675</text:p>
          </table:table-cell>
          <table:table-cell table:number-columns-repeated="1019"/>
        </table:table-row>
        <table:table-row table:style-name="ro1">
          <table:table-cell office:value-type="float" office:value="242.980484">
            <text:p>242,980484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218682">
            <text:p>0,218682</text:p>
          </table:table-cell>
          <table:table-cell office:value-type="float" office:value="-1.675">
            <text:p>-1,675</text:p>
          </table:table-cell>
          <table:table-cell table:number-columns-repeated="1019"/>
        </table:table-row>
        <table:table-row table:style-name="ro1">
          <table:table-cell office:value-type="float" office:value="245.741623">
            <text:p>245,741623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221167">
            <text:p>0,221167</text:p>
          </table:table-cell>
          <table:table-cell office:value-type="float" office:value="-1.694412">
            <text:p>-1,694412</text:p>
          </table:table-cell>
          <table:table-cell table:number-columns-repeated="1019"/>
        </table:table-row>
        <table:table-row table:style-name="ro1">
          <table:table-cell office:value-type="float" office:value="245.741623">
            <text:p>245,741623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221167">
            <text:p>0,221167</text:p>
          </table:table-cell>
          <table:table-cell office:value-type="float" office:value="-1.694412">
            <text:p>-1,694412</text:p>
          </table:table-cell>
          <table:table-cell table:number-columns-repeated="1019"/>
        </table:table-row>
        <table:table-row table:style-name="ro1">
          <table:table-cell office:value-type="float" office:value="246.431915">
            <text:p>246,431915</text:p>
          </table:table-cell>
          <table:table-cell office:value-type="float" office:value="-0.003258">
            <text:p>-0,003258</text:p>
          </table:table-cell>
          <table:table-cell office:value-type="float" office:value="-0.003229">
            <text:p>-0,003229</text:p>
          </table:table-cell>
          <table:table-cell office:value-type="float" office:value="0.221789">
            <text:p>0,221789</text:p>
          </table:table-cell>
          <table:table-cell office:value-type="float" office:value="-1.713529">
            <text:p>-1,713529</text:p>
          </table:table-cell>
          <table:table-cell table:number-columns-repeated="1019"/>
        </table:table-row>
        <table:table-row table:style-name="ro1">
          <table:table-cell office:value-type="float" office:value="246.431915">
            <text:p>246,431915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221789">
            <text:p>0,221789</text:p>
          </table:table-cell>
          <table:table-cell office:value-type="float" office:value="-1.713529">
            <text:p>-1,713529</text:p>
          </table:table-cell>
          <table:table-cell table:number-columns-repeated="1019"/>
        </table:table-row>
        <table:table-row table:style-name="ro1">
          <table:table-cell office:value-type="float" office:value="248.502777">
            <text:p>248,502777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223652">
            <text:p>0,223652</text:p>
          </table:table-cell>
          <table:table-cell office:value-type="float" office:value="-1.732647">
            <text:p>-1,732647</text:p>
          </table:table-cell>
          <table:table-cell table:number-columns-repeated="1019"/>
        </table:table-row>
        <table:table-row table:style-name="ro1">
          <table:table-cell office:value-type="float" office:value="248.502777">
            <text:p>248,502777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223652">
            <text:p>0,223652</text:p>
          </table:table-cell>
          <table:table-cell office:value-type="float" office:value="-1.732647">
            <text:p>-1,732647</text:p>
          </table:table-cell>
          <table:table-cell table:number-columns-repeated="1019"/>
        </table:table-row>
        <table:table-row table:style-name="ro1">
          <table:table-cell office:value-type="float" office:value="251.954193">
            <text:p>251,954193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226759">
            <text:p>0,226759</text:p>
          </table:table-cell>
          <table:table-cell office:value-type="float" office:value="-1.751765">
            <text:p>-1,751765</text:p>
          </table:table-cell>
          <table:table-cell table:number-columns-repeated="1019"/>
        </table:table-row>
        <table:table-row table:style-name="ro1">
          <table:table-cell office:value-type="float" office:value="251.954193">
            <text:p>251,954193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226759">
            <text:p>0,226759</text:p>
          </table:table-cell>
          <table:table-cell office:value-type="float" office:value="-1.751765">
            <text:p>-1,751765</text:p>
          </table:table-cell>
          <table:table-cell table:number-columns-repeated="1019"/>
        </table:table-row>
        <table:table-row table:style-name="ro1">
          <table:table-cell office:value-type="float" office:value="254.025055">
            <text:p>254,025055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228623">
            <text:p>0,228623</text:p>
          </table:table-cell>
          <table:table-cell office:value-type="float" office:value="-1.771765">
            <text:p>-1,771765</text:p>
          </table:table-cell>
          <table:table-cell table:number-columns-repeated="1019"/>
        </table:table-row>
        <table:table-row table:style-name="ro1">
          <table:table-cell office:value-type="float" office:value="254.025055">
            <text:p>254,025055</text:p>
          </table:table-cell>
          <table:table-cell office:value-type="float" office:value="-0.003261">
            <text:p>-0,003261</text:p>
          </table:table-cell>
          <table:table-cell office:value-type="float" office:value="-0.003231">
            <text:p>-0,003231</text:p>
          </table:table-cell>
          <table:table-cell office:value-type="float" office:value="0.228623">
            <text:p>0,228623</text:p>
          </table:table-cell>
          <table:table-cell office:value-type="float" office:value="-1.771765">
            <text:p>-1,771765</text:p>
          </table:table-cell>
          <table:table-cell table:number-columns-repeated="1019"/>
        </table:table-row>
        <table:table-row table:style-name="ro1">
          <table:table-cell office:value-type="float" office:value="256.095917">
            <text:p>256,095917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230486">
            <text:p>0,230486</text:p>
          </table:table-cell>
          <table:table-cell office:value-type="float" office:value="-1.791176">
            <text:p>-1,791176</text:p>
          </table:table-cell>
          <table:table-cell table:number-columns-repeated="1019"/>
        </table:table-row>
        <table:table-row table:style-name="ro1">
          <table:table-cell office:value-type="float" office:value="256.095917">
            <text:p>256,095917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.230486">
            <text:p>0,230486</text:p>
          </table:table-cell>
          <table:table-cell office:value-type="float" office:value="-1.791176">
            <text:p>-1,791176</text:p>
          </table:table-cell>
          <table:table-cell table:number-columns-repeated="1019"/>
        </table:table-row>
        <table:table-row table:style-name="ro1">
          <table:table-cell office:value-type="float" office:value="254.025055">
            <text:p>254,025055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.228623">
            <text:p>0,228623</text:p>
          </table:table-cell>
          <table:table-cell office:value-type="float" office:value="-1.810882">
            <text:p>-1,810882</text:p>
          </table:table-cell>
          <table:table-cell table:number-columns-repeated="1019"/>
        </table:table-row>
        <table:table-row table:style-name="ro1">
          <table:table-cell office:value-type="float" office:value="254.025055">
            <text:p>254,025055</text:p>
          </table:table-cell>
          <table:table-cell office:value-type="float" office:value="-0.003264">
            <text:p>-0,003264</text:p>
          </table:table-cell>
          <table:table-cell office:value-type="float" office:value="-0.003229">
            <text:p>-0,003229</text:p>
          </table:table-cell>
          <table:table-cell office:value-type="float" office:value="0.228623">
            <text:p>0,228623</text:p>
          </table:table-cell>
          <table:table-cell office:value-type="float" office:value="-1.810882">
            <text:p>-1,810882</text:p>
          </table:table-cell>
          <table:table-cell table:number-columns-repeated="1019"/>
        </table:table-row>
        <table:table-row table:style-name="ro1">
          <table:table-cell office:value-type="float" office:value="258.857056">
            <text:p>258,857056</text:p>
          </table:table-cell>
          <table:table-cell office:value-type="float" office:value="-0.003264">
            <text:p>-0,003264</text:p>
          </table:table-cell>
          <table:table-cell office:value-type="float" office:value="-0.003229">
            <text:p>-0,003229</text:p>
          </table:table-cell>
          <table:table-cell office:value-type="float" office:value="0.232971">
            <text:p>0,232971</text:p>
          </table:table-cell>
          <table:table-cell office:value-type="float" office:value="-1.830882">
            <text:p>-1,830882</text:p>
          </table:table-cell>
          <table:table-cell table:number-columns-repeated="1019"/>
        </table:table-row>
        <table:table-row table:style-name="ro1">
          <table:table-cell office:value-type="float" office:value="258.857056">
            <text:p>258,857056</text:p>
          </table:table-cell>
          <table:table-cell office:value-type="float" office:value="-0.003264">
            <text:p>-0,003264</text:p>
          </table:table-cell>
          <table:table-cell office:value-type="float" office:value="-0.003229">
            <text:p>-0,003229</text:p>
          </table:table-cell>
          <table:table-cell office:value-type="float" office:value="0.232971">
            <text:p>0,232971</text:p>
          </table:table-cell>
          <table:table-cell office:value-type="float" office:value="-1.830882">
            <text:p>-1,830882</text:p>
          </table:table-cell>
          <table:table-cell table:number-columns-repeated="1019"/>
        </table:table-row>
        <table:table-row table:style-name="ro1">
          <table:table-cell office:value-type="float" office:value="260.927917">
            <text:p>260,927917</text:p>
          </table:table-cell>
          <table:table-cell office:value-type="float" office:value="-0.003264">
            <text:p>-0,003264</text:p>
          </table:table-cell>
          <table:table-cell office:value-type="float" office:value="-0.003229">
            <text:p>-0,003229</text:p>
          </table:table-cell>
          <table:table-cell office:value-type="float" office:value="0.234835">
            <text:p>0,234835</text:p>
          </table:table-cell>
          <table:table-cell office:value-type="float" office:value="-1.85">
            <text:p>-1,85</text:p>
          </table:table-cell>
          <table:table-cell table:number-columns-repeated="1019"/>
        </table:table-row>
        <table:table-row table:style-name="ro1">
          <table:table-cell office:value-type="float" office:value="260.927917">
            <text:p>260,927917</text:p>
          </table:table-cell>
          <table:table-cell office:value-type="float" office:value="-0.003258">
            <text:p>-0,003258</text:p>
          </table:table-cell>
          <table:table-cell office:value-type="float" office:value="-0.003231">
            <text:p>-0,003231</text:p>
          </table:table-cell>
          <table:table-cell office:value-type="float" office:value="0.234835">
            <text:p>0,234835</text:p>
          </table:table-cell>
          <table:table-cell office:value-type="float" office:value="-1.85">
            <text:p>-1,85</text:p>
          </table:table-cell>
          <table:table-cell table:number-columns-repeated="1019"/>
        </table:table-row>
        <table:table-row table:style-name="ro1">
          <table:table-cell office:value-type="float" office:value="261.618195">
            <text:p>261,618195</text:p>
          </table:table-cell>
          <table:table-cell office:value-type="float" office:value="-0.003258">
            <text:p>-0,003258</text:p>
          </table:table-cell>
          <table:table-cell office:value-type="float" office:value="-0.003231">
            <text:p>-0,003231</text:p>
          </table:table-cell>
          <table:table-cell office:value-type="float" office:value="0.235456">
            <text:p>0,235456</text:p>
          </table:table-cell>
          <table:table-cell office:value-type="float" office:value="-1.870882">
            <text:p>-1,870882</text:p>
          </table:table-cell>
          <table:table-cell table:number-columns-repeated="1019"/>
        </table:table-row>
        <table:table-row table:style-name="ro1">
          <table:table-cell office:value-type="float" office:value="261.618195">
            <text:p>261,618195</text:p>
          </table:table-cell>
          <table:table-cell office:value-type="float" office:value="-0.003259">
            <text:p>-0,003259</text:p>
          </table:table-cell>
          <table:table-cell office:value-type="float" office:value="-0.003231">
            <text:p>-0,003231</text:p>
          </table:table-cell>
          <table:table-cell office:value-type="float" office:value="0.235456">
            <text:p>0,235456</text:p>
          </table:table-cell>
          <table:table-cell office:value-type="float" office:value="-1.870882">
            <text:p>-1,870882</text:p>
          </table:table-cell>
          <table:table-cell table:number-columns-repeated="1019"/>
        </table:table-row>
        <table:table-row table:style-name="ro1">
          <table:table-cell office:value-type="float" office:value="265.069611">
            <text:p>265,069611</text:p>
          </table:table-cell>
          <table:table-cell office:value-type="float" office:value="-0.003259">
            <text:p>-0,003259</text:p>
          </table:table-cell>
          <table:table-cell office:value-type="float" office:value="-0.003231">
            <text:p>-0,003231</text:p>
          </table:table-cell>
          <table:table-cell office:value-type="float" office:value="0.238563">
            <text:p>0,238563</text:p>
          </table:table-cell>
          <table:table-cell office:value-type="float" office:value="-1.888824">
            <text:p>-1,888824</text:p>
          </table:table-cell>
          <table:table-cell table:number-columns-repeated="1019"/>
        </table:table-row>
        <table:table-row table:style-name="ro1">
          <table:table-cell office:value-type="float" office:value="265.069611">
            <text:p>265,069611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238563">
            <text:p>0,238563</text:p>
          </table:table-cell>
          <table:table-cell office:value-type="float" office:value="-1.907941">
            <text:p>-1,907941</text:p>
          </table:table-cell>
          <table:table-cell table:number-columns-repeated="1019"/>
        </table:table-row>
        <table:table-row table:style-name="ro1">
          <table:table-cell office:value-type="float" office:value="265.069611">
            <text:p>265,069611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238563">
            <text:p>0,238563</text:p>
          </table:table-cell>
          <table:table-cell office:value-type="float" office:value="-1.907941">
            <text:p>-1,907941</text:p>
          </table:table-cell>
          <table:table-cell table:number-columns-repeated="1019"/>
        </table:table-row>
        <table:table-row table:style-name="ro1">
          <table:table-cell office:value-type="float" office:value="265.069611">
            <text:p>265,069611</text:p>
          </table:table-cell>
          <table:table-cell office:value-type="float" office:value="-0.003265">
            <text:p>-0,003265</text:p>
          </table:table-cell>
          <table:table-cell office:value-type="float" office:value="-0.00323">
            <text:p>-0,00323</text:p>
          </table:table-cell>
          <table:table-cell office:value-type="float" office:value="0.238563">
            <text:p>0,238563</text:p>
          </table:table-cell>
          <table:table-cell office:value-type="float" office:value="-1.927353">
            <text:p>-1,927353</text:p>
          </table:table-cell>
          <table:table-cell table:number-columns-repeated="1019"/>
        </table:table-row>
        <table:table-row table:style-name="ro1">
          <table:table-cell office:value-type="float" office:value="267.83075">
            <text:p>267,83075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241048">
            <text:p>0,241048</text:p>
          </table:table-cell>
          <table:table-cell office:value-type="float" office:value="-1.927353">
            <text:p>-1,927353</text:p>
          </table:table-cell>
          <table:table-cell table:number-columns-repeated="1019"/>
        </table:table-row>
        <table:table-row table:style-name="ro1">
          <table:table-cell office:value-type="float" office:value="269.211334">
            <text:p>269,211334</text:p>
          </table:table-cell>
          <table:table-cell office:value-type="float" office:value="-0.003261">
            <text:p>-0,003261</text:p>
          </table:table-cell>
          <table:table-cell office:value-type="float" office:value="-0.003226">
            <text:p>-0,003226</text:p>
          </table:table-cell>
          <table:table-cell office:value-type="float" office:value="0.24229">
            <text:p>0,24229</text:p>
          </table:table-cell>
          <table:table-cell office:value-type="float" office:value="-1.946177">
            <text:p>-1,946177</text:p>
          </table:table-cell>
          <table:table-cell table:number-columns-repeated="1019"/>
        </table:table-row>
        <table:table-row table:style-name="ro1">
          <table:table-cell office:value-type="float" office:value="269.211334">
            <text:p>269,211334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24229">
            <text:p>0,24229</text:p>
          </table:table-cell>
          <table:table-cell office:value-type="float" office:value="-1.946177">
            <text:p>-1,946177</text:p>
          </table:table-cell>
          <table:table-cell table:number-columns-repeated="1019"/>
        </table:table-row>
        <table:table-row table:style-name="ro1">
          <table:table-cell office:value-type="float" office:value="270.591919">
            <text:p>270,591919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243533">
            <text:p>0,243533</text:p>
          </table:table-cell>
          <table:table-cell office:value-type="float" office:value="-1.965294">
            <text:p>-1,965294</text:p>
          </table:table-cell>
          <table:table-cell table:number-columns-repeated="1019"/>
        </table:table-row>
        <table:table-row table:style-name="ro1">
          <table:table-cell office:value-type="float" office:value="270.591919">
            <text:p>270,591919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243533">
            <text:p>0,243533</text:p>
          </table:table-cell>
          <table:table-cell office:value-type="float" office:value="-1.965294">
            <text:p>-1,965294</text:p>
          </table:table-cell>
          <table:table-cell table:number-columns-repeated="1019"/>
        </table:table-row>
        <table:table-row table:style-name="ro1">
          <table:table-cell office:value-type="float" office:value="270.591919">
            <text:p>270,591919</text:p>
          </table:table-cell>
          <table:table-cell office:value-type="float" office:value="-0.003259">
            <text:p>-0,003259</text:p>
          </table:table-cell>
          <table:table-cell office:value-type="float" office:value="-0.003231">
            <text:p>-0,003231</text:p>
          </table:table-cell>
          <table:table-cell office:value-type="float" office:value="0.243533">
            <text:p>0,243533</text:p>
          </table:table-cell>
          <table:table-cell office:value-type="float" office:value="-1.985">
            <text:p>-1,985</text:p>
          </table:table-cell>
          <table:table-cell table:number-columns-repeated="1019"/>
        </table:table-row>
        <table:table-row table:style-name="ro1">
          <table:table-cell office:value-type="float" office:value="270.591919">
            <text:p>270,591919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243533">
            <text:p>0,243533</text:p>
          </table:table-cell>
          <table:table-cell office:value-type="float" office:value="-1.985">
            <text:p>-1,985</text:p>
          </table:table-cell>
          <table:table-cell table:number-columns-repeated="1019"/>
        </table:table-row>
        <table:table-row table:style-name="ro1">
          <table:table-cell office:value-type="float" office:value="276.114197">
            <text:p>276,114197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248503">
            <text:p>0,248503</text:p>
          </table:table-cell>
          <table:table-cell office:value-type="float" office:value="-2.003824">
            <text:p>-2,003824</text:p>
          </table:table-cell>
          <table:table-cell table:number-columns-repeated="1019"/>
        </table:table-row>
        <table:table-row table:style-name="ro1">
          <table:table-cell office:value-type="float" office:value="276.114197">
            <text:p>276,114197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.248503">
            <text:p>0,248503</text:p>
          </table:table-cell>
          <table:table-cell office:value-type="float" office:value="-2.003824">
            <text:p>-2,003824</text:p>
          </table:table-cell>
          <table:table-cell table:number-columns-repeated="1019"/>
        </table:table-row>
        <table:table-row table:style-name="ro1">
          <table:table-cell office:value-type="float" office:value="275.423889">
            <text:p>275,423889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.247882">
            <text:p>0,247882</text:p>
          </table:table-cell>
          <table:table-cell office:value-type="float" office:value="-2.023235">
            <text:p>-2,023235</text:p>
          </table:table-cell>
          <table:table-cell table:number-columns-repeated="1019"/>
        </table:table-row>
        <table:table-row table:style-name="ro1">
          <table:table-cell office:value-type="float" office:value="275.423889">
            <text:p>275,423889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247882">
            <text:p>0,247882</text:p>
          </table:table-cell>
          <table:table-cell office:value-type="float" office:value="-2.023235">
            <text:p>-2,023235</text:p>
          </table:table-cell>
          <table:table-cell table:number-columns-repeated="1019"/>
        </table:table-row>
        <table:table-row table:style-name="ro1">
          <table:table-cell office:value-type="float" office:value="278.185059">
            <text:p>278,185059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250367">
            <text:p>0,250367</text:p>
          </table:table-cell>
          <table:table-cell office:value-type="float" office:value="-2.041471">
            <text:p>-2,041471</text:p>
          </table:table-cell>
          <table:table-cell table:number-columns-repeated="1019"/>
        </table:table-row>
        <table:table-row table:style-name="ro1">
          <table:table-cell office:value-type="float" office:value="278.185059">
            <text:p>278,185059</text:p>
          </table:table-cell>
          <table:table-cell office:value-type="float" office:value="-0.003261">
            <text:p>-0,003261</text:p>
          </table:table-cell>
          <table:table-cell office:value-type="float" office:value="-0.003231">
            <text:p>-0,003231</text:p>
          </table:table-cell>
          <table:table-cell office:value-type="float" office:value="0.250367">
            <text:p>0,250367</text:p>
          </table:table-cell>
          <table:table-cell office:value-type="float" office:value="-2.041471">
            <text:p>-2,041471</text:p>
          </table:table-cell>
          <table:table-cell table:number-columns-repeated="1019"/>
        </table:table-row>
        <table:table-row table:style-name="ro1">
          <table:table-cell office:value-type="float" office:value="280.25589">
            <text:p>280,25589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25223">
            <text:p>0,25223</text:p>
          </table:table-cell>
          <table:table-cell office:value-type="float" office:value="-2.061177">
            <text:p>-2,061177</text:p>
          </table:table-cell>
          <table:table-cell table:number-columns-repeated="1019"/>
        </table:table-row>
        <table:table-row table:style-name="ro1">
          <table:table-cell office:value-type="float" office:value="280.25589">
            <text:p>280,25589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25223">
            <text:p>0,25223</text:p>
          </table:table-cell>
          <table:table-cell office:value-type="float" office:value="-2.061177">
            <text:p>-2,061177</text:p>
          </table:table-cell>
          <table:table-cell table:number-columns-repeated="1019"/>
        </table:table-row>
        <table:table-row table:style-name="ro1">
          <table:table-cell office:value-type="float" office:value="280.25589">
            <text:p>280,25589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25223">
            <text:p>0,25223</text:p>
          </table:table-cell>
          <table:table-cell office:value-type="float" office:value="-2.08147">
            <text:p>-2,08147</text:p>
          </table:table-cell>
          <table:table-cell table:number-columns-repeated="1019"/>
        </table:table-row>
        <table:table-row table:style-name="ro1">
          <table:table-cell office:value-type="float" office:value="280.25589">
            <text:p>280,25589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25223">
            <text:p>0,25223</text:p>
          </table:table-cell>
          <table:table-cell office:value-type="float" office:value="-2.08147">
            <text:p>-2,08147</text:p>
          </table:table-cell>
          <table:table-cell table:number-columns-repeated="1019"/>
        </table:table-row>
        <table:table-row table:style-name="ro1">
          <table:table-cell office:value-type="float" office:value="283.017059">
            <text:p>283,017059</text:p>
          </table:table-cell>
          <table:table-cell office:value-type="float" office:value="-0.003264">
            <text:p>-0,003264</text:p>
          </table:table-cell>
          <table:table-cell office:value-type="float" office:value="-0.003228">
            <text:p>-0,003228</text:p>
          </table:table-cell>
          <table:table-cell office:value-type="float" office:value="0.254715">
            <text:p>0,254715</text:p>
          </table:table-cell>
          <table:table-cell office:value-type="float" office:value="-2.100882">
            <text:p>-2,100882</text:p>
          </table:table-cell>
          <table:table-cell table:number-columns-repeated="1019"/>
        </table:table-row>
        <table:table-row table:style-name="ro1">
          <table:table-cell office:value-type="float" office:value="283.017059">
            <text:p>283,017059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254715">
            <text:p>0,254715</text:p>
          </table:table-cell>
          <table:table-cell office:value-type="float" office:value="-2.100882">
            <text:p>-2,100882</text:p>
          </table:table-cell>
          <table:table-cell table:number-columns-repeated="1019"/>
        </table:table-row>
        <table:table-row table:style-name="ro1">
          <table:table-cell office:value-type="float" office:value="283.017059">
            <text:p>283,017059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254715">
            <text:p>0,254715</text:p>
          </table:table-cell>
          <table:table-cell office:value-type="float" office:value="-2.120588">
            <text:p>-2,120588</text:p>
          </table:table-cell>
          <table:table-cell table:number-columns-repeated="1019"/>
        </table:table-row>
        <table:table-row table:style-name="ro1">
          <table:table-cell office:value-type="float" office:value="283.017059">
            <text:p>283,017059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254715">
            <text:p>0,254715</text:p>
          </table:table-cell>
          <table:table-cell office:value-type="float" office:value="-2.120588">
            <text:p>-2,120588</text:p>
          </table:table-cell>
          <table:table-cell table:number-columns-repeated="1019"/>
        </table:table-row>
        <table:table-row table:style-name="ro1">
          <table:table-cell office:value-type="float" office:value="285.087891">
            <text:p>285,087891</text:p>
          </table:table-cell>
          <table:table-cell office:value-type="float" office:value="-0.00326">
            <text:p>-0,00326</text:p>
          </table:table-cell>
          <table:table-cell office:value-type="float" office:value="-0.003231">
            <text:p>-0,003231</text:p>
          </table:table-cell>
          <table:table-cell office:value-type="float" office:value="0.256579">
            <text:p>0,256579</text:p>
          </table:table-cell>
          <table:table-cell office:value-type="float" office:value="-2.140882">
            <text:p>-2,140882</text:p>
          </table:table-cell>
          <table:table-cell table:number-columns-repeated="1019"/>
        </table:table-row>
        <table:table-row table:style-name="ro1">
          <table:table-cell office:value-type="float" office:value="285.087891">
            <text:p>285,087891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256579">
            <text:p>0,256579</text:p>
          </table:table-cell>
          <table:table-cell office:value-type="float" office:value="-2.140882">
            <text:p>-2,140882</text:p>
          </table:table-cell>
          <table:table-cell table:number-columns-repeated="1019"/>
        </table:table-row>
        <table:table-row table:style-name="ro1">
          <table:table-cell office:value-type="float" office:value="286.468475">
            <text:p>286,468475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257822">
            <text:p>0,257822</text:p>
          </table:table-cell>
          <table:table-cell office:value-type="float" office:value="-2.160294">
            <text:p>-2,160294</text:p>
          </table:table-cell>
          <table:table-cell table:number-columns-repeated="1019"/>
        </table:table-row>
        <table:table-row table:style-name="ro1">
          <table:table-cell office:value-type="float" office:value="286.468475">
            <text:p>286,468475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257822">
            <text:p>0,257822</text:p>
          </table:table-cell>
          <table:table-cell office:value-type="float" office:value="-2.160294">
            <text:p>-2,160294</text:p>
          </table:table-cell>
          <table:table-cell table:number-columns-repeated="1019"/>
        </table:table-row>
        <table:table-row table:style-name="ro1">
          <table:table-cell office:value-type="float" office:value="289.229614">
            <text:p>289,229614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260307">
            <text:p>0,260307</text:p>
          </table:table-cell>
          <table:table-cell office:value-type="float" office:value="-2.18">
            <text:p>-2,18</text:p>
          </table:table-cell>
          <table:table-cell table:number-columns-repeated="1019"/>
        </table:table-row>
        <table:table-row table:style-name="ro1">
          <table:table-cell office:value-type="float" office:value="289.229614">
            <text:p>289,229614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260307">
            <text:p>0,260307</text:p>
          </table:table-cell>
          <table:table-cell office:value-type="float" office:value="-2.18">
            <text:p>-2,18</text:p>
          </table:table-cell>
          <table:table-cell table:number-columns-repeated="1019"/>
        </table:table-row>
        <table:table-row table:style-name="ro1">
          <table:table-cell office:value-type="float" office:value="289.229614">
            <text:p>289,229614</text:p>
          </table:table-cell>
          <table:table-cell office:value-type="float" office:value="-0.003261">
            <text:p>-0,003261</text:p>
          </table:table-cell>
          <table:table-cell office:value-type="float" office:value="-0.003225">
            <text:p>-0,003225</text:p>
          </table:table-cell>
          <table:table-cell office:value-type="float" office:value="0.260307">
            <text:p>0,260307</text:p>
          </table:table-cell>
          <table:table-cell office:value-type="float" office:value="-2.2">
            <text:p>-2,2</text:p>
          </table:table-cell>
          <table:table-cell table:number-columns-repeated="1019"/>
        </table:table-row>
        <table:table-row table:style-name="ro1">
          <table:table-cell office:value-type="float" office:value="289.229614">
            <text:p>289,229614</text:p>
          </table:table-cell>
          <table:table-cell office:value-type="float" office:value="-0.003265">
            <text:p>-0,003265</text:p>
          </table:table-cell>
          <table:table-cell office:value-type="float" office:value="-0.003226">
            <text:p>-0,003226</text:p>
          </table:table-cell>
          <table:table-cell office:value-type="float" office:value="0.260307">
            <text:p>0,260307</text:p>
          </table:table-cell>
          <table:table-cell office:value-type="float" office:value="-2.2">
            <text:p>-2,2</text:p>
          </table:table-cell>
          <table:table-cell table:number-columns-repeated="1019"/>
        </table:table-row>
        <table:table-row table:style-name="ro1">
          <table:table-cell office:value-type="float" office:value="291.990753">
            <text:p>291,990753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262792">
            <text:p>0,262792</text:p>
          </table:table-cell>
          <table:table-cell office:value-type="float" office:value="-2.220294">
            <text:p>-2,220294</text:p>
          </table:table-cell>
          <table:table-cell table:number-columns-repeated="1019"/>
        </table:table-row>
        <table:table-row table:style-name="ro1">
          <table:table-cell office:value-type="float" office:value="291.990753">
            <text:p>291,990753</text:p>
          </table:table-cell>
          <table:table-cell office:value-type="float" office:value="-0.003259">
            <text:p>-0,003259</text:p>
          </table:table-cell>
          <table:table-cell office:value-type="float" office:value="-0.00323">
            <text:p>-0,00323</text:p>
          </table:table-cell>
          <table:table-cell office:value-type="float" office:value="0.262792">
            <text:p>0,262792</text:p>
          </table:table-cell>
          <table:table-cell office:value-type="float" office:value="-2.220294">
            <text:p>-2,220294</text:p>
          </table:table-cell>
          <table:table-cell table:number-columns-repeated="1019"/>
        </table:table-row>
        <table:table-row table:style-name="ro1">
          <table:table-cell office:value-type="float" office:value="294.751892">
            <text:p>294,751892</text:p>
          </table:table-cell>
          <table:table-cell office:value-type="float" office:value="-0.003264">
            <text:p>-0,003264</text:p>
          </table:table-cell>
          <table:table-cell office:value-type="float" office:value="-0.003228">
            <text:p>-0,003228</text:p>
          </table:table-cell>
          <table:table-cell office:value-type="float" office:value="0.265277">
            <text:p>0,265277</text:p>
          </table:table-cell>
          <table:table-cell office:value-type="float" office:value="-2.240588">
            <text:p>-2,240588</text:p>
          </table:table-cell>
          <table:table-cell table:number-columns-repeated="1019"/>
        </table:table-row>
        <table:table-row table:style-name="ro1">
          <table:table-cell office:value-type="float" office:value="294.751892">
            <text:p>294,751892</text:p>
          </table:table-cell>
          <table:table-cell office:value-type="float" office:value="-0.003265">
            <text:p>-0,003265</text:p>
          </table:table-cell>
          <table:table-cell office:value-type="float" office:value="-0.003228">
            <text:p>-0,003228</text:p>
          </table:table-cell>
          <table:table-cell office:value-type="float" office:value="0.265277">
            <text:p>0,265277</text:p>
          </table:table-cell>
          <table:table-cell office:value-type="float" office:value="-2.240588">
            <text:p>-2,240588</text:p>
          </table:table-cell>
          <table:table-cell table:number-columns-repeated="1019"/>
        </table:table-row>
        <table:table-row table:style-name="ro1">
          <table:table-cell office:value-type="float" office:value="295.442169">
            <text:p>295,442169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265898">
            <text:p>0,265898</text:p>
          </table:table-cell>
          <table:table-cell office:value-type="float" office:value="-2.260588">
            <text:p>-2,260588</text:p>
          </table:table-cell>
          <table:table-cell table:number-columns-repeated="1019"/>
        </table:table-row>
        <table:table-row table:style-name="ro1">
          <table:table-cell office:value-type="float" office:value="295.442169">
            <text:p>295,442169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265898">
            <text:p>0,265898</text:p>
          </table:table-cell>
          <table:table-cell office:value-type="float" office:value="-2.260588">
            <text:p>-2,260588</text:p>
          </table:table-cell>
          <table:table-cell table:number-columns-repeated="1019"/>
        </table:table-row>
        <table:table-row table:style-name="ro1">
          <table:table-cell office:value-type="float" office:value="298.893616">
            <text:p>298,893616</text:p>
          </table:table-cell>
          <table:table-cell office:value-type="float" office:value="-0.003264">
            <text:p>-0,003264</text:p>
          </table:table-cell>
          <table:table-cell office:value-type="float" office:value="-0.003228">
            <text:p>-0,003228</text:p>
          </table:table-cell>
          <table:table-cell office:value-type="float" office:value="0.269004">
            <text:p>0,269004</text:p>
          </table:table-cell>
          <table:table-cell office:value-type="float" office:value="-2.280294">
            <text:p>-2,280294</text:p>
          </table:table-cell>
          <table:table-cell table:number-columns-repeated="1019"/>
        </table:table-row>
        <table:table-row table:style-name="ro1">
          <table:table-cell office:value-type="float" office:value="298.893616">
            <text:p>298,893616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269004">
            <text:p>0,269004</text:p>
          </table:table-cell>
          <table:table-cell office:value-type="float" office:value="-2.280294">
            <text:p>-2,280294</text:p>
          </table:table-cell>
          <table:table-cell table:number-columns-repeated="1019"/>
        </table:table-row>
        <table:table-row table:style-name="ro1">
          <table:table-cell office:value-type="float" office:value="299.583893">
            <text:p>299,583893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.269626">
            <text:p>0,269626</text:p>
          </table:table-cell>
          <table:table-cell office:value-type="float" office:value="-2.298824">
            <text:p>-2,298824</text:p>
          </table:table-cell>
          <table:table-cell table:number-columns-repeated="1019"/>
        </table:table-row>
        <table:table-row table:style-name="ro1">
          <table:table-cell office:value-type="float" office:value="299.583893">
            <text:p>299,583893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269626">
            <text:p>0,269626</text:p>
          </table:table-cell>
          <table:table-cell office:value-type="float" office:value="-2.298824">
            <text:p>-2,298824</text:p>
          </table:table-cell>
          <table:table-cell table:number-columns-repeated="1019"/>
        </table:table-row>
        <table:table-row table:style-name="ro1">
          <table:table-cell office:value-type="float" office:value="301.654755">
            <text:p>301,654755</text:p>
          </table:table-cell>
          <table:table-cell office:value-type="float" office:value="-0.00326">
            <text:p>-0,00326</text:p>
          </table:table-cell>
          <table:table-cell office:value-type="float" office:value="-0.003233">
            <text:p>-0,003233</text:p>
          </table:table-cell>
          <table:table-cell office:value-type="float" office:value="0.271489">
            <text:p>0,271489</text:p>
          </table:table-cell>
          <table:table-cell office:value-type="float" office:value="-2.317941">
            <text:p>-2,317941</text:p>
          </table:table-cell>
          <table:table-cell table:number-columns-repeated="1019"/>
        </table:table-row>
        <table:table-row table:style-name="ro1">
          <table:table-cell office:value-type="float" office:value="301.654755">
            <text:p>301,654755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271489">
            <text:p>0,271489</text:p>
          </table:table-cell>
          <table:table-cell office:value-type="float" office:value="-2.336765">
            <text:p>-2,336765</text:p>
          </table:table-cell>
          <table:table-cell table:number-columns-repeated="1019"/>
        </table:table-row>
        <table:table-row table:style-name="ro1">
          <table:table-cell office:value-type="float" office:value="303.725616">
            <text:p>303,725616</text:p>
          </table:table-cell>
          <table:table-cell office:value-type="float" office:value="-0.003264">
            <text:p>-0,003264</text:p>
          </table:table-cell>
          <table:table-cell office:value-type="float" office:value="-0.003228">
            <text:p>-0,003228</text:p>
          </table:table-cell>
          <table:table-cell office:value-type="float" office:value="0.273353">
            <text:p>0,273353</text:p>
          </table:table-cell>
          <table:table-cell office:value-type="float" office:value="-2.336765">
            <text:p>-2,336765</text:p>
          </table:table-cell>
          <table:table-cell table:number-columns-repeated="1019"/>
        </table:table-row>
        <table:table-row table:style-name="ro1">
          <table:table-cell office:value-type="float" office:value="303.725616">
            <text:p>303,725616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273353">
            <text:p>0,273353</text:p>
          </table:table-cell>
          <table:table-cell office:value-type="float" office:value="-2.356176">
            <text:p>-2,356176</text:p>
          </table:table-cell>
          <table:table-cell table:number-columns-repeated="1019"/>
        </table:table-row>
        <table:table-row table:style-name="ro1">
          <table:table-cell office:value-type="float" office:value="305.796478">
            <text:p>305,796478</text:p>
          </table:table-cell>
          <table:table-cell office:value-type="float" office:value="-0.003264">
            <text:p>-0,003264</text:p>
          </table:table-cell>
          <table:table-cell office:value-type="float" office:value="-0.003228">
            <text:p>-0,003228</text:p>
          </table:table-cell>
          <table:table-cell office:value-type="float" office:value="0.275217">
            <text:p>0,275217</text:p>
          </table:table-cell>
          <table:table-cell office:value-type="float" office:value="-2.356176">
            <text:p>-2,356176</text:p>
          </table:table-cell>
          <table:table-cell table:number-columns-repeated="1019"/>
        </table:table-row>
        <table:table-row table:style-name="ro1">
          <table:table-cell office:value-type="float" office:value="305.106171">
            <text:p>305,106171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274596">
            <text:p>0,274596</text:p>
          </table:table-cell>
          <table:table-cell office:value-type="float" office:value="-2.375588">
            <text:p>-2,375588</text:p>
          </table:table-cell>
          <table:table-cell table:number-columns-repeated="1019"/>
        </table:table-row>
        <table:table-row table:style-name="ro1">
          <table:table-cell office:value-type="float" office:value="305.106171">
            <text:p>305,106171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274596">
            <text:p>0,274596</text:p>
          </table:table-cell>
          <table:table-cell office:value-type="float" office:value="-2.375588">
            <text:p>-2,375588</text:p>
          </table:table-cell>
          <table:table-cell table:number-columns-repeated="1019"/>
        </table:table-row>
        <table:table-row table:style-name="ro1">
          <table:table-cell office:value-type="float" office:value="308.557617">
            <text:p>308,557617</text:p>
          </table:table-cell>
          <table:table-cell office:value-type="float" office:value="-0.003264">
            <text:p>-0,003264</text:p>
          </table:table-cell>
          <table:table-cell office:value-type="float" office:value="-0.003228">
            <text:p>-0,003228</text:p>
          </table:table-cell>
          <table:table-cell office:value-type="float" office:value="0.277702">
            <text:p>0,277702</text:p>
          </table:table-cell>
          <table:table-cell office:value-type="float" office:value="-2.394118">
            <text:p>-2,394118</text:p>
          </table:table-cell>
          <table:table-cell table:number-columns-repeated="1019"/>
        </table:table-row>
        <table:table-row table:style-name="ro1">
          <table:table-cell office:value-type="float" office:value="308.557617">
            <text:p>308,557617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277702">
            <text:p>0,277702</text:p>
          </table:table-cell>
          <table:table-cell office:value-type="float" office:value="-2.394118">
            <text:p>-2,394118</text:p>
          </table:table-cell>
          <table:table-cell table:number-columns-repeated="1019"/>
        </table:table-row>
        <table:table-row table:style-name="ro1">
          <table:table-cell office:value-type="float" office:value="310.628448">
            <text:p>310,628448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279566">
            <text:p>0,279566</text:p>
          </table:table-cell>
          <table:table-cell office:value-type="float" office:value="-2.413529">
            <text:p>-2,413529</text:p>
          </table:table-cell>
          <table:table-cell table:number-columns-repeated="1019"/>
        </table:table-row>
        <table:table-row table:style-name="ro1">
          <table:table-cell office:value-type="float" office:value="310.628448">
            <text:p>310,628448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279566">
            <text:p>0,279566</text:p>
          </table:table-cell>
          <table:table-cell office:value-type="float" office:value="-2.413529">
            <text:p>-2,413529</text:p>
          </table:table-cell>
          <table:table-cell table:number-columns-repeated="1019"/>
        </table:table-row>
        <table:table-row table:style-name="ro1">
          <table:table-cell office:value-type="float" office:value="311.318756">
            <text:p>311,318756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280187">
            <text:p>0,280187</text:p>
          </table:table-cell>
          <table:table-cell office:value-type="float" office:value="-2.432647">
            <text:p>-2,432647</text:p>
          </table:table-cell>
          <table:table-cell table:number-columns-repeated="1019"/>
        </table:table-row>
        <table:table-row table:style-name="ro1">
          <table:table-cell office:value-type="float" office:value="311.318756">
            <text:p>311,318756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280187">
            <text:p>0,280187</text:p>
          </table:table-cell>
          <table:table-cell office:value-type="float" office:value="-2.432647">
            <text:p>-2,432647</text:p>
          </table:table-cell>
          <table:table-cell table:number-columns-repeated="1019"/>
        </table:table-row>
        <table:table-row table:style-name="ro1">
          <table:table-cell office:value-type="float" office:value="312.69931">
            <text:p>312,69931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281429">
            <text:p>0,281429</text:p>
          </table:table-cell>
          <table:table-cell office:value-type="float" office:value="-2.451765">
            <text:p>-2,451765</text:p>
          </table:table-cell>
          <table:table-cell table:number-columns-repeated="1019"/>
        </table:table-row>
        <table:table-row table:style-name="ro1">
          <table:table-cell office:value-type="float" office:value="312.69931">
            <text:p>312,69931</text:p>
          </table:table-cell>
          <table:table-cell office:value-type="float" office:value="-0.00326">
            <text:p>-0,00326</text:p>
          </table:table-cell>
          <table:table-cell office:value-type="float" office:value="-0.003231">
            <text:p>-0,003231</text:p>
          </table:table-cell>
          <table:table-cell office:value-type="float" office:value="0.281429">
            <text:p>0,281429</text:p>
          </table:table-cell>
          <table:table-cell office:value-type="float" office:value="-2.451765">
            <text:p>-2,451765</text:p>
          </table:table-cell>
          <table:table-cell table:number-columns-repeated="1019"/>
        </table:table-row>
        <table:table-row table:style-name="ro1">
          <table:table-cell office:value-type="float" office:value="314.770172">
            <text:p>314,770172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283293">
            <text:p>0,283293</text:p>
          </table:table-cell>
          <table:table-cell office:value-type="float" office:value="-2.471471">
            <text:p>-2,471471</text:p>
          </table:table-cell>
          <table:table-cell table:number-columns-repeated="1019"/>
        </table:table-row>
        <table:table-row table:style-name="ro1">
          <table:table-cell office:value-type="float" office:value="314.770172">
            <text:p>314,770172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283293">
            <text:p>0,283293</text:p>
          </table:table-cell>
          <table:table-cell office:value-type="float" office:value="-2.471471">
            <text:p>-2,471471</text:p>
          </table:table-cell>
          <table:table-cell table:number-columns-repeated="1019"/>
        </table:table-row>
        <table:table-row table:style-name="ro1">
          <table:table-cell office:value-type="float" office:value="314.079895">
            <text:p>314,079895</text:p>
          </table:table-cell>
          <table:table-cell office:value-type="float" office:value="-0.003263">
            <text:p>-0,003263</text:p>
          </table:table-cell>
          <table:table-cell office:value-type="float" office:value="-0.003226">
            <text:p>-0,003226</text:p>
          </table:table-cell>
          <table:table-cell office:value-type="float" office:value="0.282672">
            <text:p>0,282672</text:p>
          </table:table-cell>
          <table:table-cell office:value-type="float" office:value="-2.489706">
            <text:p>-2,489706</text:p>
          </table:table-cell>
          <table:table-cell table:number-columns-repeated="1019"/>
        </table:table-row>
        <table:table-row table:style-name="ro1">
          <table:table-cell office:value-type="float" office:value="314.079895">
            <text:p>314,079895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282672">
            <text:p>0,282672</text:p>
          </table:table-cell>
          <table:table-cell office:value-type="float" office:value="-2.489706">
            <text:p>-2,489706</text:p>
          </table:table-cell>
          <table:table-cell table:number-columns-repeated="1019"/>
        </table:table-row>
        <table:table-row table:style-name="ro1">
          <table:table-cell office:value-type="float" office:value="317.531311">
            <text:p>317,531311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285778">
            <text:p>0,285778</text:p>
          </table:table-cell>
          <table:table-cell office:value-type="float" office:value="-2.509706">
            <text:p>-2,509706</text:p>
          </table:table-cell>
          <table:table-cell table:number-columns-repeated="1019"/>
        </table:table-row>
        <table:table-row table:style-name="ro1">
          <table:table-cell office:value-type="float" office:value="317.531311">
            <text:p>317,531311</text:p>
          </table:table-cell>
          <table:table-cell office:value-type="float" office:value="-0.003261">
            <text:p>-0,003261</text:p>
          </table:table-cell>
          <table:table-cell office:value-type="float" office:value="-0.003231">
            <text:p>-0,003231</text:p>
          </table:table-cell>
          <table:table-cell office:value-type="float" office:value="0.285778">
            <text:p>0,285778</text:p>
          </table:table-cell>
          <table:table-cell office:value-type="float" office:value="-2.509706">
            <text:p>-2,509706</text:p>
          </table:table-cell>
          <table:table-cell table:number-columns-repeated="1019"/>
        </table:table-row>
        <table:table-row table:style-name="ro1">
          <table:table-cell office:value-type="float" office:value="318.911896">
            <text:p>318,911896</text:p>
          </table:table-cell>
          <table:table-cell office:value-type="float" office:value="-0.003263">
            <text:p>-0,003263</text:p>
          </table:table-cell>
          <table:table-cell office:value-type="float" office:value="-0.003226">
            <text:p>-0,003226</text:p>
          </table:table-cell>
          <table:table-cell office:value-type="float" office:value="0.287021">
            <text:p>0,287021</text:p>
          </table:table-cell>
          <table:table-cell office:value-type="float" office:value="-2.528529">
            <text:p>-2,528529</text:p>
          </table:table-cell>
          <table:table-cell table:number-columns-repeated="1019"/>
        </table:table-row>
        <table:table-row table:style-name="ro1">
          <table:table-cell office:value-type="float" office:value="318.911896">
            <text:p>318,911896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287021">
            <text:p>0,287021</text:p>
          </table:table-cell>
          <table:table-cell office:value-type="float" office:value="-2.528529">
            <text:p>-2,528529</text:p>
          </table:table-cell>
          <table:table-cell table:number-columns-repeated="1019"/>
        </table:table-row>
        <table:table-row table:style-name="ro1">
          <table:table-cell office:value-type="float" office:value="321.673035">
            <text:p>321,673035</text:p>
          </table:table-cell>
          <table:table-cell office:value-type="float" office:value="-0.003263">
            <text:p>-0,003263</text:p>
          </table:table-cell>
          <table:table-cell office:value-type="float" office:value="-0.003231">
            <text:p>-0,003231</text:p>
          </table:table-cell>
          <table:table-cell office:value-type="float" office:value="0.289506">
            <text:p>0,289506</text:p>
          </table:table-cell>
          <table:table-cell office:value-type="float" office:value="-2.548235">
            <text:p>-2,548235</text:p>
          </table:table-cell>
          <table:table-cell table:number-columns-repeated="1019"/>
        </table:table-row>
        <table:table-row table:style-name="ro1">
          <table:table-cell office:value-type="float" office:value="321.673035">
            <text:p>321,673035</text:p>
          </table:table-cell>
          <table:table-cell office:value-type="float" office:value="-0.003265">
            <text:p>-0,003265</text:p>
          </table:table-cell>
          <table:table-cell office:value-type="float" office:value="-0.003228">
            <text:p>-0,003228</text:p>
          </table:table-cell>
          <table:table-cell office:value-type="float" office:value="0.289506">
            <text:p>0,289506</text:p>
          </table:table-cell>
          <table:table-cell office:value-type="float" office:value="-2.566765">
            <text:p>-2,566765</text:p>
          </table:table-cell>
          <table:table-cell table:number-columns-repeated="1019"/>
        </table:table-row>
        <table:table-row table:style-name="ro1">
          <table:table-cell office:value-type="float" office:value="323.053589">
            <text:p>323,053589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290748">
            <text:p>0,290748</text:p>
          </table:table-cell>
          <table:table-cell office:value-type="float" office:value="-2.566765">
            <text:p>-2,566765</text:p>
          </table:table-cell>
          <table:table-cell table:number-columns-repeated="1019"/>
        </table:table-row>
        <table:table-row table:style-name="ro1">
          <table:table-cell office:value-type="float" office:value="323.053589">
            <text:p>323,053589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290748">
            <text:p>0,290748</text:p>
          </table:table-cell>
          <table:table-cell office:value-type="float" office:value="-2.586471">
            <text:p>-2,586471</text:p>
          </table:table-cell>
          <table:table-cell table:number-columns-repeated="1019"/>
        </table:table-row>
        <table:table-row table:style-name="ro1">
          <table:table-cell office:value-type="float" office:value="324.434174">
            <text:p>324,434174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291991">
            <text:p>0,291991</text:p>
          </table:table-cell>
          <table:table-cell office:value-type="float" office:value="-2.586471">
            <text:p>-2,586471</text:p>
          </table:table-cell>
          <table:table-cell table:number-columns-repeated="1019"/>
        </table:table-row>
        <table:table-row table:style-name="ro1">
          <table:table-cell office:value-type="float" office:value="325.814758">
            <text:p>325,814758</text:p>
          </table:table-cell>
          <table:table-cell office:value-type="float" office:value="-0.003264">
            <text:p>-0,003264</text:p>
          </table:table-cell>
          <table:table-cell office:value-type="float" office:value="-0.003229">
            <text:p>-0,003229</text:p>
          </table:table-cell>
          <table:table-cell office:value-type="float" office:value="0.293233">
            <text:p>0,293233</text:p>
          </table:table-cell>
          <table:table-cell office:value-type="float" office:value="-2.605588">
            <text:p>-2,605588</text:p>
          </table:table-cell>
          <table:table-cell table:number-columns-repeated="1019"/>
        </table:table-row>
        <table:table-row table:style-name="ro1">
          <table:table-cell office:value-type="float" office:value="325.814758">
            <text:p>325,814758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293233">
            <text:p>0,293233</text:p>
          </table:table-cell>
          <table:table-cell office:value-type="float" office:value="-2.605588">
            <text:p>-2,605588</text:p>
          </table:table-cell>
          <table:table-cell table:number-columns-repeated="1019"/>
        </table:table-row>
        <table:table-row table:style-name="ro1">
          <table:table-cell office:value-type="float" office:value="326.505035">
            <text:p>326,505035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293855">
            <text:p>0,293855</text:p>
          </table:table-cell>
          <table:table-cell office:value-type="float" office:value="-2.625">
            <text:p>-2,625</text:p>
          </table:table-cell>
          <table:table-cell table:number-columns-repeated="1019"/>
        </table:table-row>
        <table:table-row table:style-name="ro1">
          <table:table-cell office:value-type="float" office:value="326.505035">
            <text:p>326,505035</text:p>
          </table:table-cell>
          <table:table-cell office:value-type="float" office:value="-0.003264">
            <text:p>-0,003264</text:p>
          </table:table-cell>
          <table:table-cell office:value-type="float" office:value="-0.003229">
            <text:p>-0,003229</text:p>
          </table:table-cell>
          <table:table-cell office:value-type="float" office:value="0.293855">
            <text:p>0,293855</text:p>
          </table:table-cell>
          <table:table-cell office:value-type="float" office:value="-2.625">
            <text:p>-2,625</text:p>
          </table:table-cell>
          <table:table-cell table:number-columns-repeated="1019"/>
        </table:table-row>
        <table:table-row table:style-name="ro1">
          <table:table-cell office:value-type="float" office:value="328.575897">
            <text:p>328,575897</text:p>
          </table:table-cell>
          <table:table-cell office:value-type="float" office:value="-0.003264">
            <text:p>-0,003264</text:p>
          </table:table-cell>
          <table:table-cell office:value-type="float" office:value="-0.003229">
            <text:p>-0,003229</text:p>
          </table:table-cell>
          <table:table-cell office:value-type="float" office:value="0.295718">
            <text:p>0,295718</text:p>
          </table:table-cell>
          <table:table-cell office:value-type="float" office:value="-2.643824">
            <text:p>-2,643824</text:p>
          </table:table-cell>
          <table:table-cell table:number-columns-repeated="1019"/>
        </table:table-row>
        <table:table-row table:style-name="ro1">
          <table:table-cell office:value-type="float" office:value="328.575897">
            <text:p>328,575897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295718">
            <text:p>0,295718</text:p>
          </table:table-cell>
          <table:table-cell office:value-type="float" office:value="-2.643824">
            <text:p>-2,643824</text:p>
          </table:table-cell>
          <table:table-cell table:number-columns-repeated="1019"/>
        </table:table-row>
        <table:table-row table:style-name="ro1">
          <table:table-cell office:value-type="float" office:value="329.956451">
            <text:p>329,956451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296961">
            <text:p>0,296961</text:p>
          </table:table-cell>
          <table:table-cell office:value-type="float" office:value="-2.662941">
            <text:p>-2,662941</text:p>
          </table:table-cell>
          <table:table-cell table:number-columns-repeated="1019"/>
        </table:table-row>
        <table:table-row table:style-name="ro1">
          <table:table-cell office:value-type="float" office:value="329.956451">
            <text:p>329,956451</text:p>
          </table:table-cell>
          <table:table-cell office:value-type="float" office:value="-0.003259">
            <text:p>-0,003259</text:p>
          </table:table-cell>
          <table:table-cell office:value-type="float" office:value="-0.00323">
            <text:p>-0,00323</text:p>
          </table:table-cell>
          <table:table-cell office:value-type="float" office:value="0.296961">
            <text:p>0,296961</text:p>
          </table:table-cell>
          <table:table-cell office:value-type="float" office:value="-2.662941">
            <text:p>-2,662941</text:p>
          </table:table-cell>
          <table:table-cell table:number-columns-repeated="1019"/>
        </table:table-row>
        <table:table-row table:style-name="ro1">
          <table:table-cell office:value-type="float" office:value="330.646729">
            <text:p>330,646729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297582">
            <text:p>0,297582</text:p>
          </table:table-cell>
          <table:table-cell office:value-type="float" office:value="-2.682059">
            <text:p>-2,682059</text:p>
          </table:table-cell>
          <table:table-cell table:number-columns-repeated="1019"/>
        </table:table-row>
        <table:table-row table:style-name="ro1">
          <table:table-cell office:value-type="float" office:value="330.646729">
            <text:p>330,646729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297582">
            <text:p>0,297582</text:p>
          </table:table-cell>
          <table:table-cell office:value-type="float" office:value="-2.682059">
            <text:p>-2,682059</text:p>
          </table:table-cell>
          <table:table-cell table:number-columns-repeated="1019"/>
        </table:table-row>
        <table:table-row table:style-name="ro1">
          <table:table-cell office:value-type="float" office:value="333.407898">
            <text:p>333,407898</text:p>
          </table:table-cell>
          <table:table-cell office:value-type="float" office:value="-0.003263">
            <text:p>-0,003263</text:p>
          </table:table-cell>
          <table:table-cell office:value-type="float" office:value="-0.003226">
            <text:p>-0,003226</text:p>
          </table:table-cell>
          <table:table-cell office:value-type="float" office:value="0.300067">
            <text:p>0,300067</text:p>
          </table:table-cell>
          <table:table-cell office:value-type="float" office:value="-2.700882">
            <text:p>-2,700882</text:p>
          </table:table-cell>
          <table:table-cell table:number-columns-repeated="1019"/>
        </table:table-row>
        <table:table-row table:style-name="ro1">
          <table:table-cell office:value-type="float" office:value="333.407898">
            <text:p>333,407898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300067">
            <text:p>0,300067</text:p>
          </table:table-cell>
          <table:table-cell office:value-type="float" office:value="-2.700882">
            <text:p>-2,700882</text:p>
          </table:table-cell>
          <table:table-cell table:number-columns-repeated="1019"/>
        </table:table-row>
        <table:table-row table:style-name="ro1">
          <table:table-cell office:value-type="float" office:value="335.478729">
            <text:p>335,478729</text:p>
          </table:table-cell>
          <table:table-cell office:value-type="float" office:value="-0.003264">
            <text:p>-0,003264</text:p>
          </table:table-cell>
          <table:table-cell office:value-type="float" office:value="-0.003232">
            <text:p>-0,003232</text:p>
          </table:table-cell>
          <table:table-cell office:value-type="float" office:value="0.301931">
            <text:p>0,301931</text:p>
          </table:table-cell>
          <table:table-cell office:value-type="float" office:value="-2.720588">
            <text:p>-2,720588</text:p>
          </table:table-cell>
          <table:table-cell table:number-columns-repeated="1019"/>
        </table:table-row>
        <table:table-row table:style-name="ro1">
          <table:table-cell office:value-type="float" office:value="335.478729">
            <text:p>335,478729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301931">
            <text:p>0,301931</text:p>
          </table:table-cell>
          <table:table-cell office:value-type="float" office:value="-2.720588">
            <text:p>-2,720588</text:p>
          </table:table-cell>
          <table:table-cell table:number-columns-repeated="1019"/>
        </table:table-row>
        <table:table-row table:style-name="ro1">
          <table:table-cell office:value-type="float" office:value="336.169037">
            <text:p>336,169037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302552">
            <text:p>0,302552</text:p>
          </table:table-cell>
          <table:table-cell office:value-type="float" office:value="-2.740588">
            <text:p>-2,740588</text:p>
          </table:table-cell>
          <table:table-cell table:number-columns-repeated="1019"/>
        </table:table-row>
        <table:table-row table:style-name="ro1">
          <table:table-cell office:value-type="float" office:value="336.169037">
            <text:p>336,169037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302552">
            <text:p>0,302552</text:p>
          </table:table-cell>
          <table:table-cell office:value-type="float" office:value="-2.740588">
            <text:p>-2,740588</text:p>
          </table:table-cell>
          <table:table-cell table:number-columns-repeated="1019"/>
        </table:table-row>
        <table:table-row table:style-name="ro1">
          <table:table-cell office:value-type="float" office:value="338.239868">
            <text:p>338,239868</text:p>
          </table:table-cell>
          <table:table-cell office:value-type="float" office:value="-0.003265">
            <text:p>-0,003265</text:p>
          </table:table-cell>
          <table:table-cell office:value-type="float" office:value="-0.003228">
            <text:p>-0,003228</text:p>
          </table:table-cell>
          <table:table-cell office:value-type="float" office:value="0.304416">
            <text:p>0,304416</text:p>
          </table:table-cell>
          <table:table-cell office:value-type="float" office:value="-2.760294">
            <text:p>-2,760294</text:p>
          </table:table-cell>
          <table:table-cell table:number-columns-repeated="1019"/>
        </table:table-row>
        <table:table-row table:style-name="ro1">
          <table:table-cell office:value-type="float" office:value="338.239868">
            <text:p>338,239868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304416">
            <text:p>0,304416</text:p>
          </table:table-cell>
          <table:table-cell office:value-type="float" office:value="-2.760294">
            <text:p>-2,760294</text:p>
          </table:table-cell>
          <table:table-cell table:number-columns-repeated="1019"/>
        </table:table-row>
        <table:table-row table:style-name="ro1">
          <table:table-cell office:value-type="float" office:value="339.620453">
            <text:p>339,620453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305658">
            <text:p>0,305658</text:p>
          </table:table-cell>
          <table:table-cell office:value-type="float" office:value="-2.78">
            <text:p>-2,78</text:p>
          </table:table-cell>
          <table:table-cell table:number-columns-repeated="1019"/>
        </table:table-row>
        <table:table-row table:style-name="ro1">
          <table:table-cell office:value-type="float" office:value="339.620453">
            <text:p>339,620453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305658">
            <text:p>0,305658</text:p>
          </table:table-cell>
          <table:table-cell office:value-type="float" office:value="-2.78">
            <text:p>-2,78</text:p>
          </table:table-cell>
          <table:table-cell table:number-columns-repeated="1019"/>
        </table:table-row>
        <table:table-row table:style-name="ro1">
          <table:table-cell office:value-type="float" office:value="341.001038">
            <text:p>341,001038</text:p>
          </table:table-cell>
          <table:table-cell office:value-type="float" office:value="-0.003261">
            <text:p>-0,003261</text:p>
          </table:table-cell>
          <table:table-cell office:value-type="float" office:value="-0.003226">
            <text:p>-0,003226</text:p>
          </table:table-cell>
          <table:table-cell office:value-type="float" office:value="0.306901">
            <text:p>0,306901</text:p>
          </table:table-cell>
          <table:table-cell office:value-type="float" office:value="-2.8">
            <text:p>-2,8</text:p>
          </table:table-cell>
          <table:table-cell table:number-columns-repeated="1019"/>
        </table:table-row>
        <table:table-row table:style-name="ro1">
          <table:table-cell office:value-type="float" office:value="341.001038">
            <text:p>341,001038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.306901">
            <text:p>0,306901</text:p>
          </table:table-cell>
          <table:table-cell office:value-type="float" office:value="-2.8">
            <text:p>-2,8</text:p>
          </table:table-cell>
          <table:table-cell table:number-columns-repeated="1019"/>
        </table:table-row>
        <table:table-row table:style-name="ro1">
          <table:table-cell office:value-type="float" office:value="344.452454">
            <text:p>344,452454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310007">
            <text:p>0,310007</text:p>
          </table:table-cell>
          <table:table-cell office:value-type="float" office:value="-2.819412">
            <text:p>-2,819412</text:p>
          </table:table-cell>
          <table:table-cell table:number-columns-repeated="1019"/>
        </table:table-row>
        <table:table-row table:style-name="ro1">
          <table:table-cell office:value-type="float" office:value="344.452454">
            <text:p>344,452454</text:p>
          </table:table-cell>
          <table:table-cell office:value-type="float" office:value="-0.003259">
            <text:p>-0,003259</text:p>
          </table:table-cell>
          <table:table-cell office:value-type="float" office:value="-0.00323">
            <text:p>-0,00323</text:p>
          </table:table-cell>
          <table:table-cell office:value-type="float" office:value="0.310007">
            <text:p>0,310007</text:p>
          </table:table-cell>
          <table:table-cell office:value-type="float" office:value="-2.819412">
            <text:p>-2,819412</text:p>
          </table:table-cell>
          <table:table-cell table:number-columns-repeated="1019"/>
        </table:table-row>
        <table:table-row table:style-name="ro1">
          <table:table-cell office:value-type="float" office:value="345.142731">
            <text:p>345,142731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310628">
            <text:p>0,310628</text:p>
          </table:table-cell>
          <table:table-cell office:value-type="float" office:value="-2.838235">
            <text:p>-2,838235</text:p>
          </table:table-cell>
          <table:table-cell table:number-columns-repeated="1019"/>
        </table:table-row>
        <table:table-row table:style-name="ro1">
          <table:table-cell office:value-type="float" office:value="345.142731">
            <text:p>345,142731</text:p>
          </table:table-cell>
          <table:table-cell office:value-type="float" office:value="-0.003258">
            <text:p>-0,003258</text:p>
          </table:table-cell>
          <table:table-cell office:value-type="float" office:value="-0.003229">
            <text:p>-0,003229</text:p>
          </table:table-cell>
          <table:table-cell office:value-type="float" office:value="0.310628">
            <text:p>0,310628</text:p>
          </table:table-cell>
          <table:table-cell office:value-type="float" office:value="-2.838235">
            <text:p>-2,838235</text:p>
          </table:table-cell>
          <table:table-cell table:number-columns-repeated="1019"/>
        </table:table-row>
        <table:table-row table:style-name="ro1">
          <table:table-cell office:value-type="float" office:value="346.523315">
            <text:p>346,523315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311871">
            <text:p>0,311871</text:p>
          </table:table-cell>
          <table:table-cell office:value-type="float" office:value="-2.857647">
            <text:p>-2,857647</text:p>
          </table:table-cell>
          <table:table-cell table:number-columns-repeated="1019"/>
        </table:table-row>
        <table:table-row table:style-name="ro1">
          <table:table-cell office:value-type="float" office:value="346.523315">
            <text:p>346,523315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311871">
            <text:p>0,311871</text:p>
          </table:table-cell>
          <table:table-cell office:value-type="float" office:value="-2.877353">
            <text:p>-2,877353</text:p>
          </table:table-cell>
          <table:table-cell table:number-columns-repeated="1019"/>
        </table:table-row>
        <table:table-row table:style-name="ro1">
          <table:table-cell office:value-type="float" office:value="349.974731">
            <text:p>349,974731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314977">
            <text:p>0,314977</text:p>
          </table:table-cell>
          <table:table-cell office:value-type="float" office:value="-2.877353">
            <text:p>-2,877353</text:p>
          </table:table-cell>
          <table:table-cell table:number-columns-repeated="1019"/>
        </table:table-row>
        <table:table-row table:style-name="ro1">
          <table:table-cell office:value-type="float" office:value="349.974731">
            <text:p>349,974731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314977">
            <text:p>0,314977</text:p>
          </table:table-cell>
          <table:table-cell office:value-type="float" office:value="-2.895882">
            <text:p>-2,895882</text:p>
          </table:table-cell>
          <table:table-cell table:number-columns-repeated="1019"/>
        </table:table-row>
        <table:table-row table:style-name="ro1">
          <table:table-cell office:value-type="float" office:value="349.974731">
            <text:p>349,974731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0.314977">
            <text:p>0,314977</text:p>
          </table:table-cell>
          <table:table-cell office:value-type="float" office:value="-2.895882">
            <text:p>-2,895882</text:p>
          </table:table-cell>
          <table:table-cell table:number-columns-repeated="1019"/>
        </table:table-row>
        <table:table-row table:style-name="ro1">
          <table:table-cell office:value-type="float" office:value="351.355316">
            <text:p>351,355316</text:p>
          </table:table-cell>
          <table:table-cell office:value-type="float" office:value="-0.003264">
            <text:p>-0,003264</text:p>
          </table:table-cell>
          <table:table-cell office:value-type="float" office:value="-0.003231">
            <text:p>-0,003231</text:p>
          </table:table-cell>
          <table:table-cell office:value-type="float" office:value="0.31622">
            <text:p>0,31622</text:p>
          </table:table-cell>
          <table:table-cell office:value-type="float" office:value="-2.915588">
            <text:p>-2,915588</text:p>
          </table:table-cell>
          <table:table-cell table:number-columns-repeated="1019"/>
        </table:table-row>
        <table:table-row table:style-name="ro1">
          <table:table-cell office:value-type="float" office:value="351.355316">
            <text:p>351,355316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31622">
            <text:p>0,31622</text:p>
          </table:table-cell>
          <table:table-cell office:value-type="float" office:value="-2.915588">
            <text:p>-2,915588</text:p>
          </table:table-cell>
          <table:table-cell table:number-columns-repeated="1019"/>
        </table:table-row>
        <table:table-row table:style-name="ro1">
          <table:table-cell office:value-type="float" office:value="352.73587">
            <text:p>352,73587</text:p>
          </table:table-cell>
          <table:table-cell office:value-type="float" office:value="-0.003259">
            <text:p>-0,003259</text:p>
          </table:table-cell>
          <table:table-cell office:value-type="float" office:value="-0.00323">
            <text:p>-0,00323</text:p>
          </table:table-cell>
          <table:table-cell office:value-type="float" office:value="0.317462">
            <text:p>0,317462</text:p>
          </table:table-cell>
          <table:table-cell office:value-type="float" office:value="-2.934412">
            <text:p>-2,934412</text:p>
          </table:table-cell>
          <table:table-cell table:number-columns-repeated="1019"/>
        </table:table-row>
        <table:table-row table:style-name="ro1">
          <table:table-cell office:value-type="float" office:value="352.73587">
            <text:p>352,73587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317462">
            <text:p>0,317462</text:p>
          </table:table-cell>
          <table:table-cell office:value-type="float" office:value="-2.934412">
            <text:p>-2,934412</text:p>
          </table:table-cell>
          <table:table-cell table:number-columns-repeated="1019"/>
        </table:table-row>
        <table:table-row table:style-name="ro1">
          <table:table-cell office:value-type="float" office:value="352.73587">
            <text:p>352,73587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317462">
            <text:p>0,317462</text:p>
          </table:table-cell>
          <table:table-cell office:value-type="float" office:value="-2.953529">
            <text:p>-2,953529</text:p>
          </table:table-cell>
          <table:table-cell table:number-columns-repeated="1019"/>
        </table:table-row>
        <table:table-row table:style-name="ro1">
          <table:table-cell office:value-type="float" office:value="352.73587">
            <text:p>352,73587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317462">
            <text:p>0,317462</text:p>
          </table:table-cell>
          <table:table-cell office:value-type="float" office:value="-2.953529">
            <text:p>-2,953529</text:p>
          </table:table-cell>
          <table:table-cell table:number-columns-repeated="1019"/>
        </table:table-row>
        <table:table-row table:style-name="ro1">
          <table:table-cell office:value-type="float" office:value="354.806732">
            <text:p>354,806732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319326">
            <text:p>0,319326</text:p>
          </table:table-cell>
          <table:table-cell office:value-type="float" office:value="-2.972647">
            <text:p>-2,972647</text:p>
          </table:table-cell>
          <table:table-cell table:number-columns-repeated="1019"/>
        </table:table-row>
        <table:table-row table:style-name="ro1">
          <table:table-cell office:value-type="float" office:value="354.806732">
            <text:p>354,806732</text:p>
          </table:table-cell>
          <table:table-cell office:value-type="float" office:value="-0.003264">
            <text:p>-0,003264</text:p>
          </table:table-cell>
          <table:table-cell office:value-type="float" office:value="-0.003225">
            <text:p>-0,003225</text:p>
          </table:table-cell>
          <table:table-cell office:value-type="float" office:value="0.319326">
            <text:p>0,319326</text:p>
          </table:table-cell>
          <table:table-cell office:value-type="float" office:value="-2.972647">
            <text:p>-2,972647</text:p>
          </table:table-cell>
          <table:table-cell table:number-columns-repeated="1019"/>
        </table:table-row>
        <table:table-row table:style-name="ro1">
          <table:table-cell office:value-type="float" office:value="356.877594">
            <text:p>356,877594</text:p>
          </table:table-cell>
          <table:table-cell office:value-type="float" office:value="-0.003261">
            <text:p>-0,003261</text:p>
          </table:table-cell>
          <table:table-cell office:value-type="float" office:value="-0.003231">
            <text:p>-0,003231</text:p>
          </table:table-cell>
          <table:table-cell office:value-type="float" office:value="0.32119">
            <text:p>0,32119</text:p>
          </table:table-cell>
          <table:table-cell office:value-type="float" office:value="-2.991765">
            <text:p>-2,991765</text:p>
          </table:table-cell>
          <table:table-cell table:number-columns-repeated="1019"/>
        </table:table-row>
        <table:table-row table:style-name="ro1">
          <table:table-cell office:value-type="float" office:value="356.877594">
            <text:p>356,877594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32119">
            <text:p>0,32119</text:p>
          </table:table-cell>
          <table:table-cell office:value-type="float" office:value="-2.991765">
            <text:p>-2,991765</text:p>
          </table:table-cell>
          <table:table-cell table:number-columns-repeated="1019"/>
        </table:table-row>
        <table:table-row table:style-name="ro1">
          <table:table-cell office:value-type="float" office:value="357.567871">
            <text:p>357,567871</text:p>
          </table:table-cell>
          <table:table-cell office:value-type="float" office:value="-0.003264">
            <text:p>-0,003264</text:p>
          </table:table-cell>
          <table:table-cell office:value-type="float" office:value="-0.003229">
            <text:p>-0,003229</text:p>
          </table:table-cell>
          <table:table-cell office:value-type="float" office:value="0.321811">
            <text:p>0,321811</text:p>
          </table:table-cell>
          <table:table-cell office:value-type="float" office:value="-3.011177">
            <text:p>-3,011177</text:p>
          </table:table-cell>
          <table:table-cell table:number-columns-repeated="1019"/>
        </table:table-row>
        <table:table-row table:style-name="ro1">
          <table:table-cell office:value-type="float" office:value="357.567871">
            <text:p>357,567871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321811">
            <text:p>0,321811</text:p>
          </table:table-cell>
          <table:table-cell office:value-type="float" office:value="-3.011177">
            <text:p>-3,011177</text:p>
          </table:table-cell>
          <table:table-cell table:number-columns-repeated="1019"/>
        </table:table-row>
        <table:table-row table:style-name="ro1">
          <table:table-cell office:value-type="float" office:value="358.258148">
            <text:p>358,258148</text:p>
          </table:table-cell>
          <table:table-cell office:value-type="float" office:value="-0.003261">
            <text:p>-0,003261</text:p>
          </table:table-cell>
          <table:table-cell office:value-type="float" office:value="-0.003231">
            <text:p>-0,003231</text:p>
          </table:table-cell>
          <table:table-cell office:value-type="float" office:value="0.322432">
            <text:p>0,322432</text:p>
          </table:table-cell>
          <table:table-cell office:value-type="float" office:value="-3.030294">
            <text:p>-3,030294</text:p>
          </table:table-cell>
          <table:table-cell table:number-columns-repeated="1019"/>
        </table:table-row>
        <table:table-row table:style-name="ro1">
          <table:table-cell office:value-type="float" office:value="358.258148">
            <text:p>358,258148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322432">
            <text:p>0,322432</text:p>
          </table:table-cell>
          <table:table-cell office:value-type="float" office:value="-3.030294">
            <text:p>-3,030294</text:p>
          </table:table-cell>
          <table:table-cell table:number-columns-repeated="1019"/>
        </table:table-row>
        <table:table-row table:style-name="ro1">
          <table:table-cell office:value-type="float" office:value="361.709595">
            <text:p>361,709595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325539">
            <text:p>0,325539</text:p>
          </table:table-cell>
          <table:table-cell office:value-type="float" office:value="-3.049706">
            <text:p>-3,049706</text:p>
          </table:table-cell>
          <table:table-cell table:number-columns-repeated="1019"/>
        </table:table-row>
        <table:table-row table:style-name="ro1">
          <table:table-cell office:value-type="float" office:value="361.709595">
            <text:p>361,709595</text:p>
          </table:table-cell>
          <table:table-cell office:value-type="float" office:value="-0.003263">
            <text:p>-0,003263</text:p>
          </table:table-cell>
          <table:table-cell office:value-type="float" office:value="-0.003232">
            <text:p>-0,003232</text:p>
          </table:table-cell>
          <table:table-cell office:value-type="float" office:value="0.325539">
            <text:p>0,325539</text:p>
          </table:table-cell>
          <table:table-cell office:value-type="float" office:value="-3.049706">
            <text:p>-3,049706</text:p>
          </table:table-cell>
          <table:table-cell table:number-columns-repeated="1019"/>
        </table:table-row>
        <table:table-row table:style-name="ro1">
          <table:table-cell office:value-type="float" office:value="362.399872">
            <text:p>362,399872</text:p>
          </table:table-cell>
          <table:table-cell office:value-type="float" office:value="-0.003263">
            <text:p>-0,003263</text:p>
          </table:table-cell>
          <table:table-cell office:value-type="float" office:value="-0.003225">
            <text:p>-0,003225</text:p>
          </table:table-cell>
          <table:table-cell office:value-type="float" office:value="0.32616">
            <text:p>0,32616</text:p>
          </table:table-cell>
          <table:table-cell office:value-type="float" office:value="-3.069412">
            <text:p>-3,069412</text:p>
          </table:table-cell>
          <table:table-cell table:number-columns-repeated="1019"/>
        </table:table-row>
        <table:table-row table:style-name="ro1">
          <table:table-cell office:value-type="float" office:value="362.399872">
            <text:p>362,399872</text:p>
          </table:table-cell>
          <table:table-cell office:value-type="float" office:value="-0.003263">
            <text:p>-0,003263</text:p>
          </table:table-cell>
          <table:table-cell office:value-type="float" office:value="-0.003231">
            <text:p>-0,003231</text:p>
          </table:table-cell>
          <table:table-cell office:value-type="float" office:value="0.32616">
            <text:p>0,32616</text:p>
          </table:table-cell>
          <table:table-cell office:value-type="float" office:value="-3.069412">
            <text:p>-3,069412</text:p>
          </table:table-cell>
          <table:table-cell table:number-columns-repeated="1019"/>
        </table:table-row>
        <table:table-row table:style-name="ro1">
          <table:table-cell office:value-type="float" office:value="363.090149">
            <text:p>363,090149</text:p>
          </table:table-cell>
          <table:table-cell office:value-type="float" office:value="-0.003264">
            <text:p>-0,003264</text:p>
          </table:table-cell>
          <table:table-cell office:value-type="float" office:value="-0.003228">
            <text:p>-0,003228</text:p>
          </table:table-cell>
          <table:table-cell office:value-type="float" office:value="0.326781">
            <text:p>0,326781</text:p>
          </table:table-cell>
          <table:table-cell office:value-type="float" office:value="-3.089118">
            <text:p>-3,089118</text:p>
          </table:table-cell>
          <table:table-cell table:number-columns-repeated="1019"/>
        </table:table-row>
        <table:table-row table:style-name="ro1">
          <table:table-cell office:value-type="float" office:value="363.090149">
            <text:p>363,090149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326781">
            <text:p>0,326781</text:p>
          </table:table-cell>
          <table:table-cell office:value-type="float" office:value="-3.089118">
            <text:p>-3,089118</text:p>
          </table:table-cell>
          <table:table-cell table:number-columns-repeated="1019"/>
        </table:table-row>
        <table:table-row table:style-name="ro1">
          <table:table-cell office:value-type="float" office:value="365.851288">
            <text:p>365,851288</text:p>
          </table:table-cell>
          <table:table-cell office:value-type="float" office:value="-0.003265">
            <text:p>-0,003265</text:p>
          </table:table-cell>
          <table:table-cell office:value-type="float" office:value="-0.003228">
            <text:p>-0,003228</text:p>
          </table:table-cell>
          <table:table-cell office:value-type="float" office:value="0.329266">
            <text:p>0,329266</text:p>
          </table:table-cell>
          <table:table-cell office:value-type="float" office:value="-3.107941">
            <text:p>-3,107941</text:p>
          </table:table-cell>
          <table:table-cell table:number-columns-repeated="1019"/>
        </table:table-row>
        <table:table-row table:style-name="ro1">
          <table:table-cell office:value-type="float" office:value="365.851288">
            <text:p>365,851288</text:p>
          </table:table-cell>
          <table:table-cell office:value-type="float" office:value="-0.003258">
            <text:p>-0,003258</text:p>
          </table:table-cell>
          <table:table-cell office:value-type="float" office:value="-0.003229">
            <text:p>-0,003229</text:p>
          </table:table-cell>
          <table:table-cell office:value-type="float" office:value="0.329266">
            <text:p>0,329266</text:p>
          </table:table-cell>
          <table:table-cell office:value-type="float" office:value="-3.127353">
            <text:p>-3,127353</text:p>
          </table:table-cell>
          <table:table-cell table:number-columns-repeated="1019"/>
        </table:table-row>
        <table:table-row table:style-name="ro1">
          <table:table-cell office:value-type="float" office:value="367.231873">
            <text:p>367,231873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330509">
            <text:p>0,330509</text:p>
          </table:table-cell>
          <table:table-cell office:value-type="float" office:value="-3.127353">
            <text:p>-3,127353</text:p>
          </table:table-cell>
          <table:table-cell table:number-columns-repeated="1019"/>
        </table:table-row>
        <table:table-row table:style-name="ro1">
          <table:table-cell office:value-type="float" office:value="367.231873">
            <text:p>367,231873</text:p>
          </table:table-cell>
          <table:table-cell office:value-type="float" office:value="-0.003264">
            <text:p>-0,003264</text:p>
          </table:table-cell>
          <table:table-cell office:value-type="float" office:value="-0.003226">
            <text:p>-0,003226</text:p>
          </table:table-cell>
          <table:table-cell office:value-type="float" office:value="0.330509">
            <text:p>0,330509</text:p>
          </table:table-cell>
          <table:table-cell office:value-type="float" office:value="-3.146177">
            <text:p>-3,146177</text:p>
          </table:table-cell>
          <table:table-cell table:number-columns-repeated="1019"/>
        </table:table-row>
        <table:table-row table:style-name="ro1">
          <table:table-cell office:value-type="float" office:value="369.993011">
            <text:p>369,993011</text:p>
          </table:table-cell>
          <table:table-cell office:value-type="float" office:value="-0.003261">
            <text:p>-0,003261</text:p>
          </table:table-cell>
          <table:table-cell office:value-type="float" office:value="-0.003226">
            <text:p>-0,003226</text:p>
          </table:table-cell>
          <table:table-cell office:value-type="float" office:value="0.332994">
            <text:p>0,332994</text:p>
          </table:table-cell>
          <table:table-cell office:value-type="float" office:value="-3.146177">
            <text:p>-3,146177</text:p>
          </table:table-cell>
          <table:table-cell table:number-columns-repeated="1019"/>
        </table:table-row>
        <table:table-row table:style-name="ro1">
          <table:table-cell office:value-type="float" office:value="371.373596">
            <text:p>371,373596</text:p>
          </table:table-cell>
          <table:table-cell office:value-type="float" office:value="-0.003263">
            <text:p>-0,003263</text:p>
          </table:table-cell>
          <table:table-cell office:value-type="float" office:value="-0.003231">
            <text:p>-0,003231</text:p>
          </table:table-cell>
          <table:table-cell office:value-type="float" office:value="0.334236">
            <text:p>0,334236</text:p>
          </table:table-cell>
          <table:table-cell office:value-type="float" office:value="-3.165">
            <text:p>-3,165</text:p>
          </table:table-cell>
          <table:table-cell table:number-columns-repeated="1019"/>
        </table:table-row>
        <table:table-row table:style-name="ro1">
          <table:table-cell office:value-type="float" office:value="371.373596">
            <text:p>371,373596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334236">
            <text:p>0,334236</text:p>
          </table:table-cell>
          <table:table-cell office:value-type="float" office:value="-3.165">
            <text:p>-3,165</text:p>
          </table:table-cell>
          <table:table-cell table:number-columns-repeated="1019"/>
        </table:table-row>
        <table:table-row table:style-name="ro1">
          <table:table-cell office:value-type="float" office:value="372.063873">
            <text:p>372,063873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334857">
            <text:p>0,334857</text:p>
          </table:table-cell>
          <table:table-cell office:value-type="float" office:value="-3.184118">
            <text:p>-3,184118</text:p>
          </table:table-cell>
          <table:table-cell table:number-columns-repeated="1019"/>
        </table:table-row>
        <table:table-row table:style-name="ro1">
          <table:table-cell office:value-type="float" office:value="372.063873">
            <text:p>372,063873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334857">
            <text:p>0,334857</text:p>
          </table:table-cell>
          <table:table-cell office:value-type="float" office:value="-3.184118">
            <text:p>-3,184118</text:p>
          </table:table-cell>
          <table:table-cell table:number-columns-repeated="1019"/>
        </table:table-row>
        <table:table-row table:style-name="ro1">
          <table:table-cell office:value-type="float" office:value="372.75415">
            <text:p>372,75415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335479">
            <text:p>0,335479</text:p>
          </table:table-cell>
          <table:table-cell office:value-type="float" office:value="-3.203235">
            <text:p>-3,203235</text:p>
          </table:table-cell>
          <table:table-cell table:number-columns-repeated="1019"/>
        </table:table-row>
        <table:table-row table:style-name="ro1">
          <table:table-cell office:value-type="float" office:value="372.75415">
            <text:p>372,75415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335479">
            <text:p>0,335479</text:p>
          </table:table-cell>
          <table:table-cell office:value-type="float" office:value="-3.203235">
            <text:p>-3,203235</text:p>
          </table:table-cell>
          <table:table-cell table:number-columns-repeated="1019"/>
        </table:table-row>
        <table:table-row table:style-name="ro1">
          <table:table-cell office:value-type="float" office:value="375.515289">
            <text:p>375,515289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.337964">
            <text:p>0,337964</text:p>
          </table:table-cell>
          <table:table-cell office:value-type="float" office:value="-3.222353">
            <text:p>-3,222353</text:p>
          </table:table-cell>
          <table:table-cell table:number-columns-repeated="1019"/>
        </table:table-row>
        <table:table-row table:style-name="ro1">
          <table:table-cell office:value-type="float" office:value="375.515289">
            <text:p>375,515289</text:p>
          </table:table-cell>
          <table:table-cell office:value-type="float" office:value="-0.003264">
            <text:p>-0,003264</text:p>
          </table:table-cell>
          <table:table-cell office:value-type="float" office:value="-0.003229">
            <text:p>-0,003229</text:p>
          </table:table-cell>
          <table:table-cell office:value-type="float" office:value="0.337964">
            <text:p>0,337964</text:p>
          </table:table-cell>
          <table:table-cell office:value-type="float" office:value="-3.222353">
            <text:p>-3,222353</text:p>
          </table:table-cell>
          <table:table-cell table:number-columns-repeated="1019"/>
        </table:table-row>
        <table:table-row table:style-name="ro1">
          <table:table-cell office:value-type="float" office:value="376.205597">
            <text:p>376,205597</text:p>
          </table:table-cell>
          <table:table-cell office:value-type="float" office:value="-0.003264">
            <text:p>-0,003264</text:p>
          </table:table-cell>
          <table:table-cell office:value-type="float" office:value="-0.003232">
            <text:p>-0,003232</text:p>
          </table:table-cell>
          <table:table-cell office:value-type="float" office:value="0.338585">
            <text:p>0,338585</text:p>
          </table:table-cell>
          <table:table-cell office:value-type="float" office:value="-3.241765">
            <text:p>-3,241765</text:p>
          </table:table-cell>
          <table:table-cell table:number-columns-repeated="1019"/>
        </table:table-row>
        <table:table-row table:style-name="ro1">
          <table:table-cell office:value-type="float" office:value="376.205597">
            <text:p>376,205597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338585">
            <text:p>0,338585</text:p>
          </table:table-cell>
          <table:table-cell office:value-type="float" office:value="-3.241765">
            <text:p>-3,241765</text:p>
          </table:table-cell>
          <table:table-cell table:number-columns-repeated="1019"/>
        </table:table-row>
        <table:table-row table:style-name="ro1">
          <table:table-cell office:value-type="float" office:value="376.205597">
            <text:p>376,205597</text:p>
          </table:table-cell>
          <table:table-cell office:value-type="float" office:value="-0.003263">
            <text:p>-0,003263</text:p>
          </table:table-cell>
          <table:table-cell office:value-type="float" office:value="-0.003226">
            <text:p>-0,003226</text:p>
          </table:table-cell>
          <table:table-cell office:value-type="float" office:value="0.338585">
            <text:p>0,338585</text:p>
          </table:table-cell>
          <table:table-cell office:value-type="float" office:value="-3.261177">
            <text:p>-3,261177</text:p>
          </table:table-cell>
          <table:table-cell table:number-columns-repeated="1019"/>
        </table:table-row>
        <table:table-row table:style-name="ro1">
          <table:table-cell office:value-type="float" office:value="376.205597">
            <text:p>376,205597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338585">
            <text:p>0,338585</text:p>
          </table:table-cell>
          <table:table-cell office:value-type="float" office:value="-3.261177">
            <text:p>-3,261177</text:p>
          </table:table-cell>
          <table:table-cell table:number-columns-repeated="1019"/>
        </table:table-row>
        <table:table-row table:style-name="ro1">
          <table:table-cell office:value-type="float" office:value="378.276428">
            <text:p>378,276428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340449">
            <text:p>0,340449</text:p>
          </table:table-cell>
          <table:table-cell office:value-type="float" office:value="-3.28">
            <text:p>-3,28</text:p>
          </table:table-cell>
          <table:table-cell table:number-columns-repeated="1019"/>
        </table:table-row>
        <table:table-row table:style-name="ro1">
          <table:table-cell office:value-type="float" office:value="378.276428">
            <text:p>378,276428</text:p>
          </table:table-cell>
          <table:table-cell office:value-type="float" office:value="-0.003264">
            <text:p>-0,003264</text:p>
          </table:table-cell>
          <table:table-cell office:value-type="float" office:value="-0.003228">
            <text:p>-0,003228</text:p>
          </table:table-cell>
          <table:table-cell office:value-type="float" office:value="0.340449">
            <text:p>0,340449</text:p>
          </table:table-cell>
          <table:table-cell office:value-type="float" office:value="-3.28">
            <text:p>-3,28</text:p>
          </table:table-cell>
          <table:table-cell table:number-columns-repeated="1019"/>
        </table:table-row>
        <table:table-row table:style-name="ro1">
          <table:table-cell office:value-type="float" office:value="379.657013">
            <text:p>379,657013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341691">
            <text:p>0,341691</text:p>
          </table:table-cell>
          <table:table-cell office:value-type="float" office:value="-3.299412">
            <text:p>-3,299412</text:p>
          </table:table-cell>
          <table:table-cell table:number-columns-repeated="1019"/>
        </table:table-row>
        <table:table-row table:style-name="ro1">
          <table:table-cell office:value-type="float" office:value="379.657013">
            <text:p>379,657013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341691">
            <text:p>0,341691</text:p>
          </table:table-cell>
          <table:table-cell office:value-type="float" office:value="-3.299412">
            <text:p>-3,299412</text:p>
          </table:table-cell>
          <table:table-cell table:number-columns-repeated="1019"/>
        </table:table-row>
        <table:table-row table:style-name="ro1">
          <table:table-cell office:value-type="float" office:value="381.727875">
            <text:p>381,727875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343555">
            <text:p>0,343555</text:p>
          </table:table-cell>
          <table:table-cell office:value-type="float" office:value="-3.319118">
            <text:p>-3,319118</text:p>
          </table:table-cell>
          <table:table-cell table:number-columns-repeated="1019"/>
        </table:table-row>
        <table:table-row table:style-name="ro1">
          <table:table-cell office:value-type="float" office:value="381.727875">
            <text:p>381,727875</text:p>
          </table:table-cell>
          <table:table-cell office:value-type="float" office:value="-0.003263">
            <text:p>-0,003263</text:p>
          </table:table-cell>
          <table:table-cell office:value-type="float" office:value="-0.003226">
            <text:p>-0,003226</text:p>
          </table:table-cell>
          <table:table-cell office:value-type="float" office:value="0.343555">
            <text:p>0,343555</text:p>
          </table:table-cell>
          <table:table-cell office:value-type="float" office:value="-3.319118">
            <text:p>-3,319118</text:p>
          </table:table-cell>
          <table:table-cell table:number-columns-repeated="1019"/>
        </table:table-row>
        <table:table-row table:style-name="ro1">
          <table:table-cell office:value-type="float" office:value="383.798737">
            <text:p>383,798737</text:p>
          </table:table-cell>
          <table:table-cell office:value-type="float" office:value="-0.003263">
            <text:p>-0,003263</text:p>
          </table:table-cell>
          <table:table-cell office:value-type="float" office:value="-0.003226">
            <text:p>-0,003226</text:p>
          </table:table-cell>
          <table:table-cell office:value-type="float" office:value="0.345419">
            <text:p>0,345419</text:p>
          </table:table-cell>
          <table:table-cell office:value-type="float" office:value="-3.338235">
            <text:p>-3,338235</text:p>
          </table:table-cell>
          <table:table-cell table:number-columns-repeated="1019"/>
        </table:table-row>
        <table:table-row table:style-name="ro1">
          <table:table-cell office:value-type="float" office:value="383.798737">
            <text:p>383,798737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345419">
            <text:p>0,345419</text:p>
          </table:table-cell>
          <table:table-cell office:value-type="float" office:value="-3.338235">
            <text:p>-3,338235</text:p>
          </table:table-cell>
          <table:table-cell table:number-columns-repeated="1019"/>
        </table:table-row>
        <table:table-row table:style-name="ro1">
          <table:table-cell office:value-type="float" office:value="384.489014">
            <text:p>384,489014</text:p>
          </table:table-cell>
          <table:table-cell office:value-type="float" office:value="-0.003266">
            <text:p>-0,003266</text:p>
          </table:table-cell>
          <table:table-cell office:value-type="float" office:value="-0.003228">
            <text:p>-0,003228</text:p>
          </table:table-cell>
          <table:table-cell office:value-type="float" office:value="0.34604">
            <text:p>0,34604</text:p>
          </table:table-cell>
          <table:table-cell office:value-type="float" office:value="-3.357647">
            <text:p>-3,357647</text:p>
          </table:table-cell>
          <table:table-cell table:number-columns-repeated="1019"/>
        </table:table-row>
        <table:table-row table:style-name="ro1">
          <table:table-cell office:value-type="float" office:value="384.489014">
            <text:p>384,489014</text:p>
          </table:table-cell>
          <table:table-cell office:value-type="float" office:value="-0.003263">
            <text:p>-0,003263</text:p>
          </table:table-cell>
          <table:table-cell office:value-type="float" office:value="-0.003226">
            <text:p>-0,003226</text:p>
          </table:table-cell>
          <table:table-cell office:value-type="float" office:value="0.34604">
            <text:p>0,34604</text:p>
          </table:table-cell>
          <table:table-cell office:value-type="float" office:value="-3.376471">
            <text:p>-3,376471</text:p>
          </table:table-cell>
          <table:table-cell table:number-columns-repeated="1019"/>
        </table:table-row>
        <table:table-row table:style-name="ro1">
          <table:table-cell office:value-type="float" office:value="386.559875">
            <text:p>386,559875</text:p>
          </table:table-cell>
          <table:table-cell office:value-type="float" office:value="-0.003258">
            <text:p>-0,003258</text:p>
          </table:table-cell>
          <table:table-cell office:value-type="float" office:value="-0.00323">
            <text:p>-0,00323</text:p>
          </table:table-cell>
          <table:table-cell office:value-type="float" office:value="0.347904">
            <text:p>0,347904</text:p>
          </table:table-cell>
          <table:table-cell office:value-type="float" office:value="-3.376471">
            <text:p>-3,376471</text:p>
          </table:table-cell>
          <table:table-cell table:number-columns-repeated="1019"/>
        </table:table-row>
        <table:table-row table:style-name="ro1">
          <table:table-cell office:value-type="float" office:value="386.559875">
            <text:p>386,559875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347904">
            <text:p>0,347904</text:p>
          </table:table-cell>
          <table:table-cell office:value-type="float" office:value="-3.395588">
            <text:p>-3,395588</text:p>
          </table:table-cell>
          <table:table-cell table:number-columns-repeated="1019"/>
        </table:table-row>
        <table:table-row table:style-name="ro1">
          <table:table-cell office:value-type="float" office:value="388.630737">
            <text:p>388,630737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349768">
            <text:p>0,349768</text:p>
          </table:table-cell>
          <table:table-cell office:value-type="float" office:value="-3.395588">
            <text:p>-3,395588</text:p>
          </table:table-cell>
          <table:table-cell table:number-columns-repeated="1019"/>
        </table:table-row>
        <table:table-row table:style-name="ro1">
          <table:table-cell office:value-type="float" office:value="388.630737">
            <text:p>388,630737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349768">
            <text:p>0,349768</text:p>
          </table:table-cell>
          <table:table-cell office:value-type="float" office:value="-3.414706">
            <text:p>-3,414706</text:p>
          </table:table-cell>
          <table:table-cell table:number-columns-repeated="1019"/>
        </table:table-row>
        <table:table-row table:style-name="ro1">
          <table:table-cell office:value-type="float" office:value="388.630737">
            <text:p>388,630737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.349768">
            <text:p>0,349768</text:p>
          </table:table-cell>
          <table:table-cell office:value-type="float" office:value="-3.414706">
            <text:p>-3,414706</text:p>
          </table:table-cell>
          <table:table-cell table:number-columns-repeated="1019"/>
        </table:table-row>
        <table:table-row table:style-name="ro1">
          <table:table-cell office:value-type="float" office:value="389.321014">
            <text:p>389,321014</text:p>
          </table:table-cell>
          <table:table-cell office:value-type="float" office:value="-0.003261">
            <text:p>-0,003261</text:p>
          </table:table-cell>
          <table:table-cell office:value-type="float" office:value="-0.003231">
            <text:p>-0,003231</text:p>
          </table:table-cell>
          <table:table-cell office:value-type="float" office:value="0.350389">
            <text:p>0,350389</text:p>
          </table:table-cell>
          <table:table-cell office:value-type="float" office:value="-3.434118">
            <text:p>-3,434118</text:p>
          </table:table-cell>
          <table:table-cell table:number-columns-repeated="1019"/>
        </table:table-row>
        <table:table-row table:style-name="ro1">
          <table:table-cell office:value-type="float" office:value="389.321014">
            <text:p>389,321014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350389">
            <text:p>0,350389</text:p>
          </table:table-cell>
          <table:table-cell office:value-type="float" office:value="-3.434118">
            <text:p>-3,434118</text:p>
          </table:table-cell>
          <table:table-cell table:number-columns-repeated="1019"/>
        </table:table-row>
        <table:table-row table:style-name="ro1">
          <table:table-cell office:value-type="float" office:value="391.391876">
            <text:p>391,391876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.352253">
            <text:p>0,352253</text:p>
          </table:table-cell>
          <table:table-cell office:value-type="float" office:value="-3.453235">
            <text:p>-3,453235</text:p>
          </table:table-cell>
          <table:table-cell table:number-columns-repeated="1019"/>
        </table:table-row>
        <table:table-row table:style-name="ro1">
          <table:table-cell office:value-type="float" office:value="391.391876">
            <text:p>391,391876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352253">
            <text:p>0,352253</text:p>
          </table:table-cell>
          <table:table-cell office:value-type="float" office:value="-3.453235">
            <text:p>-3,453235</text:p>
          </table:table-cell>
          <table:table-cell table:number-columns-repeated="1019"/>
        </table:table-row>
        <table:table-row table:style-name="ro1">
          <table:table-cell office:value-type="float" office:value="390.701569">
            <text:p>390,701569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351631">
            <text:p>0,351631</text:p>
          </table:table-cell>
          <table:table-cell office:value-type="float" office:value="-3.472647">
            <text:p>-3,472647</text:p>
          </table:table-cell>
          <table:table-cell table:number-columns-repeated="1019"/>
        </table:table-row>
        <table:table-row table:style-name="ro1">
          <table:table-cell office:value-type="float" office:value="390.701569">
            <text:p>390,701569</text:p>
          </table:table-cell>
          <table:table-cell office:value-type="float" office:value="-0.003261">
            <text:p>-0,003261</text:p>
          </table:table-cell>
          <table:table-cell office:value-type="float" office:value="-0.003225">
            <text:p>-0,003225</text:p>
          </table:table-cell>
          <table:table-cell office:value-type="float" office:value="0.351631">
            <text:p>0,351631</text:p>
          </table:table-cell>
          <table:table-cell office:value-type="float" office:value="-3.472647">
            <text:p>-3,472647</text:p>
          </table:table-cell>
          <table:table-cell table:number-columns-repeated="1019"/>
        </table:table-row>
        <table:table-row table:style-name="ro1">
          <table:table-cell office:value-type="float" office:value="393.462708">
            <text:p>393,462708</text:p>
          </table:table-cell>
          <table:table-cell office:value-type="float" office:value="-0.003264">
            <text:p>-0,003264</text:p>
          </table:table-cell>
          <table:table-cell office:value-type="float" office:value="-0.003229">
            <text:p>-0,003229</text:p>
          </table:table-cell>
          <table:table-cell office:value-type="float" office:value="0.354116">
            <text:p>0,354116</text:p>
          </table:table-cell>
          <table:table-cell office:value-type="float" office:value="-3.491765">
            <text:p>-3,491765</text:p>
          </table:table-cell>
          <table:table-cell table:number-columns-repeated="1019"/>
        </table:table-row>
        <table:table-row table:style-name="ro1">
          <table:table-cell office:value-type="float" office:value="393.462708">
            <text:p>393,462708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354116">
            <text:p>0,354116</text:p>
          </table:table-cell>
          <table:table-cell office:value-type="float" office:value="-3.491765">
            <text:p>-3,491765</text:p>
          </table:table-cell>
          <table:table-cell table:number-columns-repeated="1019"/>
        </table:table-row>
        <table:table-row table:style-name="ro1">
          <table:table-cell office:value-type="float" office:value="395.533569">
            <text:p>395,533569</text:p>
          </table:table-cell>
          <table:table-cell office:value-type="float" office:value="-0.003259">
            <text:p>-0,003259</text:p>
          </table:table-cell>
          <table:table-cell office:value-type="float" office:value="-0.00323">
            <text:p>-0,00323</text:p>
          </table:table-cell>
          <table:table-cell office:value-type="float" office:value="0.35598">
            <text:p>0,35598</text:p>
          </table:table-cell>
          <table:table-cell office:value-type="float" office:value="-3.510294">
            <text:p>-3,510294</text:p>
          </table:table-cell>
          <table:table-cell table:number-columns-repeated="1019"/>
        </table:table-row>
        <table:table-row table:style-name="ro1">
          <table:table-cell office:value-type="float" office:value="395.533569">
            <text:p>395,533569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35598">
            <text:p>0,35598</text:p>
          </table:table-cell>
          <table:table-cell office:value-type="float" office:value="-3.510294">
            <text:p>-3,510294</text:p>
          </table:table-cell>
          <table:table-cell table:number-columns-repeated="1019"/>
        </table:table-row>
        <table:table-row table:style-name="ro1">
          <table:table-cell office:value-type="float" office:value="395.533569">
            <text:p>395,533569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35598">
            <text:p>0,35598</text:p>
          </table:table-cell>
          <table:table-cell office:value-type="float" office:value="-3.529706">
            <text:p>-3,529706</text:p>
          </table:table-cell>
          <table:table-cell table:number-columns-repeated="1019"/>
        </table:table-row>
        <table:table-row table:style-name="ro1">
          <table:table-cell office:value-type="float" office:value="395.533569">
            <text:p>395,533569</text:p>
          </table:table-cell>
          <table:table-cell office:value-type="float" office:value="-0.003265">
            <text:p>-0,003265</text:p>
          </table:table-cell>
          <table:table-cell office:value-type="float" office:value="-0.003228">
            <text:p>-0,003228</text:p>
          </table:table-cell>
          <table:table-cell office:value-type="float" office:value="0.35598">
            <text:p>0,35598</text:p>
          </table:table-cell>
          <table:table-cell office:value-type="float" office:value="-3.529706">
            <text:p>-3,529706</text:p>
          </table:table-cell>
          <table:table-cell table:number-columns-repeated="1019"/>
        </table:table-row>
        <table:table-row table:style-name="ro1">
          <table:table-cell office:value-type="float" office:value="397.604431">
            <text:p>397,604431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357844">
            <text:p>0,357844</text:p>
          </table:table-cell>
          <table:table-cell office:value-type="float" office:value="-3.549118">
            <text:p>-3,549118</text:p>
          </table:table-cell>
          <table:table-cell table:number-columns-repeated="1019"/>
        </table:table-row>
        <table:table-row table:style-name="ro1">
          <table:table-cell office:value-type="float" office:value="397.604431">
            <text:p>397,604431</text:p>
          </table:table-cell>
          <table:table-cell office:value-type="float" office:value="-0.003264">
            <text:p>-0,003264</text:p>
          </table:table-cell>
          <table:table-cell office:value-type="float" office:value="-0.00323">
            <text:p>-0,00323</text:p>
          </table:table-cell>
          <table:table-cell office:value-type="float" office:value="0.357844">
            <text:p>0,357844</text:p>
          </table:table-cell>
          <table:table-cell office:value-type="float" office:value="-3.549118">
            <text:p>-3,549118</text:p>
          </table:table-cell>
          <table:table-cell table:number-columns-repeated="1019"/>
        </table:table-row>
        <table:table-row table:style-name="ro1">
          <table:table-cell office:value-type="float" office:value="398.294708">
            <text:p>398,294708</text:p>
          </table:table-cell>
          <table:table-cell office:value-type="float" office:value="-0.00326">
            <text:p>-0,00326</text:p>
          </table:table-cell>
          <table:table-cell office:value-type="float" office:value="-0.003231">
            <text:p>-0,003231</text:p>
          </table:table-cell>
          <table:table-cell office:value-type="float" office:value="0.358465">
            <text:p>0,358465</text:p>
          </table:table-cell>
          <table:table-cell office:value-type="float" office:value="-3.569412">
            <text:p>-3,569412</text:p>
          </table:table-cell>
          <table:table-cell table:number-columns-repeated="1019"/>
        </table:table-row>
        <table:table-row table:style-name="ro1">
          <table:table-cell office:value-type="float" office:value="398.294708">
            <text:p>398,294708</text:p>
          </table:table-cell>
          <table:table-cell office:value-type="float" office:value="-0.003263">
            <text:p>-0,003263</text:p>
          </table:table-cell>
          <table:table-cell office:value-type="float" office:value="-0.003231">
            <text:p>-0,003231</text:p>
          </table:table-cell>
          <table:table-cell office:value-type="float" office:value="0.358465">
            <text:p>0,358465</text:p>
          </table:table-cell>
          <table:table-cell office:value-type="float" office:value="-3.569412">
            <text:p>-3,569412</text:p>
          </table:table-cell>
          <table:table-cell table:number-columns-repeated="1019"/>
        </table:table-row>
        <table:table-row table:style-name="ro1">
          <table:table-cell office:value-type="float" office:value="399.675293">
            <text:p>399,675293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359708">
            <text:p>0,359708</text:p>
          </table:table-cell>
          <table:table-cell office:value-type="float" office:value="-3.587647">
            <text:p>-3,587647</text:p>
          </table:table-cell>
          <table:table-cell table:number-columns-repeated="1019"/>
        </table:table-row>
        <table:table-row table:style-name="ro1">
          <table:table-cell office:value-type="float" office:value="399.675293">
            <text:p>399,675293</text:p>
          </table:table-cell>
          <table:table-cell office:value-type="float" office:value="-0.003259">
            <text:p>-0,003259</text:p>
          </table:table-cell>
          <table:table-cell office:value-type="float" office:value="-0.00323">
            <text:p>-0,00323</text:p>
          </table:table-cell>
          <table:table-cell office:value-type="float" office:value="0.359708">
            <text:p>0,359708</text:p>
          </table:table-cell>
          <table:table-cell office:value-type="float" office:value="-3.606765">
            <text:p>-3,606765</text:p>
          </table:table-cell>
          <table:table-cell table:number-columns-repeated="1019"/>
        </table:table-row>
        <table:table-row table:style-name="ro1">
          <table:table-cell office:value-type="float" office:value="401.055847">
            <text:p>401,055847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36095">
            <text:p>0,36095</text:p>
          </table:table-cell>
          <table:table-cell office:value-type="float" office:value="-3.606765">
            <text:p>-3,606765</text:p>
          </table:table-cell>
          <table:table-cell table:number-columns-repeated="1019"/>
        </table:table-row>
        <table:table-row table:style-name="ro1">
          <table:table-cell office:value-type="float" office:value="401.055847">
            <text:p>401,055847</text:p>
          </table:table-cell>
          <table:table-cell office:value-type="float" office:value="-0.003264">
            <text:p>-0,003264</text:p>
          </table:table-cell>
          <table:table-cell office:value-type="float" office:value="-0.003226">
            <text:p>-0,003226</text:p>
          </table:table-cell>
          <table:table-cell office:value-type="float" office:value="0.36095">
            <text:p>0,36095</text:p>
          </table:table-cell>
          <table:table-cell office:value-type="float" office:value="-3.625588">
            <text:p>-3,625588</text:p>
          </table:table-cell>
          <table:table-cell table:number-columns-repeated="1019"/>
        </table:table-row>
        <table:table-row table:style-name="ro1">
          <table:table-cell office:value-type="float" office:value="401.746155">
            <text:p>401,746155</text:p>
          </table:table-cell>
          <table:table-cell office:value-type="float" office:value="-0.003263">
            <text:p>-0,003263</text:p>
          </table:table-cell>
          <table:table-cell office:value-type="float" office:value="-0.003223">
            <text:p>-0,003223</text:p>
          </table:table-cell>
          <table:table-cell office:value-type="float" office:value="0.361572">
            <text:p>0,361572</text:p>
          </table:table-cell>
          <table:table-cell office:value-type="float" office:value="-3.625588">
            <text:p>-3,625588</text:p>
          </table:table-cell>
          <table:table-cell table:number-columns-repeated="1019"/>
        </table:table-row>
        <table:table-row table:style-name="ro1">
          <table:table-cell office:value-type="float" office:value="404.507294">
            <text:p>404,507294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364057">
            <text:p>0,364057</text:p>
          </table:table-cell>
          <table:table-cell office:value-type="float" office:value="-3.645">
            <text:p>-3,645</text:p>
          </table:table-cell>
          <table:table-cell table:number-columns-repeated="1019"/>
        </table:table-row>
        <table:table-row table:style-name="ro1">
          <table:table-cell office:value-type="float" office:value="404.507294">
            <text:p>404,507294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364057">
            <text:p>0,364057</text:p>
          </table:table-cell>
          <table:table-cell office:value-type="float" office:value="-3.645">
            <text:p>-3,645</text:p>
          </table:table-cell>
          <table:table-cell table:number-columns-repeated="1019"/>
        </table:table-row>
        <table:table-row table:style-name="ro1">
          <table:table-cell office:value-type="float" office:value="406.578156">
            <text:p>406,578156</text:p>
          </table:table-cell>
          <table:table-cell office:value-type="float" office:value="-0.003259">
            <text:p>-0,003259</text:p>
          </table:table-cell>
          <table:table-cell office:value-type="float" office:value="-0.00323">
            <text:p>-0,00323</text:p>
          </table:table-cell>
          <table:table-cell office:value-type="float" office:value="0.36592">
            <text:p>0,36592</text:p>
          </table:table-cell>
          <table:table-cell office:value-type="float" office:value="-3.664118">
            <text:p>-3,664118</text:p>
          </table:table-cell>
          <table:table-cell table:number-columns-repeated="1019"/>
        </table:table-row>
        <table:table-row table:style-name="ro1">
          <table:table-cell office:value-type="float" office:value="406.578156">
            <text:p>406,578156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36592">
            <text:p>0,36592</text:p>
          </table:table-cell>
          <table:table-cell office:value-type="float" office:value="-3.664118">
            <text:p>-3,664118</text:p>
          </table:table-cell>
          <table:table-cell table:number-columns-repeated="1019"/>
        </table:table-row>
        <table:table-row table:style-name="ro1">
          <table:table-cell office:value-type="float" office:value="407.268433">
            <text:p>407,268433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366542">
            <text:p>0,366542</text:p>
          </table:table-cell>
          <table:table-cell office:value-type="float" office:value="-3.682941">
            <text:p>-3,682941</text:p>
          </table:table-cell>
          <table:table-cell table:number-columns-repeated="1019"/>
        </table:table-row>
        <table:table-row table:style-name="ro1">
          <table:table-cell office:value-type="float" office:value="407.268433">
            <text:p>407,268433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366542">
            <text:p>0,366542</text:p>
          </table:table-cell>
          <table:table-cell office:value-type="float" office:value="-3.682941">
            <text:p>-3,682941</text:p>
          </table:table-cell>
          <table:table-cell table:number-columns-repeated="1019"/>
        </table:table-row>
        <table:table-row table:style-name="ro1">
          <table:table-cell office:value-type="float" office:value="407.95871">
            <text:p>407,95871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367163">
            <text:p>0,367163</text:p>
          </table:table-cell>
          <table:table-cell office:value-type="float" office:value="-3.701765">
            <text:p>-3,701765</text:p>
          </table:table-cell>
          <table:table-cell table:number-columns-repeated="1019"/>
        </table:table-row>
        <table:table-row table:style-name="ro1">
          <table:table-cell office:value-type="float" office:value="407.95871">
            <text:p>407,95871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367163">
            <text:p>0,367163</text:p>
          </table:table-cell>
          <table:table-cell office:value-type="float" office:value="-3.701765">
            <text:p>-3,701765</text:p>
          </table:table-cell>
          <table:table-cell table:number-columns-repeated="1019"/>
        </table:table-row>
        <table:table-row table:style-name="ro1">
          <table:table-cell office:value-type="float" office:value="409.339294">
            <text:p>409,339294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368405">
            <text:p>0,368405</text:p>
          </table:table-cell>
          <table:table-cell office:value-type="float" office:value="-3.721176">
            <text:p>-3,721176</text:p>
          </table:table-cell>
          <table:table-cell table:number-columns-repeated="1019"/>
        </table:table-row>
        <table:table-row table:style-name="ro1">
          <table:table-cell office:value-type="float" office:value="409.339294">
            <text:p>409,339294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368405">
            <text:p>0,368405</text:p>
          </table:table-cell>
          <table:table-cell office:value-type="float" office:value="-3.721176">
            <text:p>-3,721176</text:p>
          </table:table-cell>
          <table:table-cell table:number-columns-repeated="1019"/>
        </table:table-row>
        <table:table-row table:style-name="ro1">
          <table:table-cell office:value-type="float" office:value="409.339294">
            <text:p>409,339294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368405">
            <text:p>0,368405</text:p>
          </table:table-cell>
          <table:table-cell office:value-type="float" office:value="-3.740588">
            <text:p>-3,740588</text:p>
          </table:table-cell>
          <table:table-cell table:number-columns-repeated="1019"/>
        </table:table-row>
        <table:table-row table:style-name="ro1">
          <table:table-cell office:value-type="float" office:value="409.339294">
            <text:p>409,339294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368405">
            <text:p>0,368405</text:p>
          </table:table-cell>
          <table:table-cell office:value-type="float" office:value="-3.740588">
            <text:p>-3,740588</text:p>
          </table:table-cell>
          <table:table-cell table:number-columns-repeated="1019"/>
        </table:table-row>
        <table:table-row table:style-name="ro1">
          <table:table-cell office:value-type="float" office:value="410.719849">
            <text:p>410,719849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369648">
            <text:p>0,369648</text:p>
          </table:table-cell>
          <table:table-cell office:value-type="float" office:value="-3.759706">
            <text:p>-3,759706</text:p>
          </table:table-cell>
          <table:table-cell table:number-columns-repeated="1019"/>
        </table:table-row>
        <table:table-row table:style-name="ro1">
          <table:table-cell office:value-type="float" office:value="410.719849">
            <text:p>410,719849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.369648">
            <text:p>0,369648</text:p>
          </table:table-cell>
          <table:table-cell office:value-type="float" office:value="-3.759706">
            <text:p>-3,759706</text:p>
          </table:table-cell>
          <table:table-cell table:number-columns-repeated="1019"/>
        </table:table-row>
        <table:table-row table:style-name="ro1">
          <table:table-cell office:value-type="float" office:value="411.410156">
            <text:p>411,410156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370269">
            <text:p>0,370269</text:p>
          </table:table-cell>
          <table:table-cell office:value-type="float" office:value="-3.779412">
            <text:p>-3,779412</text:p>
          </table:table-cell>
          <table:table-cell table:number-columns-repeated="1019"/>
        </table:table-row>
        <table:table-row table:style-name="ro1">
          <table:table-cell office:value-type="float" office:value="411.410156">
            <text:p>411,410156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370269">
            <text:p>0,370269</text:p>
          </table:table-cell>
          <table:table-cell office:value-type="float" office:value="-3.779412">
            <text:p>-3,779412</text:p>
          </table:table-cell>
          <table:table-cell table:number-columns-repeated="1019"/>
        </table:table-row>
        <table:table-row table:style-name="ro1">
          <table:table-cell office:value-type="float" office:value="413.480988">
            <text:p>413,480988</text:p>
          </table:table-cell>
          <table:table-cell office:value-type="float" office:value="-0.003261">
            <text:p>-0,003261</text:p>
          </table:table-cell>
          <table:table-cell office:value-type="float" office:value="-0.003225">
            <text:p>-0,003225</text:p>
          </table:table-cell>
          <table:table-cell office:value-type="float" office:value="0.372133">
            <text:p>0,372133</text:p>
          </table:table-cell>
          <table:table-cell office:value-type="float" office:value="-3.799118">
            <text:p>-3,799118</text:p>
          </table:table-cell>
          <table:table-cell table:number-columns-repeated="1019"/>
        </table:table-row>
        <table:table-row table:style-name="ro1">
          <table:table-cell office:value-type="float" office:value="413.480988">
            <text:p>413,480988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372133">
            <text:p>0,372133</text:p>
          </table:table-cell>
          <table:table-cell office:value-type="float" office:value="-3.799118">
            <text:p>-3,799118</text:p>
          </table:table-cell>
          <table:table-cell table:number-columns-repeated="1019"/>
        </table:table-row>
        <table:table-row table:style-name="ro1">
          <table:table-cell office:value-type="float" office:value="413.480988">
            <text:p>413,480988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372133">
            <text:p>0,372133</text:p>
          </table:table-cell>
          <table:table-cell office:value-type="float" office:value="-3.819118">
            <text:p>-3,819118</text:p>
          </table:table-cell>
          <table:table-cell table:number-columns-repeated="1019"/>
        </table:table-row>
        <table:table-row table:style-name="ro1">
          <table:table-cell office:value-type="float" office:value="413.480988">
            <text:p>413,480988</text:p>
          </table:table-cell>
          <table:table-cell office:value-type="float" office:value="-0.003261">
            <text:p>-0,003261</text:p>
          </table:table-cell>
          <table:table-cell office:value-type="float" office:value="-0.003231">
            <text:p>-0,003231</text:p>
          </table:table-cell>
          <table:table-cell office:value-type="float" office:value="0.372133">
            <text:p>0,372133</text:p>
          </table:table-cell>
          <table:table-cell office:value-type="float" office:value="-3.819118">
            <text:p>-3,819118</text:p>
          </table:table-cell>
          <table:table-cell table:number-columns-repeated="1019"/>
        </table:table-row>
        <table:table-row table:style-name="ro1">
          <table:table-cell office:value-type="float" office:value="416.242126">
            <text:p>416,242126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374618">
            <text:p>0,374618</text:p>
          </table:table-cell>
          <table:table-cell office:value-type="float" office:value="-3.839118">
            <text:p>-3,839118</text:p>
          </table:table-cell>
          <table:table-cell table:number-columns-repeated="1019"/>
        </table:table-row>
        <table:table-row table:style-name="ro1">
          <table:table-cell office:value-type="float" office:value="416.242126">
            <text:p>416,242126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374618">
            <text:p>0,374618</text:p>
          </table:table-cell>
          <table:table-cell office:value-type="float" office:value="-3.839118">
            <text:p>-3,839118</text:p>
          </table:table-cell>
          <table:table-cell table:number-columns-repeated="1019"/>
        </table:table-row>
        <table:table-row table:style-name="ro1">
          <table:table-cell office:value-type="float" office:value="416.932434">
            <text:p>416,932434</text:p>
          </table:table-cell>
          <table:table-cell office:value-type="float" office:value="-0.003264">
            <text:p>-0,003264</text:p>
          </table:table-cell>
          <table:table-cell office:value-type="float" office:value="-0.003231">
            <text:p>-0,003231</text:p>
          </table:table-cell>
          <table:table-cell office:value-type="float" office:value="0.375239">
            <text:p>0,375239</text:p>
          </table:table-cell>
          <table:table-cell office:value-type="float" office:value="-3.857647">
            <text:p>-3,857647</text:p>
          </table:table-cell>
          <table:table-cell table:number-columns-repeated="1019"/>
        </table:table-row>
        <table:table-row table:style-name="ro1">
          <table:table-cell office:value-type="float" office:value="416.932434">
            <text:p>416,932434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375239">
            <text:p>0,375239</text:p>
          </table:table-cell>
          <table:table-cell office:value-type="float" office:value="-3.876471">
            <text:p>-3,876471</text:p>
          </table:table-cell>
          <table:table-cell table:number-columns-repeated="1019"/>
        </table:table-row>
        <table:table-row table:style-name="ro1">
          <table:table-cell office:value-type="float" office:value="417.622711">
            <text:p>417,622711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37586">
            <text:p>0,37586</text:p>
          </table:table-cell>
          <table:table-cell office:value-type="float" office:value="-3.876471">
            <text:p>-3,876471</text:p>
          </table:table-cell>
          <table:table-cell table:number-columns-repeated="1019"/>
        </table:table-row>
        <table:table-row table:style-name="ro1">
          <table:table-cell office:value-type="float" office:value="417.622711">
            <text:p>417,622711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37586">
            <text:p>0,37586</text:p>
          </table:table-cell>
          <table:table-cell office:value-type="float" office:value="-3.895588">
            <text:p>-3,895588</text:p>
          </table:table-cell>
          <table:table-cell table:number-columns-repeated="1019"/>
        </table:table-row>
        <table:table-row table:style-name="ro1">
          <table:table-cell office:value-type="float" office:value="419.693573">
            <text:p>419,693573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377724">
            <text:p>0,377724</text:p>
          </table:table-cell>
          <table:table-cell office:value-type="float" office:value="-3.895588">
            <text:p>-3,895588</text:p>
          </table:table-cell>
          <table:table-cell table:number-columns-repeated="1019"/>
        </table:table-row>
        <table:table-row table:style-name="ro1">
          <table:table-cell office:value-type="float" office:value="419.693573">
            <text:p>419,693573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377724">
            <text:p>0,377724</text:p>
          </table:table-cell>
          <table:table-cell office:value-type="float" office:value="-3.914706">
            <text:p>-3,914706</text:p>
          </table:table-cell>
          <table:table-cell table:number-columns-repeated="1019"/>
        </table:table-row>
        <table:table-row table:style-name="ro1">
          <table:table-cell office:value-type="float" office:value="421.074127">
            <text:p>421,074127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378967">
            <text:p>0,378967</text:p>
          </table:table-cell>
          <table:table-cell office:value-type="float" office:value="-3.914706">
            <text:p>-3,914706</text:p>
          </table:table-cell>
          <table:table-cell table:number-columns-repeated="1019"/>
        </table:table-row>
        <table:table-row table:style-name="ro1">
          <table:table-cell office:value-type="float" office:value="421.074127">
            <text:p>421,074127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378967">
            <text:p>0,378967</text:p>
          </table:table-cell>
          <table:table-cell office:value-type="float" office:value="-3.934118">
            <text:p>-3,934118</text:p>
          </table:table-cell>
          <table:table-cell table:number-columns-repeated="1019"/>
        </table:table-row>
        <table:table-row table:style-name="ro1">
          <table:table-cell office:value-type="float" office:value="421.074127">
            <text:p>421,074127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378967">
            <text:p>0,378967</text:p>
          </table:table-cell>
          <table:table-cell office:value-type="float" office:value="-3.934118">
            <text:p>-3,934118</text:p>
          </table:table-cell>
          <table:table-cell table:number-columns-repeated="1019"/>
        </table:table-row>
        <table:table-row table:style-name="ro1">
          <table:table-cell office:value-type="float" office:value="423.144989">
            <text:p>423,144989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38083">
            <text:p>0,38083</text:p>
          </table:table-cell>
          <table:table-cell office:value-type="float" office:value="-3.953529">
            <text:p>-3,953529</text:p>
          </table:table-cell>
          <table:table-cell table:number-columns-repeated="1019"/>
        </table:table-row>
        <table:table-row table:style-name="ro1">
          <table:table-cell office:value-type="float" office:value="423.144989">
            <text:p>423,144989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38083">
            <text:p>0,38083</text:p>
          </table:table-cell>
          <table:table-cell office:value-type="float" office:value="-3.953529">
            <text:p>-3,953529</text:p>
          </table:table-cell>
          <table:table-cell table:number-columns-repeated="1019"/>
        </table:table-row>
        <table:table-row table:style-name="ro1">
          <table:table-cell office:value-type="float" office:value="423.835266">
            <text:p>423,835266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.381452">
            <text:p>0,381452</text:p>
          </table:table-cell>
          <table:table-cell office:value-type="float" office:value="-3.972353">
            <text:p>-3,972353</text:p>
          </table:table-cell>
          <table:table-cell table:number-columns-repeated="1019"/>
        </table:table-row>
        <table:table-row table:style-name="ro1">
          <table:table-cell office:value-type="float" office:value="423.835266">
            <text:p>423,835266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381452">
            <text:p>0,381452</text:p>
          </table:table-cell>
          <table:table-cell office:value-type="float" office:value="-3.972353">
            <text:p>-3,972353</text:p>
          </table:table-cell>
          <table:table-cell table:number-columns-repeated="1019"/>
        </table:table-row>
        <table:table-row table:style-name="ro1">
          <table:table-cell office:value-type="float" office:value="423.144989">
            <text:p>423,144989</text:p>
          </table:table-cell>
          <table:table-cell office:value-type="float" office:value="-0.003261">
            <text:p>-0,003261</text:p>
          </table:table-cell>
          <table:table-cell office:value-type="float" office:value="-0.003226">
            <text:p>-0,003226</text:p>
          </table:table-cell>
          <table:table-cell office:value-type="float" office:value="0.38083">
            <text:p>0,38083</text:p>
          </table:table-cell>
          <table:table-cell office:value-type="float" office:value="-3.992059">
            <text:p>-3,992059</text:p>
          </table:table-cell>
          <table:table-cell table:number-columns-repeated="1019"/>
        </table:table-row>
        <table:table-row table:style-name="ro1">
          <table:table-cell office:value-type="float" office:value="423.144989">
            <text:p>423,144989</text:p>
          </table:table-cell>
          <table:table-cell office:value-type="float" office:value="-0.003261">
            <text:p>-0,003261</text:p>
          </table:table-cell>
          <table:table-cell office:value-type="float" office:value="-0.003224">
            <text:p>-0,003224</text:p>
          </table:table-cell>
          <table:table-cell office:value-type="float" office:value="0.38083">
            <text:p>0,38083</text:p>
          </table:table-cell>
          <table:table-cell office:value-type="float" office:value="-3.992059">
            <text:p>-3,992059</text:p>
          </table:table-cell>
          <table:table-cell table:number-columns-repeated="1019"/>
        </table:table-row>
        <table:table-row table:style-name="ro1">
          <table:table-cell office:value-type="float" office:value="425.906128">
            <text:p>425,906128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383316">
            <text:p>0,383316</text:p>
          </table:table-cell>
          <table:table-cell office:value-type="float" office:value="-4.010294">
            <text:p>-4,010294</text:p>
          </table:table-cell>
          <table:table-cell table:number-columns-repeated="1019"/>
        </table:table-row>
        <table:table-row table:style-name="ro1">
          <table:table-cell office:value-type="float" office:value="425.906128">
            <text:p>425,906128</text:p>
          </table:table-cell>
          <table:table-cell office:value-type="float" office:value="-0.00326">
            <text:p>-0,00326</text:p>
          </table:table-cell>
          <table:table-cell office:value-type="float" office:value="-0.003231">
            <text:p>-0,003231</text:p>
          </table:table-cell>
          <table:table-cell office:value-type="float" office:value="0.383316">
            <text:p>0,383316</text:p>
          </table:table-cell>
          <table:table-cell office:value-type="float" office:value="-4.010294">
            <text:p>-4,010294</text:p>
          </table:table-cell>
          <table:table-cell table:number-columns-repeated="1019"/>
        </table:table-row>
        <table:table-row table:style-name="ro1">
          <table:table-cell office:value-type="float" office:value="426.596436">
            <text:p>426,596436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383937">
            <text:p>0,383937</text:p>
          </table:table-cell>
          <table:table-cell office:value-type="float" office:value="-4.03">
            <text:p>-4,03</text:p>
          </table:table-cell>
          <table:table-cell table:number-columns-repeated="1019"/>
        </table:table-row>
        <table:table-row table:style-name="ro1">
          <table:table-cell office:value-type="float" office:value="426.596436">
            <text:p>426,596436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383937">
            <text:p>0,383937</text:p>
          </table:table-cell>
          <table:table-cell office:value-type="float" office:value="-4.03">
            <text:p>-4,03</text:p>
          </table:table-cell>
          <table:table-cell table:number-columns-repeated="1019"/>
        </table:table-row>
        <table:table-row table:style-name="ro1">
          <table:table-cell office:value-type="float" office:value="427.286713">
            <text:p>427,286713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384558">
            <text:p>0,384558</text:p>
          </table:table-cell>
          <table:table-cell office:value-type="float" office:value="-4.049412">
            <text:p>-4,049412</text:p>
          </table:table-cell>
          <table:table-cell table:number-columns-repeated="1019"/>
        </table:table-row>
        <table:table-row table:style-name="ro1">
          <table:table-cell office:value-type="float" office:value="427.286713">
            <text:p>427,286713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384558">
            <text:p>0,384558</text:p>
          </table:table-cell>
          <table:table-cell office:value-type="float" office:value="-4.049412">
            <text:p>-4,049412</text:p>
          </table:table-cell>
          <table:table-cell table:number-columns-repeated="1019"/>
        </table:table-row>
        <table:table-row table:style-name="ro1">
          <table:table-cell office:value-type="float" office:value="428.667267">
            <text:p>428,667267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385801">
            <text:p>0,385801</text:p>
          </table:table-cell>
          <table:table-cell office:value-type="float" office:value="-4.068823">
            <text:p>-4,068823</text:p>
          </table:table-cell>
          <table:table-cell table:number-columns-repeated="1019"/>
        </table:table-row>
        <table:table-row table:style-name="ro1">
          <table:table-cell office:value-type="float" office:value="428.667267">
            <text:p>428,667267</text:p>
          </table:table-cell>
          <table:table-cell office:value-type="float" office:value="-0.003265">
            <text:p>-0,003265</text:p>
          </table:table-cell>
          <table:table-cell office:value-type="float" office:value="-0.003228">
            <text:p>-0,003228</text:p>
          </table:table-cell>
          <table:table-cell office:value-type="float" office:value="0.385801">
            <text:p>0,385801</text:p>
          </table:table-cell>
          <table:table-cell office:value-type="float" office:value="-4.068823">
            <text:p>-4,068823</text:p>
          </table:table-cell>
          <table:table-cell table:number-columns-repeated="1019"/>
        </table:table-row>
        <table:table-row table:style-name="ro1">
          <table:table-cell office:value-type="float" office:value="429.357574">
            <text:p>429,357574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386422">
            <text:p>0,386422</text:p>
          </table:table-cell>
          <table:table-cell office:value-type="float" office:value="-4.089118">
            <text:p>-4,089118</text:p>
          </table:table-cell>
          <table:table-cell table:number-columns-repeated="1019"/>
        </table:table-row>
        <table:table-row table:style-name="ro1">
          <table:table-cell office:value-type="float" office:value="429.357574">
            <text:p>429,357574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386422">
            <text:p>0,386422</text:p>
          </table:table-cell>
          <table:table-cell office:value-type="float" office:value="-4.089118">
            <text:p>-4,089118</text:p>
          </table:table-cell>
          <table:table-cell table:number-columns-repeated="1019"/>
        </table:table-row>
        <table:table-row table:style-name="ro1">
          <table:table-cell office:value-type="float" office:value="430.047852">
            <text:p>430,047852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.387043">
            <text:p>0,387043</text:p>
          </table:table-cell>
          <table:table-cell office:value-type="float" office:value="-4.109118">
            <text:p>-4,109118</text:p>
          </table:table-cell>
          <table:table-cell table:number-columns-repeated="1019"/>
        </table:table-row>
        <table:table-row table:style-name="ro1">
          <table:table-cell office:value-type="float" office:value="430.047852">
            <text:p>430,047852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387043">
            <text:p>0,387043</text:p>
          </table:table-cell>
          <table:table-cell office:value-type="float" office:value="-4.109118">
            <text:p>-4,109118</text:p>
          </table:table-cell>
          <table:table-cell table:number-columns-repeated="1019"/>
        </table:table-row>
        <table:table-row table:style-name="ro1">
          <table:table-cell office:value-type="float" office:value="431.428436">
            <text:p>431,428436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388286">
            <text:p>0,388286</text:p>
          </table:table-cell>
          <table:table-cell office:value-type="float" office:value="-4.129117">
            <text:p>-4,129117</text:p>
          </table:table-cell>
          <table:table-cell table:number-columns-repeated="1019"/>
        </table:table-row>
        <table:table-row table:style-name="ro1">
          <table:table-cell office:value-type="float" office:value="431.428436">
            <text:p>431,428436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388286">
            <text:p>0,388286</text:p>
          </table:table-cell>
          <table:table-cell office:value-type="float" office:value="-4.129117">
            <text:p>-4,129117</text:p>
          </table:table-cell>
          <table:table-cell table:number-columns-repeated="1019"/>
        </table:table-row>
        <table:table-row table:style-name="ro1">
          <table:table-cell office:value-type="float" office:value="433.499268">
            <text:p>433,499268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390149">
            <text:p>0,390149</text:p>
          </table:table-cell>
          <table:table-cell office:value-type="float" office:value="-4.149117">
            <text:p>-4,149117</text:p>
          </table:table-cell>
          <table:table-cell table:number-columns-repeated="1019"/>
        </table:table-row>
        <table:table-row table:style-name="ro1">
          <table:table-cell office:value-type="float" office:value="433.499268">
            <text:p>433,499268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390149">
            <text:p>0,390149</text:p>
          </table:table-cell>
          <table:table-cell office:value-type="float" office:value="-4.149117">
            <text:p>-4,149117</text:p>
          </table:table-cell>
          <table:table-cell table:number-columns-repeated="1019"/>
        </table:table-row>
        <table:table-row table:style-name="ro1">
          <table:table-cell office:value-type="float" office:value="432.80899">
            <text:p>432,80899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389528">
            <text:p>0,389528</text:p>
          </table:table-cell>
          <table:table-cell office:value-type="float" office:value="-4.169117">
            <text:p>-4,169117</text:p>
          </table:table-cell>
          <table:table-cell table:number-columns-repeated="1019"/>
        </table:table-row>
        <table:table-row table:style-name="ro1">
          <table:table-cell office:value-type="float" office:value="432.80899">
            <text:p>432,80899</text:p>
          </table:table-cell>
          <table:table-cell office:value-type="float" office:value="-0.003264">
            <text:p>-0,003264</text:p>
          </table:table-cell>
          <table:table-cell office:value-type="float" office:value="-0.003228">
            <text:p>-0,003228</text:p>
          </table:table-cell>
          <table:table-cell office:value-type="float" office:value="0.389528">
            <text:p>0,389528</text:p>
          </table:table-cell>
          <table:table-cell office:value-type="float" office:value="-4.169117">
            <text:p>-4,169117</text:p>
          </table:table-cell>
          <table:table-cell table:number-columns-repeated="1019"/>
        </table:table-row>
        <table:table-row table:style-name="ro1">
          <table:table-cell office:value-type="float" office:value="434.879852">
            <text:p>434,879852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.391392">
            <text:p>0,391392</text:p>
          </table:table-cell>
          <table:table-cell office:value-type="float" office:value="-4.187353">
            <text:p>-4,187353</text:p>
          </table:table-cell>
          <table:table-cell table:number-columns-repeated="1019"/>
        </table:table-row>
        <table:table-row table:style-name="ro1">
          <table:table-cell office:value-type="float" office:value="434.879852">
            <text:p>434,879852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391392">
            <text:p>0,391392</text:p>
          </table:table-cell>
          <table:table-cell office:value-type="float" office:value="-4.206176">
            <text:p>-4,206176</text:p>
          </table:table-cell>
          <table:table-cell table:number-columns-repeated="1019"/>
        </table:table-row>
        <table:table-row table:style-name="ro1">
          <table:table-cell office:value-type="float" office:value="436.260406">
            <text:p>436,260406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392634">
            <text:p>0,392634</text:p>
          </table:table-cell>
          <table:table-cell office:value-type="float" office:value="-4.206176">
            <text:p>-4,206176</text:p>
          </table:table-cell>
          <table:table-cell table:number-columns-repeated="1019"/>
        </table:table-row>
        <table:table-row table:style-name="ro1">
          <table:table-cell office:value-type="float" office:value="436.260406">
            <text:p>436,260406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392634">
            <text:p>0,392634</text:p>
          </table:table-cell>
          <table:table-cell office:value-type="float" office:value="-4.225">
            <text:p>-4,225</text:p>
          </table:table-cell>
          <table:table-cell table:number-columns-repeated="1019"/>
        </table:table-row>
        <table:table-row table:style-name="ro1">
          <table:table-cell office:value-type="float" office:value="436.950714">
            <text:p>436,950714</text:p>
          </table:table-cell>
          <table:table-cell office:value-type="float" office:value="-0.003261">
            <text:p>-0,003261</text:p>
          </table:table-cell>
          <table:table-cell office:value-type="float" office:value="-0.003232">
            <text:p>-0,003232</text:p>
          </table:table-cell>
          <table:table-cell office:value-type="float" office:value="0.393256">
            <text:p>0,393256</text:p>
          </table:table-cell>
          <table:table-cell office:value-type="float" office:value="-4.225">
            <text:p>-4,225</text:p>
          </table:table-cell>
          <table:table-cell table:number-columns-repeated="1019"/>
        </table:table-row>
        <table:table-row table:style-name="ro1">
          <table:table-cell office:value-type="float" office:value="435.570129">
            <text:p>435,570129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392013">
            <text:p>0,392013</text:p>
          </table:table-cell>
          <table:table-cell office:value-type="float" office:value="-4.244706">
            <text:p>-4,244706</text:p>
          </table:table-cell>
          <table:table-cell table:number-columns-repeated="1019"/>
        </table:table-row>
        <table:table-row table:style-name="ro1">
          <table:table-cell office:value-type="float" office:value="435.570129">
            <text:p>435,570129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392013">
            <text:p>0,392013</text:p>
          </table:table-cell>
          <table:table-cell office:value-type="float" office:value="-4.244706">
            <text:p>-4,244706</text:p>
          </table:table-cell>
          <table:table-cell table:number-columns-repeated="1019"/>
        </table:table-row>
        <table:table-row table:style-name="ro1">
          <table:table-cell office:value-type="float" office:value="437.640991">
            <text:p>437,640991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393877">
            <text:p>0,393877</text:p>
          </table:table-cell>
          <table:table-cell office:value-type="float" office:value="-4.263824">
            <text:p>-4,263824</text:p>
          </table:table-cell>
          <table:table-cell table:number-columns-repeated="1019"/>
        </table:table-row>
        <table:table-row table:style-name="ro1">
          <table:table-cell office:value-type="float" office:value="437.640991">
            <text:p>437,640991</text:p>
          </table:table-cell>
          <table:table-cell office:value-type="float" office:value="-0.003259">
            <text:p>-0,003259</text:p>
          </table:table-cell>
          <table:table-cell office:value-type="float" office:value="-0.00323">
            <text:p>-0,00323</text:p>
          </table:table-cell>
          <table:table-cell office:value-type="float" office:value="0.393877">
            <text:p>0,393877</text:p>
          </table:table-cell>
          <table:table-cell office:value-type="float" office:value="-4.263824">
            <text:p>-4,263824</text:p>
          </table:table-cell>
          <table:table-cell table:number-columns-repeated="1019"/>
        </table:table-row>
        <table:table-row table:style-name="ro1">
          <table:table-cell office:value-type="float" office:value="437.640991">
            <text:p>437,640991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393877">
            <text:p>0,393877</text:p>
          </table:table-cell>
          <table:table-cell office:value-type="float" office:value="-4.282647">
            <text:p>-4,282647</text:p>
          </table:table-cell>
          <table:table-cell table:number-columns-repeated="1019"/>
        </table:table-row>
        <table:table-row table:style-name="ro1">
          <table:table-cell office:value-type="float" office:value="437.640991">
            <text:p>437,640991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393877">
            <text:p>0,393877</text:p>
          </table:table-cell>
          <table:table-cell office:value-type="float" office:value="-4.282647">
            <text:p>-4,282647</text:p>
          </table:table-cell>
          <table:table-cell table:number-columns-repeated="1019"/>
        </table:table-row>
        <table:table-row table:style-name="ro1">
          <table:table-cell office:value-type="float" office:value="440.40213">
            <text:p>440,40213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396362">
            <text:p>0,396362</text:p>
          </table:table-cell>
          <table:table-cell office:value-type="float" office:value="-4.302059">
            <text:p>-4,302059</text:p>
          </table:table-cell>
          <table:table-cell table:number-columns-repeated="1019"/>
        </table:table-row>
        <table:table-row table:style-name="ro1">
          <table:table-cell office:value-type="float" office:value="440.40213">
            <text:p>440,40213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396362">
            <text:p>0,396362</text:p>
          </table:table-cell>
          <table:table-cell office:value-type="float" office:value="-4.302059">
            <text:p>-4,302059</text:p>
          </table:table-cell>
          <table:table-cell table:number-columns-repeated="1019"/>
        </table:table-row>
        <table:table-row table:style-name="ro1">
          <table:table-cell office:value-type="float" office:value="440.40213">
            <text:p>440,40213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396362">
            <text:p>0,396362</text:p>
          </table:table-cell>
          <table:table-cell office:value-type="float" office:value="-4.320588">
            <text:p>-4,320588</text:p>
          </table:table-cell>
          <table:table-cell table:number-columns-repeated="1019"/>
        </table:table-row>
        <table:table-row table:style-name="ro1">
          <table:table-cell office:value-type="float" office:value="440.40213">
            <text:p>440,40213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396362">
            <text:p>0,396362</text:p>
          </table:table-cell>
          <table:table-cell office:value-type="float" office:value="-4.320588">
            <text:p>-4,320588</text:p>
          </table:table-cell>
          <table:table-cell table:number-columns-repeated="1019"/>
        </table:table-row>
        <table:table-row table:style-name="ro1">
          <table:table-cell office:value-type="float" office:value="439.021576">
            <text:p>439,021576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395119">
            <text:p>0,395119</text:p>
          </table:table-cell>
          <table:table-cell office:value-type="float" office:value="-4.339412">
            <text:p>-4,339412</text:p>
          </table:table-cell>
          <table:table-cell table:number-columns-repeated="1019"/>
        </table:table-row>
        <table:table-row table:style-name="ro1">
          <table:table-cell office:value-type="float" office:value="439.021576">
            <text:p>439,021576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395119">
            <text:p>0,395119</text:p>
          </table:table-cell>
          <table:table-cell office:value-type="float" office:value="-4.339412">
            <text:p>-4,339412</text:p>
          </table:table-cell>
          <table:table-cell table:number-columns-repeated="1019"/>
        </table:table-row>
        <table:table-row table:style-name="ro1">
          <table:table-cell office:value-type="float" office:value="440.40213">
            <text:p>440,40213</text:p>
          </table:table-cell>
          <table:table-cell office:value-type="float" office:value="-0.003265">
            <text:p>-0,003265</text:p>
          </table:table-cell>
          <table:table-cell office:value-type="float" office:value="-0.003228">
            <text:p>-0,003228</text:p>
          </table:table-cell>
          <table:table-cell office:value-type="float" office:value="0.396362">
            <text:p>0,396362</text:p>
          </table:table-cell>
          <table:table-cell office:value-type="float" office:value="-4.359412">
            <text:p>-4,359412</text:p>
          </table:table-cell>
          <table:table-cell table:number-columns-repeated="1019"/>
        </table:table-row>
        <table:table-row table:style-name="ro1">
          <table:table-cell office:value-type="float" office:value="440.40213">
            <text:p>440,40213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.396362">
            <text:p>0,396362</text:p>
          </table:table-cell>
          <table:table-cell office:value-type="float" office:value="-4.359412">
            <text:p>-4,359412</text:p>
          </table:table-cell>
          <table:table-cell table:number-columns-repeated="1019"/>
        </table:table-row>
        <table:table-row table:style-name="ro1">
          <table:table-cell office:value-type="float" office:value="442.472992">
            <text:p>442,472992</text:p>
          </table:table-cell>
          <table:table-cell office:value-type="float" office:value="-0.003264">
            <text:p>-0,003264</text:p>
          </table:table-cell>
          <table:table-cell office:value-type="float" office:value="-0.003229">
            <text:p>-0,003229</text:p>
          </table:table-cell>
          <table:table-cell office:value-type="float" office:value="0.398226">
            <text:p>0,398226</text:p>
          </table:table-cell>
          <table:table-cell office:value-type="float" office:value="-4.378824">
            <text:p>-4,378824</text:p>
          </table:table-cell>
          <table:table-cell table:number-columns-repeated="1019"/>
        </table:table-row>
        <table:table-row table:style-name="ro1">
          <table:table-cell office:value-type="float" office:value="442.472992">
            <text:p>442,472992</text:p>
          </table:table-cell>
          <table:table-cell office:value-type="float" office:value="-0.003261">
            <text:p>-0,003261</text:p>
          </table:table-cell>
          <table:table-cell office:value-type="float" office:value="-0.003231">
            <text:p>-0,003231</text:p>
          </table:table-cell>
          <table:table-cell office:value-type="float" office:value="0.398226">
            <text:p>0,398226</text:p>
          </table:table-cell>
          <table:table-cell office:value-type="float" office:value="-4.378824">
            <text:p>-4,378824</text:p>
          </table:table-cell>
          <table:table-cell table:number-columns-repeated="1019"/>
        </table:table-row>
        <table:table-row table:style-name="ro1">
          <table:table-cell office:value-type="float" office:value="443.853546">
            <text:p>443,853546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.399468">
            <text:p>0,399468</text:p>
          </table:table-cell>
          <table:table-cell office:value-type="float" office:value="-4.397353">
            <text:p>-4,397353</text:p>
          </table:table-cell>
          <table:table-cell table:number-columns-repeated="1019"/>
        </table:table-row>
        <table:table-row table:style-name="ro1">
          <table:table-cell office:value-type="float" office:value="443.853546">
            <text:p>443,853546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399468">
            <text:p>0,399468</text:p>
          </table:table-cell>
          <table:table-cell office:value-type="float" office:value="-4.397353">
            <text:p>-4,397353</text:p>
          </table:table-cell>
          <table:table-cell table:number-columns-repeated="1019"/>
        </table:table-row>
        <table:table-row table:style-name="ro1">
          <table:table-cell office:value-type="float" office:value="441.782715">
            <text:p>441,782715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397604">
            <text:p>0,397604</text:p>
          </table:table-cell>
          <table:table-cell office:value-type="float" office:value="-4.416765">
            <text:p>-4,416765</text:p>
          </table:table-cell>
          <table:table-cell table:number-columns-repeated="1019"/>
        </table:table-row>
        <table:table-row table:style-name="ro1">
          <table:table-cell office:value-type="float" office:value="441.782715">
            <text:p>441,782715</text:p>
          </table:table-cell>
          <table:table-cell office:value-type="float" office:value="-0.003264">
            <text:p>-0,003264</text:p>
          </table:table-cell>
          <table:table-cell office:value-type="float" office:value="-0.00323">
            <text:p>-0,00323</text:p>
          </table:table-cell>
          <table:table-cell office:value-type="float" office:value="0.397604">
            <text:p>0,397604</text:p>
          </table:table-cell>
          <table:table-cell office:value-type="float" office:value="-4.435588">
            <text:p>-4,435588</text:p>
          </table:table-cell>
          <table:table-cell table:number-columns-repeated="1019"/>
        </table:table-row>
        <table:table-row table:style-name="ro1">
          <table:table-cell office:value-type="float" office:value="442.472992">
            <text:p>442,472992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398226">
            <text:p>0,398226</text:p>
          </table:table-cell>
          <table:table-cell office:value-type="float" office:value="-4.435588">
            <text:p>-4,435588</text:p>
          </table:table-cell>
          <table:table-cell table:number-columns-repeated="1019"/>
        </table:table-row>
        <table:table-row table:style-name="ro1">
          <table:table-cell office:value-type="float" office:value="442.472992">
            <text:p>442,472992</text:p>
          </table:table-cell>
          <table:table-cell office:value-type="float" office:value="-0.003261">
            <text:p>-0,003261</text:p>
          </table:table-cell>
          <table:table-cell office:value-type="float" office:value="-0.003231">
            <text:p>-0,003231</text:p>
          </table:table-cell>
          <table:table-cell office:value-type="float" office:value="0.398226">
            <text:p>0,398226</text:p>
          </table:table-cell>
          <table:table-cell office:value-type="float" office:value="-4.454706">
            <text:p>-4,454706</text:p>
          </table:table-cell>
          <table:table-cell table:number-columns-repeated="1019"/>
        </table:table-row>
        <table:table-row table:style-name="ro1">
          <table:table-cell office:value-type="float" office:value="443.853546">
            <text:p>443,853546</text:p>
          </table:table-cell>
          <table:table-cell office:value-type="float" office:value="-0.003264">
            <text:p>-0,003264</text:p>
          </table:table-cell>
          <table:table-cell office:value-type="float" office:value="-0.003231">
            <text:p>-0,003231</text:p>
          </table:table-cell>
          <table:table-cell office:value-type="float" office:value="0.399468">
            <text:p>0,399468</text:p>
          </table:table-cell>
          <table:table-cell office:value-type="float" office:value="-4.454706">
            <text:p>-4,454706</text:p>
          </table:table-cell>
          <table:table-cell table:number-columns-repeated="1019"/>
        </table:table-row>
        <table:table-row table:style-name="ro1">
          <table:table-cell office:value-type="float" office:value="444.543854">
            <text:p>444,543854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400089">
            <text:p>0,400089</text:p>
          </table:table-cell>
          <table:table-cell office:value-type="float" office:value="-4.474118">
            <text:p>-4,474118</text:p>
          </table:table-cell>
          <table:table-cell table:number-columns-repeated="1019"/>
        </table:table-row>
        <table:table-row table:style-name="ro1">
          <table:table-cell office:value-type="float" office:value="444.543854">
            <text:p>444,543854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400089">
            <text:p>0,400089</text:p>
          </table:table-cell>
          <table:table-cell office:value-type="float" office:value="-4.474118">
            <text:p>-4,474118</text:p>
          </table:table-cell>
          <table:table-cell table:number-columns-repeated="1019"/>
        </table:table-row>
        <table:table-row table:style-name="ro1">
          <table:table-cell office:value-type="float" office:value="446.614716">
            <text:p>446,614716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401953">
            <text:p>0,401953</text:p>
          </table:table-cell>
          <table:table-cell office:value-type="float" office:value="-4.493235">
            <text:p>-4,493235</text:p>
          </table:table-cell>
          <table:table-cell table:number-columns-repeated="1019"/>
        </table:table-row>
        <table:table-row table:style-name="ro1">
          <table:table-cell office:value-type="float" office:value="446.614716">
            <text:p>446,614716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401953">
            <text:p>0,401953</text:p>
          </table:table-cell>
          <table:table-cell office:value-type="float" office:value="-4.493235">
            <text:p>-4,493235</text:p>
          </table:table-cell>
          <table:table-cell table:number-columns-repeated="1019"/>
        </table:table-row>
        <table:table-row table:style-name="ro1">
          <table:table-cell office:value-type="float" office:value="446.614716">
            <text:p>446,614716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401953">
            <text:p>0,401953</text:p>
          </table:table-cell>
          <table:table-cell office:value-type="float" office:value="-4.512059">
            <text:p>-4,512059</text:p>
          </table:table-cell>
          <table:table-cell table:number-columns-repeated="1019"/>
        </table:table-row>
        <table:table-row table:style-name="ro1">
          <table:table-cell office:value-type="float" office:value="446.614716">
            <text:p>446,614716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.401953">
            <text:p>0,401953</text:p>
          </table:table-cell>
          <table:table-cell office:value-type="float" office:value="-4.512059">
            <text:p>-4,512059</text:p>
          </table:table-cell>
          <table:table-cell table:number-columns-repeated="1019"/>
        </table:table-row>
        <table:table-row table:style-name="ro1">
          <table:table-cell office:value-type="float" office:value="447.304993">
            <text:p>447,304993</text:p>
          </table:table-cell>
          <table:table-cell office:value-type="float" office:value="-0.003259">
            <text:p>-0,003259</text:p>
          </table:table-cell>
          <table:table-cell office:value-type="float" office:value="-0.00323">
            <text:p>-0,00323</text:p>
          </table:table-cell>
          <table:table-cell office:value-type="float" office:value="0.402574">
            <text:p>0,402574</text:p>
          </table:table-cell>
          <table:table-cell office:value-type="float" office:value="-4.530882">
            <text:p>-4,530882</text:p>
          </table:table-cell>
          <table:table-cell table:number-columns-repeated="1019"/>
        </table:table-row>
        <table:table-row table:style-name="ro1">
          <table:table-cell office:value-type="float" office:value="447.304993">
            <text:p>447,304993</text:p>
          </table:table-cell>
          <table:table-cell office:value-type="float" office:value="-0.003264">
            <text:p>-0,003264</text:p>
          </table:table-cell>
          <table:table-cell office:value-type="float" office:value="-0.00323">
            <text:p>-0,00323</text:p>
          </table:table-cell>
          <table:table-cell office:value-type="float" office:value="0.402574">
            <text:p>0,402574</text:p>
          </table:table-cell>
          <table:table-cell office:value-type="float" office:value="-4.530882">
            <text:p>-4,530882</text:p>
          </table:table-cell>
          <table:table-cell table:number-columns-repeated="1019"/>
        </table:table-row>
        <table:table-row table:style-name="ro1">
          <table:table-cell office:value-type="float" office:value="448.685547">
            <text:p>448,685547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403817">
            <text:p>0,403817</text:p>
          </table:table-cell>
          <table:table-cell office:value-type="float" office:value="-4.550588">
            <text:p>-4,550588</text:p>
          </table:table-cell>
          <table:table-cell table:number-columns-repeated="1019"/>
        </table:table-row>
        <table:table-row table:style-name="ro1">
          <table:table-cell office:value-type="float" office:value="448.685547">
            <text:p>448,685547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403817">
            <text:p>0,403817</text:p>
          </table:table-cell>
          <table:table-cell office:value-type="float" office:value="-4.550588">
            <text:p>-4,550588</text:p>
          </table:table-cell>
          <table:table-cell table:number-columns-repeated="1019"/>
        </table:table-row>
        <table:table-row table:style-name="ro1">
          <table:table-cell office:value-type="float" office:value="448.685547">
            <text:p>448,685547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403817">
            <text:p>0,403817</text:p>
          </table:table-cell>
          <table:table-cell office:value-type="float" office:value="-4.57">
            <text:p>-4,57</text:p>
          </table:table-cell>
          <table:table-cell table:number-columns-repeated="1019"/>
        </table:table-row>
        <table:table-row table:style-name="ro1">
          <table:table-cell office:value-type="float" office:value="448.685547">
            <text:p>448,685547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403817">
            <text:p>0,403817</text:p>
          </table:table-cell>
          <table:table-cell office:value-type="float" office:value="-4.57">
            <text:p>-4,57</text:p>
          </table:table-cell>
          <table:table-cell table:number-columns-repeated="1019"/>
        </table:table-row>
        <table:table-row table:style-name="ro1">
          <table:table-cell office:value-type="float" office:value="449.375854">
            <text:p>449,375854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404438">
            <text:p>0,404438</text:p>
          </table:table-cell>
          <table:table-cell office:value-type="float" office:value="-4.58853">
            <text:p>-4,58853</text:p>
          </table:table-cell>
          <table:table-cell table:number-columns-repeated="1019"/>
        </table:table-row>
        <table:table-row table:style-name="ro1">
          <table:table-cell office:value-type="float" office:value="449.375854">
            <text:p>449,375854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404438">
            <text:p>0,404438</text:p>
          </table:table-cell>
          <table:table-cell office:value-type="float" office:value="-4.58853">
            <text:p>-4,58853</text:p>
          </table:table-cell>
          <table:table-cell table:number-columns-repeated="1019"/>
        </table:table-row>
        <table:table-row table:style-name="ro1">
          <table:table-cell office:value-type="float" office:value="448.685547">
            <text:p>448,685547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403817">
            <text:p>0,403817</text:p>
          </table:table-cell>
          <table:table-cell office:value-type="float" office:value="-4.60853">
            <text:p>-4,60853</text:p>
          </table:table-cell>
          <table:table-cell table:number-columns-repeated="1019"/>
        </table:table-row>
        <table:table-row table:style-name="ro1">
          <table:table-cell office:value-type="float" office:value="448.685547">
            <text:p>448,685547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403817">
            <text:p>0,403817</text:p>
          </table:table-cell>
          <table:table-cell office:value-type="float" office:value="-4.60853">
            <text:p>-4,60853</text:p>
          </table:table-cell>
          <table:table-cell table:number-columns-repeated="1019"/>
        </table:table-row>
        <table:table-row table:style-name="ro1">
          <table:table-cell office:value-type="float" office:value="449.375854">
            <text:p>449,375854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404438">
            <text:p>0,404438</text:p>
          </table:table-cell>
          <table:table-cell office:value-type="float" office:value="-4.628824">
            <text:p>-4,628824</text:p>
          </table:table-cell>
          <table:table-cell table:number-columns-repeated="1019"/>
        </table:table-row>
        <table:table-row table:style-name="ro1">
          <table:table-cell office:value-type="float" office:value="449.375854">
            <text:p>449,375854</text:p>
          </table:table-cell>
          <table:table-cell office:value-type="float" office:value="-0.003261">
            <text:p>-0,003261</text:p>
          </table:table-cell>
          <table:table-cell office:value-type="float" office:value="-0.003231">
            <text:p>-0,003231</text:p>
          </table:table-cell>
          <table:table-cell office:value-type="float" office:value="0.404438">
            <text:p>0,404438</text:p>
          </table:table-cell>
          <table:table-cell office:value-type="float" office:value="-4.628824">
            <text:p>-4,628824</text:p>
          </table:table-cell>
          <table:table-cell table:number-columns-repeated="1019"/>
        </table:table-row>
        <table:table-row table:style-name="ro1">
          <table:table-cell office:value-type="float" office:value="450.066132">
            <text:p>450,066132</text:p>
          </table:table-cell>
          <table:table-cell office:value-type="float" office:value="-0.00326">
            <text:p>-0,00326</text:p>
          </table:table-cell>
          <table:table-cell office:value-type="float" office:value="-0.003232">
            <text:p>-0,003232</text:p>
          </table:table-cell>
          <table:table-cell office:value-type="float" office:value="0.40506">
            <text:p>0,40506</text:p>
          </table:table-cell>
          <table:table-cell office:value-type="float" office:value="-4.647353">
            <text:p>-4,647353</text:p>
          </table:table-cell>
          <table:table-cell table:number-columns-repeated="1019"/>
        </table:table-row>
        <table:table-row table:style-name="ro1">
          <table:table-cell office:value-type="float" office:value="450.066132">
            <text:p>450,066132</text:p>
          </table:table-cell>
          <table:table-cell office:value-type="float" office:value="-0.003263">
            <text:p>-0,003263</text:p>
          </table:table-cell>
          <table:table-cell office:value-type="float" office:value="-0.003231">
            <text:p>-0,003231</text:p>
          </table:table-cell>
          <table:table-cell office:value-type="float" office:value="0.40506">
            <text:p>0,40506</text:p>
          </table:table-cell>
          <table:table-cell office:value-type="float" office:value="-4.666176">
            <text:p>-4,666176</text:p>
          </table:table-cell>
          <table:table-cell table:number-columns-repeated="1019"/>
        </table:table-row>
        <table:table-row table:style-name="ro1">
          <table:table-cell office:value-type="float" office:value="450.756409">
            <text:p>450,756409</text:p>
          </table:table-cell>
          <table:table-cell office:value-type="float" office:value="-0.003261">
            <text:p>-0,003261</text:p>
          </table:table-cell>
          <table:table-cell office:value-type="float" office:value="-0.003231">
            <text:p>-0,003231</text:p>
          </table:table-cell>
          <table:table-cell office:value-type="float" office:value="0.405681">
            <text:p>0,405681</text:p>
          </table:table-cell>
          <table:table-cell office:value-type="float" office:value="-4.666176">
            <text:p>-4,666176</text:p>
          </table:table-cell>
          <table:table-cell table:number-columns-repeated="1019"/>
        </table:table-row>
        <table:table-row table:style-name="ro1">
          <table:table-cell office:value-type="float" office:value="450.756409">
            <text:p>450,756409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405681">
            <text:p>0,405681</text:p>
          </table:table-cell>
          <table:table-cell office:value-type="float" office:value="-4.684706">
            <text:p>-4,684706</text:p>
          </table:table-cell>
          <table:table-cell table:number-columns-repeated="1019"/>
        </table:table-row>
        <table:table-row table:style-name="ro1">
          <table:table-cell office:value-type="float" office:value="450.756409">
            <text:p>450,756409</text:p>
          </table:table-cell>
          <table:table-cell office:value-type="float" office:value="-0.003264">
            <text:p>-0,003264</text:p>
          </table:table-cell>
          <table:table-cell office:value-type="float" office:value="-0.003228">
            <text:p>-0,003228</text:p>
          </table:table-cell>
          <table:table-cell office:value-type="float" office:value="0.405681">
            <text:p>0,405681</text:p>
          </table:table-cell>
          <table:table-cell office:value-type="float" office:value="-4.684706">
            <text:p>-4,684706</text:p>
          </table:table-cell>
          <table:table-cell table:number-columns-repeated="1019"/>
        </table:table-row>
        <table:table-row table:style-name="ro1">
          <table:table-cell office:value-type="float" office:value="451.446686">
            <text:p>451,446686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406302">
            <text:p>0,406302</text:p>
          </table:table-cell>
          <table:table-cell office:value-type="float" office:value="-4.704118">
            <text:p>-4,704118</text:p>
          </table:table-cell>
          <table:table-cell table:number-columns-repeated="1019"/>
        </table:table-row>
        <table:table-row table:style-name="ro1">
          <table:table-cell office:value-type="float" office:value="451.446686">
            <text:p>451,446686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406302">
            <text:p>0,406302</text:p>
          </table:table-cell>
          <table:table-cell office:value-type="float" office:value="-4.704118">
            <text:p>-4,704118</text:p>
          </table:table-cell>
          <table:table-cell table:number-columns-repeated="1019"/>
        </table:table-row>
        <table:table-row table:style-name="ro1">
          <table:table-cell office:value-type="float" office:value="452.136993">
            <text:p>452,136993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406923">
            <text:p>0,406923</text:p>
          </table:table-cell>
          <table:table-cell office:value-type="float" office:value="-4.723235">
            <text:p>-4,723235</text:p>
          </table:table-cell>
          <table:table-cell table:number-columns-repeated="1019"/>
        </table:table-row>
        <table:table-row table:style-name="ro1">
          <table:table-cell office:value-type="float" office:value="452.136993">
            <text:p>452,136993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406923">
            <text:p>0,406923</text:p>
          </table:table-cell>
          <table:table-cell office:value-type="float" office:value="-4.723235">
            <text:p>-4,723235</text:p>
          </table:table-cell>
          <table:table-cell table:number-columns-repeated="1019"/>
        </table:table-row>
        <table:table-row table:style-name="ro1">
          <table:table-cell office:value-type="float" office:value="454.898132">
            <text:p>454,898132</text:p>
          </table:table-cell>
          <table:table-cell office:value-type="float" office:value="-0.003264">
            <text:p>-0,003264</text:p>
          </table:table-cell>
          <table:table-cell office:value-type="float" office:value="-0.003229">
            <text:p>-0,003229</text:p>
          </table:table-cell>
          <table:table-cell office:value-type="float" office:value="0.409408">
            <text:p>0,409408</text:p>
          </table:table-cell>
          <table:table-cell office:value-type="float" office:value="-4.742353">
            <text:p>-4,742353</text:p>
          </table:table-cell>
          <table:table-cell table:number-columns-repeated="1019"/>
        </table:table-row>
        <table:table-row table:style-name="ro1">
          <table:table-cell office:value-type="float" office:value="454.898132">
            <text:p>454,898132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409408">
            <text:p>0,409408</text:p>
          </table:table-cell>
          <table:table-cell office:value-type="float" office:value="-4.742353">
            <text:p>-4,742353</text:p>
          </table:table-cell>
          <table:table-cell table:number-columns-repeated="1019"/>
        </table:table-row>
        <table:table-row table:style-name="ro1">
          <table:table-cell office:value-type="float" office:value="452.827271">
            <text:p>452,827271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407545">
            <text:p>0,407545</text:p>
          </table:table-cell>
          <table:table-cell office:value-type="float" office:value="-4.761765">
            <text:p>-4,761765</text:p>
          </table:table-cell>
          <table:table-cell table:number-columns-repeated="1019"/>
        </table:table-row>
        <table:table-row table:style-name="ro1">
          <table:table-cell office:value-type="float" office:value="452.827271">
            <text:p>452,827271</text:p>
          </table:table-cell>
          <table:table-cell office:value-type="float" office:value="-0.003263">
            <text:p>-0,003263</text:p>
          </table:table-cell>
          <table:table-cell office:value-type="float" office:value="-0.003226">
            <text:p>-0,003226</text:p>
          </table:table-cell>
          <table:table-cell office:value-type="float" office:value="0.407545">
            <text:p>0,407545</text:p>
          </table:table-cell>
          <table:table-cell office:value-type="float" office:value="-4.761765">
            <text:p>-4,761765</text:p>
          </table:table-cell>
          <table:table-cell table:number-columns-repeated="1019"/>
        </table:table-row>
        <table:table-row table:style-name="ro1">
          <table:table-cell office:value-type="float" office:value="451.446686">
            <text:p>451,446686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406302">
            <text:p>0,406302</text:p>
          </table:table-cell>
          <table:table-cell office:value-type="float" office:value="-4.780882">
            <text:p>-4,780882</text:p>
          </table:table-cell>
          <table:table-cell table:number-columns-repeated="1019"/>
        </table:table-row>
        <table:table-row table:style-name="ro1">
          <table:table-cell office:value-type="float" office:value="451.446686">
            <text:p>451,446686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406302">
            <text:p>0,406302</text:p>
          </table:table-cell>
          <table:table-cell office:value-type="float" office:value="-4.780882">
            <text:p>-4,780882</text:p>
          </table:table-cell>
          <table:table-cell table:number-columns-repeated="1019"/>
        </table:table-row>
        <table:table-row table:style-name="ro1">
          <table:table-cell office:value-type="float" office:value="454.898132">
            <text:p>454,898132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409408">
            <text:p>0,409408</text:p>
          </table:table-cell>
          <table:table-cell office:value-type="float" office:value="-4.799706">
            <text:p>-4,799706</text:p>
          </table:table-cell>
          <table:table-cell table:number-columns-repeated="1019"/>
        </table:table-row>
        <table:table-row table:style-name="ro1">
          <table:table-cell office:value-type="float" office:value="454.898132">
            <text:p>454,898132</text:p>
          </table:table-cell>
          <table:table-cell office:value-type="float" office:value="-0.003264">
            <text:p>-0,003264</text:p>
          </table:table-cell>
          <table:table-cell office:value-type="float" office:value="-0.00323">
            <text:p>-0,00323</text:p>
          </table:table-cell>
          <table:table-cell office:value-type="float" office:value="0.409408">
            <text:p>0,409408</text:p>
          </table:table-cell>
          <table:table-cell office:value-type="float" office:value="-4.799706">
            <text:p>-4,799706</text:p>
          </table:table-cell>
          <table:table-cell table:number-columns-repeated="1019"/>
        </table:table-row>
        <table:table-row table:style-name="ro1">
          <table:table-cell office:value-type="float" office:value="455.588409">
            <text:p>455,588409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41003">
            <text:p>0,41003</text:p>
          </table:table-cell>
          <table:table-cell office:value-type="float" office:value="-4.819412">
            <text:p>-4,819412</text:p>
          </table:table-cell>
          <table:table-cell table:number-columns-repeated="1019"/>
        </table:table-row>
        <table:table-row table:style-name="ro1">
          <table:table-cell office:value-type="float" office:value="455.588409">
            <text:p>455,588409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41003">
            <text:p>0,41003</text:p>
          </table:table-cell>
          <table:table-cell office:value-type="float" office:value="-4.819412">
            <text:p>-4,819412</text:p>
          </table:table-cell>
          <table:table-cell table:number-columns-repeated="1019"/>
        </table:table-row>
        <table:table-row table:style-name="ro1">
          <table:table-cell office:value-type="float" office:value="456.278687">
            <text:p>456,278687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410651">
            <text:p>0,410651</text:p>
          </table:table-cell>
          <table:table-cell office:value-type="float" office:value="-4.839118">
            <text:p>-4,839118</text:p>
          </table:table-cell>
          <table:table-cell table:number-columns-repeated="1019"/>
        </table:table-row>
        <table:table-row table:style-name="ro1">
          <table:table-cell office:value-type="float" office:value="456.278687">
            <text:p>456,278687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410651">
            <text:p>0,410651</text:p>
          </table:table-cell>
          <table:table-cell office:value-type="float" office:value="-4.839118">
            <text:p>-4,839118</text:p>
          </table:table-cell>
          <table:table-cell table:number-columns-repeated="1019"/>
        </table:table-row>
        <table:table-row table:style-name="ro1">
          <table:table-cell office:value-type="float" office:value="456.968994">
            <text:p>456,968994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411272">
            <text:p>0,411272</text:p>
          </table:table-cell>
          <table:table-cell office:value-type="float" office:value="-4.858823">
            <text:p>-4,858823</text:p>
          </table:table-cell>
          <table:table-cell table:number-columns-repeated="1019"/>
        </table:table-row>
        <table:table-row table:style-name="ro1">
          <table:table-cell office:value-type="float" office:value="456.968994">
            <text:p>456,968994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411272">
            <text:p>0,411272</text:p>
          </table:table-cell>
          <table:table-cell office:value-type="float" office:value="-4.858823">
            <text:p>-4,858823</text:p>
          </table:table-cell>
          <table:table-cell table:number-columns-repeated="1019"/>
        </table:table-row>
        <table:table-row table:style-name="ro1">
          <table:table-cell office:value-type="float" office:value="456.968994">
            <text:p>456,968994</text:p>
          </table:table-cell>
          <table:table-cell office:value-type="float" office:value="-0.003261">
            <text:p>-0,003261</text:p>
          </table:table-cell>
          <table:table-cell office:value-type="float" office:value="-0.003224">
            <text:p>-0,003224</text:p>
          </table:table-cell>
          <table:table-cell office:value-type="float" office:value="0.411272">
            <text:p>0,411272</text:p>
          </table:table-cell>
          <table:table-cell office:value-type="float" office:value="-4.878235">
            <text:p>-4,878235</text:p>
          </table:table-cell>
          <table:table-cell table:number-columns-repeated="1019"/>
        </table:table-row>
        <table:table-row table:style-name="ro1">
          <table:table-cell office:value-type="float" office:value="456.968994">
            <text:p>456,968994</text:p>
          </table:table-cell>
          <table:table-cell office:value-type="float" office:value="-0.003264">
            <text:p>-0,003264</text:p>
          </table:table-cell>
          <table:table-cell office:value-type="float" office:value="-0.003226">
            <text:p>-0,003226</text:p>
          </table:table-cell>
          <table:table-cell office:value-type="float" office:value="0.411272">
            <text:p>0,411272</text:p>
          </table:table-cell>
          <table:table-cell office:value-type="float" office:value="-4.878235">
            <text:p>-4,878235</text:p>
          </table:table-cell>
          <table:table-cell table:number-columns-repeated="1019"/>
        </table:table-row>
        <table:table-row table:style-name="ro1">
          <table:table-cell office:value-type="float" office:value="457.659271">
            <text:p>457,659271</text:p>
          </table:table-cell>
          <table:table-cell office:value-type="float" office:value="-0.003264">
            <text:p>-0,003264</text:p>
          </table:table-cell>
          <table:table-cell office:value-type="float" office:value="-0.003226">
            <text:p>-0,003226</text:p>
          </table:table-cell>
          <table:table-cell office:value-type="float" office:value="0.411893">
            <text:p>0,411893</text:p>
          </table:table-cell>
          <table:table-cell office:value-type="float" office:value="-4.896765">
            <text:p>-4,896765</text:p>
          </table:table-cell>
          <table:table-cell table:number-columns-repeated="1019"/>
        </table:table-row>
        <table:table-row table:style-name="ro1">
          <table:table-cell office:value-type="float" office:value="457.659271">
            <text:p>457,659271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411893">
            <text:p>0,411893</text:p>
          </table:table-cell>
          <table:table-cell office:value-type="float" office:value="-4.896765">
            <text:p>-4,896765</text:p>
          </table:table-cell>
          <table:table-cell table:number-columns-repeated="1019"/>
        </table:table-row>
        <table:table-row table:style-name="ro1">
          <table:table-cell office:value-type="float" office:value="456.968994">
            <text:p>456,968994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411272">
            <text:p>0,411272</text:p>
          </table:table-cell>
          <table:table-cell office:value-type="float" office:value="-4.916176">
            <text:p>-4,916176</text:p>
          </table:table-cell>
          <table:table-cell table:number-columns-repeated="1019"/>
        </table:table-row>
        <table:table-row table:style-name="ro1">
          <table:table-cell office:value-type="float" office:value="456.968994">
            <text:p>456,968994</text:p>
          </table:table-cell>
          <table:table-cell office:value-type="float" office:value="-0.003261">
            <text:p>-0,003261</text:p>
          </table:table-cell>
          <table:table-cell office:value-type="float" office:value="-0.003231">
            <text:p>-0,003231</text:p>
          </table:table-cell>
          <table:table-cell office:value-type="float" office:value="0.411272">
            <text:p>0,411272</text:p>
          </table:table-cell>
          <table:table-cell office:value-type="float" office:value="-4.935294">
            <text:p>-4,935294</text:p>
          </table:table-cell>
          <table:table-cell table:number-columns-repeated="1019"/>
        </table:table-row>
        <table:table-row table:style-name="ro1">
          <table:table-cell office:value-type="float" office:value="456.968994">
            <text:p>456,968994</text:p>
          </table:table-cell>
          <table:table-cell office:value-type="float" office:value="-0.003261">
            <text:p>-0,003261</text:p>
          </table:table-cell>
          <table:table-cell office:value-type="float" office:value="-0.003226">
            <text:p>-0,003226</text:p>
          </table:table-cell>
          <table:table-cell office:value-type="float" office:value="0.411272">
            <text:p>0,411272</text:p>
          </table:table-cell>
          <table:table-cell office:value-type="float" office:value="-4.935294">
            <text:p>-4,935294</text:p>
          </table:table-cell>
          <table:table-cell table:number-columns-repeated="1019"/>
        </table:table-row>
        <table:table-row table:style-name="ro1">
          <table:table-cell office:value-type="float" office:value="456.968994">
            <text:p>456,968994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411272">
            <text:p>0,411272</text:p>
          </table:table-cell>
          <table:table-cell office:value-type="float" office:value="-4.954118">
            <text:p>-4,954118</text:p>
          </table:table-cell>
          <table:table-cell table:number-columns-repeated="1019"/>
        </table:table-row>
        <table:table-row table:style-name="ro1">
          <table:table-cell office:value-type="float" office:value="458.349548">
            <text:p>458,349548</text:p>
          </table:table-cell>
          <table:table-cell office:value-type="float" office:value="-0.003264">
            <text:p>-0,003264</text:p>
          </table:table-cell>
          <table:table-cell office:value-type="float" office:value="-0.00323">
            <text:p>-0,00323</text:p>
          </table:table-cell>
          <table:table-cell office:value-type="float" office:value="0.412515">
            <text:p>0,412515</text:p>
          </table:table-cell>
          <table:table-cell office:value-type="float" office:value="-4.954118">
            <text:p>-4,954118</text:p>
          </table:table-cell>
          <table:table-cell table:number-columns-repeated="1019"/>
        </table:table-row>
        <table:table-row table:style-name="ro1">
          <table:table-cell office:value-type="float" office:value="459.730133">
            <text:p>459,730133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413757">
            <text:p>0,413757</text:p>
          </table:table-cell>
          <table:table-cell office:value-type="float" office:value="-4.973529">
            <text:p>-4,973529</text:p>
          </table:table-cell>
          <table:table-cell table:number-columns-repeated="1019"/>
        </table:table-row>
        <table:table-row table:style-name="ro1">
          <table:table-cell office:value-type="float" office:value="459.730133">
            <text:p>459,730133</text:p>
          </table:table-cell>
          <table:table-cell office:value-type="float" office:value="-0.003264">
            <text:p>-0,003264</text:p>
          </table:table-cell>
          <table:table-cell office:value-type="float" office:value="-0.003231">
            <text:p>-0,003231</text:p>
          </table:table-cell>
          <table:table-cell office:value-type="float" office:value="0.413757">
            <text:p>0,413757</text:p>
          </table:table-cell>
          <table:table-cell office:value-type="float" office:value="-4.973529">
            <text:p>-4,973529</text:p>
          </table:table-cell>
          <table:table-cell table:number-columns-repeated="1019"/>
        </table:table-row>
        <table:table-row table:style-name="ro1">
          <table:table-cell office:value-type="float" office:value="459.730133">
            <text:p>459,730133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413757">
            <text:p>0,413757</text:p>
          </table:table-cell>
          <table:table-cell office:value-type="float" office:value="-4.992941">
            <text:p>-4,992941</text:p>
          </table:table-cell>
          <table:table-cell table:number-columns-repeated="1019"/>
        </table:table-row>
        <table:table-row table:style-name="ro1">
          <table:table-cell office:value-type="float" office:value="459.730133">
            <text:p>459,730133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413757">
            <text:p>0,413757</text:p>
          </table:table-cell>
          <table:table-cell office:value-type="float" office:value="-4.992941">
            <text:p>-4,992941</text:p>
          </table:table-cell>
          <table:table-cell table:number-columns-repeated="1019"/>
        </table:table-row>
        <table:table-row table:style-name="ro1">
          <table:table-cell office:value-type="float" office:value="458.349548">
            <text:p>458,349548</text:p>
          </table:table-cell>
          <table:table-cell office:value-type="float" office:value="-0.003264">
            <text:p>-0,003264</text:p>
          </table:table-cell>
          <table:table-cell office:value-type="float" office:value="-0.003226">
            <text:p>-0,003226</text:p>
          </table:table-cell>
          <table:table-cell office:value-type="float" office:value="0.412515">
            <text:p>0,412515</text:p>
          </table:table-cell>
          <table:table-cell office:value-type="float" office:value="-5.012059">
            <text:p>-5,012059</text:p>
          </table:table-cell>
          <table:table-cell table:number-columns-repeated="1019"/>
        </table:table-row>
        <table:table-row table:style-name="ro1">
          <table:table-cell office:value-type="float" office:value="458.349548">
            <text:p>458,349548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412515">
            <text:p>0,412515</text:p>
          </table:table-cell>
          <table:table-cell office:value-type="float" office:value="-5.012059">
            <text:p>-5,012059</text:p>
          </table:table-cell>
          <table:table-cell table:number-columns-repeated="1019"/>
        </table:table-row>
        <table:table-row table:style-name="ro1">
          <table:table-cell office:value-type="float" office:value="459.730133">
            <text:p>459,730133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413757">
            <text:p>0,413757</text:p>
          </table:table-cell>
          <table:table-cell office:value-type="float" office:value="-5.030882">
            <text:p>-5,030882</text:p>
          </table:table-cell>
          <table:table-cell table:number-columns-repeated="1019"/>
        </table:table-row>
        <table:table-row table:style-name="ro1">
          <table:table-cell office:value-type="float" office:value="459.730133">
            <text:p>459,730133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413757">
            <text:p>0,413757</text:p>
          </table:table-cell>
          <table:table-cell office:value-type="float" office:value="-5.030882">
            <text:p>-5,030882</text:p>
          </table:table-cell>
          <table:table-cell table:number-columns-repeated="1019"/>
        </table:table-row>
        <table:table-row table:style-name="ro1">
          <table:table-cell office:value-type="float" office:value="461.110687">
            <text:p>461,110687</text:p>
          </table:table-cell>
          <table:table-cell office:value-type="float" office:value="-0.003264">
            <text:p>-0,003264</text:p>
          </table:table-cell>
          <table:table-cell office:value-type="float" office:value="-0.003226">
            <text:p>-0,003226</text:p>
          </table:table-cell>
          <table:table-cell office:value-type="float" office:value="0.415">
            <text:p>0,415</text:p>
          </table:table-cell>
          <table:table-cell office:value-type="float" office:value="-5.049706">
            <text:p>-5,049706</text:p>
          </table:table-cell>
          <table:table-cell table:number-columns-repeated="1019"/>
        </table:table-row>
        <table:table-row table:style-name="ro1">
          <table:table-cell office:value-type="float" office:value="461.110687">
            <text:p>461,110687</text:p>
          </table:table-cell>
          <table:table-cell office:value-type="float" office:value="-0.003261">
            <text:p>-0,003261</text:p>
          </table:table-cell>
          <table:table-cell office:value-type="float" office:value="-0.003225">
            <text:p>-0,003225</text:p>
          </table:table-cell>
          <table:table-cell office:value-type="float" office:value="0.415">
            <text:p>0,415</text:p>
          </table:table-cell>
          <table:table-cell office:value-type="float" office:value="-5.049706">
            <text:p>-5,049706</text:p>
          </table:table-cell>
          <table:table-cell table:number-columns-repeated="1019"/>
        </table:table-row>
        <table:table-row table:style-name="ro1">
          <table:table-cell office:value-type="float" office:value="460.42041">
            <text:p>460,42041</text:p>
          </table:table-cell>
          <table:table-cell office:value-type="float" office:value="-0.003261">
            <text:p>-0,003261</text:p>
          </table:table-cell>
          <table:table-cell office:value-type="float" office:value="-0.003225">
            <text:p>-0,003225</text:p>
          </table:table-cell>
          <table:table-cell office:value-type="float" office:value="0.414378">
            <text:p>0,414378</text:p>
          </table:table-cell>
          <table:table-cell office:value-type="float" office:value="-5.069118">
            <text:p>-5,069118</text:p>
          </table:table-cell>
          <table:table-cell table:number-columns-repeated="1019"/>
        </table:table-row>
        <table:table-row table:style-name="ro1">
          <table:table-cell office:value-type="float" office:value="460.42041">
            <text:p>460,42041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414378">
            <text:p>0,414378</text:p>
          </table:table-cell>
          <table:table-cell office:value-type="float" office:value="-5.069118">
            <text:p>-5,069118</text:p>
          </table:table-cell>
          <table:table-cell table:number-columns-repeated="1019"/>
        </table:table-row>
        <table:table-row table:style-name="ro1">
          <table:table-cell office:value-type="float" office:value="459.730133">
            <text:p>459,730133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413757">
            <text:p>0,413757</text:p>
          </table:table-cell>
          <table:table-cell office:value-type="float" office:value="-5.08853">
            <text:p>-5,08853</text:p>
          </table:table-cell>
          <table:table-cell table:number-columns-repeated="1019"/>
        </table:table-row>
        <table:table-row table:style-name="ro1">
          <table:table-cell office:value-type="float" office:value="459.730133">
            <text:p>459,730133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413757">
            <text:p>0,413757</text:p>
          </table:table-cell>
          <table:table-cell office:value-type="float" office:value="-5.08853">
            <text:p>-5,08853</text:p>
          </table:table-cell>
          <table:table-cell table:number-columns-repeated="1019"/>
        </table:table-row>
        <table:table-row table:style-name="ro1">
          <table:table-cell office:value-type="float" office:value="461.110687">
            <text:p>461,110687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415">
            <text:p>0,415</text:p>
          </table:table-cell>
          <table:table-cell office:value-type="float" office:value="-5.10853">
            <text:p>-5,10853</text:p>
          </table:table-cell>
          <table:table-cell table:number-columns-repeated="1019"/>
        </table:table-row>
        <table:table-row table:style-name="ro1">
          <table:table-cell office:value-type="float" office:value="461.110687">
            <text:p>461,110687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415">
            <text:p>0,415</text:p>
          </table:table-cell>
          <table:table-cell office:value-type="float" office:value="-5.10853">
            <text:p>-5,10853</text:p>
          </table:table-cell>
          <table:table-cell table:number-columns-repeated="1019"/>
        </table:table-row>
        <table:table-row table:style-name="ro1">
          <table:table-cell office:value-type="float" office:value="460.42041">
            <text:p>460,42041</text:p>
          </table:table-cell>
          <table:table-cell office:value-type="float" office:value="-0.003261">
            <text:p>-0,003261</text:p>
          </table:table-cell>
          <table:table-cell office:value-type="float" office:value="-0.003231">
            <text:p>-0,003231</text:p>
          </table:table-cell>
          <table:table-cell office:value-type="float" office:value="0.414378">
            <text:p>0,414378</text:p>
          </table:table-cell>
          <table:table-cell office:value-type="float" office:value="-5.128235">
            <text:p>-5,128235</text:p>
          </table:table-cell>
          <table:table-cell table:number-columns-repeated="1019"/>
        </table:table-row>
        <table:table-row table:style-name="ro1">
          <table:table-cell office:value-type="float" office:value="460.42041">
            <text:p>460,42041</text:p>
          </table:table-cell>
          <table:table-cell office:value-type="float" office:value="-0.003264">
            <text:p>-0,003264</text:p>
          </table:table-cell>
          <table:table-cell office:value-type="float" office:value="-0.003229">
            <text:p>-0,003229</text:p>
          </table:table-cell>
          <table:table-cell office:value-type="float" office:value="0.414378">
            <text:p>0,414378</text:p>
          </table:table-cell>
          <table:table-cell office:value-type="float" office:value="-5.128235">
            <text:p>-5,128235</text:p>
          </table:table-cell>
          <table:table-cell table:number-columns-repeated="1019"/>
        </table:table-row>
        <table:table-row table:style-name="ro1">
          <table:table-cell office:value-type="float" office:value="463.181549">
            <text:p>463,181549</text:p>
          </table:table-cell>
          <table:table-cell office:value-type="float" office:value="-0.003258">
            <text:p>-0,003258</text:p>
          </table:table-cell>
          <table:table-cell office:value-type="float" office:value="-0.00323">
            <text:p>-0,00323</text:p>
          </table:table-cell>
          <table:table-cell office:value-type="float" office:value="0.416863">
            <text:p>0,416863</text:p>
          </table:table-cell>
          <table:table-cell office:value-type="float" office:value="-5.146765">
            <text:p>-5,146765</text:p>
          </table:table-cell>
          <table:table-cell table:number-columns-repeated="1019"/>
        </table:table-row>
        <table:table-row table:style-name="ro1">
          <table:table-cell office:value-type="float" office:value="463.181549">
            <text:p>463,181549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416863">
            <text:p>0,416863</text:p>
          </table:table-cell>
          <table:table-cell office:value-type="float" office:value="-5.165294">
            <text:p>-5,165294</text:p>
          </table:table-cell>
          <table:table-cell table:number-columns-repeated="1019"/>
        </table:table-row>
        <table:table-row table:style-name="ro1">
          <table:table-cell office:value-type="float" office:value="462.491272">
            <text:p>462,491272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416242">
            <text:p>0,416242</text:p>
          </table:table-cell>
          <table:table-cell office:value-type="float" office:value="-5.165294">
            <text:p>-5,165294</text:p>
          </table:table-cell>
          <table:table-cell table:number-columns-repeated="1019"/>
        </table:table-row>
        <table:table-row table:style-name="ro1">
          <table:table-cell office:value-type="float" office:value="462.491272">
            <text:p>462,491272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416242">
            <text:p>0,416242</text:p>
          </table:table-cell>
          <table:table-cell office:value-type="float" office:value="-5.184118">
            <text:p>-5,184118</text:p>
          </table:table-cell>
          <table:table-cell table:number-columns-repeated="1019"/>
        </table:table-row>
        <table:table-row table:style-name="ro1">
          <table:table-cell office:value-type="float" office:value="462.491272">
            <text:p>462,491272</text:p>
          </table:table-cell>
          <table:table-cell office:value-type="float" office:value="-0.003263">
            <text:p>-0,003263</text:p>
          </table:table-cell>
          <table:table-cell office:value-type="float" office:value="-0.003231">
            <text:p>-0,003231</text:p>
          </table:table-cell>
          <table:table-cell office:value-type="float" office:value="0.416242">
            <text:p>0,416242</text:p>
          </table:table-cell>
          <table:table-cell office:value-type="float" office:value="-5.184118">
            <text:p>-5,184118</text:p>
          </table:table-cell>
          <table:table-cell table:number-columns-repeated="1019"/>
        </table:table-row>
        <table:table-row table:style-name="ro1">
          <table:table-cell office:value-type="float" office:value="463.871826">
            <text:p>463,871826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417485">
            <text:p>0,417485</text:p>
          </table:table-cell>
          <table:table-cell office:value-type="float" office:value="-5.203529">
            <text:p>-5,203529</text:p>
          </table:table-cell>
          <table:table-cell table:number-columns-repeated="1019"/>
        </table:table-row>
        <table:table-row table:style-name="ro1">
          <table:table-cell office:value-type="float" office:value="463.871826">
            <text:p>463,871826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0.417485">
            <text:p>0,417485</text:p>
          </table:table-cell>
          <table:table-cell office:value-type="float" office:value="-5.203529">
            <text:p>-5,203529</text:p>
          </table:table-cell>
          <table:table-cell table:number-columns-repeated="1019"/>
        </table:table-row>
        <table:table-row table:style-name="ro1">
          <table:table-cell office:value-type="float" office:value="462.491272">
            <text:p>462,491272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0.416242">
            <text:p>0,416242</text:p>
          </table:table-cell>
          <table:table-cell office:value-type="float" office:value="-5.222647">
            <text:p>-5,222647</text:p>
          </table:table-cell>
          <table:table-cell table:number-columns-repeated="1019"/>
        </table:table-row>
        <table:table-row table:style-name="ro1">
          <table:table-cell office:value-type="float" office:value="462.491272">
            <text:p>462,491272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416242">
            <text:p>0,416242</text:p>
          </table:table-cell>
          <table:table-cell office:value-type="float" office:value="-5.222647">
            <text:p>-5,222647</text:p>
          </table:table-cell>
          <table:table-cell table:number-columns-repeated="1019"/>
        </table:table-row>
        <table:table-row table:style-name="ro1">
          <table:table-cell office:value-type="float" office:value="463.871826">
            <text:p>463,871826</text:p>
          </table:table-cell>
          <table:table-cell office:value-type="float" office:value="-0.003264">
            <text:p>-0,003264</text:p>
          </table:table-cell>
          <table:table-cell office:value-type="float" office:value="-0.003226">
            <text:p>-0,003226</text:p>
          </table:table-cell>
          <table:table-cell office:value-type="float" office:value="0.417485">
            <text:p>0,417485</text:p>
          </table:table-cell>
          <table:table-cell office:value-type="float" office:value="-5.241471">
            <text:p>-5,241471</text:p>
          </table:table-cell>
          <table:table-cell table:number-columns-repeated="1019"/>
        </table:table-row>
        <table:table-row table:style-name="ro1">
          <table:table-cell office:value-type="float" office:value="463.871826">
            <text:p>463,871826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.417485">
            <text:p>0,417485</text:p>
          </table:table-cell>
          <table:table-cell office:value-type="float" office:value="-5.241471">
            <text:p>-5,241471</text:p>
          </table:table-cell>
          <table:table-cell table:number-columns-repeated="1019"/>
        </table:table-row>
        <table:table-row table:style-name="ro1">
          <table:table-cell office:value-type="float" office:value="465.942688">
            <text:p>465,942688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419348">
            <text:p>0,419348</text:p>
          </table:table-cell>
          <table:table-cell office:value-type="float" office:value="-5.261177">
            <text:p>-5,261177</text:p>
          </table:table-cell>
          <table:table-cell table:number-columns-repeated="1019"/>
        </table:table-row>
        <table:table-row table:style-name="ro1">
          <table:table-cell office:value-type="float" office:value="465.942688">
            <text:p>465,942688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419348">
            <text:p>0,419348</text:p>
          </table:table-cell>
          <table:table-cell office:value-type="float" office:value="-5.261177">
            <text:p>-5,261177</text:p>
          </table:table-cell>
          <table:table-cell table:number-columns-repeated="1019"/>
        </table:table-row>
        <table:table-row table:style-name="ro1">
          <table:table-cell office:value-type="float" office:value="463.181549">
            <text:p>463,181549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416863">
            <text:p>0,416863</text:p>
          </table:table-cell>
          <table:table-cell office:value-type="float" office:value="-5.28">
            <text:p>-5,28</text:p>
          </table:table-cell>
          <table:table-cell table:number-columns-repeated="1019"/>
        </table:table-row>
        <table:table-row table:style-name="ro1">
          <table:table-cell office:value-type="float" office:value="463.181549">
            <text:p>463,181549</text:p>
          </table:table-cell>
          <table:table-cell office:value-type="float" office:value="-0.003264">
            <text:p>-0,003264</text:p>
          </table:table-cell>
          <table:table-cell office:value-type="float" office:value="-0.003228">
            <text:p>-0,003228</text:p>
          </table:table-cell>
          <table:table-cell office:value-type="float" office:value="0.416863">
            <text:p>0,416863</text:p>
          </table:table-cell>
          <table:table-cell office:value-type="float" office:value="-5.28">
            <text:p>-5,28</text:p>
          </table:table-cell>
          <table:table-cell table:number-columns-repeated="1019"/>
        </table:table-row>
        <table:table-row table:style-name="ro1">
          <table:table-cell office:value-type="float" office:value="465.942688">
            <text:p>465,942688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419348">
            <text:p>0,419348</text:p>
          </table:table-cell>
          <table:table-cell office:value-type="float" office:value="-5.299118">
            <text:p>-5,299118</text:p>
          </table:table-cell>
          <table:table-cell table:number-columns-repeated="1019"/>
        </table:table-row>
        <table:table-row table:style-name="ro1">
          <table:table-cell office:value-type="float" office:value="465.942688">
            <text:p>465,942688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419348">
            <text:p>0,419348</text:p>
          </table:table-cell>
          <table:table-cell office:value-type="float" office:value="-5.299118">
            <text:p>-5,299118</text:p>
          </table:table-cell>
          <table:table-cell table:number-columns-repeated="1019"/>
        </table:table-row>
        <table:table-row table:style-name="ro1">
          <table:table-cell office:value-type="float" office:value="465.942688">
            <text:p>465,942688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419348">
            <text:p>0,419348</text:p>
          </table:table-cell>
          <table:table-cell office:value-type="float" office:value="-5.31853">
            <text:p>-5,31853</text:p>
          </table:table-cell>
          <table:table-cell table:number-columns-repeated="1019"/>
        </table:table-row>
        <table:table-row table:style-name="ro1">
          <table:table-cell office:value-type="float" office:value="465.942688">
            <text:p>465,942688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419348">
            <text:p>0,419348</text:p>
          </table:table-cell>
          <table:table-cell office:value-type="float" office:value="-5.31853">
            <text:p>-5,31853</text:p>
          </table:table-cell>
          <table:table-cell table:number-columns-repeated="1019"/>
        </table:table-row>
        <table:table-row table:style-name="ro1">
          <table:table-cell office:value-type="float" office:value="463.871826">
            <text:p>463,871826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417485">
            <text:p>0,417485</text:p>
          </table:table-cell>
          <table:table-cell office:value-type="float" office:value="-5.337941">
            <text:p>-5,337941</text:p>
          </table:table-cell>
          <table:table-cell table:number-columns-repeated="1019"/>
        </table:table-row>
        <table:table-row table:style-name="ro1">
          <table:table-cell office:value-type="float" office:value="463.871826">
            <text:p>463,871826</text:p>
          </table:table-cell>
          <table:table-cell office:value-type="float" office:value="-0.003264">
            <text:p>-0,003264</text:p>
          </table:table-cell>
          <table:table-cell office:value-type="float" office:value="-0.00323">
            <text:p>-0,00323</text:p>
          </table:table-cell>
          <table:table-cell office:value-type="float" office:value="0.417485">
            <text:p>0,417485</text:p>
          </table:table-cell>
          <table:table-cell office:value-type="float" office:value="-5.337941">
            <text:p>-5,337941</text:p>
          </table:table-cell>
          <table:table-cell table:number-columns-repeated="1019"/>
        </table:table-row>
        <table:table-row table:style-name="ro1">
          <table:table-cell office:value-type="float" office:value="465.252411">
            <text:p>465,252411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0.418727">
            <text:p>0,418727</text:p>
          </table:table-cell>
          <table:table-cell office:value-type="float" office:value="-5.357059">
            <text:p>-5,357059</text:p>
          </table:table-cell>
          <table:table-cell table:number-columns-repeated="1019"/>
        </table:table-row>
        <table:table-row table:style-name="ro1">
          <table:table-cell office:value-type="float" office:value="465.252411">
            <text:p>465,252411</text:p>
          </table:table-cell>
          <table:table-cell office:value-type="float" office:value="-0.003264">
            <text:p>-0,003264</text:p>
          </table:table-cell>
          <table:table-cell office:value-type="float" office:value="-0.003229">
            <text:p>-0,003229</text:p>
          </table:table-cell>
          <table:table-cell office:value-type="float" office:value="0.418727">
            <text:p>0,418727</text:p>
          </table:table-cell>
          <table:table-cell office:value-type="float" office:value="-5.357059">
            <text:p>-5,357059</text:p>
          </table:table-cell>
          <table:table-cell table:number-columns-repeated="1019"/>
        </table:table-row>
        <table:table-row table:style-name="ro1">
          <table:table-cell office:value-type="float" office:value="465.942688">
            <text:p>465,942688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419348">
            <text:p>0,419348</text:p>
          </table:table-cell>
          <table:table-cell office:value-type="float" office:value="-5.376471">
            <text:p>-5,376471</text:p>
          </table:table-cell>
          <table:table-cell table:number-columns-repeated="1019"/>
        </table:table-row>
        <table:table-row table:style-name="ro1">
          <table:table-cell office:value-type="float" office:value="465.942688">
            <text:p>465,942688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419348">
            <text:p>0,419348</text:p>
          </table:table-cell>
          <table:table-cell office:value-type="float" office:value="-5.395">
            <text:p>-5,395</text:p>
          </table:table-cell>
          <table:table-cell table:number-columns-repeated="1019"/>
        </table:table-row>
        <table:table-row table:style-name="ro1">
          <table:table-cell office:value-type="float" office:value="467.323273">
            <text:p>467,323273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420591">
            <text:p>0,420591</text:p>
          </table:table-cell>
          <table:table-cell office:value-type="float" office:value="-5.395">
            <text:p>-5,395</text:p>
          </table:table-cell>
          <table:table-cell table:number-columns-repeated="1019"/>
        </table:table-row>
        <table:table-row table:style-name="ro1">
          <table:table-cell office:value-type="float" office:value="467.323273">
            <text:p>467,323273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420591">
            <text:p>0,420591</text:p>
          </table:table-cell>
          <table:table-cell office:value-type="float" office:value="-5.414706">
            <text:p>-5,414706</text:p>
          </table:table-cell>
          <table:table-cell table:number-columns-repeated="1019"/>
        </table:table-row>
        <table:table-row table:style-name="ro1">
          <table:table-cell office:value-type="float" office:value="466.632996">
            <text:p>466,632996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41997">
            <text:p>0,41997</text:p>
          </table:table-cell>
          <table:table-cell office:value-type="float" office:value="-5.414706">
            <text:p>-5,414706</text:p>
          </table:table-cell>
          <table:table-cell table:number-columns-repeated="1019"/>
        </table:table-row>
        <table:table-row table:style-name="ro1">
          <table:table-cell office:value-type="float" office:value="466.632996">
            <text:p>466,632996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41997">
            <text:p>0,41997</text:p>
          </table:table-cell>
          <table:table-cell office:value-type="float" office:value="-5.433824">
            <text:p>-5,433824</text:p>
          </table:table-cell>
          <table:table-cell table:number-columns-repeated="1019"/>
        </table:table-row>
        <table:table-row table:style-name="ro1">
          <table:table-cell office:value-type="float" office:value="466.632996">
            <text:p>466,632996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41997">
            <text:p>0,41997</text:p>
          </table:table-cell>
          <table:table-cell office:value-type="float" office:value="-5.433824">
            <text:p>-5,433824</text:p>
          </table:table-cell>
          <table:table-cell table:number-columns-repeated="1019"/>
        </table:table-row>
        <table:table-row table:style-name="ro1">
          <table:table-cell office:value-type="float" office:value="468.01355">
            <text:p>468,01355</text:p>
          </table:table-cell>
          <table:table-cell office:value-type="float" office:value="-0.003263">
            <text:p>-0,003263</text:p>
          </table:table-cell>
          <table:table-cell office:value-type="float" office:value="-0.003225">
            <text:p>-0,003225</text:p>
          </table:table-cell>
          <table:table-cell office:value-type="float" office:value="0.421212">
            <text:p>0,421212</text:p>
          </table:table-cell>
          <table:table-cell office:value-type="float" office:value="-5.452647">
            <text:p>-5,452647</text:p>
          </table:table-cell>
          <table:table-cell table:number-columns-repeated="1019"/>
        </table:table-row>
        <table:table-row table:style-name="ro1">
          <table:table-cell office:value-type="float" office:value="468.01355">
            <text:p>468,01355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421212">
            <text:p>0,421212</text:p>
          </table:table-cell>
          <table:table-cell office:value-type="float" office:value="-5.452647">
            <text:p>-5,452647</text:p>
          </table:table-cell>
          <table:table-cell table:number-columns-repeated="1019"/>
        </table:table-row>
        <table:table-row table:style-name="ro1">
          <table:table-cell office:value-type="float" office:value="468.01355">
            <text:p>468,01355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421212">
            <text:p>0,421212</text:p>
          </table:table-cell>
          <table:table-cell office:value-type="float" office:value="-5.471765">
            <text:p>-5,471765</text:p>
          </table:table-cell>
          <table:table-cell table:number-columns-repeated="1019"/>
        </table:table-row>
        <table:table-row table:style-name="ro1">
          <table:table-cell office:value-type="float" office:value="468.01355">
            <text:p>468,01355</text:p>
          </table:table-cell>
          <table:table-cell office:value-type="float" office:value="-0.003261">
            <text:p>-0,003261</text:p>
          </table:table-cell>
          <table:table-cell office:value-type="float" office:value="-0.003231">
            <text:p>-0,003231</text:p>
          </table:table-cell>
          <table:table-cell office:value-type="float" office:value="0.421212">
            <text:p>0,421212</text:p>
          </table:table-cell>
          <table:table-cell office:value-type="float" office:value="-5.471765">
            <text:p>-5,471765</text:p>
          </table:table-cell>
          <table:table-cell table:number-columns-repeated="1019"/>
        </table:table-row>
        <table:table-row table:style-name="ro1">
          <table:table-cell office:value-type="float" office:value="466.632996">
            <text:p>466,632996</text:p>
          </table:table-cell>
          <table:table-cell office:value-type="float" office:value="-0.003263">
            <text:p>-0,003263</text:p>
          </table:table-cell>
          <table:table-cell office:value-type="float" office:value="-0.003231">
            <text:p>-0,003231</text:p>
          </table:table-cell>
          <table:table-cell office:value-type="float" office:value="0.41997">
            <text:p>0,41997</text:p>
          </table:table-cell>
          <table:table-cell office:value-type="float" office:value="-5.490882">
            <text:p>-5,490882</text:p>
          </table:table-cell>
          <table:table-cell table:number-columns-repeated="1019"/>
        </table:table-row>
        <table:table-row table:style-name="ro1">
          <table:table-cell office:value-type="float" office:value="466.632996">
            <text:p>466,632996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41997">
            <text:p>0,41997</text:p>
          </table:table-cell>
          <table:table-cell office:value-type="float" office:value="-5.490882">
            <text:p>-5,490882</text:p>
          </table:table-cell>
          <table:table-cell table:number-columns-repeated="1019"/>
        </table:table-row>
        <table:table-row table:style-name="ro1">
          <table:table-cell office:value-type="float" office:value="467.323273">
            <text:p>467,323273</text:p>
          </table:table-cell>
          <table:table-cell office:value-type="float" office:value="-0.003264">
            <text:p>-0,003264</text:p>
          </table:table-cell>
          <table:table-cell office:value-type="float" office:value="-0.003229">
            <text:p>-0,003229</text:p>
          </table:table-cell>
          <table:table-cell office:value-type="float" office:value="0.420591">
            <text:p>0,420591</text:p>
          </table:table-cell>
          <table:table-cell office:value-type="float" office:value="-5.51">
            <text:p>-5,51</text:p>
          </table:table-cell>
          <table:table-cell table:number-columns-repeated="1019"/>
        </table:table-row>
        <table:table-row table:style-name="ro1">
          <table:table-cell office:value-type="float" office:value="467.323273">
            <text:p>467,323273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420591">
            <text:p>0,420591</text:p>
          </table:table-cell>
          <table:table-cell office:value-type="float" office:value="-5.51">
            <text:p>-5,51</text:p>
          </table:table-cell>
          <table:table-cell table:number-columns-repeated="1019"/>
        </table:table-row>
        <table:table-row table:style-name="ro1">
          <table:table-cell office:value-type="float" office:value="468.01355">
            <text:p>468,01355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421212">
            <text:p>0,421212</text:p>
          </table:table-cell>
          <table:table-cell office:value-type="float" office:value="-5.528823">
            <text:p>-5,528823</text:p>
          </table:table-cell>
          <table:table-cell table:number-columns-repeated="1019"/>
        </table:table-row>
        <table:table-row table:style-name="ro1">
          <table:table-cell office:value-type="float" office:value="468.01355">
            <text:p>468,01355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421212">
            <text:p>0,421212</text:p>
          </table:table-cell>
          <table:table-cell office:value-type="float" office:value="-5.528823">
            <text:p>-5,528823</text:p>
          </table:table-cell>
          <table:table-cell table:number-columns-repeated="1019"/>
        </table:table-row>
        <table:table-row table:style-name="ro1">
          <table:table-cell office:value-type="float" office:value="469.394135">
            <text:p>469,394135</text:p>
          </table:table-cell>
          <table:table-cell office:value-type="float" office:value="-0.003263">
            <text:p>-0,003263</text:p>
          </table:table-cell>
          <table:table-cell office:value-type="float" office:value="-0.003231">
            <text:p>-0,003231</text:p>
          </table:table-cell>
          <table:table-cell office:value-type="float" office:value="0.422455">
            <text:p>0,422455</text:p>
          </table:table-cell>
          <table:table-cell office:value-type="float" office:value="-5.547941">
            <text:p>-5,547941</text:p>
          </table:table-cell>
          <table:table-cell table:number-columns-repeated="1019"/>
        </table:table-row>
        <table:table-row table:style-name="ro1">
          <table:table-cell office:value-type="float" office:value="469.394135">
            <text:p>469,394135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422455">
            <text:p>0,422455</text:p>
          </table:table-cell>
          <table:table-cell office:value-type="float" office:value="-5.547941">
            <text:p>-5,547941</text:p>
          </table:table-cell>
          <table:table-cell table:number-columns-repeated="1019"/>
        </table:table-row>
        <table:table-row table:style-name="ro1">
          <table:table-cell office:value-type="float" office:value="468.01355">
            <text:p>468,01355</text:p>
          </table:table-cell>
          <table:table-cell office:value-type="float" office:value="-0.003261">
            <text:p>-0,003261</text:p>
          </table:table-cell>
          <table:table-cell office:value-type="float" office:value="-0.003226">
            <text:p>-0,003226</text:p>
          </table:table-cell>
          <table:table-cell office:value-type="float" office:value="0.421212">
            <text:p>0,421212</text:p>
          </table:table-cell>
          <table:table-cell office:value-type="float" office:value="-5.567647">
            <text:p>-5,567647</text:p>
          </table:table-cell>
          <table:table-cell table:number-columns-repeated="1019"/>
        </table:table-row>
        <table:table-row table:style-name="ro1">
          <table:table-cell office:value-type="float" office:value="468.01355">
            <text:p>468,01355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421212">
            <text:p>0,421212</text:p>
          </table:table-cell>
          <table:table-cell office:value-type="float" office:value="-5.567647">
            <text:p>-5,567647</text:p>
          </table:table-cell>
          <table:table-cell table:number-columns-repeated="1019"/>
        </table:table-row>
        <table:table-row table:style-name="ro1">
          <table:table-cell office:value-type="float" office:value="468.703827">
            <text:p>468,703827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421833">
            <text:p>0,421833</text:p>
          </table:table-cell>
          <table:table-cell office:value-type="float" office:value="-5.587647">
            <text:p>-5,587647</text:p>
          </table:table-cell>
          <table:table-cell table:number-columns-repeated="1019"/>
        </table:table-row>
        <table:table-row table:style-name="ro1">
          <table:table-cell office:value-type="float" office:value="468.703827">
            <text:p>468,703827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421833">
            <text:p>0,421833</text:p>
          </table:table-cell>
          <table:table-cell office:value-type="float" office:value="-5.587647">
            <text:p>-5,587647</text:p>
          </table:table-cell>
          <table:table-cell table:number-columns-repeated="1019"/>
        </table:table-row>
        <table:table-row table:style-name="ro1">
          <table:table-cell office:value-type="float" office:value="468.703827">
            <text:p>468,703827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421833">
            <text:p>0,421833</text:p>
          </table:table-cell>
          <table:table-cell office:value-type="float" office:value="-5.607647">
            <text:p>-5,607647</text:p>
          </table:table-cell>
          <table:table-cell table:number-columns-repeated="1019"/>
        </table:table-row>
        <table:table-row table:style-name="ro1">
          <table:table-cell office:value-type="float" office:value="468.703827">
            <text:p>468,703827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421833">
            <text:p>0,421833</text:p>
          </table:table-cell>
          <table:table-cell office:value-type="float" office:value="-5.607647">
            <text:p>-5,607647</text:p>
          </table:table-cell>
          <table:table-cell table:number-columns-repeated="1019"/>
        </table:table-row>
        <table:table-row table:style-name="ro1">
          <table:table-cell office:value-type="float" office:value="470.084412">
            <text:p>470,084412</text:p>
          </table:table-cell>
          <table:table-cell office:value-type="float" office:value="-0.003265">
            <text:p>-0,003265</text:p>
          </table:table-cell>
          <table:table-cell office:value-type="float" office:value="-0.003232">
            <text:p>-0,003232</text:p>
          </table:table-cell>
          <table:table-cell office:value-type="float" office:value="0.423076">
            <text:p>0,423076</text:p>
          </table:table-cell>
          <table:table-cell office:value-type="float" office:value="-5.626176">
            <text:p>-5,626176</text:p>
          </table:table-cell>
          <table:table-cell table:number-columns-repeated="1019"/>
        </table:table-row>
        <table:table-row table:style-name="ro1">
          <table:table-cell office:value-type="float" office:value="470.084412">
            <text:p>470,084412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423076">
            <text:p>0,423076</text:p>
          </table:table-cell>
          <table:table-cell office:value-type="float" office:value="-5.645882">
            <text:p>-5,645882</text:p>
          </table:table-cell>
          <table:table-cell table:number-columns-repeated="1019"/>
        </table:table-row>
        <table:table-row table:style-name="ro1">
          <table:table-cell office:value-type="float" office:value="469.394135">
            <text:p>469,394135</text:p>
          </table:table-cell>
          <table:table-cell office:value-type="float" office:value="-0.003265">
            <text:p>-0,003265</text:p>
          </table:table-cell>
          <table:table-cell office:value-type="float" office:value="-0.003228">
            <text:p>-0,003228</text:p>
          </table:table-cell>
          <table:table-cell office:value-type="float" office:value="0.422455">
            <text:p>0,422455</text:p>
          </table:table-cell>
          <table:table-cell office:value-type="float" office:value="-5.645882">
            <text:p>-5,645882</text:p>
          </table:table-cell>
          <table:table-cell table:number-columns-repeated="1019"/>
        </table:table-row>
        <table:table-row table:style-name="ro1">
          <table:table-cell office:value-type="float" office:value="469.394135">
            <text:p>469,394135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422455">
            <text:p>0,422455</text:p>
          </table:table-cell>
          <table:table-cell office:value-type="float" office:value="-5.664706">
            <text:p>-5,664706</text:p>
          </table:table-cell>
          <table:table-cell table:number-columns-repeated="1019"/>
        </table:table-row>
        <table:table-row table:style-name="ro1">
          <table:table-cell office:value-type="float" office:value="470.084412">
            <text:p>470,084412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423076">
            <text:p>0,423076</text:p>
          </table:table-cell>
          <table:table-cell office:value-type="float" office:value="-5.664706">
            <text:p>-5,664706</text:p>
          </table:table-cell>
          <table:table-cell table:number-columns-repeated="1019"/>
        </table:table-row>
        <table:table-row table:style-name="ro1">
          <table:table-cell office:value-type="float" office:value="470.084412">
            <text:p>470,084412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423076">
            <text:p>0,423076</text:p>
          </table:table-cell>
          <table:table-cell office:value-type="float" office:value="-5.684118">
            <text:p>-5,684118</text:p>
          </table:table-cell>
          <table:table-cell table:number-columns-repeated="1019"/>
        </table:table-row>
        <table:table-row table:style-name="ro1">
          <table:table-cell office:value-type="float" office:value="470.084412">
            <text:p>470,084412</text:p>
          </table:table-cell>
          <table:table-cell office:value-type="float" office:value="-0.003265">
            <text:p>-0,003265</text:p>
          </table:table-cell>
          <table:table-cell office:value-type="float" office:value="-0.00323">
            <text:p>-0,00323</text:p>
          </table:table-cell>
          <table:table-cell office:value-type="float" office:value="0.423076">
            <text:p>0,423076</text:p>
          </table:table-cell>
          <table:table-cell office:value-type="float" office:value="-5.684118">
            <text:p>-5,684118</text:p>
          </table:table-cell>
          <table:table-cell table:number-columns-repeated="1019"/>
        </table:table-row>
        <table:table-row table:style-name="ro1">
          <table:table-cell office:value-type="float" office:value="470.084412">
            <text:p>470,084412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423076">
            <text:p>0,423076</text:p>
          </table:table-cell>
          <table:table-cell office:value-type="float" office:value="-5.702647">
            <text:p>-5,702647</text:p>
          </table:table-cell>
          <table:table-cell table:number-columns-repeated="1019"/>
        </table:table-row>
        <table:table-row table:style-name="ro1">
          <table:table-cell office:value-type="float" office:value="470.084412">
            <text:p>470,084412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423076">
            <text:p>0,423076</text:p>
          </table:table-cell>
          <table:table-cell office:value-type="float" office:value="-5.702647">
            <text:p>-5,702647</text:p>
          </table:table-cell>
          <table:table-cell table:number-columns-repeated="1019"/>
        </table:table-row>
        <table:table-row table:style-name="ro1">
          <table:table-cell office:value-type="float" office:value="470.774689">
            <text:p>470,774689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423697">
            <text:p>0,423697</text:p>
          </table:table-cell>
          <table:table-cell office:value-type="float" office:value="-5.722353">
            <text:p>-5,722353</text:p>
          </table:table-cell>
          <table:table-cell table:number-columns-repeated="1019"/>
        </table:table-row>
        <table:table-row table:style-name="ro1">
          <table:table-cell office:value-type="float" office:value="470.774689">
            <text:p>470,774689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423697">
            <text:p>0,423697</text:p>
          </table:table-cell>
          <table:table-cell office:value-type="float" office:value="-5.722353">
            <text:p>-5,722353</text:p>
          </table:table-cell>
          <table:table-cell table:number-columns-repeated="1019"/>
        </table:table-row>
        <table:table-row table:style-name="ro1">
          <table:table-cell office:value-type="float" office:value="470.084412">
            <text:p>470,084412</text:p>
          </table:table-cell>
          <table:table-cell office:value-type="float" office:value="-0.003263">
            <text:p>-0,003263</text:p>
          </table:table-cell>
          <table:table-cell office:value-type="float" office:value="-0.003226">
            <text:p>-0,003226</text:p>
          </table:table-cell>
          <table:table-cell office:value-type="float" office:value="0.423076">
            <text:p>0,423076</text:p>
          </table:table-cell>
          <table:table-cell office:value-type="float" office:value="-5.741177">
            <text:p>-5,741177</text:p>
          </table:table-cell>
          <table:table-cell table:number-columns-repeated="1019"/>
        </table:table-row>
        <table:table-row table:style-name="ro1">
          <table:table-cell office:value-type="float" office:value="470.084412">
            <text:p>470,084412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423076">
            <text:p>0,423076</text:p>
          </table:table-cell>
          <table:table-cell office:value-type="float" office:value="-5.741177">
            <text:p>-5,741177</text:p>
          </table:table-cell>
          <table:table-cell table:number-columns-repeated="1019"/>
        </table:table-row>
        <table:table-row table:style-name="ro1">
          <table:table-cell office:value-type="float" office:value="470.084412">
            <text:p>470,084412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423076">
            <text:p>0,423076</text:p>
          </table:table-cell>
          <table:table-cell office:value-type="float" office:value="-5.760588">
            <text:p>-5,760588</text:p>
          </table:table-cell>
          <table:table-cell table:number-columns-repeated="1019"/>
        </table:table-row>
        <table:table-row table:style-name="ro1">
          <table:table-cell office:value-type="float" office:value="470.084412">
            <text:p>470,084412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423076">
            <text:p>0,423076</text:p>
          </table:table-cell>
          <table:table-cell office:value-type="float" office:value="-5.760588">
            <text:p>-5,760588</text:p>
          </table:table-cell>
          <table:table-cell table:number-columns-repeated="1019"/>
        </table:table-row>
        <table:table-row table:style-name="ro1">
          <table:table-cell office:value-type="float" office:value="470.774689">
            <text:p>470,774689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423697">
            <text:p>0,423697</text:p>
          </table:table-cell>
          <table:table-cell office:value-type="float" office:value="-5.779706">
            <text:p>-5,779706</text:p>
          </table:table-cell>
          <table:table-cell table:number-columns-repeated="1019"/>
        </table:table-row>
        <table:table-row table:style-name="ro1">
          <table:table-cell office:value-type="float" office:value="470.774689">
            <text:p>470,774689</text:p>
          </table:table-cell>
          <table:table-cell office:value-type="float" office:value="-0.003264">
            <text:p>-0,003264</text:p>
          </table:table-cell>
          <table:table-cell office:value-type="float" office:value="-0.003228">
            <text:p>-0,003228</text:p>
          </table:table-cell>
          <table:table-cell office:value-type="float" office:value="0.423697">
            <text:p>0,423697</text:p>
          </table:table-cell>
          <table:table-cell office:value-type="float" office:value="-5.779706">
            <text:p>-5,779706</text:p>
          </table:table-cell>
          <table:table-cell table:number-columns-repeated="1019"/>
        </table:table-row>
        <table:table-row table:style-name="ro1">
          <table:table-cell office:value-type="float" office:value="472.845551">
            <text:p>472,845551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425561">
            <text:p>0,425561</text:p>
          </table:table-cell>
          <table:table-cell office:value-type="float" office:value="-5.798823">
            <text:p>-5,798823</text:p>
          </table:table-cell>
          <table:table-cell table:number-columns-repeated="1019"/>
        </table:table-row>
        <table:table-row table:style-name="ro1">
          <table:table-cell office:value-type="float" office:value="472.845551">
            <text:p>472,845551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425561">
            <text:p>0,425561</text:p>
          </table:table-cell>
          <table:table-cell office:value-type="float" office:value="-5.798823">
            <text:p>-5,798823</text:p>
          </table:table-cell>
          <table:table-cell table:number-columns-repeated="1019"/>
        </table:table-row>
        <table:table-row table:style-name="ro1">
          <table:table-cell office:value-type="float" office:value="470.774689">
            <text:p>470,774689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423697">
            <text:p>0,423697</text:p>
          </table:table-cell>
          <table:table-cell office:value-type="float" office:value="-5.817941">
            <text:p>-5,817941</text:p>
          </table:table-cell>
          <table:table-cell table:number-columns-repeated="1019"/>
        </table:table-row>
        <table:table-row table:style-name="ro1">
          <table:table-cell office:value-type="float" office:value="470.774689">
            <text:p>470,774689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423697">
            <text:p>0,423697</text:p>
          </table:table-cell>
          <table:table-cell office:value-type="float" office:value="-5.817941">
            <text:p>-5,817941</text:p>
          </table:table-cell>
          <table:table-cell table:number-columns-repeated="1019"/>
        </table:table-row>
        <table:table-row table:style-name="ro1">
          <table:table-cell office:value-type="float" office:value="471.464966">
            <text:p>471,464966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424318">
            <text:p>0,424318</text:p>
          </table:table-cell>
          <table:table-cell office:value-type="float" office:value="-5.837941">
            <text:p>-5,837941</text:p>
          </table:table-cell>
          <table:table-cell table:number-columns-repeated="1019"/>
        </table:table-row>
        <table:table-row table:style-name="ro1">
          <table:table-cell office:value-type="float" office:value="471.464966">
            <text:p>471,464966</text:p>
          </table:table-cell>
          <table:table-cell office:value-type="float" office:value="-0.003259">
            <text:p>-0,003259</text:p>
          </table:table-cell>
          <table:table-cell office:value-type="float" office:value="-0.003231">
            <text:p>-0,003231</text:p>
          </table:table-cell>
          <table:table-cell office:value-type="float" office:value="0.424318">
            <text:p>0,424318</text:p>
          </table:table-cell>
          <table:table-cell office:value-type="float" office:value="-5.837941">
            <text:p>-5,837941</text:p>
          </table:table-cell>
          <table:table-cell table:number-columns-repeated="1019"/>
        </table:table-row>
        <table:table-row table:style-name="ro1">
          <table:table-cell office:value-type="float" office:value="472.845551">
            <text:p>472,845551</text:p>
          </table:table-cell>
          <table:table-cell office:value-type="float" office:value="-0.003263">
            <text:p>-0,003263</text:p>
          </table:table-cell>
          <table:table-cell office:value-type="float" office:value="-0.003231">
            <text:p>-0,003231</text:p>
          </table:table-cell>
          <table:table-cell office:value-type="float" office:value="0.425561">
            <text:p>0,425561</text:p>
          </table:table-cell>
          <table:table-cell office:value-type="float" office:value="-5.857647">
            <text:p>-5,857647</text:p>
          </table:table-cell>
          <table:table-cell table:number-columns-repeated="1019"/>
        </table:table-row>
        <table:table-row table:style-name="ro1">
          <table:table-cell office:value-type="float" office:value="472.845551">
            <text:p>472,845551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425561">
            <text:p>0,425561</text:p>
          </table:table-cell>
          <table:table-cell office:value-type="float" office:value="-5.857647">
            <text:p>-5,857647</text:p>
          </table:table-cell>
          <table:table-cell table:number-columns-repeated="1019"/>
        </table:table-row>
        <table:table-row table:style-name="ro1">
          <table:table-cell office:value-type="float" office:value="473.535828">
            <text:p>473,535828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426182">
            <text:p>0,426182</text:p>
          </table:table-cell>
          <table:table-cell office:value-type="float" office:value="-5.877647">
            <text:p>-5,877647</text:p>
          </table:table-cell>
          <table:table-cell table:number-columns-repeated="1019"/>
        </table:table-row>
        <table:table-row table:style-name="ro1">
          <table:table-cell office:value-type="float" office:value="473.535828">
            <text:p>473,535828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426182">
            <text:p>0,426182</text:p>
          </table:table-cell>
          <table:table-cell office:value-type="float" office:value="-5.877647">
            <text:p>-5,877647</text:p>
          </table:table-cell>
          <table:table-cell table:number-columns-repeated="1019"/>
        </table:table-row>
        <table:table-row table:style-name="ro1">
          <table:table-cell office:value-type="float" office:value="472.845551">
            <text:p>472,845551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425561">
            <text:p>0,425561</text:p>
          </table:table-cell>
          <table:table-cell office:value-type="float" office:value="-5.897941">
            <text:p>-5,897941</text:p>
          </table:table-cell>
          <table:table-cell table:number-columns-repeated="1019"/>
        </table:table-row>
        <table:table-row table:style-name="ro1">
          <table:table-cell office:value-type="float" office:value="472.845551">
            <text:p>472,845551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425561">
            <text:p>0,425561</text:p>
          </table:table-cell>
          <table:table-cell office:value-type="float" office:value="-5.897941">
            <text:p>-5,897941</text:p>
          </table:table-cell>
          <table:table-cell table:number-columns-repeated="1019"/>
        </table:table-row>
        <table:table-row table:style-name="ro1">
          <table:table-cell office:value-type="float" office:value="472.845551">
            <text:p>472,845551</text:p>
          </table:table-cell>
          <table:table-cell office:value-type="float" office:value="-0.003265">
            <text:p>-0,003265</text:p>
          </table:table-cell>
          <table:table-cell office:value-type="float" office:value="-0.003229">
            <text:p>-0,003229</text:p>
          </table:table-cell>
          <table:table-cell office:value-type="float" office:value="0.425561">
            <text:p>0,425561</text:p>
          </table:table-cell>
          <table:table-cell office:value-type="float" office:value="-5.917647">
            <text:p>-5,917647</text:p>
          </table:table-cell>
          <table:table-cell table:number-columns-repeated="1019"/>
        </table:table-row>
        <table:table-row table:style-name="ro1">
          <table:table-cell office:value-type="float" office:value="472.845551">
            <text:p>472,845551</text:p>
          </table:table-cell>
          <table:table-cell office:value-type="float" office:value="-0.003264">
            <text:p>-0,003264</text:p>
          </table:table-cell>
          <table:table-cell office:value-type="float" office:value="-0.00323">
            <text:p>-0,00323</text:p>
          </table:table-cell>
          <table:table-cell office:value-type="float" office:value="0.425561">
            <text:p>0,425561</text:p>
          </table:table-cell>
          <table:table-cell office:value-type="float" office:value="-5.917647">
            <text:p>-5,917647</text:p>
          </table:table-cell>
          <table:table-cell table:number-columns-repeated="1019"/>
        </table:table-row>
        <table:table-row table:style-name="ro1">
          <table:table-cell office:value-type="float" office:value="472.155273">
            <text:p>472,155273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42494">
            <text:p>0,42494</text:p>
          </table:table-cell>
          <table:table-cell office:value-type="float" office:value="-5.937941">
            <text:p>-5,937941</text:p>
          </table:table-cell>
          <table:table-cell table:number-columns-repeated="1019"/>
        </table:table-row>
        <table:table-row table:style-name="ro1">
          <table:table-cell office:value-type="float" office:value="472.155273">
            <text:p>472,155273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.42494">
            <text:p>0,42494</text:p>
          </table:table-cell>
          <table:table-cell office:value-type="float" office:value="-5.937941">
            <text:p>-5,937941</text:p>
          </table:table-cell>
          <table:table-cell table:number-columns-repeated="1019"/>
        </table:table-row>
        <table:table-row table:style-name="ro1">
          <table:table-cell office:value-type="float" office:value="473.535828">
            <text:p>473,535828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426182">
            <text:p>0,426182</text:p>
          </table:table-cell>
          <table:table-cell office:value-type="float" office:value="-5.957941">
            <text:p>-5,957941</text:p>
          </table:table-cell>
          <table:table-cell table:number-columns-repeated="1019"/>
        </table:table-row>
        <table:table-row table:style-name="ro1">
          <table:table-cell office:value-type="float" office:value="473.535828">
            <text:p>473,535828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426182">
            <text:p>0,426182</text:p>
          </table:table-cell>
          <table:table-cell office:value-type="float" office:value="-5.957941">
            <text:p>-5,957941</text:p>
          </table:table-cell>
          <table:table-cell table:number-columns-repeated="1019"/>
        </table:table-row>
        <table:table-row table:style-name="ro1">
          <table:table-cell office:value-type="float" office:value="473.535828">
            <text:p>473,535828</text:p>
          </table:table-cell>
          <table:table-cell office:value-type="float" office:value="-0.003264">
            <text:p>-0,003264</text:p>
          </table:table-cell>
          <table:table-cell office:value-type="float" office:value="-0.00323">
            <text:p>-0,00323</text:p>
          </table:table-cell>
          <table:table-cell office:value-type="float" office:value="0.426182">
            <text:p>0,426182</text:p>
          </table:table-cell>
          <table:table-cell office:value-type="float" office:value="-5.97647">
            <text:p>-5,97647</text:p>
          </table:table-cell>
          <table:table-cell table:number-columns-repeated="1019"/>
        </table:table-row>
        <table:table-row table:style-name="ro1">
          <table:table-cell office:value-type="float" office:value="473.535828">
            <text:p>473,535828</text:p>
          </table:table-cell>
          <table:table-cell office:value-type="float" office:value="-0.003264">
            <text:p>-0,003264</text:p>
          </table:table-cell>
          <table:table-cell office:value-type="float" office:value="-0.00323">
            <text:p>-0,00323</text:p>
          </table:table-cell>
          <table:table-cell office:value-type="float" office:value="0.426182">
            <text:p>0,426182</text:p>
          </table:table-cell>
          <table:table-cell office:value-type="float" office:value="-5.97647">
            <text:p>-5,97647</text:p>
          </table:table-cell>
          <table:table-cell table:number-columns-repeated="1019"/>
        </table:table-row>
        <table:table-row table:style-name="ro1">
          <table:table-cell office:value-type="float" office:value="474.226135">
            <text:p>474,226135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426803">
            <text:p>0,426803</text:p>
          </table:table-cell>
          <table:table-cell office:value-type="float" office:value="-5.995588">
            <text:p>-5,995588</text:p>
          </table:table-cell>
          <table:table-cell table:number-columns-repeated="1019"/>
        </table:table-row>
        <table:table-row table:style-name="ro1">
          <table:table-cell office:value-type="float" office:value="474.226135">
            <text:p>474,226135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426803">
            <text:p>0,426803</text:p>
          </table:table-cell>
          <table:table-cell office:value-type="float" office:value="-6.013824">
            <text:p>-6,013824</text:p>
          </table:table-cell>
          <table:table-cell table:number-columns-repeated="1019"/>
        </table:table-row>
        <table:table-row table:style-name="ro1">
          <table:table-cell office:value-type="float" office:value="474.226135">
            <text:p>474,226135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426803">
            <text:p>0,426803</text:p>
          </table:table-cell>
          <table:table-cell office:value-type="float" office:value="-6.013824">
            <text:p>-6,013824</text:p>
          </table:table-cell>
          <table:table-cell table:number-columns-repeated="1019"/>
        </table:table-row>
        <table:table-row table:style-name="ro1">
          <table:table-cell office:value-type="float" office:value="473.535828">
            <text:p>473,535828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426182">
            <text:p>0,426182</text:p>
          </table:table-cell>
          <table:table-cell office:value-type="float" office:value="-6.033529">
            <text:p>-6,033529</text:p>
          </table:table-cell>
          <table:table-cell table:number-columns-repeated="1019"/>
        </table:table-row>
        <table:table-row table:style-name="ro1">
          <table:table-cell office:value-type="float" office:value="473.535828">
            <text:p>473,535828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426182">
            <text:p>0,426182</text:p>
          </table:table-cell>
          <table:table-cell office:value-type="float" office:value="-6.033529">
            <text:p>-6,033529</text:p>
          </table:table-cell>
          <table:table-cell table:number-columns-repeated="1019"/>
        </table:table-row>
        <table:table-row table:style-name="ro1">
          <table:table-cell office:value-type="float" office:value="474.226135">
            <text:p>474,226135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426803">
            <text:p>0,426803</text:p>
          </table:table-cell>
          <table:table-cell office:value-type="float" office:value="-6.052647">
            <text:p>-6,052647</text:p>
          </table:table-cell>
          <table:table-cell table:number-columns-repeated="1019"/>
        </table:table-row>
        <table:table-row table:style-name="ro1">
          <table:table-cell office:value-type="float" office:value="474.226135">
            <text:p>474,226135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426803">
            <text:p>0,426803</text:p>
          </table:table-cell>
          <table:table-cell office:value-type="float" office:value="-6.052647">
            <text:p>-6,052647</text:p>
          </table:table-cell>
          <table:table-cell table:number-columns-repeated="1019"/>
        </table:table-row>
        <table:table-row table:style-name="ro1">
          <table:table-cell office:value-type="float" office:value="472.845551">
            <text:p>472,845551</text:p>
          </table:table-cell>
          <table:table-cell office:value-type="float" office:value="-0.003261">
            <text:p>-0,003261</text:p>
          </table:table-cell>
          <table:table-cell office:value-type="float" office:value="-0.003226">
            <text:p>-0,003226</text:p>
          </table:table-cell>
          <table:table-cell office:value-type="float" office:value="0.425561">
            <text:p>0,425561</text:p>
          </table:table-cell>
          <table:table-cell office:value-type="float" office:value="-6.071471">
            <text:p>-6,071471</text:p>
          </table:table-cell>
          <table:table-cell table:number-columns-repeated="1019"/>
        </table:table-row>
        <table:table-row table:style-name="ro1">
          <table:table-cell office:value-type="float" office:value="472.845551">
            <text:p>472,845551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425561">
            <text:p>0,425561</text:p>
          </table:table-cell>
          <table:table-cell office:value-type="float" office:value="-6.071471">
            <text:p>-6,071471</text:p>
          </table:table-cell>
          <table:table-cell table:number-columns-repeated="1019"/>
        </table:table-row>
        <table:table-row table:style-name="ro1">
          <table:table-cell office:value-type="float" office:value="474.226135">
            <text:p>474,226135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426803">
            <text:p>0,426803</text:p>
          </table:table-cell>
          <table:table-cell office:value-type="float" office:value="-6.090882">
            <text:p>-6,090882</text:p>
          </table:table-cell>
          <table:table-cell table:number-columns-repeated="1019"/>
        </table:table-row>
        <table:table-row table:style-name="ro1">
          <table:table-cell office:value-type="float" office:value="474.226135">
            <text:p>474,226135</text:p>
          </table:table-cell>
          <table:table-cell office:value-type="float" office:value="-0.003265">
            <text:p>-0,003265</text:p>
          </table:table-cell>
          <table:table-cell office:value-type="float" office:value="-0.003229">
            <text:p>-0,003229</text:p>
          </table:table-cell>
          <table:table-cell office:value-type="float" office:value="0.426803">
            <text:p>0,426803</text:p>
          </table:table-cell>
          <table:table-cell office:value-type="float" office:value="-6.090882">
            <text:p>-6,090882</text:p>
          </table:table-cell>
          <table:table-cell table:number-columns-repeated="1019"/>
        </table:table-row>
        <table:table-row table:style-name="ro1">
          <table:table-cell office:value-type="float" office:value="474.916412">
            <text:p>474,916412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427425">
            <text:p>0,427425</text:p>
          </table:table-cell>
          <table:table-cell office:value-type="float" office:value="-6.110294">
            <text:p>-6,110294</text:p>
          </table:table-cell>
          <table:table-cell table:number-columns-repeated="1019"/>
        </table:table-row>
        <table:table-row table:style-name="ro1">
          <table:table-cell office:value-type="float" office:value="474.916412">
            <text:p>474,916412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427425">
            <text:p>0,427425</text:p>
          </table:table-cell>
          <table:table-cell office:value-type="float" office:value="-6.110294">
            <text:p>-6,110294</text:p>
          </table:table-cell>
          <table:table-cell table:number-columns-repeated="1019"/>
        </table:table-row>
        <table:table-row table:style-name="ro1">
          <table:table-cell office:value-type="float" office:value="474.916412">
            <text:p>474,916412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427425">
            <text:p>0,427425</text:p>
          </table:table-cell>
          <table:table-cell office:value-type="float" office:value="-6.129117">
            <text:p>-6,129117</text:p>
          </table:table-cell>
          <table:table-cell table:number-columns-repeated="1019"/>
        </table:table-row>
        <table:table-row table:style-name="ro1">
          <table:table-cell office:value-type="float" office:value="474.916412">
            <text:p>474,916412</text:p>
          </table:table-cell>
          <table:table-cell office:value-type="float" office:value="-0.003258">
            <text:p>-0,003258</text:p>
          </table:table-cell>
          <table:table-cell office:value-type="float" office:value="-0.00323">
            <text:p>-0,00323</text:p>
          </table:table-cell>
          <table:table-cell office:value-type="float" office:value="0.427425">
            <text:p>0,427425</text:p>
          </table:table-cell>
          <table:table-cell office:value-type="float" office:value="-6.129117">
            <text:p>-6,129117</text:p>
          </table:table-cell>
          <table:table-cell table:number-columns-repeated="1019"/>
        </table:table-row>
        <table:table-row table:style-name="ro1">
          <table:table-cell office:value-type="float" office:value="474.916412">
            <text:p>474,916412</text:p>
          </table:table-cell>
          <table:table-cell office:value-type="float" office:value="-0.003263">
            <text:p>-0,003263</text:p>
          </table:table-cell>
          <table:table-cell office:value-type="float" office:value="-0.003226">
            <text:p>-0,003226</text:p>
          </table:table-cell>
          <table:table-cell office:value-type="float" office:value="0.427425">
            <text:p>0,427425</text:p>
          </table:table-cell>
          <table:table-cell office:value-type="float" office:value="-6.148235">
            <text:p>-6,148235</text:p>
          </table:table-cell>
          <table:table-cell table:number-columns-repeated="1019"/>
        </table:table-row>
        <table:table-row table:style-name="ro1">
          <table:table-cell office:value-type="float" office:value="474.916412">
            <text:p>474,916412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427425">
            <text:p>0,427425</text:p>
          </table:table-cell>
          <table:table-cell office:value-type="float" office:value="-6.148235">
            <text:p>-6,148235</text:p>
          </table:table-cell>
          <table:table-cell table:number-columns-repeated="1019"/>
        </table:table-row>
        <table:table-row table:style-name="ro1">
          <table:table-cell office:value-type="float" office:value="474.916412">
            <text:p>474,916412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427425">
            <text:p>0,427425</text:p>
          </table:table-cell>
          <table:table-cell office:value-type="float" office:value="-6.167647">
            <text:p>-6,167647</text:p>
          </table:table-cell>
          <table:table-cell table:number-columns-repeated="1019"/>
        </table:table-row>
        <table:table-row table:style-name="ro1">
          <table:table-cell office:value-type="float" office:value="474.916412">
            <text:p>474,916412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427425">
            <text:p>0,427425</text:p>
          </table:table-cell>
          <table:table-cell office:value-type="float" office:value="-6.167647">
            <text:p>-6,167647</text:p>
          </table:table-cell>
          <table:table-cell table:number-columns-repeated="1019"/>
        </table:table-row>
        <table:table-row table:style-name="ro1">
          <table:table-cell office:value-type="float" office:value="474.226135">
            <text:p>474,226135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426803">
            <text:p>0,426803</text:p>
          </table:table-cell>
          <table:table-cell office:value-type="float" office:value="-6.187647">
            <text:p>-6,187647</text:p>
          </table:table-cell>
          <table:table-cell table:number-columns-repeated="1019"/>
        </table:table-row>
        <table:table-row table:style-name="ro1">
          <table:table-cell office:value-type="float" office:value="474.226135">
            <text:p>474,226135</text:p>
          </table:table-cell>
          <table:table-cell office:value-type="float" office:value="-0.003264">
            <text:p>-0,003264</text:p>
          </table:table-cell>
          <table:table-cell office:value-type="float" office:value="-0.003228">
            <text:p>-0,003228</text:p>
          </table:table-cell>
          <table:table-cell office:value-type="float" office:value="0.426803">
            <text:p>0,426803</text:p>
          </table:table-cell>
          <table:table-cell office:value-type="float" office:value="-6.187647">
            <text:p>-6,187647</text:p>
          </table:table-cell>
          <table:table-cell table:number-columns-repeated="1019"/>
        </table:table-row>
        <table:table-row table:style-name="ro1">
          <table:table-cell office:value-type="float" office:value="475.606689">
            <text:p>475,606689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428046">
            <text:p>0,428046</text:p>
          </table:table-cell>
          <table:table-cell office:value-type="float" office:value="-6.206176">
            <text:p>-6,206176</text:p>
          </table:table-cell>
          <table:table-cell table:number-columns-repeated="1019"/>
        </table:table-row>
        <table:table-row table:style-name="ro1">
          <table:table-cell office:value-type="float" office:value="475.606689">
            <text:p>475,606689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428046">
            <text:p>0,428046</text:p>
          </table:table-cell>
          <table:table-cell office:value-type="float" office:value="-6.206176">
            <text:p>-6,206176</text:p>
          </table:table-cell>
          <table:table-cell table:number-columns-repeated="1019"/>
        </table:table-row>
        <table:table-row table:style-name="ro1">
          <table:table-cell office:value-type="float" office:value="474.226135">
            <text:p>474,226135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426803">
            <text:p>0,426803</text:p>
          </table:table-cell>
          <table:table-cell office:value-type="float" office:value="-6.225883">
            <text:p>-6,225883</text:p>
          </table:table-cell>
          <table:table-cell table:number-columns-repeated="1019"/>
        </table:table-row>
        <table:table-row table:style-name="ro1">
          <table:table-cell office:value-type="float" office:value="474.226135">
            <text:p>474,226135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426803">
            <text:p>0,426803</text:p>
          </table:table-cell>
          <table:table-cell office:value-type="float" office:value="-6.244706">
            <text:p>-6,244706</text:p>
          </table:table-cell>
          <table:table-cell table:number-columns-repeated="1019"/>
        </table:table-row>
        <table:table-row table:style-name="ro1">
          <table:table-cell office:value-type="float" office:value="474.916412">
            <text:p>474,916412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427425">
            <text:p>0,427425</text:p>
          </table:table-cell>
          <table:table-cell office:value-type="float" office:value="-6.244706">
            <text:p>-6,244706</text:p>
          </table:table-cell>
          <table:table-cell table:number-columns-repeated="1019"/>
        </table:table-row>
        <table:table-row table:style-name="ro1">
          <table:table-cell office:value-type="float" office:value="474.916412">
            <text:p>474,916412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427425">
            <text:p>0,427425</text:p>
          </table:table-cell>
          <table:table-cell office:value-type="float" office:value="-6.264118">
            <text:p>-6,264118</text:p>
          </table:table-cell>
          <table:table-cell table:number-columns-repeated="1019"/>
        </table:table-row>
        <table:table-row table:style-name="ro1">
          <table:table-cell office:value-type="float" office:value="474.916412">
            <text:p>474,916412</text:p>
          </table:table-cell>
          <table:table-cell office:value-type="float" office:value="-0.003263">
            <text:p>-0,003263</text:p>
          </table:table-cell>
          <table:table-cell office:value-type="float" office:value="-0.003226">
            <text:p>-0,003226</text:p>
          </table:table-cell>
          <table:table-cell office:value-type="float" office:value="0.427425">
            <text:p>0,427425</text:p>
          </table:table-cell>
          <table:table-cell office:value-type="float" office:value="-6.264118">
            <text:p>-6,264118</text:p>
          </table:table-cell>
          <table:table-cell table:number-columns-repeated="1019"/>
        </table:table-row>
        <table:table-row table:style-name="ro1">
          <table:table-cell office:value-type="float" office:value="476.987274">
            <text:p>476,987274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429289">
            <text:p>0,429289</text:p>
          </table:table-cell>
          <table:table-cell office:value-type="float" office:value="-6.283235">
            <text:p>-6,283235</text:p>
          </table:table-cell>
          <table:table-cell table:number-columns-repeated="1019"/>
        </table:table-row>
        <table:table-row table:style-name="ro1">
          <table:table-cell office:value-type="float" office:value="476.987274">
            <text:p>476,987274</text:p>
          </table:table-cell>
          <table:table-cell office:value-type="float" office:value="-0.003263">
            <text:p>-0,003263</text:p>
          </table:table-cell>
          <table:table-cell office:value-type="float" office:value="-0.003226">
            <text:p>-0,003226</text:p>
          </table:table-cell>
          <table:table-cell office:value-type="float" office:value="0.429289">
            <text:p>0,429289</text:p>
          </table:table-cell>
          <table:table-cell office:value-type="float" office:value="-6.283235">
            <text:p>-6,283235</text:p>
          </table:table-cell>
          <table:table-cell table:number-columns-repeated="1019"/>
        </table:table-row>
        <table:table-row table:style-name="ro1">
          <table:table-cell office:value-type="float" office:value="476.296967">
            <text:p>476,296967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428667">
            <text:p>0,428667</text:p>
          </table:table-cell>
          <table:table-cell office:value-type="float" office:value="-6.302353">
            <text:p>-6,302353</text:p>
          </table:table-cell>
          <table:table-cell table:number-columns-repeated="1019"/>
        </table:table-row>
        <table:table-row table:style-name="ro1">
          <table:table-cell office:value-type="float" office:value="476.296967">
            <text:p>476,296967</text:p>
          </table:table-cell>
          <table:table-cell office:value-type="float" office:value="-0.003259">
            <text:p>-0,003259</text:p>
          </table:table-cell>
          <table:table-cell office:value-type="float" office:value="-0.003231">
            <text:p>-0,003231</text:p>
          </table:table-cell>
          <table:table-cell office:value-type="float" office:value="0.428667">
            <text:p>0,428667</text:p>
          </table:table-cell>
          <table:table-cell office:value-type="float" office:value="-6.302353">
            <text:p>-6,302353</text:p>
          </table:table-cell>
          <table:table-cell table:number-columns-repeated="1019"/>
        </table:table-row>
        <table:table-row table:style-name="ro1">
          <table:table-cell office:value-type="float" office:value="476.296967">
            <text:p>476,296967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428667">
            <text:p>0,428667</text:p>
          </table:table-cell>
          <table:table-cell office:value-type="float" office:value="-6.321177">
            <text:p>-6,321177</text:p>
          </table:table-cell>
          <table:table-cell table:number-columns-repeated="1019"/>
        </table:table-row>
        <table:table-row table:style-name="ro1">
          <table:table-cell office:value-type="float" office:value="476.296967">
            <text:p>476,296967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428667">
            <text:p>0,428667</text:p>
          </table:table-cell>
          <table:table-cell office:value-type="float" office:value="-6.321177">
            <text:p>-6,321177</text:p>
          </table:table-cell>
          <table:table-cell table:number-columns-repeated="1019"/>
        </table:table-row>
        <table:table-row table:style-name="ro1">
          <table:table-cell office:value-type="float" office:value="475.606689">
            <text:p>475,606689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428046">
            <text:p>0,428046</text:p>
          </table:table-cell>
          <table:table-cell office:value-type="float" office:value="-6.340294">
            <text:p>-6,340294</text:p>
          </table:table-cell>
          <table:table-cell table:number-columns-repeated="1019"/>
        </table:table-row>
        <table:table-row table:style-name="ro1">
          <table:table-cell office:value-type="float" office:value="475.606689">
            <text:p>475,606689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428046">
            <text:p>0,428046</text:p>
          </table:table-cell>
          <table:table-cell office:value-type="float" office:value="-6.340294">
            <text:p>-6,340294</text:p>
          </table:table-cell>
          <table:table-cell table:number-columns-repeated="1019"/>
        </table:table-row>
        <table:table-row table:style-name="ro1">
          <table:table-cell office:value-type="float" office:value="476.987274">
            <text:p>476,987274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429289">
            <text:p>0,429289</text:p>
          </table:table-cell>
          <table:table-cell office:value-type="float" office:value="-6.359118">
            <text:p>-6,359118</text:p>
          </table:table-cell>
          <table:table-cell table:number-columns-repeated="1019"/>
        </table:table-row>
        <table:table-row table:style-name="ro1">
          <table:table-cell office:value-type="float" office:value="476.987274">
            <text:p>476,987274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429289">
            <text:p>0,429289</text:p>
          </table:table-cell>
          <table:table-cell office:value-type="float" office:value="-6.359118">
            <text:p>-6,359118</text:p>
          </table:table-cell>
          <table:table-cell table:number-columns-repeated="1019"/>
        </table:table-row>
        <table:table-row table:style-name="ro1">
          <table:table-cell office:value-type="float" office:value="476.296967">
            <text:p>476,296967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.428667">
            <text:p>0,428667</text:p>
          </table:table-cell>
          <table:table-cell office:value-type="float" office:value="-6.378235">
            <text:p>-6,378235</text:p>
          </table:table-cell>
          <table:table-cell table:number-columns-repeated="1019"/>
        </table:table-row>
        <table:table-row table:style-name="ro1">
          <table:table-cell office:value-type="float" office:value="476.296967">
            <text:p>476,296967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428667">
            <text:p>0,428667</text:p>
          </table:table-cell>
          <table:table-cell office:value-type="float" office:value="-6.378235">
            <text:p>-6,378235</text:p>
          </table:table-cell>
          <table:table-cell table:number-columns-repeated="1019"/>
        </table:table-row>
        <table:table-row table:style-name="ro1">
          <table:table-cell office:value-type="float" office:value="476.987274">
            <text:p>476,987274</text:p>
          </table:table-cell>
          <table:table-cell office:value-type="float" office:value="-0.003261">
            <text:p>-0,003261</text:p>
          </table:table-cell>
          <table:table-cell office:value-type="float" office:value="-0.003231">
            <text:p>-0,003231</text:p>
          </table:table-cell>
          <table:table-cell office:value-type="float" office:value="0.429289">
            <text:p>0,429289</text:p>
          </table:table-cell>
          <table:table-cell office:value-type="float" office:value="-6.397941">
            <text:p>-6,397941</text:p>
          </table:table-cell>
          <table:table-cell table:number-columns-repeated="1019"/>
        </table:table-row>
        <table:table-row table:style-name="ro1">
          <table:table-cell office:value-type="float" office:value="476.987274">
            <text:p>476,987274</text:p>
          </table:table-cell>
          <table:table-cell office:value-type="float" office:value="-0.003263">
            <text:p>-0,003263</text:p>
          </table:table-cell>
          <table:table-cell office:value-type="float" office:value="-0.003232">
            <text:p>-0,003232</text:p>
          </table:table-cell>
          <table:table-cell office:value-type="float" office:value="0.429289">
            <text:p>0,429289</text:p>
          </table:table-cell>
          <table:table-cell office:value-type="float" office:value="-6.397941">
            <text:p>-6,397941</text:p>
          </table:table-cell>
          <table:table-cell table:number-columns-repeated="1019"/>
        </table:table-row>
        <table:table-row table:style-name="ro1">
          <table:table-cell office:value-type="float" office:value="476.987274">
            <text:p>476,987274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429289">
            <text:p>0,429289</text:p>
          </table:table-cell>
          <table:table-cell office:value-type="float" office:value="-6.417353">
            <text:p>-6,417353</text:p>
          </table:table-cell>
          <table:table-cell table:number-columns-repeated="1019"/>
        </table:table-row>
        <table:table-row table:style-name="ro1">
          <table:table-cell office:value-type="float" office:value="476.987274">
            <text:p>476,987274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429289">
            <text:p>0,429289</text:p>
          </table:table-cell>
          <table:table-cell office:value-type="float" office:value="-6.417353">
            <text:p>-6,417353</text:p>
          </table:table-cell>
          <table:table-cell table:number-columns-repeated="1019"/>
        </table:table-row>
        <table:table-row table:style-name="ro1">
          <table:table-cell office:value-type="float" office:value="476.987274">
            <text:p>476,987274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429289">
            <text:p>0,429289</text:p>
          </table:table-cell>
          <table:table-cell office:value-type="float" office:value="-6.437941">
            <text:p>-6,437941</text:p>
          </table:table-cell>
          <table:table-cell table:number-columns-repeated="1019"/>
        </table:table-row>
        <table:table-row table:style-name="ro1">
          <table:table-cell office:value-type="float" office:value="476.987274">
            <text:p>476,987274</text:p>
          </table:table-cell>
          <table:table-cell office:value-type="float" office:value="-0.003261">
            <text:p>-0,003261</text:p>
          </table:table-cell>
          <table:table-cell office:value-type="float" office:value="-0.003231">
            <text:p>-0,003231</text:p>
          </table:table-cell>
          <table:table-cell office:value-type="float" office:value="0.429289">
            <text:p>0,429289</text:p>
          </table:table-cell>
          <table:table-cell office:value-type="float" office:value="-6.437941">
            <text:p>-6,437941</text:p>
          </table:table-cell>
          <table:table-cell table:number-columns-repeated="1019"/>
        </table:table-row>
        <table:table-row table:style-name="ro1">
          <table:table-cell office:value-type="float" office:value="476.987274">
            <text:p>476,987274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429289">
            <text:p>0,429289</text:p>
          </table:table-cell>
          <table:table-cell office:value-type="float" office:value="-6.457647">
            <text:p>-6,457647</text:p>
          </table:table-cell>
          <table:table-cell table:number-columns-repeated="1019"/>
        </table:table-row>
        <table:table-row table:style-name="ro1">
          <table:table-cell office:value-type="float" office:value="476.987274">
            <text:p>476,987274</text:p>
          </table:table-cell>
          <table:table-cell office:value-type="float" office:value="-0.003265">
            <text:p>-0,003265</text:p>
          </table:table-cell>
          <table:table-cell office:value-type="float" office:value="-0.003228">
            <text:p>-0,003228</text:p>
          </table:table-cell>
          <table:table-cell office:value-type="float" office:value="0.429289">
            <text:p>0,429289</text:p>
          </table:table-cell>
          <table:table-cell office:value-type="float" office:value="-6.457647">
            <text:p>-6,457647</text:p>
          </table:table-cell>
          <table:table-cell table:number-columns-repeated="1019"/>
        </table:table-row>
        <table:table-row table:style-name="ro1">
          <table:table-cell office:value-type="float" office:value="478.367828">
            <text:p>478,367828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430531">
            <text:p>0,430531</text:p>
          </table:table-cell>
          <table:table-cell office:value-type="float" office:value="-6.477647">
            <text:p>-6,477647</text:p>
          </table:table-cell>
          <table:table-cell table:number-columns-repeated="1019"/>
        </table:table-row>
        <table:table-row table:style-name="ro1">
          <table:table-cell office:value-type="float" office:value="478.367828">
            <text:p>478,367828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430531">
            <text:p>0,430531</text:p>
          </table:table-cell>
          <table:table-cell office:value-type="float" office:value="-6.477647">
            <text:p>-6,477647</text:p>
          </table:table-cell>
          <table:table-cell table:number-columns-repeated="1019"/>
        </table:table-row>
        <table:table-row table:style-name="ro1">
          <table:table-cell office:value-type="float" office:value="476.987274">
            <text:p>476,987274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429289">
            <text:p>0,429289</text:p>
          </table:table-cell>
          <table:table-cell office:value-type="float" office:value="-6.497647">
            <text:p>-6,497647</text:p>
          </table:table-cell>
          <table:table-cell table:number-columns-repeated="1019"/>
        </table:table-row>
        <table:table-row table:style-name="ro1">
          <table:table-cell office:value-type="float" office:value="476.987274">
            <text:p>476,987274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429289">
            <text:p>0,429289</text:p>
          </table:table-cell>
          <table:table-cell office:value-type="float" office:value="-6.497647">
            <text:p>-6,497647</text:p>
          </table:table-cell>
          <table:table-cell table:number-columns-repeated="1019"/>
        </table:table-row>
        <table:table-row table:style-name="ro1">
          <table:table-cell office:value-type="float" office:value="478.367828">
            <text:p>478,367828</text:p>
          </table:table-cell>
          <table:table-cell office:value-type="float" office:value="-0.003258">
            <text:p>-0,003258</text:p>
          </table:table-cell>
          <table:table-cell office:value-type="float" office:value="-0.003229">
            <text:p>-0,003229</text:p>
          </table:table-cell>
          <table:table-cell office:value-type="float" office:value="0.430531">
            <text:p>0,430531</text:p>
          </table:table-cell>
          <table:table-cell office:value-type="float" office:value="-6.51647">
            <text:p>-6,51647</text:p>
          </table:table-cell>
          <table:table-cell table:number-columns-repeated="1019"/>
        </table:table-row>
        <table:table-row table:style-name="ro1">
          <table:table-cell office:value-type="float" office:value="478.367828">
            <text:p>478,367828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430531">
            <text:p>0,430531</text:p>
          </table:table-cell>
          <table:table-cell office:value-type="float" office:value="-6.51647">
            <text:p>-6,51647</text:p>
          </table:table-cell>
          <table:table-cell table:number-columns-repeated="1019"/>
        </table:table-row>
        <table:table-row table:style-name="ro1">
          <table:table-cell office:value-type="float" office:value="479.058105">
            <text:p>479,058105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431152">
            <text:p>0,431152</text:p>
          </table:table-cell>
          <table:table-cell office:value-type="float" office:value="-6.535882">
            <text:p>-6,535882</text:p>
          </table:table-cell>
          <table:table-cell table:number-columns-repeated="1019"/>
        </table:table-row>
        <table:table-row table:style-name="ro1">
          <table:table-cell office:value-type="float" office:value="479.058105">
            <text:p>479,058105</text:p>
          </table:table-cell>
          <table:table-cell office:value-type="float" office:value="-0.003264">
            <text:p>-0,003264</text:p>
          </table:table-cell>
          <table:table-cell office:value-type="float" office:value="-0.003229">
            <text:p>-0,003229</text:p>
          </table:table-cell>
          <table:table-cell office:value-type="float" office:value="0.431152">
            <text:p>0,431152</text:p>
          </table:table-cell>
          <table:table-cell office:value-type="float" office:value="-6.535882">
            <text:p>-6,535882</text:p>
          </table:table-cell>
          <table:table-cell table:number-columns-repeated="1019"/>
        </table:table-row>
        <table:table-row table:style-name="ro1">
          <table:table-cell office:value-type="float" office:value="478.367828">
            <text:p>478,367828</text:p>
          </table:table-cell>
          <table:table-cell office:value-type="float" office:value="-0.003259">
            <text:p>-0,003259</text:p>
          </table:table-cell>
          <table:table-cell office:value-type="float" office:value="-0.00323">
            <text:p>-0,00323</text:p>
          </table:table-cell>
          <table:table-cell office:value-type="float" office:value="0.430531">
            <text:p>0,430531</text:p>
          </table:table-cell>
          <table:table-cell office:value-type="float" office:value="-6.555588">
            <text:p>-6,555588</text:p>
          </table:table-cell>
          <table:table-cell table:number-columns-repeated="1019"/>
        </table:table-row>
        <table:table-row table:style-name="ro1">
          <table:table-cell office:value-type="float" office:value="478.367828">
            <text:p>478,367828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430531">
            <text:p>0,430531</text:p>
          </table:table-cell>
          <table:table-cell office:value-type="float" office:value="-6.575294">
            <text:p>-6,575294</text:p>
          </table:table-cell>
          <table:table-cell table:number-columns-repeated="1019"/>
        </table:table-row>
        <table:table-row table:style-name="ro1">
          <table:table-cell office:value-type="float" office:value="476.987274">
            <text:p>476,987274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429289">
            <text:p>0,429289</text:p>
          </table:table-cell>
          <table:table-cell office:value-type="float" office:value="-6.575294">
            <text:p>-6,575294</text:p>
          </table:table-cell>
          <table:table-cell table:number-columns-repeated="1019"/>
        </table:table-row>
        <table:table-row table:style-name="ro1">
          <table:table-cell office:value-type="float" office:value="476.987274">
            <text:p>476,987274</text:p>
          </table:table-cell>
          <table:table-cell office:value-type="float" office:value="-0.003264">
            <text:p>-0,003264</text:p>
          </table:table-cell>
          <table:table-cell office:value-type="float" office:value="-0.003228">
            <text:p>-0,003228</text:p>
          </table:table-cell>
          <table:table-cell office:value-type="float" office:value="0.429289">
            <text:p>0,429289</text:p>
          </table:table-cell>
          <table:table-cell office:value-type="float" office:value="-6.593823">
            <text:p>-6,593823</text:p>
          </table:table-cell>
          <table:table-cell table:number-columns-repeated="1019"/>
        </table:table-row>
        <table:table-row table:style-name="ro1">
          <table:table-cell office:value-type="float" office:value="477.677551">
            <text:p>477,677551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42991">
            <text:p>0,42991</text:p>
          </table:table-cell>
          <table:table-cell office:value-type="float" office:value="-6.593823">
            <text:p>-6,593823</text:p>
          </table:table-cell>
          <table:table-cell table:number-columns-repeated="1019"/>
        </table:table-row>
        <table:table-row table:style-name="ro1">
          <table:table-cell office:value-type="float" office:value="476.987274">
            <text:p>476,987274</text:p>
          </table:table-cell>
          <table:table-cell office:value-type="float" office:value="-0.003258">
            <text:p>-0,003258</text:p>
          </table:table-cell>
          <table:table-cell office:value-type="float" office:value="-0.003229">
            <text:p>-0,003229</text:p>
          </table:table-cell>
          <table:table-cell office:value-type="float" office:value="0.429289">
            <text:p>0,429289</text:p>
          </table:table-cell>
          <table:table-cell office:value-type="float" office:value="-6.612941">
            <text:p>-6,612941</text:p>
          </table:table-cell>
          <table:table-cell table:number-columns-repeated="1019"/>
        </table:table-row>
        <table:table-row table:style-name="ro1">
          <table:table-cell office:value-type="float" office:value="476.987274">
            <text:p>476,987274</text:p>
          </table:table-cell>
          <table:table-cell office:value-type="float" office:value="-0.003261">
            <text:p>-0,003261</text:p>
          </table:table-cell>
          <table:table-cell office:value-type="float" office:value="-0.003226">
            <text:p>-0,003226</text:p>
          </table:table-cell>
          <table:table-cell office:value-type="float" office:value="0.429289">
            <text:p>0,429289</text:p>
          </table:table-cell>
          <table:table-cell office:value-type="float" office:value="-6.612941">
            <text:p>-6,612941</text:p>
          </table:table-cell>
          <table:table-cell table:number-columns-repeated="1019"/>
        </table:table-row>
        <table:table-row table:style-name="ro1">
          <table:table-cell office:value-type="float" office:value="477.677551">
            <text:p>477,677551</text:p>
          </table:table-cell>
          <table:table-cell office:value-type="float" office:value="-0.003261">
            <text:p>-0,003261</text:p>
          </table:table-cell>
          <table:table-cell office:value-type="float" office:value="-0.003226">
            <text:p>-0,003226</text:p>
          </table:table-cell>
          <table:table-cell office:value-type="float" office:value="0.42991">
            <text:p>0,42991</text:p>
          </table:table-cell>
          <table:table-cell office:value-type="float" office:value="-6.632059">
            <text:p>-6,632059</text:p>
          </table:table-cell>
          <table:table-cell table:number-columns-repeated="1019"/>
        </table:table-row>
        <table:table-row table:style-name="ro1">
          <table:table-cell office:value-type="float" office:value="477.677551">
            <text:p>477,677551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42991">
            <text:p>0,42991</text:p>
          </table:table-cell>
          <table:table-cell office:value-type="float" office:value="-6.632059">
            <text:p>-6,632059</text:p>
          </table:table-cell>
          <table:table-cell table:number-columns-repeated="1019"/>
        </table:table-row>
        <table:table-row table:style-name="ro1">
          <table:table-cell office:value-type="float" office:value="479.058105">
            <text:p>479,058105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431152">
            <text:p>0,431152</text:p>
          </table:table-cell>
          <table:table-cell office:value-type="float" office:value="-6.650882">
            <text:p>-6,650882</text:p>
          </table:table-cell>
          <table:table-cell table:number-columns-repeated="1019"/>
        </table:table-row>
        <table:table-row table:style-name="ro1">
          <table:table-cell office:value-type="float" office:value="479.058105">
            <text:p>479,058105</text:p>
          </table:table-cell>
          <table:table-cell office:value-type="float" office:value="-0.00326">
            <text:p>-0,00326</text:p>
          </table:table-cell>
          <table:table-cell office:value-type="float" office:value="-0.003231">
            <text:p>-0,003231</text:p>
          </table:table-cell>
          <table:table-cell office:value-type="float" office:value="0.431152">
            <text:p>0,431152</text:p>
          </table:table-cell>
          <table:table-cell office:value-type="float" office:value="-6.650882">
            <text:p>-6,650882</text:p>
          </table:table-cell>
          <table:table-cell table:number-columns-repeated="1019"/>
        </table:table-row>
        <table:table-row table:style-name="ro1">
          <table:table-cell office:value-type="float" office:value="479.748413">
            <text:p>479,748413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431774">
            <text:p>0,431774</text:p>
          </table:table-cell>
          <table:table-cell office:value-type="float" office:value="-6.67">
            <text:p>-6,67</text:p>
          </table:table-cell>
          <table:table-cell table:number-columns-repeated="1019"/>
        </table:table-row>
        <table:table-row table:style-name="ro1">
          <table:table-cell office:value-type="float" office:value="479.748413">
            <text:p>479,748413</text:p>
          </table:table-cell>
          <table:table-cell office:value-type="float" office:value="-0.003263">
            <text:p>-0,003263</text:p>
          </table:table-cell>
          <table:table-cell office:value-type="float" office:value="-0.003231">
            <text:p>-0,003231</text:p>
          </table:table-cell>
          <table:table-cell office:value-type="float" office:value="0.431774">
            <text:p>0,431774</text:p>
          </table:table-cell>
          <table:table-cell office:value-type="float" office:value="-6.67">
            <text:p>-6,67</text:p>
          </table:table-cell>
          <table:table-cell table:number-columns-repeated="1019"/>
        </table:table-row>
        <table:table-row table:style-name="ro1">
          <table:table-cell office:value-type="float" office:value="479.748413">
            <text:p>479,748413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.431774">
            <text:p>0,431774</text:p>
          </table:table-cell>
          <table:table-cell office:value-type="float" office:value="-6.689412">
            <text:p>-6,689412</text:p>
          </table:table-cell>
          <table:table-cell table:number-columns-repeated="1019"/>
        </table:table-row>
        <table:table-row table:style-name="ro1">
          <table:table-cell office:value-type="float" office:value="479.748413">
            <text:p>479,748413</text:p>
          </table:table-cell>
          <table:table-cell office:value-type="float" office:value="-0.003264">
            <text:p>-0,003264</text:p>
          </table:table-cell>
          <table:table-cell office:value-type="float" office:value="-0.00323">
            <text:p>-0,00323</text:p>
          </table:table-cell>
          <table:table-cell office:value-type="float" office:value="0.431774">
            <text:p>0,431774</text:p>
          </table:table-cell>
          <table:table-cell office:value-type="float" office:value="-6.689412">
            <text:p>-6,689412</text:p>
          </table:table-cell>
          <table:table-cell table:number-columns-repeated="1019"/>
        </table:table-row>
        <table:table-row table:style-name="ro1">
          <table:table-cell office:value-type="float" office:value="477.677551">
            <text:p>477,677551</text:p>
          </table:table-cell>
          <table:table-cell office:value-type="float" office:value="-0.003264">
            <text:p>-0,003264</text:p>
          </table:table-cell>
          <table:table-cell office:value-type="float" office:value="-0.00323">
            <text:p>-0,00323</text:p>
          </table:table-cell>
          <table:table-cell office:value-type="float" office:value="0.42991">
            <text:p>0,42991</text:p>
          </table:table-cell>
          <table:table-cell office:value-type="float" office:value="-6.707941">
            <text:p>-6,707941</text:p>
          </table:table-cell>
          <table:table-cell table:number-columns-repeated="1019"/>
        </table:table-row>
        <table:table-row table:style-name="ro1">
          <table:table-cell office:value-type="float" office:value="477.677551">
            <text:p>477,677551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42991">
            <text:p>0,42991</text:p>
          </table:table-cell>
          <table:table-cell office:value-type="float" office:value="-6.707941">
            <text:p>-6,707941</text:p>
          </table:table-cell>
          <table:table-cell table:number-columns-repeated="1019"/>
        </table:table-row>
        <table:table-row table:style-name="ro1">
          <table:table-cell office:value-type="float" office:value="479.058105">
            <text:p>479,058105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431152">
            <text:p>0,431152</text:p>
          </table:table-cell>
          <table:table-cell office:value-type="float" office:value="-6.727059">
            <text:p>-6,727059</text:p>
          </table:table-cell>
          <table:table-cell table:number-columns-repeated="1019"/>
        </table:table-row>
        <table:table-row table:style-name="ro1">
          <table:table-cell office:value-type="float" office:value="479.058105">
            <text:p>479,058105</text:p>
          </table:table-cell>
          <table:table-cell office:value-type="float" office:value="-0.003264">
            <text:p>-0,003264</text:p>
          </table:table-cell>
          <table:table-cell office:value-type="float" office:value="-0.003229">
            <text:p>-0,003229</text:p>
          </table:table-cell>
          <table:table-cell office:value-type="float" office:value="0.431152">
            <text:p>0,431152</text:p>
          </table:table-cell>
          <table:table-cell office:value-type="float" office:value="-6.727059">
            <text:p>-6,727059</text:p>
          </table:table-cell>
          <table:table-cell table:number-columns-repeated="1019"/>
        </table:table-row>
        <table:table-row table:style-name="ro1">
          <table:table-cell office:value-type="float" office:value="477.677551">
            <text:p>477,677551</text:p>
          </table:table-cell>
          <table:table-cell office:value-type="float" office:value="-0.003264">
            <text:p>-0,003264</text:p>
          </table:table-cell>
          <table:table-cell office:value-type="float" office:value="-0.003229">
            <text:p>-0,003229</text:p>
          </table:table-cell>
          <table:table-cell office:value-type="float" office:value="0.42991">
            <text:p>0,42991</text:p>
          </table:table-cell>
          <table:table-cell office:value-type="float" office:value="-6.747353">
            <text:p>-6,747353</text:p>
          </table:table-cell>
          <table:table-cell table:number-columns-repeated="1019"/>
        </table:table-row>
        <table:table-row table:style-name="ro1">
          <table:table-cell office:value-type="float" office:value="477.677551">
            <text:p>477,677551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42991">
            <text:p>0,42991</text:p>
          </table:table-cell>
          <table:table-cell office:value-type="float" office:value="-6.747353">
            <text:p>-6,747353</text:p>
          </table:table-cell>
          <table:table-cell table:number-columns-repeated="1019"/>
        </table:table-row>
        <table:table-row table:style-name="ro1">
          <table:table-cell office:value-type="float" office:value="477.677551">
            <text:p>477,677551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42991">
            <text:p>0,42991</text:p>
          </table:table-cell>
          <table:table-cell office:value-type="float" office:value="-6.767353">
            <text:p>-6,767353</text:p>
          </table:table-cell>
          <table:table-cell table:number-columns-repeated="1019"/>
        </table:table-row>
        <table:table-row table:style-name="ro1">
          <table:table-cell office:value-type="float" office:value="477.677551">
            <text:p>477,677551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42991">
            <text:p>0,42991</text:p>
          </table:table-cell>
          <table:table-cell office:value-type="float" office:value="-6.767353">
            <text:p>-6,767353</text:p>
          </table:table-cell>
          <table:table-cell table:number-columns-repeated="1019"/>
        </table:table-row>
        <table:table-row table:style-name="ro1">
          <table:table-cell office:value-type="float" office:value="479.058105">
            <text:p>479,058105</text:p>
          </table:table-cell>
          <table:table-cell office:value-type="float" office:value="-0.003263">
            <text:p>-0,003263</text:p>
          </table:table-cell>
          <table:table-cell office:value-type="float" office:value="-0.003232">
            <text:p>-0,003232</text:p>
          </table:table-cell>
          <table:table-cell office:value-type="float" office:value="0.431152">
            <text:p>0,431152</text:p>
          </table:table-cell>
          <table:table-cell office:value-type="float" office:value="-6.787059">
            <text:p>-6,787059</text:p>
          </table:table-cell>
          <table:table-cell table:number-columns-repeated="1019"/>
        </table:table-row>
        <table:table-row table:style-name="ro1">
          <table:table-cell office:value-type="float" office:value="479.058105">
            <text:p>479,058105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431152">
            <text:p>0,431152</text:p>
          </table:table-cell>
          <table:table-cell office:value-type="float" office:value="-6.787059">
            <text:p>-6,787059</text:p>
          </table:table-cell>
          <table:table-cell table:number-columns-repeated="1019"/>
        </table:table-row>
        <table:table-row table:style-name="ro1">
          <table:table-cell office:value-type="float" office:value="479.058105">
            <text:p>479,058105</text:p>
          </table:table-cell>
          <table:table-cell office:value-type="float" office:value="-0.003265">
            <text:p>-0,003265</text:p>
          </table:table-cell>
          <table:table-cell office:value-type="float" office:value="-0.003229">
            <text:p>-0,003229</text:p>
          </table:table-cell>
          <table:table-cell office:value-type="float" office:value="0.431152">
            <text:p>0,431152</text:p>
          </table:table-cell>
          <table:table-cell office:value-type="float" office:value="-6.807353">
            <text:p>-6,807353</text:p>
          </table:table-cell>
          <table:table-cell table:number-columns-repeated="1019"/>
        </table:table-row>
        <table:table-row table:style-name="ro1">
          <table:table-cell office:value-type="float" office:value="479.058105">
            <text:p>479,058105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431152">
            <text:p>0,431152</text:p>
          </table:table-cell>
          <table:table-cell office:value-type="float" office:value="-6.807353">
            <text:p>-6,807353</text:p>
          </table:table-cell>
          <table:table-cell table:number-columns-repeated="1019"/>
        </table:table-row>
        <table:table-row table:style-name="ro1">
          <table:table-cell office:value-type="float" office:value="479.058105">
            <text:p>479,058105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431152">
            <text:p>0,431152</text:p>
          </table:table-cell>
          <table:table-cell office:value-type="float" office:value="-6.825294">
            <text:p>-6,825294</text:p>
          </table:table-cell>
          <table:table-cell table:number-columns-repeated="1019"/>
        </table:table-row>
        <table:table-row table:style-name="ro1">
          <table:table-cell office:value-type="float" office:value="479.058105">
            <text:p>479,058105</text:p>
          </table:table-cell>
          <table:table-cell office:value-type="float" office:value="-0.003265">
            <text:p>-0,003265</text:p>
          </table:table-cell>
          <table:table-cell office:value-type="float" office:value="-0.003229">
            <text:p>-0,003229</text:p>
          </table:table-cell>
          <table:table-cell office:value-type="float" office:value="0.431152">
            <text:p>0,431152</text:p>
          </table:table-cell>
          <table:table-cell office:value-type="float" office:value="-6.825294">
            <text:p>-6,825294</text:p>
          </table:table-cell>
          <table:table-cell table:number-columns-repeated="1019"/>
        </table:table-row>
        <table:table-row table:style-name="ro1">
          <table:table-cell office:value-type="float" office:value="479.058105">
            <text:p>479,058105</text:p>
          </table:table-cell>
          <table:table-cell office:value-type="float" office:value="-0.003265">
            <text:p>-0,003265</text:p>
          </table:table-cell>
          <table:table-cell office:value-type="float" office:value="-0.003229">
            <text:p>-0,003229</text:p>
          </table:table-cell>
          <table:table-cell office:value-type="float" office:value="0.431152">
            <text:p>0,431152</text:p>
          </table:table-cell>
          <table:table-cell office:value-type="float" office:value="-6.845">
            <text:p>-6,845</text:p>
          </table:table-cell>
          <table:table-cell table:number-columns-repeated="1019"/>
        </table:table-row>
        <table:table-row table:style-name="ro1">
          <table:table-cell office:value-type="float" office:value="479.058105">
            <text:p>479,058105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431152">
            <text:p>0,431152</text:p>
          </table:table-cell>
          <table:table-cell office:value-type="float" office:value="-6.863823">
            <text:p>-6,863823</text:p>
          </table:table-cell>
          <table:table-cell table:number-columns-repeated="1019"/>
        </table:table-row>
        <table:table-row table:style-name="ro1">
          <table:table-cell office:value-type="float" office:value="478.367828">
            <text:p>478,367828</text:p>
          </table:table-cell>
          <table:table-cell office:value-type="float" office:value="-0.003264">
            <text:p>-0,003264</text:p>
          </table:table-cell>
          <table:table-cell office:value-type="float" office:value="-0.003229">
            <text:p>-0,003229</text:p>
          </table:table-cell>
          <table:table-cell office:value-type="float" office:value="0.430531">
            <text:p>0,430531</text:p>
          </table:table-cell>
          <table:table-cell office:value-type="float" office:value="-6.863823">
            <text:p>-6,863823</text:p>
          </table:table-cell>
          <table:table-cell table:number-columns-repeated="1019"/>
        </table:table-row>
        <table:table-row table:style-name="ro1">
          <table:table-cell office:value-type="float" office:value="478.367828">
            <text:p>478,367828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430531">
            <text:p>0,430531</text:p>
          </table:table-cell>
          <table:table-cell office:value-type="float" office:value="-6.882941">
            <text:p>-6,882941</text:p>
          </table:table-cell>
          <table:table-cell table:number-columns-repeated="1019"/>
        </table:table-row>
        <table:table-row table:style-name="ro1">
          <table:table-cell office:value-type="float" office:value="478.367828">
            <text:p>478,367828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430531">
            <text:p>0,430531</text:p>
          </table:table-cell>
          <table:table-cell office:value-type="float" office:value="-6.882941">
            <text:p>-6,882941</text:p>
          </table:table-cell>
          <table:table-cell table:number-columns-repeated="1019"/>
        </table:table-row>
        <table:table-row table:style-name="ro1">
          <table:table-cell office:value-type="float" office:value="478.367828">
            <text:p>478,367828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430531">
            <text:p>0,430531</text:p>
          </table:table-cell>
          <table:table-cell office:value-type="float" office:value="-6.902353">
            <text:p>-6,902353</text:p>
          </table:table-cell>
          <table:table-cell table:number-columns-repeated="1019"/>
        </table:table-row>
        <table:table-row table:style-name="ro1">
          <table:table-cell office:value-type="float" office:value="478.367828">
            <text:p>478,367828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430531">
            <text:p>0,430531</text:p>
          </table:table-cell>
          <table:table-cell office:value-type="float" office:value="-6.902353">
            <text:p>-6,902353</text:p>
          </table:table-cell>
          <table:table-cell table:number-columns-repeated="1019"/>
        </table:table-row>
        <table:table-row table:style-name="ro1">
          <table:table-cell office:value-type="float" office:value="479.058105">
            <text:p>479,058105</text:p>
          </table:table-cell>
          <table:table-cell office:value-type="float" office:value="-0.003264">
            <text:p>-0,003264</text:p>
          </table:table-cell>
          <table:table-cell office:value-type="float" office:value="-0.003229">
            <text:p>-0,003229</text:p>
          </table:table-cell>
          <table:table-cell office:value-type="float" office:value="0.431152">
            <text:p>0,431152</text:p>
          </table:table-cell>
          <table:table-cell office:value-type="float" office:value="-6.921471">
            <text:p>-6,921471</text:p>
          </table:table-cell>
          <table:table-cell table:number-columns-repeated="1019"/>
        </table:table-row>
        <table:table-row table:style-name="ro1">
          <table:table-cell office:value-type="float" office:value="479.058105">
            <text:p>479,058105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431152">
            <text:p>0,431152</text:p>
          </table:table-cell>
          <table:table-cell office:value-type="float" office:value="-6.921471">
            <text:p>-6,921471</text:p>
          </table:table-cell>
          <table:table-cell table:number-columns-repeated="1019"/>
        </table:table-row>
        <table:table-row table:style-name="ro1">
          <table:table-cell office:value-type="float" office:value="480.43869">
            <text:p>480,43869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432395">
            <text:p>0,432395</text:p>
          </table:table-cell>
          <table:table-cell office:value-type="float" office:value="-6.940588">
            <text:p>-6,940588</text:p>
          </table:table-cell>
          <table:table-cell table:number-columns-repeated="1019"/>
        </table:table-row>
        <table:table-row table:style-name="ro1">
          <table:table-cell office:value-type="float" office:value="480.43869">
            <text:p>480,43869</text:p>
          </table:table-cell>
          <table:table-cell office:value-type="float" office:value="-0.003264">
            <text:p>-0,003264</text:p>
          </table:table-cell>
          <table:table-cell office:value-type="float" office:value="-0.003228">
            <text:p>-0,003228</text:p>
          </table:table-cell>
          <table:table-cell office:value-type="float" office:value="0.432395">
            <text:p>0,432395</text:p>
          </table:table-cell>
          <table:table-cell office:value-type="float" office:value="-6.940588">
            <text:p>-6,940588</text:p>
          </table:table-cell>
          <table:table-cell table:number-columns-repeated="1019"/>
        </table:table-row>
        <table:table-row table:style-name="ro1">
          <table:table-cell office:value-type="float" office:value="479.748413">
            <text:p>479,748413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431774">
            <text:p>0,431774</text:p>
          </table:table-cell>
          <table:table-cell office:value-type="float" office:value="-6.96">
            <text:p>-6,96</text:p>
          </table:table-cell>
          <table:table-cell table:number-columns-repeated="1019"/>
        </table:table-row>
        <table:table-row table:style-name="ro1">
          <table:table-cell office:value-type="float" office:value="479.748413">
            <text:p>479,748413</text:p>
          </table:table-cell>
          <table:table-cell office:value-type="float" office:value="-0.003264">
            <text:p>-0,003264</text:p>
          </table:table-cell>
          <table:table-cell office:value-type="float" office:value="-0.003229">
            <text:p>-0,003229</text:p>
          </table:table-cell>
          <table:table-cell office:value-type="float" office:value="0.431774">
            <text:p>0,431774</text:p>
          </table:table-cell>
          <table:table-cell office:value-type="float" office:value="-6.96">
            <text:p>-6,96</text:p>
          </table:table-cell>
          <table:table-cell table:number-columns-repeated="1019"/>
        </table:table-row>
        <table:table-row table:style-name="ro1">
          <table:table-cell office:value-type="float" office:value="477.677551">
            <text:p>477,677551</text:p>
          </table:table-cell>
          <table:table-cell office:value-type="float" office:value="-0.003264">
            <text:p>-0,003264</text:p>
          </table:table-cell>
          <table:table-cell office:value-type="float" office:value="-0.003226">
            <text:p>-0,003226</text:p>
          </table:table-cell>
          <table:table-cell office:value-type="float" office:value="0.42991">
            <text:p>0,42991</text:p>
          </table:table-cell>
          <table:table-cell office:value-type="float" office:value="-6.978529">
            <text:p>-6,978529</text:p>
          </table:table-cell>
          <table:table-cell table:number-columns-repeated="1019"/>
        </table:table-row>
        <table:table-row table:style-name="ro1">
          <table:table-cell office:value-type="float" office:value="477.677551">
            <text:p>477,677551</text:p>
          </table:table-cell>
          <table:table-cell office:value-type="float" office:value="-0.003261">
            <text:p>-0,003261</text:p>
          </table:table-cell>
          <table:table-cell office:value-type="float" office:value="-0.003231">
            <text:p>-0,003231</text:p>
          </table:table-cell>
          <table:table-cell office:value-type="float" office:value="0.42991">
            <text:p>0,42991</text:p>
          </table:table-cell>
          <table:table-cell office:value-type="float" office:value="-6.978529">
            <text:p>-6,978529</text:p>
          </table:table-cell>
          <table:table-cell table:number-columns-repeated="1019"/>
        </table:table-row>
        <table:table-row table:style-name="ro1">
          <table:table-cell office:value-type="float" office:value="479.748413">
            <text:p>479,748413</text:p>
          </table:table-cell>
          <table:table-cell office:value-type="float" office:value="-0.003266">
            <text:p>-0,003266</text:p>
          </table:table-cell>
          <table:table-cell office:value-type="float" office:value="-0.00323">
            <text:p>-0,00323</text:p>
          </table:table-cell>
          <table:table-cell office:value-type="float" office:value="0.431774">
            <text:p>0,431774</text:p>
          </table:table-cell>
          <table:table-cell office:value-type="float" office:value="-6.997941">
            <text:p>-6,997941</text:p>
          </table:table-cell>
          <table:table-cell table:number-columns-repeated="1019"/>
        </table:table-row>
        <table:table-row table:style-name="ro1">
          <table:table-cell office:value-type="float" office:value="479.748413">
            <text:p>479,748413</text:p>
          </table:table-cell>
          <table:table-cell office:value-type="float" office:value="-0.00326">
            <text:p>-0,00326</text:p>
          </table:table-cell>
          <table:table-cell office:value-type="float" office:value="-0.003224">
            <text:p>-0,003224</text:p>
          </table:table-cell>
          <table:table-cell office:value-type="float" office:value="0.431774">
            <text:p>0,431774</text:p>
          </table:table-cell>
          <table:table-cell office:value-type="float" office:value="-6.997941">
            <text:p>-6,997941</text:p>
          </table:table-cell>
          <table:table-cell table:number-columns-repeated="1019"/>
        </table:table-row>
        <table:table-row table:style-name="ro1">
          <table:table-cell office:value-type="float" office:value="479.748413">
            <text:p>479,748413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431774">
            <text:p>0,431774</text:p>
          </table:table-cell>
          <table:table-cell office:value-type="float" office:value="-7.017059">
            <text:p>-7,017059</text:p>
          </table:table-cell>
          <table:table-cell table:number-columns-repeated="1019"/>
        </table:table-row>
        <table:table-row table:style-name="ro1">
          <table:table-cell office:value-type="float" office:value="479.748413">
            <text:p>479,748413</text:p>
          </table:table-cell>
          <table:table-cell office:value-type="float" office:value="-0.003263">
            <text:p>-0,003263</text:p>
          </table:table-cell>
          <table:table-cell office:value-type="float" office:value="-0.003226">
            <text:p>-0,003226</text:p>
          </table:table-cell>
          <table:table-cell office:value-type="float" office:value="0.431774">
            <text:p>0,431774</text:p>
          </table:table-cell>
          <table:table-cell office:value-type="float" office:value="-7.017059">
            <text:p>-7,017059</text:p>
          </table:table-cell>
          <table:table-cell table:number-columns-repeated="1019"/>
        </table:table-row>
        <table:table-row table:style-name="ro1">
          <table:table-cell office:value-type="float" office:value="479.748413">
            <text:p>479,748413</text:p>
          </table:table-cell>
          <table:table-cell office:value-type="float" office:value="-0.003264">
            <text:p>-0,003264</text:p>
          </table:table-cell>
          <table:table-cell office:value-type="float" office:value="-0.003229">
            <text:p>-0,003229</text:p>
          </table:table-cell>
          <table:table-cell office:value-type="float" office:value="0.431774">
            <text:p>0,431774</text:p>
          </table:table-cell>
          <table:table-cell office:value-type="float" office:value="-7.037059">
            <text:p>-7,037059</text:p>
          </table:table-cell>
          <table:table-cell table:number-columns-repeated="1019"/>
        </table:table-row>
        <table:table-row table:style-name="ro1">
          <table:table-cell office:value-type="float" office:value="479.748413">
            <text:p>479,748413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431774">
            <text:p>0,431774</text:p>
          </table:table-cell>
          <table:table-cell office:value-type="float" office:value="-7.037059">
            <text:p>-7,037059</text:p>
          </table:table-cell>
          <table:table-cell table:number-columns-repeated="1019"/>
        </table:table-row>
        <table:table-row table:style-name="ro1">
          <table:table-cell office:value-type="float" office:value="479.748413">
            <text:p>479,748413</text:p>
          </table:table-cell>
          <table:table-cell office:value-type="float" office:value="-0.003263">
            <text:p>-0,003263</text:p>
          </table:table-cell>
          <table:table-cell office:value-type="float" office:value="-0.003226">
            <text:p>-0,003226</text:p>
          </table:table-cell>
          <table:table-cell office:value-type="float" office:value="0.431774">
            <text:p>0,431774</text:p>
          </table:table-cell>
          <table:table-cell office:value-type="float" office:value="-7.05647">
            <text:p>-7,05647</text:p>
          </table:table-cell>
          <table:table-cell table:number-columns-repeated="1019"/>
        </table:table-row>
        <table:table-row table:style-name="ro1">
          <table:table-cell office:value-type="float" office:value="479.748413">
            <text:p>479,748413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431774">
            <text:p>0,431774</text:p>
          </table:table-cell>
          <table:table-cell office:value-type="float" office:value="-7.05647">
            <text:p>-7,05647</text:p>
          </table:table-cell>
          <table:table-cell table:number-columns-repeated="1019"/>
        </table:table-row>
        <table:table-row table:style-name="ro1">
          <table:table-cell office:value-type="float" office:value="479.058105">
            <text:p>479,058105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431152">
            <text:p>0,431152</text:p>
          </table:table-cell>
          <table:table-cell office:value-type="float" office:value="-7.075">
            <text:p>-7,075</text:p>
          </table:table-cell>
          <table:table-cell table:number-columns-repeated="1019"/>
        </table:table-row>
        <table:table-row table:style-name="ro1">
          <table:table-cell office:value-type="float" office:value="479.058105">
            <text:p>479,058105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431152">
            <text:p>0,431152</text:p>
          </table:table-cell>
          <table:table-cell office:value-type="float" office:value="-7.094118">
            <text:p>-7,094118</text:p>
          </table:table-cell>
          <table:table-cell table:number-columns-repeated="1019"/>
        </table:table-row>
        <table:table-row table:style-name="ro1">
          <table:table-cell office:value-type="float" office:value="479.058105">
            <text:p>479,058105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431152">
            <text:p>0,431152</text:p>
          </table:table-cell>
          <table:table-cell office:value-type="float" office:value="-7.094118">
            <text:p>-7,094118</text:p>
          </table:table-cell>
          <table:table-cell table:number-columns-repeated="1019"/>
        </table:table-row>
        <table:table-row table:style-name="ro1">
          <table:table-cell office:value-type="float" office:value="479.058105">
            <text:p>479,058105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431152">
            <text:p>0,431152</text:p>
          </table:table-cell>
          <table:table-cell office:value-type="float" office:value="-7.113529">
            <text:p>-7,113529</text:p>
          </table:table-cell>
          <table:table-cell table:number-columns-repeated="1019"/>
        </table:table-row>
        <table:table-row table:style-name="ro1">
          <table:table-cell office:value-type="float" office:value="479.058105">
            <text:p>479,058105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431152">
            <text:p>0,431152</text:p>
          </table:table-cell>
          <table:table-cell office:value-type="float" office:value="-7.113529">
            <text:p>-7,113529</text:p>
          </table:table-cell>
          <table:table-cell table:number-columns-repeated="1019"/>
        </table:table-row>
        <table:table-row table:style-name="ro1">
          <table:table-cell office:value-type="float" office:value="479.058105">
            <text:p>479,058105</text:p>
          </table:table-cell>
          <table:table-cell office:value-type="float" office:value="-0.003264">
            <text:p>-0,003264</text:p>
          </table:table-cell>
          <table:table-cell office:value-type="float" office:value="-0.003226">
            <text:p>-0,003226</text:p>
          </table:table-cell>
          <table:table-cell office:value-type="float" office:value="0.431152">
            <text:p>0,431152</text:p>
          </table:table-cell>
          <table:table-cell office:value-type="float" office:value="-7.133235">
            <text:p>-7,133235</text:p>
          </table:table-cell>
          <table:table-cell table:number-columns-repeated="1019"/>
        </table:table-row>
        <table:table-row table:style-name="ro1">
          <table:table-cell office:value-type="float" office:value="479.748413">
            <text:p>479,748413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431774">
            <text:p>0,431774</text:p>
          </table:table-cell>
          <table:table-cell office:value-type="float" office:value="-7.133235">
            <text:p>-7,133235</text:p>
          </table:table-cell>
          <table:table-cell table:number-columns-repeated="1019"/>
        </table:table-row>
        <table:table-row table:style-name="ro1">
          <table:table-cell office:value-type="float" office:value="479.748413">
            <text:p>479,748413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431774">
            <text:p>0,431774</text:p>
          </table:table-cell>
          <table:table-cell office:value-type="float" office:value="-7.151765">
            <text:p>-7,151765</text:p>
          </table:table-cell>
          <table:table-cell table:number-columns-repeated="1019"/>
        </table:table-row>
        <table:table-row table:style-name="ro1">
          <table:table-cell office:value-type="float" office:value="479.748413">
            <text:p>479,748413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431774">
            <text:p>0,431774</text:p>
          </table:table-cell>
          <table:table-cell office:value-type="float" office:value="-7.151765">
            <text:p>-7,151765</text:p>
          </table:table-cell>
          <table:table-cell table:number-columns-repeated="1019"/>
        </table:table-row>
        <table:table-row table:style-name="ro1">
          <table:table-cell office:value-type="float" office:value="479.748413">
            <text:p>479,748413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431774">
            <text:p>0,431774</text:p>
          </table:table-cell>
          <table:table-cell office:value-type="float" office:value="-7.170882">
            <text:p>-7,170882</text:p>
          </table:table-cell>
          <table:table-cell table:number-columns-repeated="1019"/>
        </table:table-row>
        <table:table-row table:style-name="ro1">
          <table:table-cell office:value-type="float" office:value="479.748413">
            <text:p>479,748413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431774">
            <text:p>0,431774</text:p>
          </table:table-cell>
          <table:table-cell office:value-type="float" office:value="-7.170882">
            <text:p>-7,170882</text:p>
          </table:table-cell>
          <table:table-cell table:number-columns-repeated="1019"/>
        </table:table-row>
        <table:table-row table:style-name="ro1">
          <table:table-cell office:value-type="float" office:value="479.748413">
            <text:p>479,748413</text:p>
          </table:table-cell>
          <table:table-cell office:value-type="float" office:value="-0.003264">
            <text:p>-0,003264</text:p>
          </table:table-cell>
          <table:table-cell office:value-type="float" office:value="-0.003226">
            <text:p>-0,003226</text:p>
          </table:table-cell>
          <table:table-cell office:value-type="float" office:value="0.431774">
            <text:p>0,431774</text:p>
          </table:table-cell>
          <table:table-cell office:value-type="float" office:value="-7.190294">
            <text:p>-7,190294</text:p>
          </table:table-cell>
          <table:table-cell table:number-columns-repeated="1019"/>
        </table:table-row>
        <table:table-row table:style-name="ro1">
          <table:table-cell office:value-type="float" office:value="479.748413">
            <text:p>479,748413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431774">
            <text:p>0,431774</text:p>
          </table:table-cell>
          <table:table-cell office:value-type="float" office:value="-7.190294">
            <text:p>-7,190294</text:p>
          </table:table-cell>
          <table:table-cell table:number-columns-repeated="1019"/>
        </table:table-row>
        <table:table-row table:style-name="ro1">
          <table:table-cell office:value-type="float" office:value="479.748413">
            <text:p>479,748413</text:p>
          </table:table-cell>
          <table:table-cell office:value-type="float" office:value="-0.003263">
            <text:p>-0,003263</text:p>
          </table:table-cell>
          <table:table-cell office:value-type="float" office:value="-0.003231">
            <text:p>-0,003231</text:p>
          </table:table-cell>
          <table:table-cell office:value-type="float" office:value="0.431774">
            <text:p>0,431774</text:p>
          </table:table-cell>
          <table:table-cell office:value-type="float" office:value="-7.209117">
            <text:p>-7,209117</text:p>
          </table:table-cell>
          <table:table-cell table:number-columns-repeated="1019"/>
        </table:table-row>
        <table:table-row table:style-name="ro1">
          <table:table-cell office:value-type="float" office:value="479.748413">
            <text:p>479,748413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431774">
            <text:p>0,431774</text:p>
          </table:table-cell>
          <table:table-cell office:value-type="float" office:value="-7.209117">
            <text:p>-7,209117</text:p>
          </table:table-cell>
          <table:table-cell table:number-columns-repeated="1019"/>
        </table:table-row>
        <table:table-row table:style-name="ro1">
          <table:table-cell office:value-type="float" office:value="479.748413">
            <text:p>479,748413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431774">
            <text:p>0,431774</text:p>
          </table:table-cell>
          <table:table-cell office:value-type="float" office:value="-7.228235">
            <text:p>-7,228235</text:p>
          </table:table-cell>
          <table:table-cell table:number-columns-repeated="1019"/>
        </table:table-row>
        <table:table-row table:style-name="ro1">
          <table:table-cell office:value-type="float" office:value="479.748413">
            <text:p>479,748413</text:p>
          </table:table-cell>
          <table:table-cell office:value-type="float" office:value="-0.003266">
            <text:p>-0,003266</text:p>
          </table:table-cell>
          <table:table-cell office:value-type="float" office:value="-0.00323">
            <text:p>-0,00323</text:p>
          </table:table-cell>
          <table:table-cell office:value-type="float" office:value="0.431774">
            <text:p>0,431774</text:p>
          </table:table-cell>
          <table:table-cell office:value-type="float" office:value="-7.228235">
            <text:p>-7,228235</text:p>
          </table:table-cell>
          <table:table-cell table:number-columns-repeated="1019"/>
        </table:table-row>
        <table:table-row table:style-name="ro1">
          <table:table-cell office:value-type="float" office:value="480.43869">
            <text:p>480,43869</text:p>
          </table:table-cell>
          <table:table-cell office:value-type="float" office:value="-0.003266">
            <text:p>-0,003266</text:p>
          </table:table-cell>
          <table:table-cell office:value-type="float" office:value="-0.00323">
            <text:p>-0,00323</text:p>
          </table:table-cell>
          <table:table-cell office:value-type="float" office:value="0.432395">
            <text:p>0,432395</text:p>
          </table:table-cell>
          <table:table-cell office:value-type="float" office:value="-7.247353">
            <text:p>-7,247353</text:p>
          </table:table-cell>
          <table:table-cell table:number-columns-repeated="1019"/>
        </table:table-row>
        <table:table-row table:style-name="ro1">
          <table:table-cell office:value-type="float" office:value="480.43869">
            <text:p>480,43869</text:p>
          </table:table-cell>
          <table:table-cell office:value-type="float" office:value="-0.003265">
            <text:p>-0,003265</text:p>
          </table:table-cell>
          <table:table-cell office:value-type="float" office:value="-0.00323">
            <text:p>-0,00323</text:p>
          </table:table-cell>
          <table:table-cell office:value-type="float" office:value="0.432395">
            <text:p>0,432395</text:p>
          </table:table-cell>
          <table:table-cell office:value-type="float" office:value="-7.247353">
            <text:p>-7,247353</text:p>
          </table:table-cell>
          <table:table-cell table:number-columns-repeated="1019"/>
        </table:table-row>
        <table:table-row table:style-name="ro1">
          <table:table-cell office:value-type="float" office:value="480.43869">
            <text:p>480,43869</text:p>
          </table:table-cell>
          <table:table-cell office:value-type="float" office:value="-0.003265">
            <text:p>-0,003265</text:p>
          </table:table-cell>
          <table:table-cell office:value-type="float" office:value="-0.00323">
            <text:p>-0,00323</text:p>
          </table:table-cell>
          <table:table-cell office:value-type="float" office:value="0.432395">
            <text:p>0,432395</text:p>
          </table:table-cell>
          <table:table-cell office:value-type="float" office:value="-7.267353">
            <text:p>-7,267353</text:p>
          </table:table-cell>
          <table:table-cell table:number-columns-repeated="1019"/>
        </table:table-row>
        <table:table-row table:style-name="ro1">
          <table:table-cell office:value-type="float" office:value="480.43869">
            <text:p>480,43869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432395">
            <text:p>0,432395</text:p>
          </table:table-cell>
          <table:table-cell office:value-type="float" office:value="-7.267353">
            <text:p>-7,267353</text:p>
          </table:table-cell>
          <table:table-cell table:number-columns-repeated="1019"/>
        </table:table-row>
        <table:table-row table:style-name="ro1">
          <table:table-cell office:value-type="float" office:value="479.748413">
            <text:p>479,748413</text:p>
          </table:table-cell>
          <table:table-cell office:value-type="float" office:value="-0.00326">
            <text:p>-0,00326</text:p>
          </table:table-cell>
          <table:table-cell office:value-type="float" office:value="-0.003231">
            <text:p>-0,003231</text:p>
          </table:table-cell>
          <table:table-cell office:value-type="float" office:value="0.431774">
            <text:p>0,431774</text:p>
          </table:table-cell>
          <table:table-cell office:value-type="float" office:value="-7.286765">
            <text:p>-7,286765</text:p>
          </table:table-cell>
          <table:table-cell table:number-columns-repeated="1019"/>
        </table:table-row>
        <table:table-row table:style-name="ro1">
          <table:table-cell office:value-type="float" office:value="479.748413">
            <text:p>479,748413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431774">
            <text:p>0,431774</text:p>
          </table:table-cell>
          <table:table-cell office:value-type="float" office:value="-7.286765">
            <text:p>-7,286765</text:p>
          </table:table-cell>
          <table:table-cell table:number-columns-repeated="1019"/>
        </table:table-row>
        <table:table-row table:style-name="ro1">
          <table:table-cell office:value-type="float" office:value="364.470734">
            <text:p>364,470734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328024">
            <text:p>0,328024</text:p>
          </table:table-cell>
          <table:table-cell office:value-type="float" office:value="-7.307059">
            <text:p>-7,307059</text:p>
          </table:table-cell>
          <table:table-cell table:number-columns-repeated="1019"/>
        </table:table-row>
        <table:table-row table:style-name="ro1">
          <table:table-cell office:value-type="float" office:value="364.470734">
            <text:p>364,470734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328024">
            <text:p>0,328024</text:p>
          </table:table-cell>
          <table:table-cell office:value-type="float" office:value="-7.307059">
            <text:p>-7,307059</text:p>
          </table:table-cell>
          <table:table-cell table:number-columns-repeated="1019"/>
        </table:table-row>
        <table:table-row table:style-name="ro1">
          <table:table-cell office:value-type="float" office:value="97.330254">
            <text:p>97,330254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.087597">
            <text:p>0,087597</text:p>
          </table:table-cell>
          <table:table-cell office:value-type="float" office:value="-7.327353">
            <text:p>-7,327353</text:p>
          </table:table-cell>
          <table:table-cell table:number-columns-repeated="1019"/>
        </table:table-row>
        <table:table-row table:style-name="ro1">
          <table:table-cell office:value-type="float" office:value="97.330254">
            <text:p>97,330254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087597">
            <text:p>0,087597</text:p>
          </table:table-cell>
          <table:table-cell office:value-type="float" office:value="-7.327353">
            <text:p>-7,327353</text:p>
          </table:table-cell>
          <table:table-cell table:number-columns-repeated="1019"/>
        </table:table-row>
        <table:table-row table:style-name="ro1">
          <table:table-cell office:value-type="float" office:value="66.267403">
            <text:p>66,267403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059641">
            <text:p>0,059641</text:p>
          </table:table-cell>
          <table:table-cell office:value-type="float" office:value="-7.34647">
            <text:p>-7,34647</text:p>
          </table:table-cell>
          <table:table-cell table:number-columns-repeated="1019"/>
        </table:table-row>
        <table:table-row table:style-name="ro1">
          <table:table-cell office:value-type="float" office:value="66.267403">
            <text:p>66,267403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059641">
            <text:p>0,059641</text:p>
          </table:table-cell>
          <table:table-cell office:value-type="float" office:value="-7.34647">
            <text:p>-7,34647</text:p>
          </table:table-cell>
          <table:table-cell table:number-columns-repeated="1019"/>
        </table:table-row>
        <table:table-row table:style-name="ro1">
          <table:table-cell office:value-type="float" office:value="57.983978">
            <text:p>57,983978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052186">
            <text:p>0,052186</text:p>
          </table:table-cell>
          <table:table-cell office:value-type="float" office:value="-7.366177">
            <text:p>-7,366177</text:p>
          </table:table-cell>
          <table:table-cell table:number-columns-repeated="1019"/>
        </table:table-row>
        <table:table-row table:style-name="ro1">
          <table:table-cell office:value-type="float" office:value="57.983978">
            <text:p>57,983978</text:p>
          </table:table-cell>
          <table:table-cell office:value-type="float" office:value="-0.003263">
            <text:p>-0,003263</text:p>
          </table:table-cell>
          <table:table-cell office:value-type="float" office:value="-0.003226">
            <text:p>-0,003226</text:p>
          </table:table-cell>
          <table:table-cell office:value-type="float" office:value="0.052186">
            <text:p>0,052186</text:p>
          </table:table-cell>
          <table:table-cell office:value-type="float" office:value="-7.366177">
            <text:p>-7,366177</text:p>
          </table:table-cell>
          <table:table-cell table:number-columns-repeated="1019"/>
        </table:table-row>
        <table:table-row table:style-name="ro1">
          <table:table-cell office:value-type="float" office:value="57.983978">
            <text:p>57,983978</text:p>
          </table:table-cell>
          <table:table-cell office:value-type="float" office:value="-0.003265">
            <text:p>-0,003265</text:p>
          </table:table-cell>
          <table:table-cell office:value-type="float" office:value="-0.00323">
            <text:p>-0,00323</text:p>
          </table:table-cell>
          <table:table-cell office:value-type="float" office:value="0.052186">
            <text:p>0,052186</text:p>
          </table:table-cell>
          <table:table-cell office:value-type="float" office:value="-7.384706">
            <text:p>-7,384706</text:p>
          </table:table-cell>
          <table:table-cell table:number-columns-repeated="1019"/>
        </table:table-row>
        <table:table-row table:style-name="ro1">
          <table:table-cell office:value-type="float" office:value="57.983978">
            <text:p>57,983978</text:p>
          </table:table-cell>
          <table:table-cell office:value-type="float" office:value="-0.003265">
            <text:p>-0,003265</text:p>
          </table:table-cell>
          <table:table-cell office:value-type="float" office:value="-0.003228">
            <text:p>-0,003228</text:p>
          </table:table-cell>
          <table:table-cell office:value-type="float" office:value="0.052186">
            <text:p>0,052186</text:p>
          </table:table-cell>
          <table:table-cell office:value-type="float" office:value="-7.403823">
            <text:p>-7,403823</text:p>
          </table:table-cell>
          <table:table-cell table:number-columns-repeated="1019"/>
        </table:table-row>
        <table:table-row table:style-name="ro1">
          <table:table-cell office:value-type="float" office:value="60.054836">
            <text:p>60,054836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.054049">
            <text:p>0,054049</text:p>
          </table:table-cell>
          <table:table-cell office:value-type="float" office:value="-7.403823">
            <text:p>-7,403823</text:p>
          </table:table-cell>
          <table:table-cell table:number-columns-repeated="1019"/>
        </table:table-row>
        <table:table-row table:style-name="ro1">
          <table:table-cell office:value-type="float" office:value="60.054836">
            <text:p>60,054836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054049">
            <text:p>0,054049</text:p>
          </table:table-cell>
          <table:table-cell office:value-type="float" office:value="-7.423235">
            <text:p>-7,423235</text:p>
          </table:table-cell>
          <table:table-cell table:number-columns-repeated="1019"/>
        </table:table-row>
        <table:table-row table:style-name="ro1">
          <table:table-cell office:value-type="float" office:value="59.364552">
            <text:p>59,364552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053428">
            <text:p>0,053428</text:p>
          </table:table-cell>
          <table:table-cell office:value-type="float" office:value="-7.423235">
            <text:p>-7,423235</text:p>
          </table:table-cell>
          <table:table-cell table:number-columns-repeated="1019"/>
        </table:table-row>
        <table:table-row table:style-name="ro1">
          <table:table-cell office:value-type="float" office:value="59.364552">
            <text:p>59,364552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053428">
            <text:p>0,053428</text:p>
          </table:table-cell>
          <table:table-cell office:value-type="float" office:value="-7.442647">
            <text:p>-7,442647</text:p>
          </table:table-cell>
          <table:table-cell table:number-columns-repeated="1019"/>
        </table:table-row>
        <table:table-row table:style-name="ro1">
          <table:table-cell office:value-type="float" office:value="57.293694">
            <text:p>57,293694</text:p>
          </table:table-cell>
          <table:table-cell office:value-type="float" office:value="-0.003261">
            <text:p>-0,003261</text:p>
          </table:table-cell>
          <table:table-cell office:value-type="float" office:value="-0.003226">
            <text:p>-0,003226</text:p>
          </table:table-cell>
          <table:table-cell office:value-type="float" office:value="0.051564">
            <text:p>0,051564</text:p>
          </table:table-cell>
          <table:table-cell office:value-type="float" office:value="-7.442647">
            <text:p>-7,442647</text:p>
          </table:table-cell>
          <table:table-cell table:number-columns-repeated="1019"/>
        </table:table-row>
        <table:table-row table:style-name="ro1">
          <table:table-cell office:value-type="float" office:value="57.983978">
            <text:p>57,983978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052186">
            <text:p>0,052186</text:p>
          </table:table-cell>
          <table:table-cell office:value-type="float" office:value="-7.461765">
            <text:p>-7,461765</text:p>
          </table:table-cell>
          <table:table-cell table:number-columns-repeated="1019"/>
        </table:table-row>
        <table:table-row table:style-name="ro1">
          <table:table-cell office:value-type="float" office:value="57.983978">
            <text:p>57,983978</text:p>
          </table:table-cell>
          <table:table-cell office:value-type="float" office:value="-0.003261">
            <text:p>-0,003261</text:p>
          </table:table-cell>
          <table:table-cell office:value-type="float" office:value="-0.003226">
            <text:p>-0,003226</text:p>
          </table:table-cell>
          <table:table-cell office:value-type="float" office:value="0.052186">
            <text:p>0,052186</text:p>
          </table:table-cell>
          <table:table-cell office:value-type="float" office:value="-7.461765">
            <text:p>-7,461765</text:p>
          </table:table-cell>
          <table:table-cell table:number-columns-repeated="1019"/>
        </table:table-row>
        <table:table-row table:style-name="ro1">
          <table:table-cell office:value-type="float" office:value="57.293694">
            <text:p>57,293694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051564">
            <text:p>0,051564</text:p>
          </table:table-cell>
          <table:table-cell office:value-type="float" office:value="-7.480588">
            <text:p>-7,480588</text:p>
          </table:table-cell>
          <table:table-cell table:number-columns-repeated="1019"/>
        </table:table-row>
        <table:table-row table:style-name="ro1">
          <table:table-cell office:value-type="float" office:value="57.293694">
            <text:p>57,293694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051564">
            <text:p>0,051564</text:p>
          </table:table-cell>
          <table:table-cell office:value-type="float" office:value="-7.480588">
            <text:p>-7,480588</text:p>
          </table:table-cell>
          <table:table-cell table:number-columns-repeated="1019"/>
        </table:table-row>
        <table:table-row table:style-name="ro1">
          <table:table-cell office:value-type="float" office:value="57.293694">
            <text:p>57,293694</text:p>
          </table:table-cell>
          <table:table-cell office:value-type="float" office:value="-0.003264">
            <text:p>-0,003264</text:p>
          </table:table-cell>
          <table:table-cell office:value-type="float" office:value="-0.003232">
            <text:p>-0,003232</text:p>
          </table:table-cell>
          <table:table-cell office:value-type="float" office:value="0.051564">
            <text:p>0,051564</text:p>
          </table:table-cell>
          <table:table-cell office:value-type="float" office:value="-7.5">
            <text:p>-7,5</text:p>
          </table:table-cell>
          <table:table-cell table:number-columns-repeated="1019"/>
        </table:table-row>
        <table:table-row table:style-name="ro1">
          <table:table-cell office:value-type="float" office:value="57.293694">
            <text:p>57,293694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051564">
            <text:p>0,051564</text:p>
          </table:table-cell>
          <table:table-cell office:value-type="float" office:value="-7.5">
            <text:p>-7,5</text:p>
          </table:table-cell>
          <table:table-cell table:number-columns-repeated="1019"/>
        </table:table-row>
        <table:table-row table:style-name="ro1">
          <table:table-cell office:value-type="float" office:value="58.674267">
            <text:p>58,674267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052807">
            <text:p>0,052807</text:p>
          </table:table-cell>
          <table:table-cell office:value-type="float" office:value="-7.518824">
            <text:p>-7,518824</text:p>
          </table:table-cell>
          <table:table-cell table:number-columns-repeated="1019"/>
        </table:table-row>
        <table:table-row table:style-name="ro1">
          <table:table-cell office:value-type="float" office:value="58.674267">
            <text:p>58,674267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052807">
            <text:p>0,052807</text:p>
          </table:table-cell>
          <table:table-cell office:value-type="float" office:value="-7.518824">
            <text:p>-7,518824</text:p>
          </table:table-cell>
          <table:table-cell table:number-columns-repeated="1019"/>
        </table:table-row>
        <table:table-row table:style-name="ro1">
          <table:table-cell office:value-type="float" office:value="59.364552">
            <text:p>59,364552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053428">
            <text:p>0,053428</text:p>
          </table:table-cell>
          <table:table-cell office:value-type="float" office:value="-7.537941">
            <text:p>-7,537941</text:p>
          </table:table-cell>
          <table:table-cell table:number-columns-repeated="1019"/>
        </table:table-row>
        <table:table-row table:style-name="ro1">
          <table:table-cell office:value-type="float" office:value="59.364552">
            <text:p>59,364552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053428">
            <text:p>0,053428</text:p>
          </table:table-cell>
          <table:table-cell office:value-type="float" office:value="-7.537941">
            <text:p>-7,537941</text:p>
          </table:table-cell>
          <table:table-cell table:number-columns-repeated="1019"/>
        </table:table-row>
        <table:table-row table:style-name="ro1">
          <table:table-cell office:value-type="float" office:value="58.674267">
            <text:p>58,674267</text:p>
          </table:table-cell>
          <table:table-cell office:value-type="float" office:value="-0.003264">
            <text:p>-0,003264</text:p>
          </table:table-cell>
          <table:table-cell office:value-type="float" office:value="-0.003232">
            <text:p>-0,003232</text:p>
          </table:table-cell>
          <table:table-cell office:value-type="float" office:value="0.052807">
            <text:p>0,052807</text:p>
          </table:table-cell>
          <table:table-cell office:value-type="float" office:value="-7.557353">
            <text:p>-7,557353</text:p>
          </table:table-cell>
          <table:table-cell table:number-columns-repeated="1019"/>
        </table:table-row>
        <table:table-row table:style-name="ro1">
          <table:table-cell office:value-type="float" office:value="58.674267">
            <text:p>58,674267</text:p>
          </table:table-cell>
          <table:table-cell office:value-type="float" office:value="-0.003264">
            <text:p>-0,003264</text:p>
          </table:table-cell>
          <table:table-cell office:value-type="float" office:value="-0.003229">
            <text:p>-0,003229</text:p>
          </table:table-cell>
          <table:table-cell office:value-type="float" office:value="0.052807">
            <text:p>0,052807</text:p>
          </table:table-cell>
          <table:table-cell office:value-type="float" office:value="-7.557353">
            <text:p>-7,557353</text:p>
          </table:table-cell>
          <table:table-cell table:number-columns-repeated="1019"/>
        </table:table-row>
        <table:table-row table:style-name="ro1">
          <table:table-cell office:value-type="float" office:value="59.364552">
            <text:p>59,364552</text:p>
          </table:table-cell>
          <table:table-cell office:value-type="float" office:value="-0.003263">
            <text:p>-0,003263</text:p>
          </table:table-cell>
          <table:table-cell office:value-type="float" office:value="-0.003225">
            <text:p>-0,003225</text:p>
          </table:table-cell>
          <table:table-cell office:value-type="float" office:value="0.053428">
            <text:p>0,053428</text:p>
          </table:table-cell>
          <table:table-cell office:value-type="float" office:value="-7.576765">
            <text:p>-7,576765</text:p>
          </table:table-cell>
          <table:table-cell table:number-columns-repeated="1019"/>
        </table:table-row>
        <table:table-row table:style-name="ro1">
          <table:table-cell office:value-type="float" office:value="59.364552">
            <text:p>59,364552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053428">
            <text:p>0,053428</text:p>
          </table:table-cell>
          <table:table-cell office:value-type="float" office:value="-7.576765">
            <text:p>-7,576765</text:p>
          </table:table-cell>
          <table:table-cell table:number-columns-repeated="1019"/>
        </table:table-row>
        <table:table-row table:style-name="ro1">
          <table:table-cell office:value-type="float" office:value="59.364552">
            <text:p>59,364552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053428">
            <text:p>0,053428</text:p>
          </table:table-cell>
          <table:table-cell office:value-type="float" office:value="-7.596765">
            <text:p>-7,596765</text:p>
          </table:table-cell>
          <table:table-cell table:number-columns-repeated="1019"/>
        </table:table-row>
        <table:table-row table:style-name="ro1">
          <table:table-cell office:value-type="float" office:value="59.364552">
            <text:p>59,364552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053428">
            <text:p>0,053428</text:p>
          </table:table-cell>
          <table:table-cell office:value-type="float" office:value="-7.596765">
            <text:p>-7,596765</text:p>
          </table:table-cell>
          <table:table-cell table:number-columns-repeated="1019"/>
        </table:table-row>
        <table:table-row table:style-name="ro1">
          <table:table-cell office:value-type="float" office:value="60.054836">
            <text:p>60,054836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054049">
            <text:p>0,054049</text:p>
          </table:table-cell>
          <table:table-cell office:value-type="float" office:value="-7.616765">
            <text:p>-7,616765</text:p>
          </table:table-cell>
          <table:table-cell table:number-columns-repeated="1019"/>
        </table:table-row>
        <table:table-row table:style-name="ro1">
          <table:table-cell office:value-type="float" office:value="60.054836">
            <text:p>60,054836</text:p>
          </table:table-cell>
          <table:table-cell office:value-type="float" office:value="-0.003261">
            <text:p>-0,003261</text:p>
          </table:table-cell>
          <table:table-cell office:value-type="float" office:value="-0.003225">
            <text:p>-0,003225</text:p>
          </table:table-cell>
          <table:table-cell office:value-type="float" office:value="0.054049">
            <text:p>0,054049</text:p>
          </table:table-cell>
          <table:table-cell office:value-type="float" office:value="-7.616765">
            <text:p>-7,616765</text:p>
          </table:table-cell>
          <table:table-cell table:number-columns-repeated="1019"/>
        </table:table-row>
        <table:table-row table:style-name="ro1">
          <table:table-cell office:value-type="float" office:value="60.054836">
            <text:p>60,054836</text:p>
          </table:table-cell>
          <table:table-cell office:value-type="float" office:value="-0.003261">
            <text:p>-0,003261</text:p>
          </table:table-cell>
          <table:table-cell office:value-type="float" office:value="-0.003225">
            <text:p>-0,003225</text:p>
          </table:table-cell>
          <table:table-cell office:value-type="float" office:value="0.054049">
            <text:p>0,054049</text:p>
          </table:table-cell>
          <table:table-cell office:value-type="float" office:value="-7.636177">
            <text:p>-7,636177</text:p>
          </table:table-cell>
          <table:table-cell table:number-columns-repeated="1019"/>
        </table:table-row>
        <table:table-row table:style-name="ro1">
          <table:table-cell office:value-type="float" office:value="60.054836">
            <text:p>60,054836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054049">
            <text:p>0,054049</text:p>
          </table:table-cell>
          <table:table-cell office:value-type="float" office:value="-7.636177">
            <text:p>-7,636177</text:p>
          </table:table-cell>
          <table:table-cell table:number-columns-repeated="1019"/>
        </table:table-row>
        <table:table-row table:style-name="ro1">
          <table:table-cell office:value-type="float" office:value="60.054836">
            <text:p>60,054836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054049">
            <text:p>0,054049</text:p>
          </table:table-cell>
          <table:table-cell office:value-type="float" office:value="-7.656765">
            <text:p>-7,656765</text:p>
          </table:table-cell>
          <table:table-cell table:number-columns-repeated="1019"/>
        </table:table-row>
        <table:table-row table:style-name="ro1">
          <table:table-cell office:value-type="float" office:value="60.054836">
            <text:p>60,054836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054049">
            <text:p>0,054049</text:p>
          </table:table-cell>
          <table:table-cell office:value-type="float" office:value="-7.656765">
            <text:p>-7,656765</text:p>
          </table:table-cell>
          <table:table-cell table:number-columns-repeated="1019"/>
        </table:table-row>
        <table:table-row table:style-name="ro1">
          <table:table-cell office:value-type="float" office:value="61.435406">
            <text:p>61,435406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055292">
            <text:p>0,055292</text:p>
          </table:table-cell>
          <table:table-cell office:value-type="float" office:value="-7.676471">
            <text:p>-7,676471</text:p>
          </table:table-cell>
          <table:table-cell table:number-columns-repeated="1019"/>
        </table:table-row>
        <table:table-row table:style-name="ro1">
          <table:table-cell office:value-type="float" office:value="61.435406">
            <text:p>61,435406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055292">
            <text:p>0,055292</text:p>
          </table:table-cell>
          <table:table-cell office:value-type="float" office:value="-7.676471">
            <text:p>-7,676471</text:p>
          </table:table-cell>
          <table:table-cell table:number-columns-repeated="1019"/>
        </table:table-row>
        <table:table-row table:style-name="ro1">
          <table:table-cell office:value-type="float" office:value="61.435406">
            <text:p>61,435406</text:p>
          </table:table-cell>
          <table:table-cell office:value-type="float" office:value="-0.003263">
            <text:p>-0,003263</text:p>
          </table:table-cell>
          <table:table-cell office:value-type="float" office:value="-0.003226">
            <text:p>-0,003226</text:p>
          </table:table-cell>
          <table:table-cell office:value-type="float" office:value="0.055292">
            <text:p>0,055292</text:p>
          </table:table-cell>
          <table:table-cell office:value-type="float" office:value="-7.695">
            <text:p>-7,695</text:p>
          </table:table-cell>
          <table:table-cell table:number-columns-repeated="1019"/>
        </table:table-row>
        <table:table-row table:style-name="ro1">
          <table:table-cell office:value-type="float" office:value="61.435406">
            <text:p>61,435406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.055292">
            <text:p>0,055292</text:p>
          </table:table-cell>
          <table:table-cell office:value-type="float" office:value="-7.695">
            <text:p>-7,695</text:p>
          </table:table-cell>
          <table:table-cell table:number-columns-repeated="1019"/>
        </table:table-row>
        <table:table-row table:style-name="ro1">
          <table:table-cell office:value-type="float" office:value="61.435406">
            <text:p>61,435406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055292">
            <text:p>0,055292</text:p>
          </table:table-cell>
          <table:table-cell office:value-type="float" office:value="-7.713823">
            <text:p>-7,713823</text:p>
          </table:table-cell>
          <table:table-cell table:number-columns-repeated="1019"/>
        </table:table-row>
        <table:table-row table:style-name="ro1">
          <table:table-cell office:value-type="float" office:value="61.435406">
            <text:p>61,435406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.055292">
            <text:p>0,055292</text:p>
          </table:table-cell>
          <table:table-cell office:value-type="float" office:value="-7.73353">
            <text:p>-7,73353</text:p>
          </table:table-cell>
          <table:table-cell table:number-columns-repeated="1019"/>
        </table:table-row>
        <table:table-row table:style-name="ro1">
          <table:table-cell office:value-type="float" office:value="60.745121">
            <text:p>60,745121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054671">
            <text:p>0,054671</text:p>
          </table:table-cell>
          <table:table-cell office:value-type="float" office:value="-7.73353">
            <text:p>-7,73353</text:p>
          </table:table-cell>
          <table:table-cell table:number-columns-repeated="1019"/>
        </table:table-row>
        <table:table-row table:style-name="ro1">
          <table:table-cell office:value-type="float" office:value="60.745121">
            <text:p>60,745121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054671">
            <text:p>0,054671</text:p>
          </table:table-cell>
          <table:table-cell office:value-type="float" office:value="-7.752647">
            <text:p>-7,752647</text:p>
          </table:table-cell>
          <table:table-cell table:number-columns-repeated="1019"/>
        </table:table-row>
        <table:table-row table:style-name="ro1">
          <table:table-cell office:value-type="float" office:value="60.054836">
            <text:p>60,054836</text:p>
          </table:table-cell>
          <table:table-cell office:value-type="float" office:value="-0.003259">
            <text:p>-0,003259</text:p>
          </table:table-cell>
          <table:table-cell office:value-type="float" office:value="-0.00323">
            <text:p>-0,00323</text:p>
          </table:table-cell>
          <table:table-cell office:value-type="float" office:value="0.054049">
            <text:p>0,054049</text:p>
          </table:table-cell>
          <table:table-cell office:value-type="float" office:value="-7.752647">
            <text:p>-7,752647</text:p>
          </table:table-cell>
          <table:table-cell table:number-columns-repeated="1019"/>
        </table:table-row>
        <table:table-row table:style-name="ro1">
          <table:table-cell office:value-type="float" office:value="61.435406">
            <text:p>61,435406</text:p>
          </table:table-cell>
          <table:table-cell office:value-type="float" office:value="-0.003264">
            <text:p>-0,003264</text:p>
          </table:table-cell>
          <table:table-cell office:value-type="float" office:value="-0.003229">
            <text:p>-0,003229</text:p>
          </table:table-cell>
          <table:table-cell office:value-type="float" office:value="0.055292">
            <text:p>0,055292</text:p>
          </table:table-cell>
          <table:table-cell office:value-type="float" office:value="-7.771471">
            <text:p>-7,771471</text:p>
          </table:table-cell>
          <table:table-cell table:number-columns-repeated="1019"/>
        </table:table-row>
        <table:table-row table:style-name="ro1">
          <table:table-cell office:value-type="float" office:value="61.435406">
            <text:p>61,435406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055292">
            <text:p>0,055292</text:p>
          </table:table-cell>
          <table:table-cell office:value-type="float" office:value="-7.771471">
            <text:p>-7,771471</text:p>
          </table:table-cell>
          <table:table-cell table:number-columns-repeated="1019"/>
        </table:table-row>
        <table:table-row table:style-name="ro1">
          <table:table-cell office:value-type="float" office:value="61.435406">
            <text:p>61,435406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055292">
            <text:p>0,055292</text:p>
          </table:table-cell>
          <table:table-cell office:value-type="float" office:value="-7.790883">
            <text:p>-7,790883</text:p>
          </table:table-cell>
          <table:table-cell table:number-columns-repeated="1019"/>
        </table:table-row>
        <table:table-row table:style-name="ro1">
          <table:table-cell office:value-type="float" office:value="61.435406">
            <text:p>61,435406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055292">
            <text:p>0,055292</text:p>
          </table:table-cell>
          <table:table-cell office:value-type="float" office:value="-7.790883">
            <text:p>-7,790883</text:p>
          </table:table-cell>
          <table:table-cell table:number-columns-repeated="1019"/>
        </table:table-row>
        <table:table-row table:style-name="ro1">
          <table:table-cell office:value-type="float" office:value="61.435406">
            <text:p>61,435406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055292">
            <text:p>0,055292</text:p>
          </table:table-cell>
          <table:table-cell office:value-type="float" office:value="-7.81">
            <text:p>-7,81</text:p>
          </table:table-cell>
          <table:table-cell table:number-columns-repeated="1019"/>
        </table:table-row>
        <table:table-row table:style-name="ro1">
          <table:table-cell office:value-type="float" office:value="61.435406">
            <text:p>61,435406</text:p>
          </table:table-cell>
          <table:table-cell office:value-type="float" office:value="-0.003263">
            <text:p>-0,003263</text:p>
          </table:table-cell>
          <table:table-cell office:value-type="float" office:value="-0.003226">
            <text:p>-0,003226</text:p>
          </table:table-cell>
          <table:table-cell office:value-type="float" office:value="0.055292">
            <text:p>0,055292</text:p>
          </table:table-cell>
          <table:table-cell office:value-type="float" office:value="-7.81">
            <text:p>-7,81</text:p>
          </table:table-cell>
          <table:table-cell table:number-columns-repeated="1019"/>
        </table:table-row>
        <table:table-row table:style-name="ro1">
          <table:table-cell office:value-type="float" office:value="61.435406">
            <text:p>61,435406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055292">
            <text:p>0,055292</text:p>
          </table:table-cell>
          <table:table-cell office:value-type="float" office:value="-7.829118">
            <text:p>-7,829118</text:p>
          </table:table-cell>
          <table:table-cell table:number-columns-repeated="1019"/>
        </table:table-row>
        <table:table-row table:style-name="ro1">
          <table:table-cell office:value-type="float" office:value="61.435406">
            <text:p>61,435406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055292">
            <text:p>0,055292</text:p>
          </table:table-cell>
          <table:table-cell office:value-type="float" office:value="-7.829118">
            <text:p>-7,829118</text:p>
          </table:table-cell>
          <table:table-cell table:number-columns-repeated="1019"/>
        </table:table-row>
        <table:table-row table:style-name="ro1">
          <table:table-cell office:value-type="float" office:value="60.745121">
            <text:p>60,745121</text:p>
          </table:table-cell>
          <table:table-cell office:value-type="float" office:value="-0.003265">
            <text:p>-0,003265</text:p>
          </table:table-cell>
          <table:table-cell office:value-type="float" office:value="-0.003229">
            <text:p>-0,003229</text:p>
          </table:table-cell>
          <table:table-cell office:value-type="float" office:value="0.054671">
            <text:p>0,054671</text:p>
          </table:table-cell>
          <table:table-cell office:value-type="float" office:value="-7.848235">
            <text:p>-7,848235</text:p>
          </table:table-cell>
          <table:table-cell table:number-columns-repeated="1019"/>
        </table:table-row>
        <table:table-row table:style-name="ro1">
          <table:table-cell office:value-type="float" office:value="60.745121">
            <text:p>60,745121</text:p>
          </table:table-cell>
          <table:table-cell office:value-type="float" office:value="-0.003265">
            <text:p>-0,003265</text:p>
          </table:table-cell>
          <table:table-cell office:value-type="float" office:value="-0.003228">
            <text:p>-0,003228</text:p>
          </table:table-cell>
          <table:table-cell office:value-type="float" office:value="0.054671">
            <text:p>0,054671</text:p>
          </table:table-cell>
          <table:table-cell office:value-type="float" office:value="-7.848235">
            <text:p>-7,848235</text:p>
          </table:table-cell>
          <table:table-cell table:number-columns-repeated="1019"/>
        </table:table-row>
        <table:table-row table:style-name="ro1">
          <table:table-cell office:value-type="float" office:value="63.506264">
            <text:p>63,506264</text:p>
          </table:table-cell>
          <table:table-cell office:value-type="float" office:value="-0.003265">
            <text:p>-0,003265</text:p>
          </table:table-cell>
          <table:table-cell office:value-type="float" office:value="-0.003228">
            <text:p>-0,003228</text:p>
          </table:table-cell>
          <table:table-cell office:value-type="float" office:value="0.057156">
            <text:p>0,057156</text:p>
          </table:table-cell>
          <table:table-cell office:value-type="float" office:value="-7.867353">
            <text:p>-7,867353</text:p>
          </table:table-cell>
          <table:table-cell table:number-columns-repeated="1019"/>
        </table:table-row>
        <table:table-row table:style-name="ro1">
          <table:table-cell office:value-type="float" office:value="63.506264">
            <text:p>63,506264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057156">
            <text:p>0,057156</text:p>
          </table:table-cell>
          <table:table-cell office:value-type="float" office:value="-7.867353">
            <text:p>-7,867353</text:p>
          </table:table-cell>
          <table:table-cell table:number-columns-repeated="1019"/>
        </table:table-row>
        <table:table-row table:style-name="ro1">
          <table:table-cell office:value-type="float" office:value="62.125694">
            <text:p>62,125694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055913">
            <text:p>0,055913</text:p>
          </table:table-cell>
          <table:table-cell office:value-type="float" office:value="-7.886765">
            <text:p>-7,886765</text:p>
          </table:table-cell>
          <table:table-cell table:number-columns-repeated="1019"/>
        </table:table-row>
        <table:table-row table:style-name="ro1">
          <table:table-cell office:value-type="float" office:value="62.125694">
            <text:p>62,125694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055913">
            <text:p>0,055913</text:p>
          </table:table-cell>
          <table:table-cell office:value-type="float" office:value="-7.886765">
            <text:p>-7,886765</text:p>
          </table:table-cell>
          <table:table-cell table:number-columns-repeated="1019"/>
        </table:table-row>
        <table:table-row table:style-name="ro1">
          <table:table-cell office:value-type="float" office:value="62.815979">
            <text:p>62,815979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056534">
            <text:p>0,056534</text:p>
          </table:table-cell>
          <table:table-cell office:value-type="float" office:value="-7.906177">
            <text:p>-7,906177</text:p>
          </table:table-cell>
          <table:table-cell table:number-columns-repeated="1019"/>
        </table:table-row>
        <table:table-row table:style-name="ro1">
          <table:table-cell office:value-type="float" office:value="62.815979">
            <text:p>62,815979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056534">
            <text:p>0,056534</text:p>
          </table:table-cell>
          <table:table-cell office:value-type="float" office:value="-7.906177">
            <text:p>-7,906177</text:p>
          </table:table-cell>
          <table:table-cell table:number-columns-repeated="1019"/>
        </table:table-row>
        <table:table-row table:style-name="ro1">
          <table:table-cell office:value-type="float" office:value="63.506264">
            <text:p>63,506264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057156">
            <text:p>0,057156</text:p>
          </table:table-cell>
          <table:table-cell office:value-type="float" office:value="-7.925294">
            <text:p>-7,925294</text:p>
          </table:table-cell>
          <table:table-cell table:number-columns-repeated="1019"/>
        </table:table-row>
        <table:table-row table:style-name="ro1">
          <table:table-cell office:value-type="float" office:value="63.506264">
            <text:p>63,506264</text:p>
          </table:table-cell>
          <table:table-cell office:value-type="float" office:value="-0.003264">
            <text:p>-0,003264</text:p>
          </table:table-cell>
          <table:table-cell office:value-type="float" office:value="-0.003229">
            <text:p>-0,003229</text:p>
          </table:table-cell>
          <table:table-cell office:value-type="float" office:value="0.057156">
            <text:p>0,057156</text:p>
          </table:table-cell>
          <table:table-cell office:value-type="float" office:value="-7.925294">
            <text:p>-7,925294</text:p>
          </table:table-cell>
          <table:table-cell table:number-columns-repeated="1019"/>
        </table:table-row>
        <table:table-row table:style-name="ro1">
          <table:table-cell office:value-type="float" office:value="62.125694">
            <text:p>62,125694</text:p>
          </table:table-cell>
          <table:table-cell office:value-type="float" office:value="-0.003259">
            <text:p>-0,003259</text:p>
          </table:table-cell>
          <table:table-cell office:value-type="float" office:value="-0.00323">
            <text:p>-0,00323</text:p>
          </table:table-cell>
          <table:table-cell office:value-type="float" office:value="0.055913">
            <text:p>0,055913</text:p>
          </table:table-cell>
          <table:table-cell office:value-type="float" office:value="-7.945">
            <text:p>-7,945</text:p>
          </table:table-cell>
          <table:table-cell table:number-columns-repeated="1019"/>
        </table:table-row>
        <table:table-row table:style-name="ro1">
          <table:table-cell office:value-type="float" office:value="62.125694">
            <text:p>62,125694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055913">
            <text:p>0,055913</text:p>
          </table:table-cell>
          <table:table-cell office:value-type="float" office:value="-7.96353">
            <text:p>-7,96353</text:p>
          </table:table-cell>
          <table:table-cell table:number-columns-repeated="1019"/>
        </table:table-row>
        <table:table-row table:style-name="ro1">
          <table:table-cell office:value-type="float" office:value="63.506264">
            <text:p>63,506264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057156">
            <text:p>0,057156</text:p>
          </table:table-cell>
          <table:table-cell office:value-type="float" office:value="-7.96353">
            <text:p>-7,96353</text:p>
          </table:table-cell>
          <table:table-cell table:number-columns-repeated="1019"/>
        </table:table-row>
        <table:table-row table:style-name="ro1">
          <table:table-cell office:value-type="float" office:value="63.506264">
            <text:p>63,506264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.057156">
            <text:p>0,057156</text:p>
          </table:table-cell>
          <table:table-cell office:value-type="float" office:value="-7.982941">
            <text:p>-7,982941</text:p>
          </table:table-cell>
          <table:table-cell table:number-columns-repeated="1019"/>
        </table:table-row>
        <table:table-row table:style-name="ro1">
          <table:table-cell office:value-type="float" office:value="62.815979">
            <text:p>62,815979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056534">
            <text:p>0,056534</text:p>
          </table:table-cell>
          <table:table-cell office:value-type="float" office:value="-7.982941">
            <text:p>-7,982941</text:p>
          </table:table-cell>
          <table:table-cell table:number-columns-repeated="1019"/>
        </table:table-row>
        <table:table-row table:style-name="ro1">
          <table:table-cell office:value-type="float" office:value="62.125694">
            <text:p>62,125694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055913">
            <text:p>0,055913</text:p>
          </table:table-cell>
          <table:table-cell office:value-type="float" office:value="-8.002059">
            <text:p>-8,002059</text:p>
          </table:table-cell>
          <table:table-cell table:number-columns-repeated="1019"/>
        </table:table-row>
        <table:table-row table:style-name="ro1">
          <table:table-cell office:value-type="float" office:value="62.125694">
            <text:p>62,125694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055913">
            <text:p>0,055913</text:p>
          </table:table-cell>
          <table:table-cell office:value-type="float" office:value="-8.002059">
            <text:p>-8,002059</text:p>
          </table:table-cell>
          <table:table-cell table:number-columns-repeated="1019"/>
        </table:table-row>
        <table:table-row table:style-name="ro1">
          <table:table-cell office:value-type="float" office:value="62.815979">
            <text:p>62,815979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056534">
            <text:p>0,056534</text:p>
          </table:table-cell>
          <table:table-cell office:value-type="float" office:value="-8.021176">
            <text:p>-8,021176</text:p>
          </table:table-cell>
          <table:table-cell table:number-columns-repeated="1019"/>
        </table:table-row>
        <table:table-row table:style-name="ro1">
          <table:table-cell office:value-type="float" office:value="62.815979">
            <text:p>62,815979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056534">
            <text:p>0,056534</text:p>
          </table:table-cell>
          <table:table-cell office:value-type="float" office:value="-8.021176">
            <text:p>-8,021176</text:p>
          </table:table-cell>
          <table:table-cell table:number-columns-repeated="1019"/>
        </table:table-row>
        <table:table-row table:style-name="ro1">
          <table:table-cell office:value-type="float" office:value="62.815979">
            <text:p>62,815979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056534">
            <text:p>0,056534</text:p>
          </table:table-cell>
          <table:table-cell office:value-type="float" office:value="-8.039706">
            <text:p>-8,039706</text:p>
          </table:table-cell>
          <table:table-cell table:number-columns-repeated="1019"/>
        </table:table-row>
        <table:table-row table:style-name="ro1">
          <table:table-cell office:value-type="float" office:value="62.815979">
            <text:p>62,815979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056534">
            <text:p>0,056534</text:p>
          </table:table-cell>
          <table:table-cell office:value-type="float" office:value="-8.039706">
            <text:p>-8,039706</text:p>
          </table:table-cell>
          <table:table-cell table:number-columns-repeated="1019"/>
        </table:table-row>
        <table:table-row table:style-name="ro1">
          <table:table-cell office:value-type="float" office:value="63.506264">
            <text:p>63,506264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057156">
            <text:p>0,057156</text:p>
          </table:table-cell>
          <table:table-cell office:value-type="float" office:value="-8.058824">
            <text:p>-8,058824</text:p>
          </table:table-cell>
          <table:table-cell table:number-columns-repeated="1019"/>
        </table:table-row>
        <table:table-row table:style-name="ro1">
          <table:table-cell office:value-type="float" office:value="63.506264">
            <text:p>63,506264</text:p>
          </table:table-cell>
          <table:table-cell office:value-type="float" office:value="-0.003261">
            <text:p>-0,003261</text:p>
          </table:table-cell>
          <table:table-cell office:value-type="float" office:value="-0.003226">
            <text:p>-0,003226</text:p>
          </table:table-cell>
          <table:table-cell office:value-type="float" office:value="0.057156">
            <text:p>0,057156</text:p>
          </table:table-cell>
          <table:table-cell office:value-type="float" office:value="-8.058824">
            <text:p>-8,058824</text:p>
          </table:table-cell>
          <table:table-cell table:number-columns-repeated="1019"/>
        </table:table-row>
        <table:table-row table:style-name="ro1">
          <table:table-cell office:value-type="float" office:value="63.506264">
            <text:p>63,506264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057156">
            <text:p>0,057156</text:p>
          </table:table-cell>
          <table:table-cell office:value-type="float" office:value="-8.078236">
            <text:p>-8,078236</text:p>
          </table:table-cell>
          <table:table-cell table:number-columns-repeated="1019"/>
        </table:table-row>
        <table:table-row table:style-name="ro1">
          <table:table-cell office:value-type="float" office:value="63.506264">
            <text:p>63,506264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057156">
            <text:p>0,057156</text:p>
          </table:table-cell>
          <table:table-cell office:value-type="float" office:value="-8.078236">
            <text:p>-8,078236</text:p>
          </table:table-cell>
          <table:table-cell table:number-columns-repeated="1019"/>
        </table:table-row>
        <table:table-row table:style-name="ro1">
          <table:table-cell office:value-type="float" office:value="64.196548">
            <text:p>64,196548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057777">
            <text:p>0,057777</text:p>
          </table:table-cell>
          <table:table-cell office:value-type="float" office:value="-8.097647">
            <text:p>-8,097647</text:p>
          </table:table-cell>
          <table:table-cell table:number-columns-repeated="1019"/>
        </table:table-row>
        <table:table-row table:style-name="ro1">
          <table:table-cell office:value-type="float" office:value="64.196548">
            <text:p>64,196548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057777">
            <text:p>0,057777</text:p>
          </table:table-cell>
          <table:table-cell office:value-type="float" office:value="-8.097647">
            <text:p>-8,097647</text:p>
          </table:table-cell>
          <table:table-cell table:number-columns-repeated="1019"/>
        </table:table-row>
        <table:table-row table:style-name="ro1">
          <table:table-cell office:value-type="float" office:value="63.506264">
            <text:p>63,506264</text:p>
          </table:table-cell>
          <table:table-cell office:value-type="float" office:value="-0.003264">
            <text:p>-0,003264</text:p>
          </table:table-cell>
          <table:table-cell office:value-type="float" office:value="-0.003229">
            <text:p>-0,003229</text:p>
          </table:table-cell>
          <table:table-cell office:value-type="float" office:value="0.057156">
            <text:p>0,057156</text:p>
          </table:table-cell>
          <table:table-cell office:value-type="float" office:value="-8.11647">
            <text:p>-8,11647</text:p>
          </table:table-cell>
          <table:table-cell table:number-columns-repeated="1019"/>
        </table:table-row>
        <table:table-row table:style-name="ro1">
          <table:table-cell office:value-type="float" office:value="63.506264">
            <text:p>63,506264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.057156">
            <text:p>0,057156</text:p>
          </table:table-cell>
          <table:table-cell office:value-type="float" office:value="-8.11647">
            <text:p>-8,11647</text:p>
          </table:table-cell>
          <table:table-cell table:number-columns-repeated="1019"/>
        </table:table-row>
        <table:table-row table:style-name="ro1">
          <table:table-cell office:value-type="float" office:value="63.506264">
            <text:p>63,506264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057156">
            <text:p>0,057156</text:p>
          </table:table-cell>
          <table:table-cell office:value-type="float" office:value="-8.136471">
            <text:p>-8,136471</text:p>
          </table:table-cell>
          <table:table-cell table:number-columns-repeated="1019"/>
        </table:table-row>
        <table:table-row table:style-name="ro1">
          <table:table-cell office:value-type="float" office:value="63.506264">
            <text:p>63,506264</text:p>
          </table:table-cell>
          <table:table-cell office:value-type="float" office:value="-0.003261">
            <text:p>-0,003261</text:p>
          </table:table-cell>
          <table:table-cell office:value-type="float" office:value="-0.003226">
            <text:p>-0,003226</text:p>
          </table:table-cell>
          <table:table-cell office:value-type="float" office:value="0.057156">
            <text:p>0,057156</text:p>
          </table:table-cell>
          <table:table-cell office:value-type="float" office:value="-8.136471">
            <text:p>-8,136471</text:p>
          </table:table-cell>
          <table:table-cell table:number-columns-repeated="1019"/>
        </table:table-row>
        <table:table-row table:style-name="ro1">
          <table:table-cell office:value-type="float" office:value="64.196548">
            <text:p>64,196548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057777">
            <text:p>0,057777</text:p>
          </table:table-cell>
          <table:table-cell office:value-type="float" office:value="-8.15647">
            <text:p>-8,15647</text:p>
          </table:table-cell>
          <table:table-cell table:number-columns-repeated="1019"/>
        </table:table-row>
        <table:table-row table:style-name="ro1">
          <table:table-cell office:value-type="float" office:value="64.196548">
            <text:p>64,196548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057777">
            <text:p>0,057777</text:p>
          </table:table-cell>
          <table:table-cell office:value-type="float" office:value="-8.15647">
            <text:p>-8,15647</text:p>
          </table:table-cell>
          <table:table-cell table:number-columns-repeated="1019"/>
        </table:table-row>
        <table:table-row table:style-name="ro1">
          <table:table-cell office:value-type="float" office:value="65.577118">
            <text:p>65,577118</text:p>
          </table:table-cell>
          <table:table-cell office:value-type="float" office:value="-0.003261">
            <text:p>-0,003261</text:p>
          </table:table-cell>
          <table:table-cell office:value-type="float" office:value="-0.003226">
            <text:p>-0,003226</text:p>
          </table:table-cell>
          <table:table-cell office:value-type="float" office:value="0.059019">
            <text:p>0,059019</text:p>
          </table:table-cell>
          <table:table-cell office:value-type="float" office:value="-8.176471">
            <text:p>-8,176471</text:p>
          </table:table-cell>
          <table:table-cell table:number-columns-repeated="1019"/>
        </table:table-row>
        <table:table-row table:style-name="ro1">
          <table:table-cell office:value-type="float" office:value="65.577118">
            <text:p>65,577118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0.059019">
            <text:p>0,059019</text:p>
          </table:table-cell>
          <table:table-cell office:value-type="float" office:value="-8.176471">
            <text:p>-8,176471</text:p>
          </table:table-cell>
          <table:table-cell table:number-columns-repeated="1019"/>
        </table:table-row>
        <table:table-row table:style-name="ro1">
          <table:table-cell office:value-type="float" office:value="64.196548">
            <text:p>64,196548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057777">
            <text:p>0,057777</text:p>
          </table:table-cell>
          <table:table-cell office:value-type="float" office:value="-8.196177">
            <text:p>-8,196177</text:p>
          </table:table-cell>
          <table:table-cell table:number-columns-repeated="1019"/>
        </table:table-row>
        <table:table-row table:style-name="ro1">
          <table:table-cell office:value-type="float" office:value="64.196548">
            <text:p>64,196548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057777">
            <text:p>0,057777</text:p>
          </table:table-cell>
          <table:table-cell office:value-type="float" office:value="-8.196177">
            <text:p>-8,196177</text:p>
          </table:table-cell>
          <table:table-cell table:number-columns-repeated="1019"/>
        </table:table-row>
        <table:table-row table:style-name="ro1">
          <table:table-cell office:value-type="float" office:value="64.196548">
            <text:p>64,196548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057777">
            <text:p>0,057777</text:p>
          </table:table-cell>
          <table:table-cell office:value-type="float" office:value="-8.216176">
            <text:p>-8,216176</text:p>
          </table:table-cell>
          <table:table-cell table:number-columns-repeated="1019"/>
        </table:table-row>
        <table:table-row table:style-name="ro1">
          <table:table-cell office:value-type="float" office:value="64.196548">
            <text:p>64,196548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057777">
            <text:p>0,057777</text:p>
          </table:table-cell>
          <table:table-cell office:value-type="float" office:value="-8.216176">
            <text:p>-8,216176</text:p>
          </table:table-cell>
          <table:table-cell table:number-columns-repeated="1019"/>
        </table:table-row>
        <table:table-row table:style-name="ro1">
          <table:table-cell office:value-type="float" office:value="64.886833">
            <text:p>64,886833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058398">
            <text:p>0,058398</text:p>
          </table:table-cell>
          <table:table-cell office:value-type="float" office:value="-8.234412">
            <text:p>-8,234412</text:p>
          </table:table-cell>
          <table:table-cell table:number-columns-repeated="1019"/>
        </table:table-row>
        <table:table-row table:style-name="ro1">
          <table:table-cell office:value-type="float" office:value="64.886833">
            <text:p>64,886833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058398">
            <text:p>0,058398</text:p>
          </table:table-cell>
          <table:table-cell office:value-type="float" office:value="-8.253823">
            <text:p>-8,253823</text:p>
          </table:table-cell>
          <table:table-cell table:number-columns-repeated="1019"/>
        </table:table-row>
        <table:table-row table:style-name="ro1">
          <table:table-cell office:value-type="float" office:value="65.577118">
            <text:p>65,577118</text:p>
          </table:table-cell>
          <table:table-cell office:value-type="float" office:value="-0.003259">
            <text:p>-0,003259</text:p>
          </table:table-cell>
          <table:table-cell office:value-type="float" office:value="-0.00323">
            <text:p>-0,00323</text:p>
          </table:table-cell>
          <table:table-cell office:value-type="float" office:value="0.059019">
            <text:p>0,059019</text:p>
          </table:table-cell>
          <table:table-cell office:value-type="float" office:value="-8.253823">
            <text:p>-8,253823</text:p>
          </table:table-cell>
          <table:table-cell table:number-columns-repeated="1019"/>
        </table:table-row>
        <table:table-row table:style-name="ro1">
          <table:table-cell office:value-type="float" office:value="65.577118">
            <text:p>65,577118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059019">
            <text:p>0,059019</text:p>
          </table:table-cell>
          <table:table-cell office:value-type="float" office:value="-8.273529">
            <text:p>-8,273529</text:p>
          </table:table-cell>
          <table:table-cell table:number-columns-repeated="1019"/>
        </table:table-row>
        <table:table-row table:style-name="ro1">
          <table:table-cell office:value-type="float" office:value="64.196548">
            <text:p>64,196548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057777">
            <text:p>0,057777</text:p>
          </table:table-cell>
          <table:table-cell office:value-type="float" office:value="-8.273529">
            <text:p>-8,273529</text:p>
          </table:table-cell>
          <table:table-cell table:number-columns-repeated="1019"/>
        </table:table-row>
        <table:table-row table:style-name="ro1">
          <table:table-cell office:value-type="float" office:value="65.577118">
            <text:p>65,577118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0.059019">
            <text:p>0,059019</text:p>
          </table:table-cell>
          <table:table-cell office:value-type="float" office:value="-8.292059">
            <text:p>-8,292059</text:p>
          </table:table-cell>
          <table:table-cell table:number-columns-repeated="1019"/>
        </table:table-row>
        <table:table-row table:style-name="ro1">
          <table:table-cell office:value-type="float" office:value="65.577118">
            <text:p>65,577118</text:p>
          </table:table-cell>
          <table:table-cell office:value-type="float" office:value="-0.003261">
            <text:p>-0,003261</text:p>
          </table:table-cell>
          <table:table-cell office:value-type="float" office:value="-0.003226">
            <text:p>-0,003226</text:p>
          </table:table-cell>
          <table:table-cell office:value-type="float" office:value="0.059019">
            <text:p>0,059019</text:p>
          </table:table-cell>
          <table:table-cell office:value-type="float" office:value="-8.292059">
            <text:p>-8,292059</text:p>
          </table:table-cell>
          <table:table-cell table:number-columns-repeated="1019"/>
        </table:table-row>
        <table:table-row table:style-name="ro1">
          <table:table-cell office:value-type="float" office:value="62.815979">
            <text:p>62,815979</text:p>
          </table:table-cell>
          <table:table-cell office:value-type="float" office:value="-0.003264">
            <text:p>-0,003264</text:p>
          </table:table-cell>
          <table:table-cell office:value-type="float" office:value="-0.003229">
            <text:p>-0,003229</text:p>
          </table:table-cell>
          <table:table-cell office:value-type="float" office:value="0.056534">
            <text:p>0,056534</text:p>
          </table:table-cell>
          <table:table-cell office:value-type="float" office:value="-8.311176">
            <text:p>-8,311176</text:p>
          </table:table-cell>
          <table:table-cell table:number-columns-repeated="1019"/>
        </table:table-row>
        <table:table-row table:style-name="ro1">
          <table:table-cell office:value-type="float" office:value="62.815979">
            <text:p>62,815979</text:p>
          </table:table-cell>
          <table:table-cell office:value-type="float" office:value="-0.003263">
            <text:p>-0,003263</text:p>
          </table:table-cell>
          <table:table-cell office:value-type="float" office:value="-0.003231">
            <text:p>-0,003231</text:p>
          </table:table-cell>
          <table:table-cell office:value-type="float" office:value="0.056534">
            <text:p>0,056534</text:p>
          </table:table-cell>
          <table:table-cell office:value-type="float" office:value="-8.311176">
            <text:p>-8,311176</text:p>
          </table:table-cell>
          <table:table-cell table:number-columns-repeated="1019"/>
        </table:table-row>
        <table:table-row table:style-name="ro1">
          <table:table-cell office:value-type="float" office:value="64.886833">
            <text:p>64,886833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058398">
            <text:p>0,058398</text:p>
          </table:table-cell>
          <table:table-cell office:value-type="float" office:value="-8.330588">
            <text:p>-8,330588</text:p>
          </table:table-cell>
          <table:table-cell table:number-columns-repeated="1019"/>
        </table:table-row>
        <table:table-row table:style-name="ro1">
          <table:table-cell office:value-type="float" office:value="64.886833">
            <text:p>64,886833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058398">
            <text:p>0,058398</text:p>
          </table:table-cell>
          <table:table-cell office:value-type="float" office:value="-8.330588">
            <text:p>-8,330588</text:p>
          </table:table-cell>
          <table:table-cell table:number-columns-repeated="1019"/>
        </table:table-row>
        <table:table-row table:style-name="ro1">
          <table:table-cell office:value-type="float" office:value="63.506264">
            <text:p>63,506264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057156">
            <text:p>0,057156</text:p>
          </table:table-cell>
          <table:table-cell office:value-type="float" office:value="-8.349412">
            <text:p>-8,349412</text:p>
          </table:table-cell>
          <table:table-cell table:number-columns-repeated="1019"/>
        </table:table-row>
        <table:table-row table:style-name="ro1">
          <table:table-cell office:value-type="float" office:value="63.506264">
            <text:p>63,506264</text:p>
          </table:table-cell>
          <table:table-cell office:value-type="float" office:value="-0.003266">
            <text:p>-0,003266</text:p>
          </table:table-cell>
          <table:table-cell office:value-type="float" office:value="-0.003226">
            <text:p>-0,003226</text:p>
          </table:table-cell>
          <table:table-cell office:value-type="float" office:value="0.057156">
            <text:p>0,057156</text:p>
          </table:table-cell>
          <table:table-cell office:value-type="float" office:value="-8.349412">
            <text:p>-8,349412</text:p>
          </table:table-cell>
          <table:table-cell table:number-columns-repeated="1019"/>
        </table:table-row>
        <table:table-row table:style-name="ro1">
          <table:table-cell office:value-type="float" office:value="63.506264">
            <text:p>63,506264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057156">
            <text:p>0,057156</text:p>
          </table:table-cell>
          <table:table-cell office:value-type="float" office:value="-8.368529">
            <text:p>-8,368529</text:p>
          </table:table-cell>
          <table:table-cell table:number-columns-repeated="1019"/>
        </table:table-row>
        <table:table-row table:style-name="ro1">
          <table:table-cell office:value-type="float" office:value="63.506264">
            <text:p>63,506264</text:p>
          </table:table-cell>
          <table:table-cell office:value-type="float" office:value="-0.003258">
            <text:p>-0,003258</text:p>
          </table:table-cell>
          <table:table-cell office:value-type="float" office:value="-0.003229">
            <text:p>-0,003229</text:p>
          </table:table-cell>
          <table:table-cell office:value-type="float" office:value="0.057156">
            <text:p>0,057156</text:p>
          </table:table-cell>
          <table:table-cell office:value-type="float" office:value="-8.368529">
            <text:p>-8,368529</text:p>
          </table:table-cell>
          <table:table-cell table:number-columns-repeated="1019"/>
        </table:table-row>
        <table:table-row table:style-name="ro1">
          <table:table-cell office:value-type="float" office:value="61.435406">
            <text:p>61,435406</text:p>
          </table:table-cell>
          <table:table-cell office:value-type="float" office:value="-0.003263">
            <text:p>-0,003263</text:p>
          </table:table-cell>
          <table:table-cell office:value-type="float" office:value="-0.003226">
            <text:p>-0,003226</text:p>
          </table:table-cell>
          <table:table-cell office:value-type="float" office:value="0.055292">
            <text:p>0,055292</text:p>
          </table:table-cell>
          <table:table-cell office:value-type="float" office:value="-8.387647">
            <text:p>-8,387647</text:p>
          </table:table-cell>
          <table:table-cell table:number-columns-repeated="1019"/>
        </table:table-row>
        <table:table-row table:style-name="ro1">
          <table:table-cell office:value-type="float" office:value="61.435406">
            <text:p>61,435406</text:p>
          </table:table-cell>
          <table:table-cell office:value-type="float" office:value="-0.003259">
            <text:p>-0,003259</text:p>
          </table:table-cell>
          <table:table-cell office:value-type="float" office:value="-0.003231">
            <text:p>-0,003231</text:p>
          </table:table-cell>
          <table:table-cell office:value-type="float" office:value="0.055292">
            <text:p>0,055292</text:p>
          </table:table-cell>
          <table:table-cell office:value-type="float" office:value="-8.387647">
            <text:p>-8,387647</text:p>
          </table:table-cell>
          <table:table-cell table:number-columns-repeated="1019"/>
        </table:table-row>
        <table:table-row table:style-name="ro1">
          <table:table-cell office:value-type="float" office:value="62.815979">
            <text:p>62,815979</text:p>
          </table:table-cell>
          <table:table-cell office:value-type="float" office:value="-0.00326">
            <text:p>-0,00326</text:p>
          </table:table-cell>
          <table:table-cell office:value-type="float" office:value="-0.003231">
            <text:p>-0,003231</text:p>
          </table:table-cell>
          <table:table-cell office:value-type="float" office:value="0.056534">
            <text:p>0,056534</text:p>
          </table:table-cell>
          <table:table-cell office:value-type="float" office:value="-8.407353">
            <text:p>-8,407353</text:p>
          </table:table-cell>
          <table:table-cell table:number-columns-repeated="1019"/>
        </table:table-row>
        <table:table-row table:style-name="ro1">
          <table:table-cell office:value-type="float" office:value="62.815979">
            <text:p>62,815979</text:p>
          </table:table-cell>
          <table:table-cell office:value-type="float" office:value="-0.003264">
            <text:p>-0,003264</text:p>
          </table:table-cell>
          <table:table-cell office:value-type="float" office:value="-0.003229">
            <text:p>-0,003229</text:p>
          </table:table-cell>
          <table:table-cell office:value-type="float" office:value="0.056534">
            <text:p>0,056534</text:p>
          </table:table-cell>
          <table:table-cell office:value-type="float" office:value="-8.407353">
            <text:p>-8,407353</text:p>
          </table:table-cell>
          <table:table-cell table:number-columns-repeated="1019"/>
        </table:table-row>
        <table:table-row table:style-name="ro1">
          <table:table-cell office:value-type="float" office:value="64.196548">
            <text:p>64,196548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057777">
            <text:p>0,057777</text:p>
          </table:table-cell>
          <table:table-cell office:value-type="float" office:value="-8.426471">
            <text:p>-8,426471</text:p>
          </table:table-cell>
          <table:table-cell table:number-columns-repeated="1019"/>
        </table:table-row>
        <table:table-row table:style-name="ro1">
          <table:table-cell office:value-type="float" office:value="64.196548">
            <text:p>64,196548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057777">
            <text:p>0,057777</text:p>
          </table:table-cell>
          <table:table-cell office:value-type="float" office:value="-8.426471">
            <text:p>-8,426471</text:p>
          </table:table-cell>
          <table:table-cell table:number-columns-repeated="1019"/>
        </table:table-row>
        <table:table-row table:style-name="ro1">
          <table:table-cell office:value-type="float" office:value="62.125694">
            <text:p>62,125694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055913">
            <text:p>0,055913</text:p>
          </table:table-cell>
          <table:table-cell office:value-type="float" office:value="-8.44647">
            <text:p>-8,44647</text:p>
          </table:table-cell>
          <table:table-cell table:number-columns-repeated="1019"/>
        </table:table-row>
        <table:table-row table:style-name="ro1">
          <table:table-cell office:value-type="float" office:value="62.125694">
            <text:p>62,125694</text:p>
          </table:table-cell>
          <table:table-cell office:value-type="float" office:value="-0.003264">
            <text:p>-0,003264</text:p>
          </table:table-cell>
          <table:table-cell office:value-type="float" office:value="-0.00323">
            <text:p>-0,00323</text:p>
          </table:table-cell>
          <table:table-cell office:value-type="float" office:value="0.055913">
            <text:p>0,055913</text:p>
          </table:table-cell>
          <table:table-cell office:value-type="float" office:value="-8.44647">
            <text:p>-8,44647</text:p>
          </table:table-cell>
          <table:table-cell table:number-columns-repeated="1019"/>
        </table:table-row>
        <table:table-row table:style-name="ro1">
          <table:table-cell office:value-type="float" office:value="63.506264">
            <text:p>63,506264</text:p>
          </table:table-cell>
          <table:table-cell office:value-type="float" office:value="-0.003263">
            <text:p>-0,003263</text:p>
          </table:table-cell>
          <table:table-cell office:value-type="float" office:value="-0.003232">
            <text:p>-0,003232</text:p>
          </table:table-cell>
          <table:table-cell office:value-type="float" office:value="0.057156">
            <text:p>0,057156</text:p>
          </table:table-cell>
          <table:table-cell office:value-type="float" office:value="-8.466471">
            <text:p>-8,466471</text:p>
          </table:table-cell>
          <table:table-cell table:number-columns-repeated="1019"/>
        </table:table-row>
        <table:table-row table:style-name="ro1">
          <table:table-cell office:value-type="float" office:value="63.506264">
            <text:p>63,506264</text:p>
          </table:table-cell>
          <table:table-cell office:value-type="float" office:value="-0.003261">
            <text:p>-0,003261</text:p>
          </table:table-cell>
          <table:table-cell office:value-type="float" office:value="-0.003226">
            <text:p>-0,003226</text:p>
          </table:table-cell>
          <table:table-cell office:value-type="float" office:value="0.057156">
            <text:p>0,057156</text:p>
          </table:table-cell>
          <table:table-cell office:value-type="float" office:value="-8.466471">
            <text:p>-8,466471</text:p>
          </table:table-cell>
          <table:table-cell table:number-columns-repeated="1019"/>
        </table:table-row>
        <table:table-row table:style-name="ro1">
          <table:table-cell office:value-type="float" office:value="62.125694">
            <text:p>62,125694</text:p>
          </table:table-cell>
          <table:table-cell office:value-type="float" office:value="-0.00326">
            <text:p>-0,00326</text:p>
          </table:table-cell>
          <table:table-cell office:value-type="float" office:value="-0.003231">
            <text:p>-0,003231</text:p>
          </table:table-cell>
          <table:table-cell office:value-type="float" office:value="0.055913">
            <text:p>0,055913</text:p>
          </table:table-cell>
          <table:table-cell office:value-type="float" office:value="-8.48647">
            <text:p>-8,48647</text:p>
          </table:table-cell>
          <table:table-cell table:number-columns-repeated="1019"/>
        </table:table-row>
        <table:table-row table:style-name="ro1">
          <table:table-cell office:value-type="float" office:value="62.125694">
            <text:p>62,125694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055913">
            <text:p>0,055913</text:p>
          </table:table-cell>
          <table:table-cell office:value-type="float" office:value="-8.48647">
            <text:p>-8,48647</text:p>
          </table:table-cell>
          <table:table-cell table:number-columns-repeated="1019"/>
        </table:table-row>
        <table:table-row table:style-name="ro1">
          <table:table-cell office:value-type="float" office:value="64.196548">
            <text:p>64,196548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.057777">
            <text:p>0,057777</text:p>
          </table:table-cell>
          <table:table-cell office:value-type="float" office:value="-8.505">
            <text:p>-8,505</text:p>
          </table:table-cell>
          <table:table-cell table:number-columns-repeated="1019"/>
        </table:table-row>
        <table:table-row table:style-name="ro1">
          <table:table-cell office:value-type="float" office:value="64.196548">
            <text:p>64,196548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057777">
            <text:p>0,057777</text:p>
          </table:table-cell>
          <table:table-cell office:value-type="float" office:value="-8.523529">
            <text:p>-8,523529</text:p>
          </table:table-cell>
          <table:table-cell table:number-columns-repeated="1019"/>
        </table:table-row>
        <table:table-row table:style-name="ro1">
          <table:table-cell office:value-type="float" office:value="64.196548">
            <text:p>64,196548</text:p>
          </table:table-cell>
          <table:table-cell office:value-type="float" office:value="-0.003264">
            <text:p>-0,003264</text:p>
          </table:table-cell>
          <table:table-cell office:value-type="float" office:value="-0.003229">
            <text:p>-0,003229</text:p>
          </table:table-cell>
          <table:table-cell office:value-type="float" office:value="0.057777">
            <text:p>0,057777</text:p>
          </table:table-cell>
          <table:table-cell office:value-type="float" office:value="-8.523529">
            <text:p>-8,523529</text:p>
          </table:table-cell>
          <table:table-cell table:number-columns-repeated="1019"/>
        </table:table-row>
        <table:table-row table:style-name="ro1">
          <table:table-cell office:value-type="float" office:value="64.196548">
            <text:p>64,196548</text:p>
          </table:table-cell>
          <table:table-cell office:value-type="float" office:value="-0.00326">
            <text:p>-0,00326</text:p>
          </table:table-cell>
          <table:table-cell office:value-type="float" office:value="-0.003231">
            <text:p>-0,003231</text:p>
          </table:table-cell>
          <table:table-cell office:value-type="float" office:value="0.057777">
            <text:p>0,057777</text:p>
          </table:table-cell>
          <table:table-cell office:value-type="float" office:value="-8.542647">
            <text:p>-8,542647</text:p>
          </table:table-cell>
          <table:table-cell table:number-columns-repeated="1019"/>
        </table:table-row>
        <table:table-row table:style-name="ro1">
          <table:table-cell office:value-type="float" office:value="63.506264">
            <text:p>63,506264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057156">
            <text:p>0,057156</text:p>
          </table:table-cell>
          <table:table-cell office:value-type="float" office:value="-8.542647">
            <text:p>-8,542647</text:p>
          </table:table-cell>
          <table:table-cell table:number-columns-repeated="1019"/>
        </table:table-row>
        <table:table-row table:style-name="ro1">
          <table:table-cell office:value-type="float" office:value="64.196548">
            <text:p>64,196548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057777">
            <text:p>0,057777</text:p>
          </table:table-cell>
          <table:table-cell office:value-type="float" office:value="-8.561471">
            <text:p>-8,561471</text:p>
          </table:table-cell>
          <table:table-cell table:number-columns-repeated="1019"/>
        </table:table-row>
        <table:table-row table:style-name="ro1">
          <table:table-cell office:value-type="float" office:value="64.196548">
            <text:p>64,196548</text:p>
          </table:table-cell>
          <table:table-cell office:value-type="float" office:value="-0.003263">
            <text:p>-0,003263</text:p>
          </table:table-cell>
          <table:table-cell office:value-type="float" office:value="-0.003226">
            <text:p>-0,003226</text:p>
          </table:table-cell>
          <table:table-cell office:value-type="float" office:value="0.057777">
            <text:p>0,057777</text:p>
          </table:table-cell>
          <table:table-cell office:value-type="float" office:value="-8.561471">
            <text:p>-8,561471</text:p>
          </table:table-cell>
          <table:table-cell table:number-columns-repeated="1019"/>
        </table:table-row>
        <table:table-row table:style-name="ro1">
          <table:table-cell office:value-type="float" office:value="62.815979">
            <text:p>62,815979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056534">
            <text:p>0,056534</text:p>
          </table:table-cell>
          <table:table-cell office:value-type="float" office:value="-8.580882">
            <text:p>-8,580882</text:p>
          </table:table-cell>
          <table:table-cell table:number-columns-repeated="1019"/>
        </table:table-row>
        <table:table-row table:style-name="ro1">
          <table:table-cell office:value-type="float" office:value="62.815979">
            <text:p>62,815979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056534">
            <text:p>0,056534</text:p>
          </table:table-cell>
          <table:table-cell office:value-type="float" office:value="-8.580882">
            <text:p>-8,580882</text:p>
          </table:table-cell>
          <table:table-cell table:number-columns-repeated="1019"/>
        </table:table-row>
        <table:table-row table:style-name="ro1">
          <table:table-cell office:value-type="float" office:value="63.506264">
            <text:p>63,506264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.057156">
            <text:p>0,057156</text:p>
          </table:table-cell>
          <table:table-cell office:value-type="float" office:value="-8.600294">
            <text:p>-8,600294</text:p>
          </table:table-cell>
          <table:table-cell table:number-columns-repeated="1019"/>
        </table:table-row>
        <table:table-row table:style-name="ro1">
          <table:table-cell office:value-type="float" office:value="63.506264">
            <text:p>63,506264</text:p>
          </table:table-cell>
          <table:table-cell office:value-type="float" office:value="-0.003258">
            <text:p>-0,003258</text:p>
          </table:table-cell>
          <table:table-cell office:value-type="float" office:value="-0.00323">
            <text:p>-0,00323</text:p>
          </table:table-cell>
          <table:table-cell office:value-type="float" office:value="0.057156">
            <text:p>0,057156</text:p>
          </table:table-cell>
          <table:table-cell office:value-type="float" office:value="-8.600294">
            <text:p>-8,600294</text:p>
          </table:table-cell>
          <table:table-cell table:number-columns-repeated="1019"/>
        </table:table-row>
        <table:table-row table:style-name="ro1">
          <table:table-cell office:value-type="float" office:value="63.506264">
            <text:p>63,506264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057156">
            <text:p>0,057156</text:p>
          </table:table-cell>
          <table:table-cell office:value-type="float" office:value="-8.619411">
            <text:p>-8,619411</text:p>
          </table:table-cell>
          <table:table-cell table:number-columns-repeated="1019"/>
        </table:table-row>
        <table:table-row table:style-name="ro1">
          <table:table-cell office:value-type="float" office:value="63.506264">
            <text:p>63,506264</text:p>
          </table:table-cell>
          <table:table-cell office:value-type="float" office:value="-0.003266">
            <text:p>-0,003266</text:p>
          </table:table-cell>
          <table:table-cell office:value-type="float" office:value="-0.003228">
            <text:p>-0,003228</text:p>
          </table:table-cell>
          <table:table-cell office:value-type="float" office:value="0.057156">
            <text:p>0,057156</text:p>
          </table:table-cell>
          <table:table-cell office:value-type="float" office:value="-8.619411">
            <text:p>-8,619411</text:p>
          </table:table-cell>
          <table:table-cell table:number-columns-repeated="1019"/>
        </table:table-row>
        <table:table-row table:style-name="ro1">
          <table:table-cell office:value-type="float" office:value="64.196548">
            <text:p>64,196548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057777">
            <text:p>0,057777</text:p>
          </table:table-cell>
          <table:table-cell office:value-type="float" office:value="-8.637941">
            <text:p>-8,637941</text:p>
          </table:table-cell>
          <table:table-cell table:number-columns-repeated="1019"/>
        </table:table-row>
        <table:table-row table:style-name="ro1">
          <table:table-cell office:value-type="float" office:value="64.196548">
            <text:p>64,196548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057777">
            <text:p>0,057777</text:p>
          </table:table-cell>
          <table:table-cell office:value-type="float" office:value="-8.637941">
            <text:p>-8,637941</text:p>
          </table:table-cell>
          <table:table-cell table:number-columns-repeated="1019"/>
        </table:table-row>
        <table:table-row table:style-name="ro1">
          <table:table-cell office:value-type="float" office:value="64.886833">
            <text:p>64,886833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058398">
            <text:p>0,058398</text:p>
          </table:table-cell>
          <table:table-cell office:value-type="float" office:value="-8.657353">
            <text:p>-8,657353</text:p>
          </table:table-cell>
          <table:table-cell table:number-columns-repeated="1019"/>
        </table:table-row>
        <table:table-row table:style-name="ro1">
          <table:table-cell office:value-type="float" office:value="64.886833">
            <text:p>64,886833</text:p>
          </table:table-cell>
          <table:table-cell office:value-type="float" office:value="-0.003265">
            <text:p>-0,003265</text:p>
          </table:table-cell>
          <table:table-cell office:value-type="float" office:value="-0.003228">
            <text:p>-0,003228</text:p>
          </table:table-cell>
          <table:table-cell office:value-type="float" office:value="0.058398">
            <text:p>0,058398</text:p>
          </table:table-cell>
          <table:table-cell office:value-type="float" office:value="-8.657353">
            <text:p>-8,657353</text:p>
          </table:table-cell>
          <table:table-cell table:number-columns-repeated="1019"/>
        </table:table-row>
        <table:table-row table:style-name="ro1">
          <table:table-cell office:value-type="float" office:value="63.506264">
            <text:p>63,506264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057156">
            <text:p>0,057156</text:p>
          </table:table-cell>
          <table:table-cell office:value-type="float" office:value="-8.676764">
            <text:p>-8,676764</text:p>
          </table:table-cell>
          <table:table-cell table:number-columns-repeated="1019"/>
        </table:table-row>
        <table:table-row table:style-name="ro1">
          <table:table-cell office:value-type="float" office:value="63.506264">
            <text:p>63,506264</text:p>
          </table:table-cell>
          <table:table-cell office:value-type="float" office:value="-0.003264">
            <text:p>-0,003264</text:p>
          </table:table-cell>
          <table:table-cell office:value-type="float" office:value="-0.003229">
            <text:p>-0,003229</text:p>
          </table:table-cell>
          <table:table-cell office:value-type="float" office:value="0.057156">
            <text:p>0,057156</text:p>
          </table:table-cell>
          <table:table-cell office:value-type="float" office:value="-8.676764">
            <text:p>-8,676764</text:p>
          </table:table-cell>
          <table:table-cell table:number-columns-repeated="1019"/>
        </table:table-row>
        <table:table-row table:style-name="ro1">
          <table:table-cell office:value-type="float" office:value="63.506264">
            <text:p>63,506264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057156">
            <text:p>0,057156</text:p>
          </table:table-cell>
          <table:table-cell office:value-type="float" office:value="-8.695883">
            <text:p>-8,695883</text:p>
          </table:table-cell>
          <table:table-cell table:number-columns-repeated="1019"/>
        </table:table-row>
        <table:table-row table:style-name="ro1">
          <table:table-cell office:value-type="float" office:value="63.506264">
            <text:p>63,506264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057156">
            <text:p>0,057156</text:p>
          </table:table-cell>
          <table:table-cell office:value-type="float" office:value="-8.695883">
            <text:p>-8,695883</text:p>
          </table:table-cell>
          <table:table-cell table:number-columns-repeated="1019"/>
        </table:table-row>
        <table:table-row table:style-name="ro1">
          <table:table-cell office:value-type="float" office:value="64.886833">
            <text:p>64,886833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058398">
            <text:p>0,058398</text:p>
          </table:table-cell>
          <table:table-cell office:value-type="float" office:value="-8.715589">
            <text:p>-8,715589</text:p>
          </table:table-cell>
          <table:table-cell table:number-columns-repeated="1019"/>
        </table:table-row>
        <table:table-row table:style-name="ro1">
          <table:table-cell office:value-type="float" office:value="64.886833">
            <text:p>64,886833</text:p>
          </table:table-cell>
          <table:table-cell office:value-type="float" office:value="-0.003258">
            <text:p>-0,003258</text:p>
          </table:table-cell>
          <table:table-cell office:value-type="float" office:value="-0.00323">
            <text:p>-0,00323</text:p>
          </table:table-cell>
          <table:table-cell office:value-type="float" office:value="0.058398">
            <text:p>0,058398</text:p>
          </table:table-cell>
          <table:table-cell office:value-type="float" office:value="-8.715589">
            <text:p>-8,715589</text:p>
          </table:table-cell>
          <table:table-cell table:number-columns-repeated="1019"/>
        </table:table-row>
        <table:table-row table:style-name="ro1">
          <table:table-cell office:value-type="float" office:value="66.267403">
            <text:p>66,267403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.059641">
            <text:p>0,059641</text:p>
          </table:table-cell>
          <table:table-cell office:value-type="float" office:value="-8.735588">
            <text:p>-8,735588</text:p>
          </table:table-cell>
          <table:table-cell table:number-columns-repeated="1019"/>
        </table:table-row>
        <table:table-row table:style-name="ro1">
          <table:table-cell office:value-type="float" office:value="66.267403">
            <text:p>66,267403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059641">
            <text:p>0,059641</text:p>
          </table:table-cell>
          <table:table-cell office:value-type="float" office:value="-8.735588">
            <text:p>-8,735588</text:p>
          </table:table-cell>
          <table:table-cell table:number-columns-repeated="1019"/>
        </table:table-row>
        <table:table-row table:style-name="ro1">
          <table:table-cell office:value-type="float" office:value="64.196548">
            <text:p>64,196548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057777">
            <text:p>0,057777</text:p>
          </table:table-cell>
          <table:table-cell office:value-type="float" office:value="-8.754412">
            <text:p>-8,754412</text:p>
          </table:table-cell>
          <table:table-cell table:number-columns-repeated="1019"/>
        </table:table-row>
        <table:table-row table:style-name="ro1">
          <table:table-cell office:value-type="float" office:value="64.196548">
            <text:p>64,196548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057777">
            <text:p>0,057777</text:p>
          </table:table-cell>
          <table:table-cell office:value-type="float" office:value="-8.754412">
            <text:p>-8,754412</text:p>
          </table:table-cell>
          <table:table-cell table:number-columns-repeated="1019"/>
        </table:table-row>
        <table:table-row table:style-name="ro1">
          <table:table-cell office:value-type="float" office:value="66.267403">
            <text:p>66,267403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059641">
            <text:p>0,059641</text:p>
          </table:table-cell>
          <table:table-cell office:value-type="float" office:value="-8.774117">
            <text:p>-8,774117</text:p>
          </table:table-cell>
          <table:table-cell table:number-columns-repeated="1019"/>
        </table:table-row>
        <table:table-row table:style-name="ro1">
          <table:table-cell office:value-type="float" office:value="66.267403">
            <text:p>66,267403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059641">
            <text:p>0,059641</text:p>
          </table:table-cell>
          <table:table-cell office:value-type="float" office:value="-8.792353">
            <text:p>-8,792353</text:p>
          </table:table-cell>
          <table:table-cell table:number-columns-repeated="1019"/>
        </table:table-row>
        <table:table-row table:style-name="ro1">
          <table:table-cell office:value-type="float" office:value="64.886833">
            <text:p>64,886833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058398">
            <text:p>0,058398</text:p>
          </table:table-cell>
          <table:table-cell office:value-type="float" office:value="-8.792353">
            <text:p>-8,792353</text:p>
          </table:table-cell>
          <table:table-cell table:number-columns-repeated="1019"/>
        </table:table-row>
        <table:table-row table:style-name="ro1">
          <table:table-cell office:value-type="float" office:value="64.886833">
            <text:p>64,886833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058398">
            <text:p>0,058398</text:p>
          </table:table-cell>
          <table:table-cell office:value-type="float" office:value="-8.812058">
            <text:p>-8,812058</text:p>
          </table:table-cell>
          <table:table-cell table:number-columns-repeated="1019"/>
        </table:table-row>
        <table:table-row table:style-name="ro1">
          <table:table-cell office:value-type="float" office:value="63.506264">
            <text:p>63,506264</text:p>
          </table:table-cell>
          <table:table-cell office:value-type="float" office:value="-0.003263">
            <text:p>-0,003263</text:p>
          </table:table-cell>
          <table:table-cell office:value-type="float" office:value="-0.003225">
            <text:p>-0,003225</text:p>
          </table:table-cell>
          <table:table-cell office:value-type="float" office:value="0.057156">
            <text:p>0,057156</text:p>
          </table:table-cell>
          <table:table-cell office:value-type="float" office:value="-8.812058">
            <text:p>-8,812058</text:p>
          </table:table-cell>
          <table:table-cell table:number-columns-repeated="1019"/>
        </table:table-row>
        <table:table-row table:style-name="ro1">
          <table:table-cell office:value-type="float" office:value="63.506264">
            <text:p>63,506264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057156">
            <text:p>0,057156</text:p>
          </table:table-cell>
          <table:table-cell office:value-type="float" office:value="-8.831765">
            <text:p>-8,831765</text:p>
          </table:table-cell>
          <table:table-cell table:number-columns-repeated="1019"/>
        </table:table-row>
        <table:table-row table:style-name="ro1">
          <table:table-cell office:value-type="float" office:value="65.577118">
            <text:p>65,577118</text:p>
          </table:table-cell>
          <table:table-cell office:value-type="float" office:value="-0.003261">
            <text:p>-0,003261</text:p>
          </table:table-cell>
          <table:table-cell office:value-type="float" office:value="-0.003226">
            <text:p>-0,003226</text:p>
          </table:table-cell>
          <table:table-cell office:value-type="float" office:value="0.059019">
            <text:p>0,059019</text:p>
          </table:table-cell>
          <table:table-cell office:value-type="float" office:value="-8.831765">
            <text:p>-8,831765</text:p>
          </table:table-cell>
          <table:table-cell table:number-columns-repeated="1019"/>
        </table:table-row>
        <table:table-row table:style-name="ro1">
          <table:table-cell office:value-type="float" office:value="64.886833">
            <text:p>64,886833</text:p>
          </table:table-cell>
          <table:table-cell office:value-type="float" office:value="-0.003263">
            <text:p>-0,003263</text:p>
          </table:table-cell>
          <table:table-cell office:value-type="float" office:value="-0.003225">
            <text:p>-0,003225</text:p>
          </table:table-cell>
          <table:table-cell office:value-type="float" office:value="0.058398">
            <text:p>0,058398</text:p>
          </table:table-cell>
          <table:table-cell office:value-type="float" office:value="-8.850588">
            <text:p>-8,850588</text:p>
          </table:table-cell>
          <table:table-cell table:number-columns-repeated="1019"/>
        </table:table-row>
        <table:table-row table:style-name="ro1">
          <table:table-cell office:value-type="float" office:value="64.886833">
            <text:p>64,886833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058398">
            <text:p>0,058398</text:p>
          </table:table-cell>
          <table:table-cell office:value-type="float" office:value="-8.850588">
            <text:p>-8,850588</text:p>
          </table:table-cell>
          <table:table-cell table:number-columns-repeated="1019"/>
        </table:table-row>
        <table:table-row table:style-name="ro1">
          <table:table-cell office:value-type="float" office:value="65.577118">
            <text:p>65,577118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059019">
            <text:p>0,059019</text:p>
          </table:table-cell>
          <table:table-cell office:value-type="float" office:value="-8.869118">
            <text:p>-8,869118</text:p>
          </table:table-cell>
          <table:table-cell table:number-columns-repeated="1019"/>
        </table:table-row>
        <table:table-row table:style-name="ro1">
          <table:table-cell office:value-type="float" office:value="65.577118">
            <text:p>65,577118</text:p>
          </table:table-cell>
          <table:table-cell office:value-type="float" office:value="-0.003264">
            <text:p>-0,003264</text:p>
          </table:table-cell>
          <table:table-cell office:value-type="float" office:value="-0.00323">
            <text:p>-0,00323</text:p>
          </table:table-cell>
          <table:table-cell office:value-type="float" office:value="0.059019">
            <text:p>0,059019</text:p>
          </table:table-cell>
          <table:table-cell office:value-type="float" office:value="-8.869118">
            <text:p>-8,869118</text:p>
          </table:table-cell>
          <table:table-cell table:number-columns-repeated="1019"/>
        </table:table-row>
        <table:table-row table:style-name="ro1">
          <table:table-cell office:value-type="float" office:value="64.196548">
            <text:p>64,196548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057777">
            <text:p>0,057777</text:p>
          </table:table-cell>
          <table:table-cell office:value-type="float" office:value="-8.888235">
            <text:p>-8,888235</text:p>
          </table:table-cell>
          <table:table-cell table:number-columns-repeated="1019"/>
        </table:table-row>
        <table:table-row table:style-name="ro1">
          <table:table-cell office:value-type="float" office:value="64.196548">
            <text:p>64,196548</text:p>
          </table:table-cell>
          <table:table-cell office:value-type="float" office:value="-0.003264">
            <text:p>-0,003264</text:p>
          </table:table-cell>
          <table:table-cell office:value-type="float" office:value="-0.003228">
            <text:p>-0,003228</text:p>
          </table:table-cell>
          <table:table-cell office:value-type="float" office:value="0.057777">
            <text:p>0,057777</text:p>
          </table:table-cell>
          <table:table-cell office:value-type="float" office:value="-8.888235">
            <text:p>-8,888235</text:p>
          </table:table-cell>
          <table:table-cell table:number-columns-repeated="1019"/>
        </table:table-row>
        <table:table-row table:style-name="ro1">
          <table:table-cell office:value-type="float" office:value="64.196548">
            <text:p>64,196548</text:p>
          </table:table-cell>
          <table:table-cell office:value-type="float" office:value="-0.003259">
            <text:p>-0,003259</text:p>
          </table:table-cell>
          <table:table-cell office:value-type="float" office:value="-0.003231">
            <text:p>-0,003231</text:p>
          </table:table-cell>
          <table:table-cell office:value-type="float" office:value="0.057777">
            <text:p>0,057777</text:p>
          </table:table-cell>
          <table:table-cell office:value-type="float" office:value="-8.907941">
            <text:p>-8,907941</text:p>
          </table:table-cell>
          <table:table-cell table:number-columns-repeated="1019"/>
        </table:table-row>
        <table:table-row table:style-name="ro1">
          <table:table-cell office:value-type="float" office:value="64.196548">
            <text:p>64,196548</text:p>
          </table:table-cell>
          <table:table-cell office:value-type="float" office:value="-0.003264">
            <text:p>-0,003264</text:p>
          </table:table-cell>
          <table:table-cell office:value-type="float" office:value="-0.00323">
            <text:p>-0,00323</text:p>
          </table:table-cell>
          <table:table-cell office:value-type="float" office:value="0.057777">
            <text:p>0,057777</text:p>
          </table:table-cell>
          <table:table-cell office:value-type="float" office:value="-8.907941">
            <text:p>-8,907941</text:p>
          </table:table-cell>
          <table:table-cell table:number-columns-repeated="1019"/>
        </table:table-row>
        <table:table-row table:style-name="ro1">
          <table:table-cell office:value-type="float" office:value="66.267403">
            <text:p>66,267403</text:p>
          </table:table-cell>
          <table:table-cell office:value-type="float" office:value="-0.00326">
            <text:p>-0,00326</text:p>
          </table:table-cell>
          <table:table-cell office:value-type="float" office:value="-0.003231">
            <text:p>-0,003231</text:p>
          </table:table-cell>
          <table:table-cell office:value-type="float" office:value="0.059641">
            <text:p>0,059641</text:p>
          </table:table-cell>
          <table:table-cell office:value-type="float" office:value="-8.927353">
            <text:p>-8,927353</text:p>
          </table:table-cell>
          <table:table-cell table:number-columns-repeated="1019"/>
        </table:table-row>
        <table:table-row table:style-name="ro1">
          <table:table-cell office:value-type="float" office:value="66.267403">
            <text:p>66,267403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059641">
            <text:p>0,059641</text:p>
          </table:table-cell>
          <table:table-cell office:value-type="float" office:value="-8.927353">
            <text:p>-8,927353</text:p>
          </table:table-cell>
          <table:table-cell table:number-columns-repeated="1019"/>
        </table:table-row>
        <table:table-row table:style-name="ro1">
          <table:table-cell office:value-type="float" office:value="65.577118">
            <text:p>65,577118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059019">
            <text:p>0,059019</text:p>
          </table:table-cell>
          <table:table-cell office:value-type="float" office:value="-8.94647">
            <text:p>-8,94647</text:p>
          </table:table-cell>
          <table:table-cell table:number-columns-repeated="1019"/>
        </table:table-row>
        <table:table-row table:style-name="ro1">
          <table:table-cell office:value-type="float" office:value="65.577118">
            <text:p>65,577118</text:p>
          </table:table-cell>
          <table:table-cell office:value-type="float" office:value="-0.003261">
            <text:p>-0,003261</text:p>
          </table:table-cell>
          <table:table-cell office:value-type="float" office:value="-0.003226">
            <text:p>-0,003226</text:p>
          </table:table-cell>
          <table:table-cell office:value-type="float" office:value="0.059019">
            <text:p>0,059019</text:p>
          </table:table-cell>
          <table:table-cell office:value-type="float" office:value="-8.94647">
            <text:p>-8,94647</text:p>
          </table:table-cell>
          <table:table-cell table:number-columns-repeated="1019"/>
        </table:table-row>
        <table:table-row table:style-name="ro1">
          <table:table-cell office:value-type="float" office:value="64.886833">
            <text:p>64,886833</text:p>
          </table:table-cell>
          <table:table-cell office:value-type="float" office:value="-0.003264">
            <text:p>-0,003264</text:p>
          </table:table-cell>
          <table:table-cell office:value-type="float" office:value="-0.00323">
            <text:p>-0,00323</text:p>
          </table:table-cell>
          <table:table-cell office:value-type="float" office:value="0.058398">
            <text:p>0,058398</text:p>
          </table:table-cell>
          <table:table-cell office:value-type="float" office:value="-8.966471">
            <text:p>-8,966471</text:p>
          </table:table-cell>
          <table:table-cell table:number-columns-repeated="1019"/>
        </table:table-row>
        <table:table-row table:style-name="ro1">
          <table:table-cell office:value-type="float" office:value="64.886833">
            <text:p>64,886833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058398">
            <text:p>0,058398</text:p>
          </table:table-cell>
          <table:table-cell office:value-type="float" office:value="-8.966471">
            <text:p>-8,966471</text:p>
          </table:table-cell>
          <table:table-cell table:number-columns-repeated="1019"/>
        </table:table-row>
        <table:table-row table:style-name="ro1">
          <table:table-cell office:value-type="float" office:value="66.267403">
            <text:p>66,267403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059641">
            <text:p>0,059641</text:p>
          </table:table-cell>
          <table:table-cell office:value-type="float" office:value="-8.986765">
            <text:p>-8,986765</text:p>
          </table:table-cell>
          <table:table-cell table:number-columns-repeated="1019"/>
        </table:table-row>
        <table:table-row table:style-name="ro1">
          <table:table-cell office:value-type="float" office:value="66.267403">
            <text:p>66,267403</text:p>
          </table:table-cell>
          <table:table-cell office:value-type="float" office:value="-0.003263">
            <text:p>-0,003263</text:p>
          </table:table-cell>
          <table:table-cell office:value-type="float" office:value="-0.003226">
            <text:p>-0,003226</text:p>
          </table:table-cell>
          <table:table-cell office:value-type="float" office:value="0.059641">
            <text:p>0,059641</text:p>
          </table:table-cell>
          <table:table-cell office:value-type="float" office:value="-8.986765">
            <text:p>-8,986765</text:p>
          </table:table-cell>
          <table:table-cell table:number-columns-repeated="1019"/>
        </table:table-row>
        <table:table-row table:style-name="ro1">
          <table:table-cell office:value-type="float" office:value="63.506264">
            <text:p>63,506264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057156">
            <text:p>0,057156</text:p>
          </table:table-cell>
          <table:table-cell office:value-type="float" office:value="-9.005589">
            <text:p>-9,005589</text:p>
          </table:table-cell>
          <table:table-cell table:number-columns-repeated="1019"/>
        </table:table-row>
        <table:table-row table:style-name="ro1">
          <table:table-cell office:value-type="float" office:value="63.506264">
            <text:p>63,506264</text:p>
          </table:table-cell>
          <table:table-cell office:value-type="float" office:value="-0.003264">
            <text:p>-0,003264</text:p>
          </table:table-cell>
          <table:table-cell office:value-type="float" office:value="-0.00323">
            <text:p>-0,00323</text:p>
          </table:table-cell>
          <table:table-cell office:value-type="float" office:value="0.057156">
            <text:p>0,057156</text:p>
          </table:table-cell>
          <table:table-cell office:value-type="float" office:value="-9.005589">
            <text:p>-9,005589</text:p>
          </table:table-cell>
          <table:table-cell table:number-columns-repeated="1019"/>
        </table:table-row>
        <table:table-row table:style-name="ro1">
          <table:table-cell office:value-type="float" office:value="65.577118">
            <text:p>65,577118</text:p>
          </table:table-cell>
          <table:table-cell office:value-type="float" office:value="-0.003263">
            <text:p>-0,003263</text:p>
          </table:table-cell>
          <table:table-cell office:value-type="float" office:value="-0.003226">
            <text:p>-0,003226</text:p>
          </table:table-cell>
          <table:table-cell office:value-type="float" office:value="0.059019">
            <text:p>0,059019</text:p>
          </table:table-cell>
          <table:table-cell office:value-type="float" office:value="-9.02647">
            <text:p>-9,02647</text:p>
          </table:table-cell>
          <table:table-cell table:number-columns-repeated="1019"/>
        </table:table-row>
        <table:table-row table:style-name="ro1">
          <table:table-cell office:value-type="float" office:value="65.577118">
            <text:p>65,577118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059019">
            <text:p>0,059019</text:p>
          </table:table-cell>
          <table:table-cell office:value-type="float" office:value="-9.02647">
            <text:p>-9,02647</text:p>
          </table:table-cell>
          <table:table-cell table:number-columns-repeated="1019"/>
        </table:table-row>
        <table:table-row table:style-name="ro1">
          <table:table-cell office:value-type="float" office:value="64.196548">
            <text:p>64,196548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057777">
            <text:p>0,057777</text:p>
          </table:table-cell>
          <table:table-cell office:value-type="float" office:value="-9.048235">
            <text:p>-9,048235</text:p>
          </table:table-cell>
          <table:table-cell table:number-columns-repeated="1019"/>
        </table:table-row>
        <table:table-row table:style-name="ro1">
          <table:table-cell office:value-type="float" office:value="64.196548">
            <text:p>64,196548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057777">
            <text:p>0,057777</text:p>
          </table:table-cell>
          <table:table-cell office:value-type="float" office:value="-9.048235">
            <text:p>-9,048235</text:p>
          </table:table-cell>
          <table:table-cell table:number-columns-repeated="1019"/>
        </table:table-row>
        <table:table-row table:style-name="ro1">
          <table:table-cell office:value-type="float" office:value="66.267403">
            <text:p>66,267403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059641">
            <text:p>0,059641</text:p>
          </table:table-cell>
          <table:table-cell office:value-type="float" office:value="-9.067059">
            <text:p>-9,067059</text:p>
          </table:table-cell>
          <table:table-cell table:number-columns-repeated="1019"/>
        </table:table-row>
        <table:table-row table:style-name="ro1">
          <table:table-cell office:value-type="float" office:value="66.267403">
            <text:p>66,267403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059641">
            <text:p>0,059641</text:p>
          </table:table-cell>
          <table:table-cell office:value-type="float" office:value="-9.067059">
            <text:p>-9,067059</text:p>
          </table:table-cell>
          <table:table-cell table:number-columns-repeated="1019"/>
        </table:table-row>
        <table:table-row table:style-name="ro1">
          <table:table-cell office:value-type="float" office:value="66.957687">
            <text:p>66,957687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060262">
            <text:p>0,060262</text:p>
          </table:table-cell>
          <table:table-cell office:value-type="float" office:value="-9.086471">
            <text:p>-9,086471</text:p>
          </table:table-cell>
          <table:table-cell table:number-columns-repeated="1019"/>
        </table:table-row>
        <table:table-row table:style-name="ro1">
          <table:table-cell office:value-type="float" office:value="66.957687">
            <text:p>66,957687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060262">
            <text:p>0,060262</text:p>
          </table:table-cell>
          <table:table-cell office:value-type="float" office:value="-9.086471">
            <text:p>-9,086471</text:p>
          </table:table-cell>
          <table:table-cell table:number-columns-repeated="1019"/>
        </table:table-row>
        <table:table-row table:style-name="ro1">
          <table:table-cell office:value-type="float" office:value="63.506264">
            <text:p>63,506264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057156">
            <text:p>0,057156</text:p>
          </table:table-cell>
          <table:table-cell office:value-type="float" office:value="-9.105588">
            <text:p>-9,105588</text:p>
          </table:table-cell>
          <table:table-cell table:number-columns-repeated="1019"/>
        </table:table-row>
        <table:table-row table:style-name="ro1">
          <table:table-cell office:value-type="float" office:value="63.506264">
            <text:p>63,506264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057156">
            <text:p>0,057156</text:p>
          </table:table-cell>
          <table:table-cell office:value-type="float" office:value="-9.105588">
            <text:p>-9,105588</text:p>
          </table:table-cell>
          <table:table-cell table:number-columns-repeated="1019"/>
        </table:table-row>
        <table:table-row table:style-name="ro1">
          <table:table-cell office:value-type="float" office:value="63.506264">
            <text:p>63,506264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057156">
            <text:p>0,057156</text:p>
          </table:table-cell>
          <table:table-cell office:value-type="float" office:value="-9.127941">
            <text:p>-9,127941</text:p>
          </table:table-cell>
          <table:table-cell table:number-columns-repeated="1019"/>
        </table:table-row>
        <table:table-row table:style-name="ro1">
          <table:table-cell office:value-type="float" office:value="64.196548">
            <text:p>64,196548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057777">
            <text:p>0,057777</text:p>
          </table:table-cell>
          <table:table-cell office:value-type="float" office:value="-9.127941">
            <text:p>-9,127941</text:p>
          </table:table-cell>
          <table:table-cell table:number-columns-repeated="1019"/>
        </table:table-row>
        <table:table-row table:style-name="ro1">
          <table:table-cell office:value-type="float" office:value="64.886833">
            <text:p>64,886833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058398">
            <text:p>0,058398</text:p>
          </table:table-cell>
          <table:table-cell office:value-type="float" office:value="-9.131764">
            <text:p>-9,131764</text:p>
          </table:table-cell>
          <table:table-cell table:number-columns-repeated="1019"/>
        </table:table-row>
        <table:table-row table:style-name="ro1">
          <table:table-cell office:value-type="float" office:value="64.886833">
            <text:p>64,886833</text:p>
          </table:table-cell>
          <table:table-cell office:value-type="float" office:value="-0.003265">
            <text:p>-0,003265</text:p>
          </table:table-cell>
          <table:table-cell office:value-type="float" office:value="-0.003229">
            <text:p>-0,003229</text:p>
          </table:table-cell>
          <table:table-cell office:value-type="float" office:value="0.058398">
            <text:p>0,058398</text:p>
          </table:table-cell>
          <table:table-cell office:value-type="float" office:value="-9.131764">
            <text:p>-9,131764</text:p>
          </table:table-cell>
          <table:table-cell table:number-columns-repeated="1019"/>
        </table:table-row>
        <table:table-row table:style-name="ro1">
          <table:table-cell office:value-type="float" office:value="64.196548">
            <text:p>64,196548</text:p>
          </table:table-cell>
          <table:table-cell office:value-type="float" office:value="-0.003265">
            <text:p>-0,003265</text:p>
          </table:table-cell>
          <table:table-cell office:value-type="float" office:value="-0.003229">
            <text:p>-0,003229</text:p>
          </table:table-cell>
          <table:table-cell office:value-type="float" office:value="0.057777">
            <text:p>0,057777</text:p>
          </table:table-cell>
          <table:table-cell office:value-type="float" office:value="-9.131764">
            <text:p>-9,131764</text:p>
          </table:table-cell>
          <table:table-cell table:number-columns-repeated="1019"/>
        </table:table-row>
        <table:table-row table:style-name="ro1">
          <table:table-cell office:value-type="float" office:value="64.196548">
            <text:p>64,196548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057777">
            <text:p>0,057777</text:p>
          </table:table-cell>
          <table:table-cell office:value-type="float" office:value="-9.131764">
            <text:p>-9,131764</text:p>
          </table:table-cell>
          <table:table-cell table:number-columns-repeated="1019"/>
        </table:table-row>
        <table:table-row table:style-name="ro1">
          <table:table-cell office:value-type="float" office:value="64.196548">
            <text:p>64,196548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057777">
            <text:p>0,057777</text:p>
          </table:table-cell>
          <table:table-cell office:value-type="float" office:value="-9.131764">
            <text:p>-9,131764</text:p>
          </table:table-cell>
          <table:table-cell table:number-columns-repeated="1019"/>
        </table:table-row>
        <table:table-row table:style-name="ro1">
          <table:table-cell office:value-type="float" office:value="64.196548">
            <text:p>64,196548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057777">
            <text:p>0,057777</text:p>
          </table:table-cell>
          <table:table-cell office:value-type="float" office:value="-9.131764">
            <text:p>-9,131764</text:p>
          </table:table-cell>
          <table:table-cell table:number-columns-repeated="1019"/>
        </table:table-row>
        <table:table-row table:style-name="ro1">
          <table:table-cell office:value-type="float" office:value="64.196548">
            <text:p>64,196548</text:p>
          </table:table-cell>
          <table:table-cell office:value-type="float" office:value="-0.003259">
            <text:p>-0,003259</text:p>
          </table:table-cell>
          <table:table-cell office:value-type="float" office:value="-0.003233">
            <text:p>-0,003233</text:p>
          </table:table-cell>
          <table:table-cell office:value-type="float" office:value="0.057777">
            <text:p>0,057777</text:p>
          </table:table-cell>
          <table:table-cell office:value-type="float" office:value="-9.131764">
            <text:p>-9,131764</text:p>
          </table:table-cell>
          <table:table-cell table:number-columns-repeated="1019"/>
        </table:table-row>
        <table:table-row table:style-name="ro1" table:number-rows-repeated="10476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31T15:53:31.11</dc:date>
    <meta:document-statistic meta:table-count="1" meta:cell-count="4738" meta:object-count="0"/>
    <meta:generator>LibreOffice/4.0.4.2$Windows_x86 LibreOffice_project/9e9821abd0ffdbc09cd8c52eaa574fa09eb08f2</meta:generator>
  </office:meta>
</office:document-meta>
</file>